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none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7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7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7">
      <style:table-cell-properties fo:border-top="none" fo:border-bottom="thin solid #000000" fo:border-left="thin solid #000000" fo:border-right="none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7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57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6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6" style:family="table-cell" style:parent-style-name="Default" style:data-style-name="N6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7" style:family="table-cell" style:parent-style-name="Default" style:data-style-name="N6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8" style:family="table-cell" style:parent-style-name="Default" style:data-style-name="N6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1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2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3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30">
      <style:table-cell-properties fo:border-top="none" fo:border-bottom="thin solid #D9D9D9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6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7" style:family="table-cell" style:parent-style-name="Default" style:data-style-name="N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8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9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0" style:family="table-cell" style:parent-style-name="Default" style:data-style-name="N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1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2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3" style:family="table-cell" style:parent-style-name="Default" style:data-style-name="N6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5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7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9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  <style:text-properties fo:color="#FF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8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1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2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start" fo:margin-left="0cm"/>
      <style:text-properties fo:color="#FF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9.75pt" style:use-optimal-row-height="false" fo:break-before="auto"/>
    </style:style>
    <style:style style:name="ro3" style:family="table-row">
      <style:table-row-properties style:row-height="9.6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漁業生產量值-漁業種類別縣市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64" table:default-cell-style-name="ce1"/>
        <table:table-row table:style-name="ro1">
          <table:table-cell office:value-type="string" table:number-columns-spanned="3" table:number-rows-spanned="1" table:style-name="ce44">
            <text:p>7‧漁業生產量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4" table:number-rows-spanned="1" table:style-name="ce44">
            <text:p>7‧FISHERIES PRODUCTION</text:p>
          </table:table-cell>
          <table:covered-table-cell table:number-columns-repeated="3"/>
          <table:table-cell table:number-columns-repeated="16373" table:style-name="ce1"/>
        </table:table-row>
        <table:table-row table:style-name="ro2">
          <table:table-cell table:number-columns-repeated="4" table:style-name="ce4"/>
          <table:table-cell office:value-type="string" table:style-name="ce15">
            <text:p>單位：</text:p>
          </table:table-cell>
          <table:table-cell office:value-type="string" table:number-columns-spanned="3" table:number-rows-spanned="1" table:style-name="ce46">
            <text:p>產量：公噸, 千尾(觀賞魚)</text:p>
          </table:table-cell>
          <table:covered-table-cell table:number-columns-repeated="2"/>
          <table:table-cell table:number-columns-repeated="3" table:style-name="ce4"/>
          <table:table-cell office:value-type="string" table:style-name="ce15">
            <text:p>Unit：</text:p>
          </table:table-cell>
          <table:table-cell office:value-type="string" table:number-columns-spanned="4" table:number-rows-spanned="1" table:style-name="ce46">
            <text:p>Quantity：M.T.; 1000Pcs. by ornamental fish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4"/>
          <table:table-cell office:value-type="string" table:number-columns-spanned="3" table:number-rows-spanned="1" table:style-name="ce46">
            <text:p>(2) 漁業種類別縣市別生產量值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1" table:style-name="ce46">
            <text:p>價值：新臺幣千元</text:p>
          </table:table-cell>
          <table:covered-table-cell table:number-columns-repeated="2"/>
          <table:table-cell office:value-type="string" table:number-columns-spanned="4" table:number-rows-spanned="1" table:style-name="ce46">
            <text:p>(2) By type of fisheries by distrct</text:p>
          </table:table-cell>
          <table:covered-table-cell table:number-columns-repeated="3"/>
          <table:table-cell office:value-type="string" table:number-columns-spanned="4" table:number-rows-spanned="1" table:style-name="ce46">
            <text:p>Value <text:s text:c="3"/>：Thousand NT $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3">
            <text:p>縣市別</text:p>
            <draw:custom-shape svg:x="0in" svg:y="0in" svg:width="0.97917in" svg:height="0.5312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67">
            <text:p>總計</text:p>
          </table:table-cell>
          <table:covered-table-cell/>
          <table:table-cell office:value-type="string" table:number-columns-spanned="2" table:number-rows-spanned="1" table:style-name="ce67">
            <text:p>臺灣地區</text:p>
          </table:table-cell>
          <table:covered-table-cell/>
          <table:table-cell office:value-type="string" table:number-columns-spanned="2" table:number-rows-spanned="1" table:style-name="ce68">
            <text:p>新北市</text:p>
          </table:table-cell>
          <table:covered-table-cell/>
          <table:table-cell office:value-type="string" table:number-columns-spanned="2" table:number-rows-spanned="1" table:style-name="ce68">
            <text:p>臺北市</text:p>
          </table:table-cell>
          <table:covered-table-cell/>
          <table:table-cell office:value-type="string" table:number-columns-spanned="2" table:number-rows-spanned="1" table:style-name="ce67">
            <text:p>桃園市</text:p>
          </table:table-cell>
          <table:covered-table-cell/>
          <table:table-cell office:value-type="string" table:number-columns-spanned="2" table:number-rows-spanned="1" table:style-name="ce68">
            <text:p>臺中市</text:p>
          </table:table-cell>
          <table:covered-table-cell/>
          <table:table-cell office:value-type="string" table:number-columns-spanned="2" table:number-rows-spanned="1" table:style-name="ce68">
            <text:p>臺南市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代碼</text:p>
          </table:table-cell>
          <table:table-cell office:value-type="string" table:style-name="ce6">
            <text:p>District</text:p>
          </table:table-cell>
          <table:table-cell office:value-type="string" table:number-columns-spanned="2" table:number-rows-spanned="1" table:style-name="ce65">
            <text:p>GRAND TOTAL</text:p>
          </table:table-cell>
          <table:covered-table-cell/>
          <table:table-cell office:value-type="string" table:number-columns-spanned="2" table:number-rows-spanned="1" table:style-name="ce65">
            <text:p>TAIWAN AREA</text:p>
          </table:table-cell>
          <table:covered-table-cell/>
          <table:table-cell office:value-type="string" table:number-columns-spanned="2" table:number-rows-spanned="1" table:style-name="ce66">
            <text:p>NEW TAIPEI CITY</text:p>
          </table:table-cell>
          <table:covered-table-cell/>
          <table:table-cell office:value-type="string" table:number-columns-spanned="2" table:number-rows-spanned="1" table:style-name="ce66">
            <text:p>TAIPEI CITY</text:p>
          </table:table-cell>
          <table:covered-table-cell/>
          <table:table-cell office:value-type="string" table:number-columns-spanned="2" table:number-rows-spanned="1" table:style-name="ce66">
            <text:p>TAOYUAN CITY</text:p>
          </table:table-cell>
          <table:covered-table-cell/>
          <table:table-cell office:value-type="string" table:number-columns-spanned="2" table:number-rows-spanned="1" table:style-name="ce66">
            <text:p>TAICHUNG CITY</text:p>
          </table:table-cell>
          <table:covered-table-cell/>
          <table:table-cell office:value-type="string" table:number-columns-spanned="2" table:number-rows-spanned="1" table:style-name="ce66">
            <text:p>TAINAN CITY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Code</text:p>
          </table:table-cell>
          <table:table-cell office:value-type="string" table:style-name="ce7">
            <text:p>漁業種類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table:number-columns-repeated="16368" table:style-name="ce4"/>
        </table:table-row>
        <table:table-row table:style-name="ro2">
          <table:table-cell table:style-name="ce9"/>
          <table:table-cell office:value-type="string" table:style-name="ce10">
            <text:p>Type of Fishery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0">
            <text:p>0000</text:p>
          </table:table-cell>
          <table:table-cell office:value-type="string" table:style-name="ce7">
            <text:p>總計</text:p>
          </table:table-cell>
          <table:table-cell office:value-type="float" office:value="1003860.9702999999" table:formula="of:=  IF(SUM([.C9];[.C17];[.C34];[.C52];[.C56];[.C60])=0;&quot;-&quot;;SUM([.C9];[.C17];[.C34];[.C52];[.C56];[.C60]))" table:style-name="ce25">
            <text:p>1,003,861</text:p>
          </table:table-cell>
          <table:table-cell office:value-type="float" office:value="86405477.085900009" table:formula="of:=  IF(SUM([.D9];[.D17];[.D34];[.D52];[.D56];[.D60])=0;&quot;-&quot;;SUM([.D9];[.D17];[.D34];[.D52];[.D56];[.D60]))" table:style-name="ce25">
            <text:p>86,405,477</text:p>
          </table:table-cell>
          <table:table-cell office:value-type="float" office:value="614195.01866000006" table:formula="of:=  IF(SUM([.E9];[.E17];[.E34];[.E52];[.E56];[.E60])=0;&quot;-&quot;;SUM([.E9];[.E17];[.E34];[.E52];[.E56];[.E60]))" table:style-name="ce25">
            <text:p>614,195</text:p>
          </table:table-cell>
          <table:table-cell office:value-type="float" office:value="57704439.949019998" table:formula="of:=  IF(SUM([.F9];[.F17];[.F34];[.F52];[.F56];[.F60])=0;&quot;-&quot;;SUM([.F9];[.F17];[.F34];[.F52];[.F56];[.F60]))" table:style-name="ce25">
            <text:p>57,704,440</text:p>
          </table:table-cell>
          <table:table-cell office:value-type="float" office:value="26854.251" table:formula="of:=  IF(SUM([.G9];[.G17];[.G34];[.G52];[.G56];[.G60])=0;&quot;-&quot;;SUM([.G9];[.G17];[.G34];[.G52];[.G56];[.G60]))" table:style-name="ce25">
            <text:p>26,854</text:p>
          </table:table-cell>
          <table:table-cell office:value-type="float" office:value="2867706.5266799997" table:formula="of:=  IF(SUM([.H9];[.H17];[.H34];[.H52];[.H56];[.H60])=0;&quot;-&quot;;SUM([.H9];[.H17];[.H34];[.H52];[.H56];[.H60]))" table:style-name="ce25">
            <text:p>2,867,707</text:p>
          </table:table-cell>
          <table:table-cell office:value-type="string" office:string-value="-" table:formula="of:=  IF(SUM([.I9];[.I17];[.I34];[.I52];[.I56];[.I60])=0;&quot;-&quot;;SUM([.I9];[.I17];[.I34];[.I52];[.I56];[.I60]))" table:style-name="ce25">
            <text:p>-</text:p>
          </table:table-cell>
          <table:table-cell office:value-type="float" office:value="9552" table:formula="of:=  IF(SUM([.J9];[.J17];[.J34];[.J52];[.J56];[.J60])=0;&quot;-&quot;;SUM([.J9];[.J17];[.J34];[.J52];[.J56];[.J60]))" table:style-name="ce25">
            <text:p>9,552</text:p>
          </table:table-cell>
          <table:table-cell office:value-type="float" office:value="2036.19" table:formula="of:=  IF(SUM([.K9];[.K17];[.K34];[.K52];[.K56];[.K60])=0;&quot;-&quot;;SUM([.K9];[.K17];[.K34];[.K52];[.K56];[.K60]))" table:style-name="ce25">
            <text:p>2,036</text:p>
          </table:table-cell>
          <table:table-cell office:value-type="float" office:value="342475.78870000003" table:formula="of:=  IF(SUM([.L9];[.L17];[.L34];[.L52];[.L56];[.L60])=0;&quot;-&quot;;SUM([.L9];[.L17];[.L34];[.L52];[.L56];[.L60]))" table:style-name="ce25">
            <text:p>342,476</text:p>
          </table:table-cell>
          <table:table-cell office:value-type="float" office:value="1163.77189" table:formula="of:=  IF(SUM([.M9];[.M17];[.M34];[.M52];[.M56];[.M60])=0;&quot;-&quot;;SUM([.M9];[.M17];[.M34];[.M52];[.M56];[.M60]))" table:style-name="ce25">
            <text:p>1,164</text:p>
          </table:table-cell>
          <table:table-cell office:value-type="float" office:value="243265.74178000004" table:formula="of:=  IF(SUM([.N9];[.N17];[.N34];[.N52];[.N56];[.N60])=0;&quot;-&quot;;SUM([.N9];[.N17];[.N34];[.N52];[.N56];[.N60]))" table:style-name="ce25">
            <text:p>243,266</text:p>
          </table:table-cell>
          <table:table-cell office:value-type="float" office:value="78847.99010000001" table:formula="of:=  IF(SUM([.O9];[.O17];[.O34];[.O52];[.O56];[.O60])=0;&quot;-&quot;;SUM([.O9];[.O17];[.O34];[.O52];[.O56];[.O60]))" table:style-name="ce25">
            <text:p>78,848</text:p>
          </table:table-cell>
          <table:table-cell office:value-type="float" office:value="7961044.6696600001" table:formula="of:=  IF(SUM([.P9];[.P17];[.P34];[.P52];[.P56];[.P60])=0;&quot;-&quot;;SUM([.P9];[.P17];[.P34];[.P52];[.P56];[.P60]))" table:style-name="ce25">
            <text:p>7,961,045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1000</text:p>
          </table:table-cell>
          <table:table-cell office:value-type="string" table:style-name="ce35">
            <text:p>遠洋漁業合計</text:p>
          </table:table-cell>
          <table:table-cell office:value-type="float" office:value="584134.93596999987" table:formula="of:=  IF(SUM([.C10:.C16])=0;&quot;-&quot;;SUM([.C10:.C16]))" table:style-name="ce36">
            <text:p>584,135<text:s/></text:p>
          </table:table-cell>
          <table:table-cell office:value-type="float" office:value="37714515.069480002" table:formula="of:=  IF(SUM([.D10:.D16])=0;&quot;-&quot;;SUM([.D10:.D16]))" table:style-name="ce36">
            <text:p>37,714,515<text:s/></text:p>
          </table:table-cell>
          <table:table-cell office:value-type="float" office:value="195168.41993000003" table:formula="of:=  IF(SUM([.E10:.E16])=0;&quot;-&quot;;SUM([.E10:.E16]))" table:style-name="ce36">
            <text:p>195,168<text:s/></text:p>
          </table:table-cell>
          <table:table-cell office:value-type="float" office:value="9185764.7006000001" table:formula="of:=  IF(SUM([.F10:.F16])=0;&quot;-&quot;;SUM([.F10:.F16]))" table:style-name="ce36">
            <text:p>9,185,765<text:s/></text:p>
          </table:table-cell>
          <table:table-cell office:value-type="string" office:string-value="-" table:formula="of:=  IF(SUM([.G10:.G16])=0;&quot;-&quot;;SUM([.G10:.G16]))" table:style-name="ce36">
            <text:p>-</text:p>
          </table:table-cell>
          <table:table-cell office:value-type="string" office:string-value="-" table:formula="of:=  IF(SUM([.H10:.H16])=0;&quot;-&quot;;SUM([.H10:.H16]))" table:style-name="ce36">
            <text:p>-</text:p>
          </table:table-cell>
          <table:table-cell office:value-type="string" office:string-value="-" table:formula="of:=  IF(SUM([.I10:.I16])=0;&quot;-&quot;;SUM([.I10:.I16]))" table:style-name="ce36">
            <text:p>-</text:p>
          </table:table-cell>
          <table:table-cell office:value-type="string" office:string-value="-" table:formula="of:=  IF(SUM([.J10:.J16])=0;&quot;-&quot;;SUM([.J10:.J16]))" table:style-name="ce36">
            <text:p>-</text:p>
          </table:table-cell>
          <table:table-cell office:value-type="string" office:string-value="-" table:formula="of:=  IF(SUM([.K10:.K16])=0;&quot;-&quot;;SUM([.K10:.K16]))" table:style-name="ce36">
            <text:p>-</text:p>
          </table:table-cell>
          <table:table-cell office:value-type="string" office:string-value="-" table:formula="of:=  IF(SUM([.L10:.L16])=0;&quot;-&quot;;SUM([.L10:.L16]))" table:style-name="ce36">
            <text:p>-</text:p>
          </table:table-cell>
          <table:table-cell office:value-type="string" office:string-value="-" table:formula="of:=  IF(SUM([.M10:.M16])=0;&quot;-&quot;;SUM([.M10:.M16]))" table:style-name="ce36">
            <text:p>-</text:p>
          </table:table-cell>
          <table:table-cell office:value-type="string" office:string-value="-" table:formula="of:=  IF(SUM([.N10:.N16])=0;&quot;-&quot;;SUM([.N10:.N16]))" table:style-name="ce36">
            <text:p>-</text:p>
          </table:table-cell>
          <table:table-cell office:value-type="string" office:string-value="-" table:formula="of:=  IF(SUM([.O10:.O16])=0;&quot;-&quot;;SUM([.O10:.O16]))" table:style-name="ce36">
            <text:p>-</text:p>
          </table:table-cell>
          <table:table-cell office:value-type="string" office:string-value="-" table:formula="of:=  IF(SUM([.P10:.P16])=0;&quot;-&quot;;SUM([.P10:.P16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1</text:p>
          </table:table-cell>
          <table:table-cell office:value-type="string" table:style-name="ce37">
            <text:p><text:s text:c="4"/>單船拖網</text:p>
          </table:table-cell>
          <table:table-cell office:value-type="string" office:string-value="-" table:formula="of:=IF([.E10]&amp;['_漁業生產量值-漁業種類別縣市別生產量值3(續完)'.E10]&amp;['_漁業生產量值-漁業種類別縣市別生產量值3(續完)'.K10]=&quot;---&quot;;&quot;-&quot;;SUM([.E10];['_漁業生產量值-漁業種類別縣市別生產量值3(續完)'.E10];['_漁業生產量值-漁業種類別縣市別生產量值3(續完)'.K10]))" table:style-name="ce38">
            <text:p>-</text:p>
          </table:table-cell>
          <table:table-cell office:value-type="string" office:string-value="-" table:formula="of:=IF([.F10]&amp;['_漁業生產量值-漁業種類別縣市別生產量值3(續完)'.F10]&amp;['_漁業生產量值-漁業種類別縣市別生產量值3(續完)'.L10]=&quot;---&quot;;&quot;-&quot;;SUM([.F10];['_漁業生產量值-漁業種類別縣市別生產量值3(續完)'.F10];['_漁業生產量值-漁業種類別縣市別生產量值3(續完)'.L10]))" table:style-name="ce38">
            <text:p>-</text:p>
          </table:table-cell>
          <table:table-cell office:value-type="string" office:string-value="-" table:formula="of:=IF(&#10; SUM([.G10];[.I10];[.K10];[.M10];[.O10];&#10;  ['_漁業生產量值-漁業種類別縣市別生產量值1(續)'.C10:'_漁業生產量值-漁業種類別縣市別生產量值3(續完)'.C10];&#10;  ['_漁業生產量值-漁業種類別縣市別生產量值1(續)'.E10:'_漁業生產量值-漁業種類別縣市別生產量值2(續)'.E10];&#10;  ['_漁業生產量值-漁業種類別縣市別生產量值1(續)'.G10:'_漁業生產量值-漁業種類別縣市別生產量值2(續)'.G10];&#10;  ['_漁業生產量值-漁業種類別縣市別生產量值1(續)'.I10:'_漁業生產量值-漁業種類別縣市別生產量值2(續)'.I10];&#10;  ['_漁業生產量值-漁業種類別縣市別生產量值1(續)'.K10:'_漁業生產量值-漁業種類別縣市別生產量值2(續)'.K10];&#10;  ['_漁業生產量值-漁業種類別縣市別生產量值1(續)'.M10:'_漁業生產量值-漁業種類別縣市別生產量值2(續)'.M10];&#10;  ['_漁業生產量值-漁業種類別縣市別生產量值1(續)'.O10:'_漁業生產量值-漁業種類別縣市別生產量值2(續)'.O10];&#10; )=0;&quot;-&quot;;SUM([.G10];[.I10];[.K10];[.M10];[.O10];&#10;  ['_漁業生產量值-漁業種類別縣市別生產量值1(續)'.C10:'_漁業生產量值-漁業種類別縣市別生產量值3(續完)'.C10];&#10;  ['_漁業生產量值-漁業種類別縣市別生產量值1(續)'.E10:'_漁業生產量值-漁業種類別縣市別生產量值2(續)'.E10];&#10;  ['_漁業生產量值-漁業種類別縣市別生產量值1(續)'.G10:'_漁業生產量值-漁業種類別縣市別生產量值2(續)'.G10];&#10;  ['_漁業生產量值-漁業種類別縣市別生產量值1(續)'.I10:'_漁業生產量值-漁業種類別縣市別生產量值2(續)'.I10];&#10;  ['_漁業生產量值-漁業種類別縣市別生產量值1(續)'.K10:'_漁業生產量值-漁業種類別縣市別生產量值2(續)'.K10];&#10;  ['_漁業生產量值-漁業種類別縣市別生產量值1(續)'.M10:'_漁業生產量值-漁業種類別縣市別生產量值2(續)'.M10];&#10;  ['_漁業生產量值-漁業種類別縣市別生產量值1(續)'.O10:'_漁業生產量值-漁業種類別縣市別生產量值2(續)'.O10];&#10; )&#10;)" table:style-name="ce39">
            <text:p>-</text:p>
          </table:table-cell>
          <table:table-cell office:value-type="string" office:string-value="-" table:formula="of:=IF(&#10; SUM([.H10];[.J10];[.L10];[.N10];[.P10];&#10;  ['_漁業生產量值-漁業種類別縣市別生產量值1(續)'.D10:'_漁業生產量值-漁業種類別縣市別生產量值3(續完)'.D10];&#10;  ['_漁業生產量值-漁業種類別縣市別生產量值1(續)'.F10:'_漁業生產量值-漁業種類別縣市別生產量值2(續)'.F10];&#10;  ['_漁業生產量值-漁業種類別縣市別生產量值1(續)'.H10:'_漁業生產量值-漁業種類別縣市別生產量值2(續)'.H10];&#10;  ['_漁業生產量值-漁業種類別縣市別生產量值1(續)'.J10:'_漁業生產量值-漁業種類別縣市別生產量值2(續)'.J10];&#10;  ['_漁業生產量值-漁業種類別縣市別生產量值1(續)'.L10:'_漁業生產量值-漁業種類別縣市別生產量值2(續)'.L10];&#10;  ['_漁業生產量值-漁業種類別縣市別生產量值1(續)'.N10:'_漁業生產量值-漁業種類別縣市別生產量值2(續)'.N10];&#10;  ['_漁業生產量值-漁業種類別縣市別生產量值1(續)'.P10:'_漁業生產量值-漁業種類別縣市別生產量值2(續)'.P10];&#10; )=0;&quot;-&quot;;SUM([.H10];[.J10];[.L10];[.N10];[.P10];&#10;  ['_漁業生產量值-漁業種類別縣市別生產量值1(續)'.D10:'_漁業生產量值-漁業種類別縣市別生產量值3(續完)'.D10];&#10;  ['_漁業生產量值-漁業種類別縣市別生產量值1(續)'.F10:'_漁業生產量值-漁業種類別縣市別生產量值2(續)'.F10];&#10;  ['_漁業生產量值-漁業種類別縣市別生產量值1(續)'.H10:'_漁業生產量值-漁業種類別縣市別生產量值2(續)'.H10];&#10;  ['_漁業生產量值-漁業種類別縣市別生產量值1(續)'.J10:'_漁業生產量值-漁業種類別縣市別生產量值2(續)'.J10];&#10;  ['_漁業生產量值-漁業種類別縣市別生產量值1(續)'.L10:'_漁業生產量值-漁業種類別縣市別生產量值2(續)'.L10];&#10;  ['_漁業生產量值-漁業種類別縣市別生產量值1(續)'.N10:'_漁業生產量值-漁業種類別縣市別生產量值2(續)'.N10];&#10;  ['_漁業生產量值-漁業種類別縣市別生產量值1(續)'.P10:'_漁業生產量值-漁業種類別縣市別生產量值2(續)'.P10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2</text:p>
          </table:table-cell>
          <table:table-cell office:value-type="string" table:style-name="ce37">
            <text:p><text:s text:c="4"/>雙船拖網</text:p>
          </table:table-cell>
          <table:table-cell office:value-type="string" office:string-value="-" table:formula="of:=IF([.E11]&amp;['_漁業生產量值-漁業種類別縣市別生產量值3(續完)'.E11]&amp;['_漁業生產量值-漁業種類別縣市別生產量值3(續完)'.K11]=&quot;---&quot;;&quot;-&quot;;SUM([.E11];['_漁業生產量值-漁業種類別縣市別生產量值3(續完)'.E11];['_漁業生產量值-漁業種類別縣市別生產量值3(續完)'.K11]))" table:style-name="ce38">
            <text:p>-</text:p>
          </table:table-cell>
          <table:table-cell office:value-type="string" office:string-value="-" table:formula="of:=IF([.F11]&amp;['_漁業生產量值-漁業種類別縣市別生產量值3(續完)'.F11]&amp;['_漁業生產量值-漁業種類別縣市別生產量值3(續完)'.L11]=&quot;---&quot;;&quot;-&quot;;SUM([.F11];['_漁業生產量值-漁業種類別縣市別生產量值3(續完)'.F11];['_漁業生產量值-漁業種類別縣市別生產量值3(續完)'.L11]))" table:style-name="ce38">
            <text:p>-</text:p>
          </table:table-cell>
          <table:table-cell office:value-type="string" office:string-value="-" table:formula="of:=IF(&#10; SUM([.G11];[.I11];[.K11];[.M11];[.O11];&#10;  ['_漁業生產量值-漁業種類別縣市別生產量值1(續)'.C11:'_漁業生產量值-漁業種類別縣市別生產量值3(續完)'.C11];&#10;  ['_漁業生產量值-漁業種類別縣市別生產量值1(續)'.E11:'_漁業生產量值-漁業種類別縣市別生產量值2(續)'.E11];&#10;  ['_漁業生產量值-漁業種類別縣市別生產量值1(續)'.G11:'_漁業生產量值-漁業種類別縣市別生產量值2(續)'.G11];&#10;  ['_漁業生產量值-漁業種類別縣市別生產量值1(續)'.I11:'_漁業生產量值-漁業種類別縣市別生產量值2(續)'.I11];&#10;  ['_漁業生產量值-漁業種類別縣市別生產量值1(續)'.K11:'_漁業生產量值-漁業種類別縣市別生產量值2(續)'.K11];&#10;  ['_漁業生產量值-漁業種類別縣市別生產量值1(續)'.M11:'_漁業生產量值-漁業種類別縣市別生產量值2(續)'.M11];&#10;  ['_漁業生產量值-漁業種類別縣市別生產量值1(續)'.O11:'_漁業生產量值-漁業種類別縣市別生產量值2(續)'.O11];&#10; )=0;&quot;-&quot;;SUM([.G11];[.I11];[.K11];[.M11];[.O11];&#10;  ['_漁業生產量值-漁業種類別縣市別生產量值1(續)'.C11:'_漁業生產量值-漁業種類別縣市別生產量值3(續完)'.C11];&#10;  ['_漁業生產量值-漁業種類別縣市別生產量值1(續)'.E11:'_漁業生產量值-漁業種類別縣市別生產量值2(續)'.E11];&#10;  ['_漁業生產量值-漁業種類別縣市別生產量值1(續)'.G11:'_漁業生產量值-漁業種類別縣市別生產量值2(續)'.G11];&#10;  ['_漁業生產量值-漁業種類別縣市別生產量值1(續)'.I11:'_漁業生產量值-漁業種類別縣市別生產量值2(續)'.I11];&#10;  ['_漁業生產量值-漁業種類別縣市別生產量值1(續)'.K11:'_漁業生產量值-漁業種類別縣市別生產量值2(續)'.K11];&#10;  ['_漁業生產量值-漁業種類別縣市別生產量值1(續)'.M11:'_漁業生產量值-漁業種類別縣市別生產量值2(續)'.M11];&#10;  ['_漁業生產量值-漁業種類別縣市別生產量值1(續)'.O11:'_漁業生產量值-漁業種類別縣市別生產量值2(續)'.O11];&#10; )&#10;)" table:style-name="ce39">
            <text:p>-</text:p>
          </table:table-cell>
          <table:table-cell office:value-type="string" office:string-value="-" table:formula="of:=IF(&#10; SUM([.H11];[.J11];[.L11];[.N11];[.P11];&#10;  ['_漁業生產量值-漁業種類別縣市別生產量值1(續)'.D11:'_漁業生產量值-漁業種類別縣市別生產量值3(續完)'.D11];&#10;  ['_漁業生產量值-漁業種類別縣市別生產量值1(續)'.F11:'_漁業生產量值-漁業種類別縣市別生產量值2(續)'.F11];&#10;  ['_漁業生產量值-漁業種類別縣市別生產量值1(續)'.H11:'_漁業生產量值-漁業種類別縣市別生產量值2(續)'.H11];&#10;  ['_漁業生產量值-漁業種類別縣市別生產量值1(續)'.J11:'_漁業生產量值-漁業種類別縣市別生產量值2(續)'.J11];&#10;  ['_漁業生產量值-漁業種類別縣市別生產量值1(續)'.L11:'_漁業生產量值-漁業種類別縣市別生產量值2(續)'.L11];&#10;  ['_漁業生產量值-漁業種類別縣市別生產量值1(續)'.N11:'_漁業生產量值-漁業種類別縣市別生產量值2(續)'.N11];&#10;  ['_漁業生產量值-漁業種類別縣市別生產量值1(續)'.P11:'_漁業生產量值-漁業種類別縣市別生產量值2(續)'.P11];&#10; )=0;&quot;-&quot;;SUM([.H11];[.J11];[.L11];[.N11];[.P11];&#10;  ['_漁業生產量值-漁業種類別縣市別生產量值1(續)'.D11:'_漁業生產量值-漁業種類別縣市別生產量值3(續完)'.D11];&#10;  ['_漁業生產量值-漁業種類別縣市別生產量值1(續)'.F11:'_漁業生產量值-漁業種類別縣市別生產量值2(續)'.F11];&#10;  ['_漁業生產量值-漁業種類別縣市別生產量值1(續)'.H11:'_漁業生產量值-漁業種類別縣市別生產量值2(續)'.H11];&#10;  ['_漁業生產量值-漁業種類別縣市別生產量值1(續)'.J11:'_漁業生產量值-漁業種類別縣市別生產量值2(續)'.J11];&#10;  ['_漁業生產量值-漁業種類別縣市別生產量值1(續)'.L11:'_漁業生產量值-漁業種類別縣市別生產量值2(續)'.L11];&#10;  ['_漁業生產量值-漁業種類別縣市別生產量值1(續)'.N11:'_漁業生產量值-漁業種類別縣市別生產量值2(續)'.N11];&#10;  ['_漁業生產量值-漁業種類別縣市別生產量值1(續)'.P11:'_漁業生產量值-漁業種類別縣市別生產量值2(續)'.P11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3</text:p>
          </table:table-cell>
          <table:table-cell office:value-type="string" table:style-name="ce37">
            <text:p><text:s text:c="4"/>鰹鮪圍網</text:p>
          </table:table-cell>
          <table:table-cell office:value-type="float" office:value="186037.60769999999" table:formula="of:=IF([.E12]&amp;['_漁業生產量值-漁業種類別縣市別生產量值3(續完)'.E12]&amp;['_漁業生產量值-漁業種類別縣市別生產量值3(續完)'.K12]=&quot;---&quot;;&quot;-&quot;;SUM([.E12];['_漁業生產量值-漁業種類別縣市別生產量值3(續完)'.E12];['_漁業生產量值-漁業種類別縣市別生產量值3(續完)'.K12]))" table:style-name="ce38">
            <text:p>186,038<text:s/></text:p>
          </table:table-cell>
          <table:table-cell office:value-type="float" office:value="6288408.0867399992" table:formula="of:=IF([.F12]&amp;['_漁業生產量值-漁業種類別縣市別生產量值3(續完)'.F12]&amp;['_漁業生產量值-漁業種類別縣市別生產量值3(續完)'.L12]=&quot;---&quot;;&quot;-&quot;;SUM([.F12];['_漁業生產量值-漁業種類別縣市別生產量值3(續完)'.F12];['_漁業生產量值-漁業種類別縣市別生產量值3(續完)'.L12]))" table:style-name="ce38">
            <text:p>6,288,408<text:s/></text:p>
          </table:table-cell>
          <table:table-cell office:value-type="float" office:value="355.17500000000001" table:formula="of:=IF(&#10; SUM([.G12];[.I12];[.K12];[.M12];[.O12];&#10;  ['_漁業生產量值-漁業種類別縣市別生產量值1(續)'.C12:'_漁業生產量值-漁業種類別縣市別生產量值3(續完)'.C12];&#10;  ['_漁業生產量值-漁業種類別縣市別生產量值1(續)'.E12:'_漁業生產量值-漁業種類別縣市別生產量值2(續)'.E12];&#10;  ['_漁業生產量值-漁業種類別縣市別生產量值1(續)'.G12:'_漁業生產量值-漁業種類別縣市別生產量值2(續)'.G12];&#10;  ['_漁業生產量值-漁業種類別縣市別生產量值1(續)'.I12:'_漁業生產量值-漁業種類別縣市別生產量值2(續)'.I12];&#10;  ['_漁業生產量值-漁業種類別縣市別生產量值1(續)'.K12:'_漁業生產量值-漁業種類別縣市別生產量值2(續)'.K12];&#10;  ['_漁業生產量值-漁業種類別縣市別生產量值1(續)'.M12:'_漁業生產量值-漁業種類別縣市別生產量值2(續)'.M12];&#10;  ['_漁業生產量值-漁業種類別縣市別生產量值1(續)'.O12:'_漁業生產量值-漁業種類別縣市別生產量值2(續)'.O12];&#10; )=0;&quot;-&quot;;SUM([.G12];[.I12];[.K12];[.M12];[.O12];&#10;  ['_漁業生產量值-漁業種類別縣市別生產量值1(續)'.C12:'_漁業生產量值-漁業種類別縣市別生產量值3(續完)'.C12];&#10;  ['_漁業生產量值-漁業種類別縣市別生產量值1(續)'.E12:'_漁業生產量值-漁業種類別縣市別生產量值2(續)'.E12];&#10;  ['_漁業生產量值-漁業種類別縣市別生產量值1(續)'.G12:'_漁業生產量值-漁業種類別縣市別生產量值2(續)'.G12];&#10;  ['_漁業生產量值-漁業種類別縣市別生產量值1(續)'.I12:'_漁業生產量值-漁業種類別縣市別生產量值2(續)'.I12];&#10;  ['_漁業生產量值-漁業種類別縣市別生產量值1(續)'.K12:'_漁業生產量值-漁業種類別縣市別生產量值2(續)'.K12];&#10;  ['_漁業生產量值-漁業種類別縣市別生產量值1(續)'.M12:'_漁業生產量值-漁業種類別縣市別生產量值2(續)'.M12];&#10;  ['_漁業生產量值-漁業種類別縣市別生產量值1(續)'.O12:'_漁業生產量值-漁業種類別縣市別生產量值2(續)'.O12];&#10; )&#10;)" table:style-name="ce39">
            <text:p>355<text:s/></text:p>
          </table:table-cell>
          <table:table-cell office:value-type="float" office:value="21742.079870000001" table:formula="of:=IF(&#10; SUM([.H12];[.J12];[.L12];[.N12];[.P12];&#10;  ['_漁業生產量值-漁業種類別縣市別生產量值1(續)'.D12:'_漁業生產量值-漁業種類別縣市別生產量值3(續完)'.D12];&#10;  ['_漁業生產量值-漁業種類別縣市別生產量值1(續)'.F12:'_漁業生產量值-漁業種類別縣市別生產量值2(續)'.F12];&#10;  ['_漁業生產量值-漁業種類別縣市別生產量值1(續)'.H12:'_漁業生產量值-漁業種類別縣市別生產量值2(續)'.H12];&#10;  ['_漁業生產量值-漁業種類別縣市別生產量值1(續)'.J12:'_漁業生產量值-漁業種類別縣市別生產量值2(續)'.J12];&#10;  ['_漁業生產量值-漁業種類別縣市別生產量值1(續)'.L12:'_漁業生產量值-漁業種類別縣市別生產量值2(續)'.L12];&#10;  ['_漁業生產量值-漁業種類別縣市別生產量值1(續)'.N12:'_漁業生產量值-漁業種類別縣市別生產量值2(續)'.N12];&#10;  ['_漁業生產量值-漁業種類別縣市別生產量值1(續)'.P12:'_漁業生產量值-漁業種類別縣市別生產量值2(續)'.P12];&#10; )=0;&quot;-&quot;;SUM([.H12];[.J12];[.L12];[.N12];[.P12];&#10;  ['_漁業生產量值-漁業種類別縣市別生產量值1(續)'.D12:'_漁業生產量值-漁業種類別縣市別生產量值3(續完)'.D12];&#10;  ['_漁業生產量值-漁業種類別縣市別生產量值1(續)'.F12:'_漁業生產量值-漁業種類別縣市別生產量值2(續)'.F12];&#10;  ['_漁業生產量值-漁業種類別縣市別生產量值1(續)'.H12:'_漁業生產量值-漁業種類別縣市別生產量值2(續)'.H12];&#10;  ['_漁業生產量值-漁業種類別縣市別生產量值1(續)'.J12:'_漁業生產量值-漁業種類別縣市別生產量值2(續)'.J12];&#10;  ['_漁業生產量值-漁業種類別縣市別生產量值1(續)'.L12:'_漁業生產量值-漁業種類別縣市別生產量值2(續)'.L12];&#10;  ['_漁業生產量值-漁業種類別縣市別生產量值1(續)'.N12:'_漁業生產量值-漁業種類別縣市別生產量值2(續)'.N12];&#10;  ['_漁業生產量值-漁業種類別縣市別生產量值1(續)'.P12:'_漁業生產量值-漁業種類別縣市別生產量值2(續)'.P12];&#10; )&#10;)" table:style-name="ce39">
            <text:p>21,74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4</text:p>
          </table:table-cell>
          <table:table-cell office:value-type="string" table:style-name="ce37">
            <text:p><text:s text:c="4"/>秋刀魚棒受網</text:p>
          </table:table-cell>
          <table:table-cell office:value-type="float" office:value="146024.99998999998" table:formula="of:=IF([.E13]&amp;['_漁業生產量值-漁業種類別縣市別生產量值3(續完)'.E13]&amp;['_漁業生產量值-漁業種類別縣市別生產量值3(續完)'.K13]=&quot;---&quot;;&quot;-&quot;;SUM([.E13];['_漁業生產量值-漁業種類別縣市別生產量值3(續完)'.E13];['_漁業生產量值-漁業種類別縣市別生產量值3(續完)'.K13]))" table:style-name="ce38">
            <text:p>146,025<text:s/></text:p>
          </table:table-cell>
          <table:table-cell office:value-type="float" office:value="5672466.9467000002" table:formula="of:=IF([.F13]&amp;['_漁業生產量值-漁業種類別縣市別生產量值3(續完)'.F13]&amp;['_漁業生產量值-漁業種類別縣市別生產量值3(續完)'.L13]=&quot;---&quot;;&quot;-&quot;;SUM([.F13];['_漁業生產量值-漁業種類別縣市別生產量值3(續完)'.F13];['_漁業生產量值-漁業種類別縣市別生產量值3(續完)'.L13]))" table:style-name="ce38">
            <text:p>5,672,467<text:s/></text:p>
          </table:table-cell>
          <table:table-cell office:value-type="float" office:value="91768.999989999997" table:formula="of:=IF(&#10; SUM([.G13];[.I13];[.K13];[.M13];[.O13];&#10;  ['_漁業生產量值-漁業種類別縣市別生產量值1(續)'.C13:'_漁業生產量值-漁業種類別縣市別生產量值3(續完)'.C13];&#10;  ['_漁業生產量值-漁業種類別縣市別生產量值1(續)'.E13:'_漁業生產量值-漁業種類別縣市別生產量值2(續)'.E13];&#10;  ['_漁業生產量值-漁業種類別縣市別生產量值1(續)'.G13:'_漁業生產量值-漁業種類別縣市別生產量值2(續)'.G13];&#10;  ['_漁業生產量值-漁業種類別縣市別生產量值1(續)'.I13:'_漁業生產量值-漁業種類別縣市別生產量值2(續)'.I13];&#10;  ['_漁業生產量值-漁業種類別縣市別生產量值1(續)'.K13:'_漁業生產量值-漁業種類別縣市別生產量值2(續)'.K13];&#10;  ['_漁業生產量值-漁業種類別縣市別生產量值1(續)'.M13:'_漁業生產量值-漁業種類別縣市別生產量值2(續)'.M13];&#10;  ['_漁業生產量值-漁業種類別縣市別生產量值1(續)'.O13:'_漁業生產量值-漁業種類別縣市別生產量值2(續)'.O13];&#10; )=0;&quot;-&quot;;SUM([.G13];[.I13];[.K13];[.M13];[.O13];&#10;  ['_漁業生產量值-漁業種類別縣市別生產量值1(續)'.C13:'_漁業生產量值-漁業種類別縣市別生產量值3(續完)'.C13];&#10;  ['_漁業生產量值-漁業種類別縣市別生產量值1(續)'.E13:'_漁業生產量值-漁業種類別縣市別生產量值2(續)'.E13];&#10;  ['_漁業生產量值-漁業種類別縣市別生產量值1(續)'.G13:'_漁業生產量值-漁業種類別縣市別生產量值2(續)'.G13];&#10;  ['_漁業生產量值-漁業種類別縣市別生產量值1(續)'.I13:'_漁業生產量值-漁業種類別縣市別生產量值2(續)'.I13];&#10;  ['_漁業生產量值-漁業種類別縣市別生產量值1(續)'.K13:'_漁業生產量值-漁業種類別縣市別生產量值2(續)'.K13];&#10;  ['_漁業生產量值-漁業種類別縣市別生產量值1(續)'.M13:'_漁業生產量值-漁業種類別縣市別生產量值2(續)'.M13];&#10;  ['_漁業生產量值-漁業種類別縣市別生產量值1(續)'.O13:'_漁業生產量值-漁業種類別縣市別生產量值2(續)'.O13];&#10; )&#10;)" table:style-name="ce39">
            <text:p>91,769<text:s/></text:p>
          </table:table-cell>
          <table:table-cell office:value-type="float" office:value="3670759.9996000002" table:formula="of:=IF(&#10; SUM([.H13];[.J13];[.L13];[.N13];[.P13];&#10;  ['_漁業生產量值-漁業種類別縣市別生產量值1(續)'.D13:'_漁業生產量值-漁業種類別縣市別生產量值3(續完)'.D13];&#10;  ['_漁業生產量值-漁業種類別縣市別生產量值1(續)'.F13:'_漁業生產量值-漁業種類別縣市別生產量值2(續)'.F13];&#10;  ['_漁業生產量值-漁業種類別縣市別生產量值1(續)'.H13:'_漁業生產量值-漁業種類別縣市別生產量值2(續)'.H13];&#10;  ['_漁業生產量值-漁業種類別縣市別生產量值1(續)'.J13:'_漁業生產量值-漁業種類別縣市別生產量值2(續)'.J13];&#10;  ['_漁業生產量值-漁業種類別縣市別生產量值1(續)'.L13:'_漁業生產量值-漁業種類別縣市別生產量值2(續)'.L13];&#10;  ['_漁業生產量值-漁業種類別縣市別生產量值1(續)'.N13:'_漁業生產量值-漁業種類別縣市別生產量值2(續)'.N13];&#10;  ['_漁業生產量值-漁業種類別縣市別生產量值1(續)'.P13:'_漁業生產量值-漁業種類別縣市別生產量值2(續)'.P13];&#10; )=0;&quot;-&quot;;SUM([.H13];[.J13];[.L13];[.N13];[.P13];&#10;  ['_漁業生產量值-漁業種類別縣市別生產量值1(續)'.D13:'_漁業生產量值-漁業種類別縣市別生產量值3(續完)'.D13];&#10;  ['_漁業生產量值-漁業種類別縣市別生產量值1(續)'.F13:'_漁業生產量值-漁業種類別縣市別生產量值2(續)'.F13];&#10;  ['_漁業生產量值-漁業種類別縣市別生產量值1(續)'.H13:'_漁業生產量值-漁業種類別縣市別生產量值2(續)'.H13];&#10;  ['_漁業生產量值-漁業種類別縣市別生產量值1(續)'.J13:'_漁業生產量值-漁業種類別縣市別生產量值2(續)'.J13];&#10;  ['_漁業生產量值-漁業種類別縣市別生產量值1(續)'.L13:'_漁業生產量值-漁業種類別縣市別生產量值2(續)'.L13];&#10;  ['_漁業生產量值-漁業種類別縣市別生產量值1(續)'.N13:'_漁業生產量值-漁業種類別縣市別生產量值2(續)'.N13];&#10;  ['_漁業生產量值-漁業種類別縣市別生產量值1(續)'.P13:'_漁業生產量值-漁業種類別縣市別生產量值2(續)'.P13];&#10; )&#10;)" table:style-name="ce39">
            <text:p>3,670,76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0</text:p>
          </table:table-cell>
          <table:table-cell office:value-type="string" table:style-name="ce37">
            <text:p><text:s text:c="4"/>鮪延繩釣</text:p>
          </table:table-cell>
          <table:table-cell office:value-type="float" office:value="222656.32824" table:formula="of:=IF([.E14]&amp;['_漁業生產量值-漁業種類別縣市別生產量值3(續完)'.E14]&amp;['_漁業生產量值-漁業種類別縣市別生產量值3(續完)'.K14]=&quot;---&quot;;&quot;-&quot;;SUM([.E14];['_漁業生產量值-漁業種類別縣市別生產量值3(續完)'.E14];['_漁業生產量值-漁業種類別縣市別生產量值3(續完)'.K14]))" table:style-name="ce38">
            <text:p>222,656<text:s/></text:p>
          </table:table-cell>
          <table:table-cell office:value-type="float" office:value="24029491.638970003" table:formula="of:=IF([.F14]&amp;['_漁業生產量值-漁業種類別縣市別生產量值3(續完)'.F14]&amp;['_漁業生產量值-漁業種類別縣市別生產量值3(續完)'.L14]=&quot;---&quot;;&quot;-&quot;;SUM([.F14];['_漁業生產量值-漁業種類別縣市別生產量值3(續完)'.F14];['_漁業生產量值-漁業種類別縣市別生產量值3(續完)'.L14]))" table:style-name="ce38">
            <text:p>24,029,492<text:s/></text:p>
          </table:table-cell>
          <table:table-cell office:value-type="float" office:value="73659.244900000005" table:formula="of:=IF(&#10; SUM([.G14];[.I14];[.K14];[.M14];[.O14];&#10;  ['_漁業生產量值-漁業種類別縣市別生產量值1(續)'.C14:'_漁業生產量值-漁業種類別縣市別生產量值3(續完)'.C14];&#10;  ['_漁業生產量值-漁業種類別縣市別生產量值1(續)'.E14:'_漁業生產量值-漁業種類別縣市別生產量值2(續)'.E14];&#10;  ['_漁業生產量值-漁業種類別縣市別生產量值1(續)'.G14:'_漁業生產量值-漁業種類別縣市別生產量值2(續)'.G14];&#10;  ['_漁業生產量值-漁業種類別縣市別生產量值1(續)'.I14:'_漁業生產量值-漁業種類別縣市別生產量值2(續)'.I14];&#10;  ['_漁業生產量值-漁業種類別縣市別生產量值1(續)'.K14:'_漁業生產量值-漁業種類別縣市別生產量值2(續)'.K14];&#10;  ['_漁業生產量值-漁業種類別縣市別生產量值1(續)'.M14:'_漁業生產量值-漁業種類別縣市別生產量值2(續)'.M14];&#10;  ['_漁業生產量值-漁業種類別縣市別生產量值1(續)'.O14:'_漁業生產量值-漁業種類別縣市別生產量值2(續)'.O14];&#10; )=0;&quot;-&quot;;SUM([.G14];[.I14];[.K14];[.M14];[.O14];&#10;  ['_漁業生產量值-漁業種類別縣市別生產量值1(續)'.C14:'_漁業生產量值-漁業種類別縣市別生產量值3(續完)'.C14];&#10;  ['_漁業生產量值-漁業種類別縣市別生產量值1(續)'.E14:'_漁業生產量值-漁業種類別縣市別生產量值2(續)'.E14];&#10;  ['_漁業生產量值-漁業種類別縣市別生產量值1(續)'.G14:'_漁業生產量值-漁業種類別縣市別生產量值2(續)'.G14];&#10;  ['_漁業生產量值-漁業種類別縣市別生產量值1(續)'.I14:'_漁業生產量值-漁業種類別縣市別生產量值2(續)'.I14];&#10;  ['_漁業生產量值-漁業種類別縣市別生產量值1(續)'.K14:'_漁業生產量值-漁業種類別縣市別生產量值2(續)'.K14];&#10;  ['_漁業生產量值-漁業種類別縣市別生產量值1(續)'.M14:'_漁業生產量值-漁業種類別縣市別生產量值2(續)'.M14];&#10;  ['_漁業生產量值-漁業種類別縣市別生產量值1(續)'.O14:'_漁業生產量值-漁業種類別縣市別生產量值2(續)'.O14];&#10; )&#10;)" table:style-name="ce39">
            <text:p>73,659<text:s/></text:p>
          </table:table-cell>
          <table:table-cell office:value-type="float" office:value="3771243.6190999998" table:formula="of:=IF(&#10; SUM([.H14];[.J14];[.L14];[.N14];[.P14];&#10;  ['_漁業生產量值-漁業種類別縣市別生產量值1(續)'.D14:'_漁業生產量值-漁業種類別縣市別生產量值3(續完)'.D14];&#10;  ['_漁業生產量值-漁業種類別縣市別生產量值1(續)'.F14:'_漁業生產量值-漁業種類別縣市別生產量值2(續)'.F14];&#10;  ['_漁業生產量值-漁業種類別縣市別生產量值1(續)'.H14:'_漁業生產量值-漁業種類別縣市別生產量值2(續)'.H14];&#10;  ['_漁業生產量值-漁業種類別縣市別生產量值1(續)'.J14:'_漁業生產量值-漁業種類別縣市別生產量值2(續)'.J14];&#10;  ['_漁業生產量值-漁業種類別縣市別生產量值1(續)'.L14:'_漁業生產量值-漁業種類別縣市別生產量值2(續)'.L14];&#10;  ['_漁業生產量值-漁業種類別縣市別生產量值1(續)'.N14:'_漁業生產量值-漁業種類別縣市別生產量值2(續)'.N14];&#10;  ['_漁業生產量值-漁業種類別縣市別生產量值1(續)'.P14:'_漁業生產量值-漁業種類別縣市別生產量值2(續)'.P14];&#10; )=0;&quot;-&quot;;SUM([.H14];[.J14];[.L14];[.N14];[.P14];&#10;  ['_漁業生產量值-漁業種類別縣市別生產量值1(續)'.D14:'_漁業生產量值-漁業種類別縣市別生產量值3(續完)'.D14];&#10;  ['_漁業生產量值-漁業種類別縣市別生產量值1(續)'.F14:'_漁業生產量值-漁業種類別縣市別生產量值2(續)'.F14];&#10;  ['_漁業生產量值-漁業種類別縣市別生產量值1(續)'.H14:'_漁業生產量值-漁業種類別縣市別生產量值2(續)'.H14];&#10;  ['_漁業生產量值-漁業種類別縣市別生產量值1(續)'.J14:'_漁業生產量值-漁業種類別縣市別生產量值2(續)'.J14];&#10;  ['_漁業生產量值-漁業種類別縣市別生產量值1(續)'.L14:'_漁業生產量值-漁業種類別縣市別生產量值2(續)'.L14];&#10;  ['_漁業生產量值-漁業種類別縣市別生產量值1(續)'.N14:'_漁業生產量值-漁業種類別縣市別生產量值2(續)'.N14];&#10;  ['_漁業生產量值-漁業種類別縣市別生產量值1(續)'.P14:'_漁業生產量值-漁業種類別縣市別生產量值2(續)'.P14];&#10; )&#10;)" table:style-name="ce39">
            <text:p>3,771,24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1</text:p>
          </table:table-cell>
          <table:table-cell office:value-type="string" table:style-name="ce37">
            <text:p><text:s text:c="4"/>魷釣</text:p>
          </table:table-cell>
          <table:table-cell office:value-type="float" office:value="29416.000039999999" table:formula="of:=IF([.E15]&amp;['_漁業生產量值-漁業種類別縣市別生產量值3(續完)'.E15]&amp;['_漁業生產量值-漁業種類別縣市別生產量值3(續完)'.K15]=&quot;---&quot;;&quot;-&quot;;SUM([.E15];['_漁業生產量值-漁業種類別縣市別生產量值3(續完)'.E15];['_漁業生產量值-漁業種類別縣市別生產量值3(續完)'.K15]))" table:style-name="ce38">
            <text:p>29,416<text:s/></text:p>
          </table:table-cell>
          <table:table-cell office:value-type="float" office:value="1724148.3970700002" table:formula="of:=IF([.F15]&amp;['_漁業生產量值-漁業種類別縣市別生產量值3(續完)'.F15]&amp;['_漁業生產量值-漁業種類別縣市別生產量值3(續完)'.L15]=&quot;---&quot;;&quot;-&quot;;SUM([.F15];['_漁業生產量值-漁業種類別縣市別生產量值3(續完)'.F15];['_漁業生產量值-漁業種類別縣市別生產量值3(續完)'.L15]))" table:style-name="ce38">
            <text:p>1,724,148<text:s/></text:p>
          </table:table-cell>
          <table:table-cell office:value-type="float" office:value="29385.000039999999" table:formula="of:=IF(&#10; SUM([.G15];[.I15];[.K15];[.M15];[.O15];&#10;  ['_漁業生產量值-漁業種類別縣市別生產量值1(續)'.C15:'_漁業生產量值-漁業種類別縣市別生產量值3(續完)'.C15];&#10;  ['_漁業生產量值-漁業種類別縣市別生產量值1(續)'.E15:'_漁業生產量值-漁業種類別縣市別生產量值2(續)'.E15];&#10;  ['_漁業生產量值-漁業種類別縣市別生產量值1(續)'.G15:'_漁業生產量值-漁業種類別縣市別生產量值2(續)'.G15];&#10;  ['_漁業生產量值-漁業種類別縣市別生產量值1(續)'.I15:'_漁業生產量值-漁業種類別縣市別生產量值2(續)'.I15];&#10;  ['_漁業生產量值-漁業種類別縣市別生產量值1(續)'.K15:'_漁業生產量值-漁業種類別縣市別生產量值2(續)'.K15];&#10;  ['_漁業生產量值-漁業種類別縣市別生產量值1(續)'.M15:'_漁業生產量值-漁業種類別縣市別生產量值2(續)'.M15];&#10;  ['_漁業生產量值-漁業種類別縣市別生產量值1(續)'.O15:'_漁業生產量值-漁業種類別縣市別生產量值2(續)'.O15];&#10; )=0;&quot;-&quot;;SUM([.G15];[.I15];[.K15];[.M15];[.O15];&#10;  ['_漁業生產量值-漁業種類別縣市別生產量值1(續)'.C15:'_漁業生產量值-漁業種類別縣市別生產量值3(續完)'.C15];&#10;  ['_漁業生產量值-漁業種類別縣市別生產量值1(續)'.E15:'_漁業生產量值-漁業種類別縣市別生產量值2(續)'.E15];&#10;  ['_漁業生產量值-漁業種類別縣市別生產量值1(續)'.G15:'_漁業生產量值-漁業種類別縣市別生產量值2(續)'.G15];&#10;  ['_漁業生產量值-漁業種類別縣市別生產量值1(續)'.I15:'_漁業生產量值-漁業種類別縣市別生產量值2(續)'.I15];&#10;  ['_漁業生產量值-漁業種類別縣市別生產量值1(續)'.K15:'_漁業生產量值-漁業種類別縣市別生產量值2(續)'.K15];&#10;  ['_漁業生產量值-漁業種類別縣市別生產量值1(續)'.M15:'_漁業生產量值-漁業種類別縣市別生產量值2(續)'.M15];&#10;  ['_漁業生產量值-漁業種類別縣市別生產量值1(續)'.O15:'_漁業生產量值-漁業種類別縣市別生產量值2(續)'.O15];&#10; )&#10;)" table:style-name="ce39">
            <text:p>29,385<text:s/></text:p>
          </table:table-cell>
          <table:table-cell office:value-type="float" office:value="1722019.0020300001" table:formula="of:=IF(&#10; SUM([.H15];[.J15];[.L15];[.N15];[.P15];&#10;  ['_漁業生產量值-漁業種類別縣市別生產量值1(續)'.D15:'_漁業生產量值-漁業種類別縣市別生產量值3(續完)'.D15];&#10;  ['_漁業生產量值-漁業種類別縣市別生產量值1(續)'.F15:'_漁業生產量值-漁業種類別縣市別生產量值2(續)'.F15];&#10;  ['_漁業生產量值-漁業種類別縣市別生產量值1(續)'.H15:'_漁業生產量值-漁業種類別縣市別生產量值2(續)'.H15];&#10;  ['_漁業生產量值-漁業種類別縣市別生產量值1(續)'.J15:'_漁業生產量值-漁業種類別縣市別生產量值2(續)'.J15];&#10;  ['_漁業生產量值-漁業種類別縣市別生產量值1(續)'.L15:'_漁業生產量值-漁業種類別縣市別生產量值2(續)'.L15];&#10;  ['_漁業生產量值-漁業種類別縣市別生產量值1(續)'.N15:'_漁業生產量值-漁業種類別縣市別生產量值2(續)'.N15];&#10;  ['_漁業生產量值-漁業種類別縣市別生產量值1(續)'.P15:'_漁業生產量值-漁業種類別縣市別生產量值2(續)'.P15];&#10; )=0;&quot;-&quot;;SUM([.H15];[.J15];[.L15];[.N15];[.P15];&#10;  ['_漁業生產量值-漁業種類別縣市別生產量值1(續)'.D15:'_漁業生產量值-漁業種類別縣市別生產量值3(續完)'.D15];&#10;  ['_漁業生產量值-漁業種類別縣市別生產量值1(續)'.F15:'_漁業生產量值-漁業種類別縣市別生產量值2(續)'.F15];&#10;  ['_漁業生產量值-漁業種類別縣市別生產量值1(續)'.H15:'_漁業生產量值-漁業種類別縣市別生產量值2(續)'.H15];&#10;  ['_漁業生產量值-漁業種類別縣市別生產量值1(續)'.J15:'_漁業生產量值-漁業種類別縣市別生產量值2(續)'.J15];&#10;  ['_漁業生產量值-漁業種類別縣市別生產量值1(續)'.L15:'_漁業生產量值-漁業種類別縣市別生產量值2(續)'.L15];&#10;  ['_漁業生產量值-漁業種類別縣市別生產量值1(續)'.N15:'_漁業生產量值-漁業種類別縣市別生產量值2(續)'.N15];&#10;  ['_漁業生產量值-漁業種類別縣市別生產量值1(續)'.P15:'_漁業生產量值-漁業種類別縣市別生產量值2(續)'.P15];&#10; )&#10;)" table:style-name="ce39">
            <text:p>1,722,01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1099</text:p>
          </table:table-cell>
          <table:table-cell office:value-type="string" table:style-name="ce40">
            <text:p><text:s text:c="4"/>其他遠洋漁業</text:p>
          </table:table-cell>
          <table:table-cell office:value-type="string" office:string-value="-" table:formula="of:=IF([.E16]&amp;['_漁業生產量值-漁業種類別縣市別生產量值3(續完)'.E16]&amp;['_漁業生產量值-漁業種類別縣市別生產量值3(續完)'.K16]=&quot;---&quot;;&quot;-&quot;;SUM([.E16];['_漁業生產量值-漁業種類別縣市別生產量值3(續完)'.E16];['_漁業生產量值-漁業種類別縣市別生產量值3(續完)'.K16]))" table:style-name="ce41">
            <text:p>-</text:p>
          </table:table-cell>
          <table:table-cell office:value-type="string" office:string-value="-" table:formula="of:=IF([.F16]&amp;['_漁業生產量值-漁業種類別縣市別生產量值3(續完)'.F16]&amp;['_漁業生產量值-漁業種類別縣市別生產量值3(續完)'.L16]=&quot;---&quot;;&quot;-&quot;;SUM([.F16];['_漁業生產量值-漁業種類別縣市別生產量值3(續完)'.F16];['_漁業生產量值-漁業種類別縣市別生產量值3(續完)'.L16]))" table:style-name="ce41">
            <text:p>-</text:p>
          </table:table-cell>
          <table:table-cell office:value-type="string" office:string-value="-" table:formula="of:=IF(&#10; SUM([.G16];[.I16];[.K16];[.M16];[.O16];&#10;  ['_漁業生產量值-漁業種類別縣市別生產量值1(續)'.C16:'_漁業生產量值-漁業種類別縣市別生產量值3(續完)'.C16];&#10;  ['_漁業生產量值-漁業種類別縣市別生產量值1(續)'.E16:'_漁業生產量值-漁業種類別縣市別生產量值2(續)'.E16];&#10;  ['_漁業生產量值-漁業種類別縣市別生產量值1(續)'.G16:'_漁業生產量值-漁業種類別縣市別生產量值2(續)'.G16];&#10;  ['_漁業生產量值-漁業種類別縣市別生產量值1(續)'.I16:'_漁業生產量值-漁業種類別縣市別生產量值2(續)'.I16];&#10;  ['_漁業生產量值-漁業種類別縣市別生產量值1(續)'.K16:'_漁業生產量值-漁業種類別縣市別生產量值2(續)'.K16];&#10;  ['_漁業生產量值-漁業種類別縣市別生產量值1(續)'.M16:'_漁業生產量值-漁業種類別縣市別生產量值2(續)'.M16];&#10;  ['_漁業生產量值-漁業種類別縣市別生產量值1(續)'.O16:'_漁業生產量值-漁業種類別縣市別生產量值2(續)'.O16];&#10; )=0;&quot;-&quot;;SUM([.G16];[.I16];[.K16];[.M16];[.O16];&#10;  ['_漁業生產量值-漁業種類別縣市別生產量值1(續)'.C16:'_漁業生產量值-漁業種類別縣市別生產量值3(續完)'.C16];&#10;  ['_漁業生產量值-漁業種類別縣市別生產量值1(續)'.E16:'_漁業生產量值-漁業種類別縣市別生產量值2(續)'.E16];&#10;  ['_漁業生產量值-漁業種類別縣市別生產量值1(續)'.G16:'_漁業生產量值-漁業種類別縣市別生產量值2(續)'.G16];&#10;  ['_漁業生產量值-漁業種類別縣市別生產量值1(續)'.I16:'_漁業生產量值-漁業種類別縣市別生產量值2(續)'.I16];&#10;  ['_漁業生產量值-漁業種類別縣市別生產量值1(續)'.K16:'_漁業生產量值-漁業種類別縣市別生產量值2(續)'.K16];&#10;  ['_漁業生產量值-漁業種類別縣市別生產量值1(續)'.M16:'_漁業生產量值-漁業種類別縣市別生產量值2(續)'.M16];&#10;  ['_漁業生產量值-漁業種類別縣市別生產量值1(續)'.O16:'_漁業生產量值-漁業種類別縣市別生產量值2(續)'.O16];&#10; )&#10;)" table:style-name="ce39">
            <text:p>-</text:p>
          </table:table-cell>
          <table:table-cell office:value-type="string" office:string-value="-" table:formula="of:=IF(&#10; SUM([.H16];[.J16];[.L16];[.N16];[.P16];&#10;  ['_漁業生產量值-漁業種類別縣市別生產量值1(續)'.D16:'_漁業生產量值-漁業種類別縣市別生產量值3(續完)'.D16];&#10;  ['_漁業生產量值-漁業種類別縣市別生產量值1(續)'.F16:'_漁業生產量值-漁業種類別縣市別生產量值2(續)'.F16];&#10;  ['_漁業生產量值-漁業種類別縣市別生產量值1(續)'.H16:'_漁業生產量值-漁業種類別縣市別生產量值2(續)'.H16];&#10;  ['_漁業生產量值-漁業種類別縣市別生產量值1(續)'.J16:'_漁業生產量值-漁業種類別縣市別生產量值2(續)'.J16];&#10;  ['_漁業生產量值-漁業種類別縣市別生產量值1(續)'.L16:'_漁業生產量值-漁業種類別縣市別生產量值2(續)'.L16];&#10;  ['_漁業生產量值-漁業種類別縣市別生產量值1(續)'.N16:'_漁業生產量值-漁業種類別縣市別生產量值2(續)'.N16];&#10;  ['_漁業生產量值-漁業種類別縣市別生產量值1(續)'.P16:'_漁業生產量值-漁業種類別縣市別生產量值2(續)'.P16];&#10; )=0;&quot;-&quot;;SUM([.H16];[.J16];[.L16];[.N16];[.P16];&#10;  ['_漁業生產量值-漁業種類別縣市別生產量值1(續)'.D16:'_漁業生產量值-漁業種類別縣市別生產量值3(續完)'.D16];&#10;  ['_漁業生產量值-漁業種類別縣市別生產量值1(續)'.F16:'_漁業生產量值-漁業種類別縣市別生產量值2(續)'.F16];&#10;  ['_漁業生產量值-漁業種類別縣市別生產量值1(續)'.H16:'_漁業生產量值-漁業種類別縣市別生產量值2(續)'.H16];&#10;  ['_漁業生產量值-漁業種類別縣市別生產量值1(續)'.J16:'_漁業生產量值-漁業種類別縣市別生產量值2(續)'.J16];&#10;  ['_漁業生產量值-漁業種類別縣市別生產量值1(續)'.L16:'_漁業生產量值-漁業種類別縣市別生產量值2(續)'.L16];&#10;  ['_漁業生產量值-漁業種類別縣市別生產量值1(續)'.N16:'_漁業生產量值-漁業種類別縣市別生產量值2(續)'.N16];&#10;  ['_漁業生產量值-漁業種類別縣市別生產量值1(續)'.P16:'_漁業生產量值-漁業種類別縣市別生產量值2(續)'.P16];&#10; )&#10;)" table:style-name="ce39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2000</text:p>
          </table:table-cell>
          <table:table-cell office:value-type="string" table:style-name="ce35">
            <text:p>近海漁業合計</text:p>
          </table:table-cell>
          <table:table-cell office:value-type="float" office:value="138120.19621999998" table:formula="of:=  IF(SUM([.C18:.C33])=0;&quot;-&quot;;SUM([.C18:.C33]))" table:style-name="ce36">
            <text:p>138,120<text:s/></text:p>
          </table:table-cell>
          <table:table-cell office:value-type="float" office:value="10641076.967499999" table:formula="of:=  IF(SUM([.D18:.D33])=0;&quot;-&quot;;SUM([.D18:.D33]))" table:style-name="ce36">
            <text:p>10,641,077<text:s/></text:p>
          </table:table-cell>
          <table:table-cell office:value-type="float" office:value="137992.18851999997" table:formula="of:=  IF(SUM([.E18:.E33])=0;&quot;-&quot;;SUM([.E18:.E33]))" table:style-name="ce36">
            <text:p>137,992<text:s/></text:p>
          </table:table-cell>
          <table:table-cell office:value-type="float" office:value="10612065.908749999" table:formula="of:=  IF(SUM([.F18:.F33])=0;&quot;-&quot;;SUM([.F18:.F33]))" table:style-name="ce36">
            <text:p>10,612,066<text:s/></text:p>
          </table:table-cell>
          <table:table-cell office:value-type="float" office:value="25544.966" table:formula="of:=  IF(SUM([.G18:.G33])=0;&quot;-&quot;;SUM([.G18:.G33]))" table:style-name="ce36">
            <text:p>25,545<text:s/></text:p>
          </table:table-cell>
          <table:table-cell office:value-type="float" office:value="2458102.7666799999" table:formula="of:=  IF(SUM([.H18:.H33])=0;&quot;-&quot;;SUM([.H18:.H33]))" table:style-name="ce36">
            <text:p>2,458,103<text:s/></text:p>
          </table:table-cell>
          <table:table-cell office:value-type="string" office:string-value="-" table:formula="of:=  IF(SUM([.I18:.I33])=0;&quot;-&quot;;SUM([.I18:.I33]))" table:style-name="ce36">
            <text:p>-</text:p>
          </table:table-cell>
          <table:table-cell office:value-type="string" office:string-value="-" table:formula="of:=  IF(SUM([.J18:.J33])=0;&quot;-&quot;;SUM([.J18:.J33]))" table:style-name="ce36">
            <text:p>-</text:p>
          </table:table-cell>
          <table:table-cell office:value-type="float" office:value="124.09" table:formula="of:=  IF(SUM([.K18:.K33])=0;&quot;-&quot;;SUM([.K18:.K33]))" table:style-name="ce36">
            <text:p>124<text:s/></text:p>
          </table:table-cell>
          <table:table-cell office:value-type="float" office:value="105476.5" table:formula="of:=  IF(SUM([.L18:.L33])=0;&quot;-&quot;;SUM([.L18:.L33]))" table:style-name="ce36">
            <text:p>105,477<text:s/></text:p>
          </table:table-cell>
          <table:table-cell office:value-type="float" office:value="1062.4208899999999" table:formula="of:=  IF(SUM([.M18:.M33])=0;&quot;-&quot;;SUM([.M18:.M33]))" table:style-name="ce36">
            <text:p>1,062<text:s/></text:p>
          </table:table-cell>
          <table:table-cell office:value-type="float" office:value="191276.08738000004" table:formula="of:=  IF(SUM([.N18:.N33])=0;&quot;-&quot;;SUM([.N18:.N33]))" table:style-name="ce36">
            <text:p>191,276<text:s/></text:p>
          </table:table-cell>
          <table:table-cell office:value-type="float" office:value="1209.2167000000002" table:formula="of:=  IF(SUM([.O18:.O33])=0;&quot;-&quot;;SUM([.O18:.O33]))" table:style-name="ce36">
            <text:p>1,209<text:s/></text:p>
          </table:table-cell>
          <table:table-cell office:value-type="float" office:value="172346.01300000001" table:formula="of:=  IF(SUM([.P18:.P33])=0;&quot;-&quot;;SUM([.P18:.P33]))" table:style-name="ce36">
            <text:p>172,346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1</text:p>
          </table:table-cell>
          <table:table-cell office:value-type="string" table:style-name="ce37">
            <text:p><text:s text:c="4"/>巾著網</text:p>
          </table:table-cell>
          <table:table-cell office:value-type="float" office:value="133.13168000000002" table:formula="of:=IF([.E18]&amp;['_漁業生產量值-漁業種類別縣市別生產量值3(續完)'.E18]&amp;['_漁業生產量值-漁業種類別縣市別生產量值3(續完)'.K18]=&quot;---&quot;;&quot;-&quot;;SUM([.E18];['_漁業生產量值-漁業種類別縣市別生產量值3(續完)'.E18];['_漁業生產量值-漁業種類別縣市別生產量值3(續完)'.K18]))" table:style-name="ce38">
            <text:p>133<text:s/></text:p>
          </table:table-cell>
          <table:table-cell office:value-type="float" office:value="8871.7293700000009" table:formula="of:=IF([.F18]&amp;['_漁業生產量值-漁業種類別縣市別生產量值3(續完)'.F18]&amp;['_漁業生產量值-漁業種類別縣市別生產量值3(續完)'.L18]=&quot;---&quot;;&quot;-&quot;;SUM([.F18];['_漁業生產量值-漁業種類別縣市別生產量值3(續完)'.F18];['_漁業生產量值-漁業種類別縣市別生產量值3(續完)'.L18]))" table:style-name="ce38">
            <text:p>8,872<text:s/></text:p>
          </table:table-cell>
          <table:table-cell office:value-type="float" office:value="133.13168000000002" table:formula="of:=IF(&#10; SUM([.G18];[.I18];[.K18];[.M18];[.O18];&#10;  ['_漁業生產量值-漁業種類別縣市別生產量值1(續)'.C18:'_漁業生產量值-漁業種類別縣市別生產量值3(續完)'.C18];&#10;  ['_漁業生產量值-漁業種類別縣市別生產量值1(續)'.E18:'_漁業生產量值-漁業種類別縣市別生產量值2(續)'.E18];&#10;  ['_漁業生產量值-漁業種類別縣市別生產量值1(續)'.G18:'_漁業生產量值-漁業種類別縣市別生產量值2(續)'.G18];&#10;  ['_漁業生產量值-漁業種類別縣市別生產量值1(續)'.I18:'_漁業生產量值-漁業種類別縣市別生產量值2(續)'.I18];&#10;  ['_漁業生產量值-漁業種類別縣市別生產量值1(續)'.K18:'_漁業生產量值-漁業種類別縣市別生產量值2(續)'.K18];&#10;  ['_漁業生產量值-漁業種類別縣市別生產量值1(續)'.M18:'_漁業生產量值-漁業種類別縣市別生產量值2(續)'.M18];&#10;  ['_漁業生產量值-漁業種類別縣市別生產量值1(續)'.O18:'_漁業生產量值-漁業種類別縣市別生產量值2(續)'.O18];&#10; )=0;&quot;-&quot;;SUM([.G18];[.I18];[.K18];[.M18];[.O18];&#10;  ['_漁業生產量值-漁業種類別縣市別生產量值1(續)'.C18:'_漁業生產量值-漁業種類別縣市別生產量值3(續完)'.C18];&#10;  ['_漁業生產量值-漁業種類別縣市別生產量值1(續)'.E18:'_漁業生產量值-漁業種類別縣市別生產量值2(續)'.E18];&#10;  ['_漁業生產量值-漁業種類別縣市別生產量值1(續)'.G18:'_漁業生產量值-漁業種類別縣市別生產量值2(續)'.G18];&#10;  ['_漁業生產量值-漁業種類別縣市別生產量值1(續)'.I18:'_漁業生產量值-漁業種類別縣市別生產量值2(續)'.I18];&#10;  ['_漁業生產量值-漁業種類別縣市別生產量值1(續)'.K18:'_漁業生產量值-漁業種類別縣市別生產量值2(續)'.K18];&#10;  ['_漁業生產量值-漁業種類別縣市別生產量值1(續)'.M18:'_漁業生產量值-漁業種類別縣市別生產量值2(續)'.M18];&#10;  ['_漁業生產量值-漁業種類別縣市別生產量值1(續)'.O18:'_漁業生產量值-漁業種類別縣市別生產量值2(續)'.O18];&#10; )&#10;)" table:style-name="ce39">
            <text:p>133<text:s/></text:p>
          </table:table-cell>
          <table:table-cell office:value-type="float" office:value="8871.7293700000009" table:formula="of:=IF(&#10; SUM([.H18];[.J18];[.L18];[.N18];[.P18];&#10;  ['_漁業生產量值-漁業種類別縣市別生產量值1(續)'.D18:'_漁業生產量值-漁業種類別縣市別生產量值3(續完)'.D18];&#10;  ['_漁業生產量值-漁業種類別縣市別生產量值1(續)'.F18:'_漁業生產量值-漁業種類別縣市別生產量值2(續)'.F18];&#10;  ['_漁業生產量值-漁業種類別縣市別生產量值1(續)'.H18:'_漁業生產量值-漁業種類別縣市別生產量值2(續)'.H18];&#10;  ['_漁業生產量值-漁業種類別縣市別生產量值1(續)'.J18:'_漁業生產量值-漁業種類別縣市別生產量值2(續)'.J18];&#10;  ['_漁業生產量值-漁業種類別縣市別生產量值1(續)'.L18:'_漁業生產量值-漁業種類別縣市別生產量值2(續)'.L18];&#10;  ['_漁業生產量值-漁業種類別縣市別生產量值1(續)'.N18:'_漁業生產量值-漁業種類別縣市別生產量值2(續)'.N18];&#10;  ['_漁業生產量值-漁業種類別縣市別生產量值1(續)'.P18:'_漁業生產量值-漁業種類別縣市別生產量值2(續)'.P18];&#10; )=0;&quot;-&quot;;SUM([.H18];[.J18];[.L18];[.N18];[.P18];&#10;  ['_漁業生產量值-漁業種類別縣市別生產量值1(續)'.D18:'_漁業生產量值-漁業種類別縣市別生產量值3(續完)'.D18];&#10;  ['_漁業生產量值-漁業種類別縣市別生產量值1(續)'.F18:'_漁業生產量值-漁業種類別縣市別生產量值2(續)'.F18];&#10;  ['_漁業生產量值-漁業種類別縣市別生產量值1(續)'.H18:'_漁業生產量值-漁業種類別縣市別生產量值2(續)'.H18];&#10;  ['_漁業生產量值-漁業種類別縣市別生產量值1(續)'.J18:'_漁業生產量值-漁業種類別縣市別生產量值2(續)'.J18];&#10;  ['_漁業生產量值-漁業種類別縣市別生產量值1(續)'.L18:'_漁業生產量值-漁業種類別縣市別生產量值2(續)'.L18];&#10;  ['_漁業生產量值-漁業種類別縣市別生產量值1(續)'.N18:'_漁業生產量值-漁業種類別縣市別生產量值2(續)'.N18];&#10;  ['_漁業生產量值-漁業種類別縣市別生產量值1(續)'.P18:'_漁業生產量值-漁業種類別縣市別生產量值2(續)'.P18];&#10; )&#10;)" table:style-name="ce39">
            <text:p>8,87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2</text:p>
          </table:table-cell>
          <table:table-cell office:value-type="string" table:style-name="ce37">
            <text:p><text:s text:c="4"/>鯖鰺圍網</text:p>
          </table:table-cell>
          <table:table-cell office:value-type="string" office:string-value="-" table:formula="of:=IF([.E19]&amp;['_漁業生產量值-漁業種類別縣市別生產量值3(續完)'.E19]&amp;['_漁業生產量值-漁業種類別縣市別生產量值3(續完)'.K19]=&quot;---&quot;;&quot;-&quot;;SUM([.E19];['_漁業生產量值-漁業種類別縣市別生產量值3(續完)'.E19];['_漁業生產量值-漁業種類別縣市別生產量值3(續完)'.K19]))" table:style-name="ce38">
            <text:p>-</text:p>
          </table:table-cell>
          <table:table-cell office:value-type="string" office:string-value="-" table:formula="of:=IF([.F19]&amp;['_漁業生產量值-漁業種類別縣市別生產量值3(續完)'.F19]&amp;['_漁業生產量值-漁業種類別縣市別生產量值3(續完)'.L19]=&quot;---&quot;;&quot;-&quot;;SUM([.F19];['_漁業生產量值-漁業種類別縣市別生產量值3(續完)'.F19];['_漁業生產量值-漁業種類別縣市別生產量值3(續完)'.L19]))" table:style-name="ce38">
            <text:p>-</text:p>
          </table:table-cell>
          <table:table-cell office:value-type="string" office:string-value="-" table:formula="of:=IF(&#10; SUM([.G19];[.I19];[.K19];[.M19];[.O19];&#10;  ['_漁業生產量值-漁業種類別縣市別生產量值1(續)'.C19:'_漁業生產量值-漁業種類別縣市別生產量值3(續完)'.C19];&#10;  ['_漁業生產量值-漁業種類別縣市別生產量值1(續)'.E19:'_漁業生產量值-漁業種類別縣市別生產量值2(續)'.E19];&#10;  ['_漁業生產量值-漁業種類別縣市別生產量值1(續)'.G19:'_漁業生產量值-漁業種類別縣市別生產量值2(續)'.G19];&#10;  ['_漁業生產量值-漁業種類別縣市別生產量值1(續)'.I19:'_漁業生產量值-漁業種類別縣市別生產量值2(續)'.I19];&#10;  ['_漁業生產量值-漁業種類別縣市別生產量值1(續)'.K19:'_漁業生產量值-漁業種類別縣市別生產量值2(續)'.K19];&#10;  ['_漁業生產量值-漁業種類別縣市別生產量值1(續)'.M19:'_漁業生產量值-漁業種類別縣市別生產量值2(續)'.M19];&#10;  ['_漁業生產量值-漁業種類別縣市別生產量值1(續)'.O19:'_漁業生產量值-漁業種類別縣市別生產量值2(續)'.O19];&#10; )=0;&quot;-&quot;;SUM([.G19];[.I19];[.K19];[.M19];[.O19];&#10;  ['_漁業生產量值-漁業種類別縣市別生產量值1(續)'.C19:'_漁業生產量值-漁業種類別縣市別生產量值3(續完)'.C19];&#10;  ['_漁業生產量值-漁業種類別縣市別生產量值1(續)'.E19:'_漁業生產量值-漁業種類別縣市別生產量值2(續)'.E19];&#10;  ['_漁業生產量值-漁業種類別縣市別生產量值1(續)'.G19:'_漁業生產量值-漁業種類別縣市別生產量值2(續)'.G19];&#10;  ['_漁業生產量值-漁業種類別縣市別生產量值1(續)'.I19:'_漁業生產量值-漁業種類別縣市別生產量值2(續)'.I19];&#10;  ['_漁業生產量值-漁業種類別縣市別生產量值1(續)'.K19:'_漁業生產量值-漁業種類別縣市別生產量值2(續)'.K19];&#10;  ['_漁業生產量值-漁業種類別縣市別生產量值1(續)'.M19:'_漁業生產量值-漁業種類別縣市別生產量值2(續)'.M19];&#10;  ['_漁業生產量值-漁業種類別縣市別生產量值1(續)'.O19:'_漁業生產量值-漁業種類別縣市別生產量值2(續)'.O19];&#10; )&#10;)" table:style-name="ce39">
            <text:p>-</text:p>
          </table:table-cell>
          <table:table-cell office:value-type="string" office:string-value="-" table:formula="of:=IF(&#10; SUM([.H19];[.J19];[.L19];[.N19];[.P19];&#10;  ['_漁業生產量值-漁業種類別縣市別生產量值1(續)'.D19:'_漁業生產量值-漁業種類別縣市別生產量值3(續完)'.D19];&#10;  ['_漁業生產量值-漁業種類別縣市別生產量值1(續)'.F19:'_漁業生產量值-漁業種類別縣市別生產量值2(續)'.F19];&#10;  ['_漁業生產量值-漁業種類別縣市別生產量值1(續)'.H19:'_漁業生產量值-漁業種類別縣市別生產量值2(續)'.H19];&#10;  ['_漁業生產量值-漁業種類別縣市別生產量值1(續)'.J19:'_漁業生產量值-漁業種類別縣市別生產量值2(續)'.J19];&#10;  ['_漁業生產量值-漁業種類別縣市別生產量值1(續)'.L19:'_漁業生產量值-漁業種類別縣市別生產量值2(續)'.L19];&#10;  ['_漁業生產量值-漁業種類別縣市別生產量值1(續)'.N19:'_漁業生產量值-漁業種類別縣市別生產量值2(續)'.N19];&#10;  ['_漁業生產量值-漁業種類別縣市別生產量值1(續)'.P19:'_漁業生產量值-漁業種類別縣市別生產量值2(續)'.P19];&#10; )=0;&quot;-&quot;;SUM([.H19];[.J19];[.L19];[.N19];[.P19];&#10;  ['_漁業生產量值-漁業種類別縣市別生產量值1(續)'.D19:'_漁業生產量值-漁業種類別縣市別生產量值3(續完)'.D19];&#10;  ['_漁業生產量值-漁業種類別縣市別生產量值1(續)'.F19:'_漁業生產量值-漁業種類別縣市別生產量值2(續)'.F19];&#10;  ['_漁業生產量值-漁業種類別縣市別生產量值1(續)'.H19:'_漁業生產量值-漁業種類別縣市別生產量值2(續)'.H19];&#10;  ['_漁業生產量值-漁業種類別縣市別生產量值1(續)'.J19:'_漁業生產量值-漁業種類別縣市別生產量值2(續)'.J19];&#10;  ['_漁業生產量值-漁業種類別縣市別生產量值1(續)'.L19:'_漁業生產量值-漁業種類別縣市別生產量值2(續)'.L19];&#10;  ['_漁業生產量值-漁業種類別縣市別生產量值1(續)'.N19:'_漁業生產量值-漁業種類別縣市別生產量值2(續)'.N19];&#10;  ['_漁業生產量值-漁業種類別縣市別生產量值1(續)'.P19:'_漁業生產量值-漁業種類別縣市別生產量值2(續)'.P19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3</text:p>
          </table:table-cell>
          <table:table-cell office:value-type="string" table:style-name="ce37">
            <text:p><text:s text:c="4"/>棒受網</text:p>
          </table:table-cell>
          <table:table-cell office:value-type="float" office:value="5369.6269999999995" table:formula="of:=IF([.E20]&amp;['_漁業生產量值-漁業種類別縣市別生產量值3(續完)'.E20]&amp;['_漁業生產量值-漁業種類別縣市別生產量值3(續完)'.K20]=&quot;---&quot;;&quot;-&quot;;SUM([.E20];['_漁業生產量值-漁業種類別縣市別生產量值3(續完)'.E20];['_漁業生產量值-漁業種類別縣市別生產量值3(續完)'.K20]))" table:style-name="ce38">
            <text:p>5,370<text:s/></text:p>
          </table:table-cell>
          <table:table-cell office:value-type="float" office:value="544863.79498000001" table:formula="of:=IF([.F20]&amp;['_漁業生產量值-漁業種類別縣市別生產量值3(續完)'.F20]&amp;['_漁業生產量值-漁業種類別縣市別生產量值3(續完)'.L20]=&quot;---&quot;;&quot;-&quot;;SUM([.F20];['_漁業生產量值-漁業種類別縣市別生產量值3(續完)'.F20];['_漁業生產量值-漁業種類別縣市別生產量值3(續完)'.L20]))" table:style-name="ce38">
            <text:p>544,864<text:s/></text:p>
          </table:table-cell>
          <table:table-cell office:value-type="float" office:value="5369.6269999999995" table:formula="of:=IF(&#10; SUM([.G20];[.I20];[.K20];[.M20];[.O20];&#10;  ['_漁業生產量值-漁業種類別縣市別生產量值1(續)'.C20:'_漁業生產量值-漁業種類別縣市別生產量值3(續完)'.C20];&#10;  ['_漁業生產量值-漁業種類別縣市別生產量值1(續)'.E20:'_漁業生產量值-漁業種類別縣市別生產量值2(續)'.E20];&#10;  ['_漁業生產量值-漁業種類別縣市別生產量值1(續)'.G20:'_漁業生產量值-漁業種類別縣市別生產量值2(續)'.G20];&#10;  ['_漁業生產量值-漁業種類別縣市別生產量值1(續)'.I20:'_漁業生產量值-漁業種類別縣市別生產量值2(續)'.I20];&#10;  ['_漁業生產量值-漁業種類別縣市別生產量值1(續)'.K20:'_漁業生產量值-漁業種類別縣市別生產量值2(續)'.K20];&#10;  ['_漁業生產量值-漁業種類別縣市別生產量值1(續)'.M20:'_漁業生產量值-漁業種類別縣市別生產量值2(續)'.M20];&#10;  ['_漁業生產量值-漁業種類別縣市別生產量值1(續)'.O20:'_漁業生產量值-漁業種類別縣市別生產量值2(續)'.O20];&#10; )=0;&quot;-&quot;;SUM([.G20];[.I20];[.K20];[.M20];[.O20];&#10;  ['_漁業生產量值-漁業種類別縣市別生產量值1(續)'.C20:'_漁業生產量值-漁業種類別縣市別生產量值3(續完)'.C20];&#10;  ['_漁業生產量值-漁業種類別縣市別生產量值1(續)'.E20:'_漁業生產量值-漁業種類別縣市別生產量值2(續)'.E20];&#10;  ['_漁業生產量值-漁業種類別縣市別生產量值1(續)'.G20:'_漁業生產量值-漁業種類別縣市別生產量值2(續)'.G20];&#10;  ['_漁業生產量值-漁業種類別縣市別生產量值1(續)'.I20:'_漁業生產量值-漁業種類別縣市別生產量值2(續)'.I20];&#10;  ['_漁業生產量值-漁業種類別縣市別生產量值1(續)'.K20:'_漁業生產量值-漁業種類別縣市別生產量值2(續)'.K20];&#10;  ['_漁業生產量值-漁業種類別縣市別生產量值1(續)'.M20:'_漁業生產量值-漁業種類別縣市別生產量值2(續)'.M20];&#10;  ['_漁業生產量值-漁業種類別縣市別生產量值1(續)'.O20:'_漁業生產量值-漁業種類別縣市別生產量值2(續)'.O20];&#10; )&#10;)" table:style-name="ce39">
            <text:p>5,370<text:s/></text:p>
          </table:table-cell>
          <table:table-cell office:value-type="float" office:value="544863.79498000001" table:formula="of:=IF(&#10; SUM([.H20];[.J20];[.L20];[.N20];[.P20];&#10;  ['_漁業生產量值-漁業種類別縣市別生產量值1(續)'.D20:'_漁業生產量值-漁業種類別縣市別生產量值3(續完)'.D20];&#10;  ['_漁業生產量值-漁業種類別縣市別生產量值1(續)'.F20:'_漁業生產量值-漁業種類別縣市別生產量值2(續)'.F20];&#10;  ['_漁業生產量值-漁業種類別縣市別生產量值1(續)'.H20:'_漁業生產量值-漁業種類別縣市別生產量值2(續)'.H20];&#10;  ['_漁業生產量值-漁業種類別縣市別生產量值1(續)'.J20:'_漁業生產量值-漁業種類別縣市別生產量值2(續)'.J20];&#10;  ['_漁業生產量值-漁業種類別縣市別生產量值1(續)'.L20:'_漁業生產量值-漁業種類別縣市別生產量值2(續)'.L20];&#10;  ['_漁業生產量值-漁業種類別縣市別生產量值1(續)'.N20:'_漁業生產量值-漁業種類別縣市別生產量值2(續)'.N20];&#10;  ['_漁業生產量值-漁業種類別縣市別生產量值1(續)'.P20:'_漁業生產量值-漁業種類別縣市別生產量值2(續)'.P20];&#10; )=0;&quot;-&quot;;SUM([.H20];[.J20];[.L20];[.N20];[.P20];&#10;  ['_漁業生產量值-漁業種類別縣市別生產量值1(續)'.D20:'_漁業生產量值-漁業種類別縣市別生產量值3(續完)'.D20];&#10;  ['_漁業生產量值-漁業種類別縣市別生產量值1(續)'.F20:'_漁業生產量值-漁業種類別縣市別生產量值2(續)'.F20];&#10;  ['_漁業生產量值-漁業種類別縣市別生產量值1(續)'.H20:'_漁業生產量值-漁業種類別縣市別生產量值2(續)'.H20];&#10;  ['_漁業生產量值-漁業種類別縣市別生產量值1(續)'.J20:'_漁業生產量值-漁業種類別縣市別生產量值2(續)'.J20];&#10;  ['_漁業生產量值-漁業種類別縣市別生產量值1(續)'.L20:'_漁業生產量值-漁業種類別縣市別生產量值2(續)'.L20];&#10;  ['_漁業生產量值-漁業種類別縣市別生產量值1(續)'.N20:'_漁業生產量值-漁業種類別縣市別生產量值2(續)'.N20];&#10;  ['_漁業生產量值-漁業種類別縣市別生產量值1(續)'.P20:'_漁業生產量值-漁業種類別縣市別生產量值2(續)'.P20];&#10; )&#10;)" table:style-name="ce39">
            <text:p>544,864<text:s/></text:p>
          </table:table-cell>
          <table:table-cell office:value-type="float" office:value="2733.1179999999999" table:style-name="ce38">
            <text:p>2,733<text:s/></text:p>
          </table:table-cell>
          <table:table-cell office:value-type="float" office:value="436249.50218000001" table:style-name="ce38">
            <text:p>436,25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4.23" table:style-name="ce38">
            <text:p>14<text:s/></text:p>
          </table:table-cell>
          <table:table-cell office:value-type="float" office:value="12095.5" table:style-name="ce38">
            <text:p>12,09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4</text:p>
          </table:table-cell>
          <table:table-cell office:value-type="string" table:style-name="ce37">
            <text:p><text:s text:c="4"/>中小拖網</text:p>
          </table:table-cell>
          <table:table-cell office:value-type="float" office:value="26715.309759999993" table:formula="of:=IF([.E21]&amp;['_漁業生產量值-漁業種類別縣市別生產量值3(續完)'.E21]&amp;['_漁業生產量值-漁業種類別縣市別生產量值3(續完)'.K21]=&quot;---&quot;;&quot;-&quot;;SUM([.E21];['_漁業生產量值-漁業種類別縣市別生產量值3(續完)'.E21];['_漁業生產量值-漁業種類別縣市別生產量值3(續完)'.K21]))" table:style-name="ce38">
            <text:p>26,715<text:s/></text:p>
          </table:table-cell>
          <table:table-cell office:value-type="float" office:value="2901804.1327000004" table:formula="of:=IF([.F21]&amp;['_漁業生產量值-漁業種類別縣市別生產量值3(續完)'.F21]&amp;['_漁業生產量值-漁業種類別縣市別生產量值3(續完)'.L21]=&quot;---&quot;;&quot;-&quot;;SUM([.F21];['_漁業生產量值-漁業種類別縣市別生產量值3(續完)'.F21];['_漁業生產量值-漁業種類別縣市別生產量值3(續完)'.L21]))" table:style-name="ce38">
            <text:p>2,901,804<text:s/></text:p>
          </table:table-cell>
          <table:table-cell office:value-type="float" office:value="26673.460759999994" table:formula="of:=IF(&#10; SUM([.G21];[.I21];[.K21];[.M21];[.O21];&#10;  ['_漁業生產量值-漁業種類別縣市別生產量值1(續)'.C21:'_漁業生產量值-漁業種類別縣市別生產量值3(續完)'.C21];&#10;  ['_漁業生產量值-漁業種類別縣市別生產量值1(續)'.E21:'_漁業生產量值-漁業種類別縣市別生產量值2(續)'.E21];&#10;  ['_漁業生產量值-漁業種類別縣市別生產量值1(續)'.G21:'_漁業生產量值-漁業種類別縣市別生產量值2(續)'.G21];&#10;  ['_漁業生產量值-漁業種類別縣市別生產量值1(續)'.I21:'_漁業生產量值-漁業種類別縣市別生產量值2(續)'.I21];&#10;  ['_漁業生產量值-漁業種類別縣市別生產量值1(續)'.K21:'_漁業生產量值-漁業種類別縣市別生產量值2(續)'.K21];&#10;  ['_漁業生產量值-漁業種類別縣市別生產量值1(續)'.M21:'_漁業生產量值-漁業種類別縣市別生產量值2(續)'.M21];&#10;  ['_漁業生產量值-漁業種類別縣市別生產量值1(續)'.O21:'_漁業生產量值-漁業種類別縣市別生產量值2(續)'.O21];&#10; )=0;&quot;-&quot;;SUM([.G21];[.I21];[.K21];[.M21];[.O21];&#10;  ['_漁業生產量值-漁業種類別縣市別生產量值1(續)'.C21:'_漁業生產量值-漁業種類別縣市別生產量值3(續完)'.C21];&#10;  ['_漁業生產量值-漁業種類別縣市別生產量值1(續)'.E21:'_漁業生產量值-漁業種類別縣市別生產量值2(續)'.E21];&#10;  ['_漁業生產量值-漁業種類別縣市別生產量值1(續)'.G21:'_漁業生產量值-漁業種類別縣市別生產量值2(續)'.G21];&#10;  ['_漁業生產量值-漁業種類別縣市別生產量值1(續)'.I21:'_漁業生產量值-漁業種類別縣市別生產量值2(續)'.I21];&#10;  ['_漁業生產量值-漁業種類別縣市別生產量值1(續)'.K21:'_漁業生產量值-漁業種類別縣市別生產量值2(續)'.K21];&#10;  ['_漁業生產量值-漁業種類別縣市別生產量值1(續)'.M21:'_漁業生產量值-漁業種類別縣市別生產量值2(續)'.M21];&#10;  ['_漁業生產量值-漁業種類別縣市別生產量值1(續)'.O21:'_漁業生產量值-漁業種類別縣市別生產量值2(續)'.O21];&#10; )&#10;)" table:style-name="ce39">
            <text:p>26,673<text:s/></text:p>
          </table:table-cell>
          <table:table-cell office:value-type="float" office:value="2893049.2202000003" table:formula="of:=IF(&#10; SUM([.H21];[.J21];[.L21];[.N21];[.P21];&#10;  ['_漁業生產量值-漁業種類別縣市別生產量值1(續)'.D21:'_漁業生產量值-漁業種類別縣市別生產量值3(續完)'.D21];&#10;  ['_漁業生產量值-漁業種類別縣市別生產量值1(續)'.F21:'_漁業生產量值-漁業種類別縣市別生產量值2(續)'.F21];&#10;  ['_漁業生產量值-漁業種類別縣市別生產量值1(續)'.H21:'_漁業生產量值-漁業種類別縣市別生產量值2(續)'.H21];&#10;  ['_漁業生產量值-漁業種類別縣市別生產量值1(續)'.J21:'_漁業生產量值-漁業種類別縣市別生產量值2(續)'.J21];&#10;  ['_漁業生產量值-漁業種類別縣市別生產量值1(續)'.L21:'_漁業生產量值-漁業種類別縣市別生產量值2(續)'.L21];&#10;  ['_漁業生產量值-漁業種類別縣市別生產量值1(續)'.N21:'_漁業生產量值-漁業種類別縣市別生產量值2(續)'.N21];&#10;  ['_漁業生產量值-漁業種類別縣市別生產量值1(續)'.P21:'_漁業生產量值-漁業種類別縣市別生產量值2(續)'.P21];&#10; )=0;&quot;-&quot;;SUM([.H21];[.J21];[.L21];[.N21];[.P21];&#10;  ['_漁業生產量值-漁業種類別縣市別生產量值1(續)'.D21:'_漁業生產量值-漁業種類別縣市別生產量值3(續完)'.D21];&#10;  ['_漁業生產量值-漁業種類別縣市別生產量值1(續)'.F21:'_漁業生產量值-漁業種類別縣市別生產量值2(續)'.F21];&#10;  ['_漁業生產量值-漁業種類別縣市別生產量值1(續)'.H21:'_漁業生產量值-漁業種類別縣市別生產量值2(續)'.H21];&#10;  ['_漁業生產量值-漁業種類別縣市別生產量值1(續)'.J21:'_漁業生產量值-漁業種類別縣市別生產量值2(續)'.J21];&#10;  ['_漁業生產量值-漁業種類別縣市別生產量值1(續)'.L21:'_漁業生產量值-漁業種類別縣市別生產量值2(續)'.L21];&#10;  ['_漁業生產量值-漁業種類別縣市別生產量值1(續)'.N21:'_漁業生產量值-漁業種類別縣市別生產量值2(續)'.N21];&#10;  ['_漁業生產量值-漁業種類別縣市別生產量值1(續)'.P21:'_漁業生產量值-漁業種類別縣市別生產量值2(續)'.P21];&#10; )&#10;)" table:style-name="ce39">
            <text:p>2,893,049<text:s/></text:p>
          </table:table-cell>
          <table:table-cell office:value-type="float" office:value="6903.2" table:style-name="ce38">
            <text:p>6,903<text:s/></text:p>
          </table:table-cell>
          <table:table-cell office:value-type="float" office:value="470925.30200000003" table:style-name="ce38">
            <text:p>470,92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09.86" table:style-name="ce38">
            <text:p>110<text:s/></text:p>
          </table:table-cell>
          <table:table-cell office:value-type="float" office:value="93381" table:style-name="ce38">
            <text:p>93,381<text:s/></text:p>
          </table:table-cell>
          <table:table-cell office:value-type="float" office:value="586.28602999999998" table:style-name="ce38">
            <text:p>586<text:s/></text:p>
          </table:table-cell>
          <table:table-cell office:value-type="float" office:value="116835.48427" table:style-name="ce38">
            <text:p>116,835<text:s/></text:p>
          </table:table-cell>
          <table:table-cell office:value-type="float" office:value="404.05419999999998" table:style-name="ce38">
            <text:p>404<text:s/></text:p>
          </table:table-cell>
          <table:table-cell office:value-type="float" office:value="71780.758700000006" table:style-name="ce38">
            <text:p>71,781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5</text:p>
          </table:table-cell>
          <table:table-cell office:value-type="string" table:style-name="ce37">
            <text:p><text:s text:c="4"/>刺網</text:p>
          </table:table-cell>
          <table:table-cell office:value-type="float" office:value="3123.0350799999997" table:formula="of:=IF([.E22]&amp;['_漁業生產量值-漁業種類別縣市別生產量值3(續完)'.E22]&amp;['_漁業生產量值-漁業種類別縣市別生產量值3(續完)'.K22]=&quot;---&quot;;&quot;-&quot;;SUM([.E22];['_漁業生產量值-漁業種類別縣市別生產量值3(續完)'.E22];['_漁業生產量值-漁業種類別縣市別生產量值3(續完)'.K22]))" table:style-name="ce38">
            <text:p>3,123<text:s/></text:p>
          </table:table-cell>
          <table:table-cell office:value-type="float" office:value="458668.11645000003" table:formula="of:=IF([.F22]&amp;['_漁業生產量值-漁業種類別縣市別生產量值3(續完)'.F22]&amp;['_漁業生產量值-漁業種類別縣市別生產量值3(續完)'.L22]=&quot;---&quot;;&quot;-&quot;;SUM([.F22];['_漁業生產量值-漁業種類別縣市別生產量值3(續完)'.F22];['_漁業生產量值-漁業種類別縣市別生產量值3(續完)'.L22]))" table:style-name="ce38">
            <text:p>458,668<text:s/></text:p>
          </table:table-cell>
          <table:table-cell office:value-type="float" office:value="3036.8763799999997" table:formula="of:=IF(&#10; SUM([.G22];[.I22];[.K22];[.M22];[.O22];&#10;  ['_漁業生產量值-漁業種類別縣市別生產量值1(續)'.C22:'_漁業生產量值-漁業種類別縣市別生產量值3(續完)'.C22];&#10;  ['_漁業生產量值-漁業種類別縣市別生產量值1(續)'.E22:'_漁業生產量值-漁業種類別縣市別生產量值2(續)'.E22];&#10;  ['_漁業生產量值-漁業種類別縣市別生產量值1(續)'.G22:'_漁業生產量值-漁業種類別縣市別生產量值2(續)'.G22];&#10;  ['_漁業生產量值-漁業種類別縣市別生產量值1(續)'.I22:'_漁業生產量值-漁業種類別縣市別生產量值2(續)'.I22];&#10;  ['_漁業生產量值-漁業種類別縣市別生產量值1(續)'.K22:'_漁業生產量值-漁業種類別縣市別生產量值2(續)'.K22];&#10;  ['_漁業生產量值-漁業種類別縣市別生產量值1(續)'.M22:'_漁業生產量值-漁業種類別縣市別生產量值2(續)'.M22];&#10;  ['_漁業生產量值-漁業種類別縣市別生產量值1(續)'.O22:'_漁業生產量值-漁業種類別縣市別生產量值2(續)'.O22];&#10; )=0;&quot;-&quot;;SUM([.G22];[.I22];[.K22];[.M22];[.O22];&#10;  ['_漁業生產量值-漁業種類別縣市別生產量值1(續)'.C22:'_漁業生產量值-漁業種類別縣市別生產量值3(續完)'.C22];&#10;  ['_漁業生產量值-漁業種類別縣市別生產量值1(續)'.E22:'_漁業生產量值-漁業種類別縣市別生產量值2(續)'.E22];&#10;  ['_漁業生產量值-漁業種類別縣市別生產量值1(續)'.G22:'_漁業生產量值-漁業種類別縣市別生產量值2(續)'.G22];&#10;  ['_漁業生產量值-漁業種類別縣市別生產量值1(續)'.I22:'_漁業生產量值-漁業種類別縣市別生產量值2(續)'.I22];&#10;  ['_漁業生產量值-漁業種類別縣市別生產量值1(續)'.K22:'_漁業生產量值-漁業種類別縣市別生產量值2(續)'.K22];&#10;  ['_漁業生產量值-漁業種類別縣市別生產量值1(續)'.M22:'_漁業生產量值-漁業種類別縣市別生產量值2(續)'.M22];&#10;  ['_漁業生產量值-漁業種類別縣市別生產量值1(續)'.O22:'_漁業生產量值-漁業種類別縣市別生產量值2(續)'.O22];&#10; )&#10;)" table:style-name="ce39">
            <text:p>3,037<text:s/></text:p>
          </table:table-cell>
          <table:table-cell office:value-type="float" office:value="438411.97020000004" table:formula="of:=IF(&#10; SUM([.H22];[.J22];[.L22];[.N22];[.P22];&#10;  ['_漁業生產量值-漁業種類別縣市別生產量值1(續)'.D22:'_漁業生產量值-漁業種類別縣市別生產量值3(續完)'.D22];&#10;  ['_漁業生產量值-漁業種類別縣市別生產量值1(續)'.F22:'_漁業生產量值-漁業種類別縣市別生產量值2(續)'.F22];&#10;  ['_漁業生產量值-漁業種類別縣市別生產量值1(續)'.H22:'_漁業生產量值-漁業種類別縣市別生產量值2(續)'.H22];&#10;  ['_漁業生產量值-漁業種類別縣市別生產量值1(續)'.J22:'_漁業生產量值-漁業種類別縣市別生產量值2(續)'.J22];&#10;  ['_漁業生產量值-漁業種類別縣市別生產量值1(續)'.L22:'_漁業生產量值-漁業種類別縣市別生產量值2(續)'.L22];&#10;  ['_漁業生產量值-漁業種類別縣市別生產量值1(續)'.N22:'_漁業生產量值-漁業種類別縣市別生產量值2(續)'.N22];&#10;  ['_漁業生產量值-漁業種類別縣市別生產量值1(續)'.P22:'_漁業生產量值-漁業種類別縣市別生產量值2(續)'.P22];&#10; )=0;&quot;-&quot;;SUM([.H22];[.J22];[.L22];[.N22];[.P22];&#10;  ['_漁業生產量值-漁業種類別縣市別生產量值1(續)'.D22:'_漁業生產量值-漁業種類別縣市別生產量值3(續完)'.D22];&#10;  ['_漁業生產量值-漁業種類別縣市別生產量值1(續)'.F22:'_漁業生產量值-漁業種類別縣市別生產量值2(續)'.F22];&#10;  ['_漁業生產量值-漁業種類別縣市別生產量值1(續)'.H22:'_漁業生產量值-漁業種類別縣市別生產量值2(續)'.H22];&#10;  ['_漁業生產量值-漁業種類別縣市別生產量值1(續)'.J22:'_漁業生產量值-漁業種類別縣市別生產量值2(續)'.J22];&#10;  ['_漁業生產量值-漁業種類別縣市別生產量值1(續)'.L22:'_漁業生產量值-漁業種類別縣市別生產量值2(續)'.L22];&#10;  ['_漁業生產量值-漁業種類別縣市別生產量值1(續)'.N22:'_漁業生產量值-漁業種類別縣市別生產量值2(續)'.N22];&#10;  ['_漁業生產量值-漁業種類別縣市別生產量值1(續)'.P22:'_漁業生產量值-漁業種類別縣市別生產量值2(續)'.P22];&#10; )&#10;)" table:style-name="ce39">
            <text:p>438,412<text:s/></text:p>
          </table:table-cell>
          <table:table-cell office:value-type="float" office:value="401.42500000000001" table:style-name="ce38">
            <text:p>401<text:s/></text:p>
          </table:table-cell>
          <table:table-cell office:value-type="float" office:value="67215.875" table:style-name="ce38">
            <text:p>67,21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20.99975000000001" table:style-name="ce38">
            <text:p>421<text:s/></text:p>
          </table:table-cell>
          <table:table-cell office:value-type="float" office:value="63242.484129999997" table:style-name="ce38">
            <text:p>63,242<text:s/></text:p>
          </table:table-cell>
          <table:table-cell office:value-type="float" office:value="287.9665" table:style-name="ce38">
            <text:p>288<text:s/></text:p>
          </table:table-cell>
          <table:table-cell office:value-type="float" office:value="62327.583550000003" table:style-name="ce38">
            <text:p>62,32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6</text:p>
          </table:table-cell>
          <table:table-cell office:value-type="string" table:style-name="ce37">
            <text:p><text:s text:c="4"/>扒網</text:p>
          </table:table-cell>
          <table:table-cell office:value-type="float" office:value="80306.647999999986" table:formula="of:=IF([.E23]&amp;['_漁業生產量值-漁業種類別縣市別生產量值3(續完)'.E23]&amp;['_漁業生產量值-漁業種類別縣市別生產量值3(續完)'.K23]=&quot;---&quot;;&quot;-&quot;;SUM([.E23];['_漁業生產量值-漁業種類別縣市別生產量值3(續完)'.E23];['_漁業生產量值-漁業種類別縣市別生產量值3(續完)'.K23]))" table:style-name="ce38">
            <text:p>80,307<text:s/></text:p>
          </table:table-cell>
          <table:table-cell office:value-type="float" office:value="3084279.5567399999" table:formula="of:=IF([.F23]&amp;['_漁業生產量值-漁業種類別縣市別生產量值3(續完)'.F23]&amp;['_漁業生產量值-漁業種類別縣市別生產量值3(續完)'.L23]=&quot;---&quot;;&quot;-&quot;;SUM([.F23];['_漁業生產量值-漁業種類別縣市別生產量值3(續完)'.F23];['_漁業生產量值-漁業種類別縣市別生產量值3(續完)'.L23]))" table:style-name="ce38">
            <text:p>3,084,280<text:s/></text:p>
          </table:table-cell>
          <table:table-cell office:value-type="float" office:value="80306.647999999986" table:formula="of:=IF(&#10; SUM([.G23];[.I23];[.K23];[.M23];[.O23];&#10;  ['_漁業生產量值-漁業種類別縣市別生產量值1(續)'.C23:'_漁業生產量值-漁業種類別縣市別生產量值3(續完)'.C23];&#10;  ['_漁業生產量值-漁業種類別縣市別生產量值1(續)'.E23:'_漁業生產量值-漁業種類別縣市別生產量值2(續)'.E23];&#10;  ['_漁業生產量值-漁業種類別縣市別生產量值1(續)'.G23:'_漁業生產量值-漁業種類別縣市別生產量值2(續)'.G23];&#10;  ['_漁業生產量值-漁業種類別縣市別生產量值1(續)'.I23:'_漁業生產量值-漁業種類別縣市別生產量值2(續)'.I23];&#10;  ['_漁業生產量值-漁業種類別縣市別生產量值1(續)'.K23:'_漁業生產量值-漁業種類別縣市別生產量值2(續)'.K23];&#10;  ['_漁業生產量值-漁業種類別縣市別生產量值1(續)'.M23:'_漁業生產量值-漁業種類別縣市別生產量值2(續)'.M23];&#10;  ['_漁業生產量值-漁業種類別縣市別生產量值1(續)'.O23:'_漁業生產量值-漁業種類別縣市別生產量值2(續)'.O23];&#10; )=0;&quot;-&quot;;SUM([.G23];[.I23];[.K23];[.M23];[.O23];&#10;  ['_漁業生產量值-漁業種類別縣市別生產量值1(續)'.C23:'_漁業生產量值-漁業種類別縣市別生產量值3(續完)'.C23];&#10;  ['_漁業生產量值-漁業種類別縣市別生產量值1(續)'.E23:'_漁業生產量值-漁業種類別縣市別生產量值2(續)'.E23];&#10;  ['_漁業生產量值-漁業種類別縣市別生產量值1(續)'.G23:'_漁業生產量值-漁業種類別縣市別生產量值2(續)'.G23];&#10;  ['_漁業生產量值-漁業種類別縣市別生產量值1(續)'.I23:'_漁業生產量值-漁業種類別縣市別生產量值2(續)'.I23];&#10;  ['_漁業生產量值-漁業種類別縣市別生產量值1(續)'.K23:'_漁業生產量值-漁業種類別縣市別生產量值2(續)'.K23];&#10;  ['_漁業生產量值-漁業種類別縣市別生產量值1(續)'.M23:'_漁業生產量值-漁業種類別縣市別生產量值2(續)'.M23];&#10;  ['_漁業生產量值-漁業種類別縣市別生產量值1(續)'.O23:'_漁業生產量值-漁業種類別縣市別生產量值2(續)'.O23];&#10; )&#10;)" table:style-name="ce39">
            <text:p>80,307<text:s/></text:p>
          </table:table-cell>
          <table:table-cell office:value-type="float" office:value="3084279.5567399999" table:formula="of:=IF(&#10; SUM([.H23];[.J23];[.L23];[.N23];[.P23];&#10;  ['_漁業生產量值-漁業種類別縣市別生產量值1(續)'.D23:'_漁業生產量值-漁業種類別縣市別生產量值3(續完)'.D23];&#10;  ['_漁業生產量值-漁業種類別縣市別生產量值1(續)'.F23:'_漁業生產量值-漁業種類別縣市別生產量值2(續)'.F23];&#10;  ['_漁業生產量值-漁業種類別縣市別生產量值1(續)'.H23:'_漁業生產量值-漁業種類別縣市別生產量值2(續)'.H23];&#10;  ['_漁業生產量值-漁業種類別縣市別生產量值1(續)'.J23:'_漁業生產量值-漁業種類別縣市別生產量值2(續)'.J23];&#10;  ['_漁業生產量值-漁業種類別縣市別生產量值1(續)'.L23:'_漁業生產量值-漁業種類別縣市別生產量值2(續)'.L23];&#10;  ['_漁業生產量值-漁業種類別縣市別生產量值1(續)'.N23:'_漁業生產量值-漁業種類別縣市別生產量值2(續)'.N23];&#10;  ['_漁業生產量值-漁業種類別縣市別生產量值1(續)'.P23:'_漁業生產量值-漁業種類別縣市別生產量值2(續)'.P23];&#10; )=0;&quot;-&quot;;SUM([.H23];[.J23];[.L23];[.N23];[.P23];&#10;  ['_漁業生產量值-漁業種類別縣市別生產量值1(續)'.D23:'_漁業生產量值-漁業種類別縣市別生產量值3(續完)'.D23];&#10;  ['_漁業生產量值-漁業種類別縣市別生產量值1(續)'.F23:'_漁業生產量值-漁業種類別縣市別生產量值2(續)'.F23];&#10;  ['_漁業生產量值-漁業種類別縣市別生產量值1(續)'.H23:'_漁業生產量值-漁業種類別縣市別生產量值2(續)'.H23];&#10;  ['_漁業生產量值-漁業種類別縣市別生產量值1(續)'.J23:'_漁業生產量值-漁業種類別縣市別生產量值2(續)'.J23];&#10;  ['_漁業生產量值-漁業種類別縣市別生產量值1(續)'.L23:'_漁業生產量值-漁業種類別縣市別生產量值2(續)'.L23];&#10;  ['_漁業生產量值-漁業種類別縣市別生產量值1(續)'.N23:'_漁業生產量值-漁業種類別縣市別生產量值2(續)'.N23];&#10;  ['_漁業生產量值-漁業種類別縣市別生產量值1(續)'.P23:'_漁業生產量值-漁業種類別縣市別生產量值2(續)'.P23];&#10; )&#10;)" table:style-name="ce39">
            <text:p>3,084,280<text:s/></text:p>
          </table:table-cell>
          <table:table-cell office:value-type="float" office:value="13015.339" table:style-name="ce38">
            <text:p>13,015<text:s/></text:p>
          </table:table-cell>
          <table:table-cell office:value-type="float" office:value="910682.47499999998" table:style-name="ce38">
            <text:p>910,68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06.17399999999998" table:style-name="ce38">
            <text:p>406<text:s/></text:p>
          </table:table-cell>
          <table:table-cell office:value-type="float" office:value="17724.282899999998" table:style-name="ce38">
            <text:p>17,724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49</text:p>
          </table:table-cell>
          <table:table-cell office:value-type="string" table:style-name="ce37">
            <text:p><text:s text:c="4"/>其他網</text:p>
          </table:table-cell>
          <table:table-cell office:value-type="float" office:value="87.601699999999994" table:formula="of:=IF([.E24]&amp;['_漁業生產量值-漁業種類別縣市別生產量值3(續完)'.E24]&amp;['_漁業生產量值-漁業種類別縣市別生產量值3(續完)'.K24]=&quot;---&quot;;&quot;-&quot;;SUM([.E24];['_漁業生產量值-漁業種類別縣市別生產量值3(續完)'.E24];['_漁業生產量值-漁業種類別縣市別生產量值3(續完)'.K24]))" table:style-name="ce38">
            <text:p>88<text:s/></text:p>
          </table:table-cell>
          <table:table-cell office:value-type="float" office:value="17630.161600000003" table:formula="of:=IF([.F24]&amp;['_漁業生產量值-漁業種類別縣市別生產量值3(續完)'.F24]&amp;['_漁業生產量值-漁業種類別縣市別生產量值3(續完)'.L24]=&quot;---&quot;;&quot;-&quot;;SUM([.F24];['_漁業生產量值-漁業種類別縣市別生產量值3(續完)'.F24];['_漁業生產量值-漁業種類別縣市別生產量值3(續完)'.L24]))" table:style-name="ce38">
            <text:p>17,630<text:s/></text:p>
          </table:table-cell>
          <table:table-cell office:value-type="float" office:value="87.601699999999994" table:formula="of:=IF(&#10; SUM([.G24];[.I24];[.K24];[.M24];[.O24];&#10;  ['_漁業生產量值-漁業種類別縣市別生產量值1(續)'.C24:'_漁業生產量值-漁業種類別縣市別生產量值3(續完)'.C24];&#10;  ['_漁業生產量值-漁業種類別縣市別生產量值1(續)'.E24:'_漁業生產量值-漁業種類別縣市別生產量值2(續)'.E24];&#10;  ['_漁業生產量值-漁業種類別縣市別生產量值1(續)'.G24:'_漁業生產量值-漁業種類別縣市別生產量值2(續)'.G24];&#10;  ['_漁業生產量值-漁業種類別縣市別生產量值1(續)'.I24:'_漁業生產量值-漁業種類別縣市別生產量值2(續)'.I24];&#10;  ['_漁業生產量值-漁業種類別縣市別生產量值1(續)'.K24:'_漁業生產量值-漁業種類別縣市別生產量值2(續)'.K24];&#10;  ['_漁業生產量值-漁業種類別縣市別生產量值1(續)'.M24:'_漁業生產量值-漁業種類別縣市別生產量值2(續)'.M24];&#10;  ['_漁業生產量值-漁業種類別縣市別生產量值1(續)'.O24:'_漁業生產量值-漁業種類別縣市別生產量值2(續)'.O24];&#10; )=0;&quot;-&quot;;SUM([.G24];[.I24];[.K24];[.M24];[.O24];&#10;  ['_漁業生產量值-漁業種類別縣市別生產量值1(續)'.C24:'_漁業生產量值-漁業種類別縣市別生產量值3(續完)'.C24];&#10;  ['_漁業生產量值-漁業種類別縣市別生產量值1(續)'.E24:'_漁業生產量值-漁業種類別縣市別生產量值2(續)'.E24];&#10;  ['_漁業生產量值-漁業種類別縣市別生產量值1(續)'.G24:'_漁業生產量值-漁業種類別縣市別生產量值2(續)'.G24];&#10;  ['_漁業生產量值-漁業種類別縣市別生產量值1(續)'.I24:'_漁業生產量值-漁業種類別縣市別生產量值2(續)'.I24];&#10;  ['_漁業生產量值-漁業種類別縣市別生產量值1(續)'.K24:'_漁業生產量值-漁業種類別縣市別生產量值2(續)'.K24];&#10;  ['_漁業生產量值-漁業種類別縣市別生產量值1(續)'.M24:'_漁業生產量值-漁業種類別縣市別生產量值2(續)'.M24];&#10;  ['_漁業生產量值-漁業種類別縣市別生產量值1(續)'.O24:'_漁業生產量值-漁業種類別縣市別生產量值2(續)'.O24];&#10; )&#10;)" table:style-name="ce39">
            <text:p>88<text:s/></text:p>
          </table:table-cell>
          <table:table-cell office:value-type="float" office:value="17630.161600000003" table:formula="of:=IF(&#10; SUM([.H24];[.J24];[.L24];[.N24];[.P24];&#10;  ['_漁業生產量值-漁業種類別縣市別生產量值1(續)'.D24:'_漁業生產量值-漁業種類別縣市別生產量值3(續完)'.D24];&#10;  ['_漁業生產量值-漁業種類別縣市別生產量值1(續)'.F24:'_漁業生產量值-漁業種類別縣市別生產量值2(續)'.F24];&#10;  ['_漁業生產量值-漁業種類別縣市別生產量值1(續)'.H24:'_漁業生產量值-漁業種類別縣市別生產量值2(續)'.H24];&#10;  ['_漁業生產量值-漁業種類別縣市別生產量值1(續)'.J24:'_漁業生產量值-漁業種類別縣市別生產量值2(續)'.J24];&#10;  ['_漁業生產量值-漁業種類別縣市別生產量值1(續)'.L24:'_漁業生產量值-漁業種類別縣市別生產量值2(續)'.L24];&#10;  ['_漁業生產量值-漁業種類別縣市別生產量值1(續)'.N24:'_漁業生產量值-漁業種類別縣市別生產量值2(續)'.N24];&#10;  ['_漁業生產量值-漁業種類別縣市別生產量值1(續)'.P24:'_漁業生產量值-漁業種類別縣市別生產量值2(續)'.P24];&#10; )=0;&quot;-&quot;;SUM([.H24];[.J24];[.L24];[.N24];[.P24];&#10;  ['_漁業生產量值-漁業種類別縣市別生產量值1(續)'.D24:'_漁業生產量值-漁業種類別縣市別生產量值3(續完)'.D24];&#10;  ['_漁業生產量值-漁業種類別縣市別生產量值1(續)'.F24:'_漁業生產量值-漁業種類別縣市別生產量值2(續)'.F24];&#10;  ['_漁業生產量值-漁業種類別縣市別生產量值1(續)'.H24:'_漁業生產量值-漁業種類別縣市別生產量值2(續)'.H24];&#10;  ['_漁業生產量值-漁業種類別縣市別生產量值1(續)'.J24:'_漁業生產量值-漁業種類別縣市別生產量值2(續)'.J24];&#10;  ['_漁業生產量值-漁業種類別縣市別生產量值1(續)'.L24:'_漁業生產量值-漁業種類別縣市別生產量值2(續)'.L24];&#10;  ['_漁業生產量值-漁業種類別縣市別生產量值1(續)'.N24:'_漁業生產量值-漁業種類別縣市別生產量值2(續)'.N24];&#10;  ['_漁業生產量值-漁業種類別縣市別生產量值1(續)'.P24:'_漁業生產量值-漁業種類別縣市別生產量值2(續)'.P24];&#10; )&#10;)" table:style-name="ce39">
            <text:p>17,63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0</text:p>
          </table:table-cell>
          <table:table-cell office:value-type="string" table:style-name="ce37">
            <text:p><text:s text:c="4"/>鮪延繩釣</text:p>
          </table:table-cell>
          <table:table-cell office:value-type="float" office:value="15466.5059" table:formula="of:=IF([.E25]&amp;['_漁業生產量值-漁業種類別縣市別生產量值3(續完)'.E25]&amp;['_漁業生產量值-漁業種類別縣市別生產量值3(續完)'.K25]=&quot;---&quot;;&quot;-&quot;;SUM([.E25];['_漁業生產量值-漁業種類別縣市別生產量值3(續完)'.E25];['_漁業生產量值-漁業種類別縣市別生產量值3(續完)'.K25]))" table:style-name="ce38">
            <text:p>15,467<text:s/></text:p>
          </table:table-cell>
          <table:table-cell office:value-type="float" office:value="1958414.7172299998" table:formula="of:=IF([.F25]&amp;['_漁業生產量值-漁業種類別縣市別生產量值3(續完)'.F25]&amp;['_漁業生產量值-漁業種類別縣市別生產量值3(續完)'.L25]=&quot;---&quot;;&quot;-&quot;;SUM([.F25];['_漁業生產量值-漁業種類別縣市別生產量值3(續完)'.F25];['_漁業生產量值-漁業種類別縣市別生產量值3(續完)'.L25]))" table:style-name="ce38">
            <text:p>1,958,415<text:s/></text:p>
          </table:table-cell>
          <table:table-cell office:value-type="float" office:value="15466.5059" table:formula="of:=IF(&#10; SUM([.G25];[.I25];[.K25];[.M25];[.O25];&#10;  ['_漁業生產量值-漁業種類別縣市別生產量值1(續)'.C25:'_漁業生產量值-漁業種類別縣市別生產量值3(續完)'.C25];&#10;  ['_漁業生產量值-漁業種類別縣市別生產量值1(續)'.E25:'_漁業生產量值-漁業種類別縣市別生產量值2(續)'.E25];&#10;  ['_漁業生產量值-漁業種類別縣市別生產量值1(續)'.G25:'_漁業生產量值-漁業種類別縣市別生產量值2(續)'.G25];&#10;  ['_漁業生產量值-漁業種類別縣市別生產量值1(續)'.I25:'_漁業生產量值-漁業種類別縣市別生產量值2(續)'.I25];&#10;  ['_漁業生產量值-漁業種類別縣市別生產量值1(續)'.K25:'_漁業生產量值-漁業種類別縣市別生產量值2(續)'.K25];&#10;  ['_漁業生產量值-漁業種類別縣市別生產量值1(續)'.M25:'_漁業生產量值-漁業種類別縣市別生產量值2(續)'.M25];&#10;  ['_漁業生產量值-漁業種類別縣市別生產量值1(續)'.O25:'_漁業生產量值-漁業種類別縣市別生產量值2(續)'.O25];&#10; )=0;&quot;-&quot;;SUM([.G25];[.I25];[.K25];[.M25];[.O25];&#10;  ['_漁業生產量值-漁業種類別縣市別生產量值1(續)'.C25:'_漁業生產量值-漁業種類別縣市別生產量值3(續完)'.C25];&#10;  ['_漁業生產量值-漁業種類別縣市別生產量值1(續)'.E25:'_漁業生產量值-漁業種類別縣市別生產量值2(續)'.E25];&#10;  ['_漁業生產量值-漁業種類別縣市別生產量值1(續)'.G25:'_漁業生產量值-漁業種類別縣市別生產量值2(續)'.G25];&#10;  ['_漁業生產量值-漁業種類別縣市別生產量值1(續)'.I25:'_漁業生產量值-漁業種類別縣市別生產量值2(續)'.I25];&#10;  ['_漁業生產量值-漁業種類別縣市別生產量值1(續)'.K25:'_漁業生產量值-漁業種類別縣市別生產量值2(續)'.K25];&#10;  ['_漁業生產量值-漁業種類別縣市別生產量值1(續)'.M25:'_漁業生產量值-漁業種類別縣市別生產量值2(續)'.M25];&#10;  ['_漁業生產量值-漁業種類別縣市別生產量值1(續)'.O25:'_漁業生產量值-漁業種類別縣市別生產量值2(續)'.O25];&#10; )&#10;)" table:style-name="ce39">
            <text:p>15,467<text:s/></text:p>
          </table:table-cell>
          <table:table-cell office:value-type="float" office:value="1958414.7172299998" table:formula="of:=IF(&#10; SUM([.H25];[.J25];[.L25];[.N25];[.P25];&#10;  ['_漁業生產量值-漁業種類別縣市別生產量值1(續)'.D25:'_漁業生產量值-漁業種類別縣市別生產量值3(續完)'.D25];&#10;  ['_漁業生產量值-漁業種類別縣市別生產量值1(續)'.F25:'_漁業生產量值-漁業種類別縣市別生產量值2(續)'.F25];&#10;  ['_漁業生產量值-漁業種類別縣市別生產量值1(續)'.H25:'_漁業生產量值-漁業種類別縣市別生產量值2(續)'.H25];&#10;  ['_漁業生產量值-漁業種類別縣市別生產量值1(續)'.J25:'_漁業生產量值-漁業種類別縣市別生產量值2(續)'.J25];&#10;  ['_漁業生產量值-漁業種類別縣市別生產量值1(續)'.L25:'_漁業生產量值-漁業種類別縣市別生產量值2(續)'.L25];&#10;  ['_漁業生產量值-漁業種類別縣市別生產量值1(續)'.N25:'_漁業生產量值-漁業種類別縣市別生產量值2(續)'.N25];&#10;  ['_漁業生產量值-漁業種類別縣市別生產量值1(續)'.P25:'_漁業生產量值-漁業種類別縣市別生產量值2(續)'.P25];&#10; )=0;&quot;-&quot;;SUM([.H25];[.J25];[.L25];[.N25];[.P25];&#10;  ['_漁業生產量值-漁業種類別縣市別生產量值1(續)'.D25:'_漁業生產量值-漁業種類別縣市別生產量值3(續完)'.D25];&#10;  ['_漁業生產量值-漁業種類別縣市別生產量值1(續)'.F25:'_漁業生產量值-漁業種類別縣市別生產量值2(續)'.F25];&#10;  ['_漁業生產量值-漁業種類別縣市別生產量值1(續)'.H25:'_漁業生產量值-漁業種類別縣市別生產量值2(續)'.H25];&#10;  ['_漁業生產量值-漁業種類別縣市別生產量值1(續)'.J25:'_漁業生產量值-漁業種類別縣市別生產量值2(續)'.J25];&#10;  ['_漁業生產量值-漁業種類別縣市別生產量值1(續)'.L25:'_漁業生產量值-漁業種類別縣市別生產量值2(續)'.L25];&#10;  ['_漁業生產量值-漁業種類別縣市別生產量值1(續)'.N25:'_漁業生產量值-漁業種類別縣市別生產量值2(續)'.N25];&#10;  ['_漁業生產量值-漁業種類別縣市別生產量值1(續)'.P25:'_漁業生產量值-漁業種類別縣市別生產量值2(續)'.P25];&#10; )&#10;)" table:style-name="ce39">
            <text:p>1,958,41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1</text:p>
          </table:table-cell>
          <table:table-cell office:value-type="string" table:style-name="ce37">
            <text:p><text:s text:c="4"/>雜魚延繩釣</text:p>
          </table:table-cell>
          <table:table-cell office:value-type="float" office:value="2382.2641199999998" table:formula="of:=IF([.E26]&amp;['_漁業生產量值-漁業種類別縣市別生產量值3(續完)'.E26]&amp;['_漁業生產量值-漁業種類別縣市別生產量值3(續完)'.K26]=&quot;---&quot;;&quot;-&quot;;SUM([.E26];['_漁業生產量值-漁業種類別縣市別生產量值3(續完)'.E26];['_漁業生產量值-漁業種類別縣市別生產量值3(續完)'.K26]))" table:style-name="ce38">
            <text:p>2,382<text:s/></text:p>
          </table:table-cell>
          <table:table-cell office:value-type="float" office:value="417518.04084000009" table:formula="of:=IF([.F26]&amp;['_漁業生產量值-漁業種類別縣市別生產量值3(續完)'.F26]&amp;['_漁業生產量值-漁業種類別縣市別生產量值3(續完)'.L26]=&quot;---&quot;;&quot;-&quot;;SUM([.F26];['_漁業生產量值-漁業種類別縣市別生產量值3(續完)'.F26];['_漁業生產量值-漁業種類別縣市別生產量值3(續完)'.L26]))" table:style-name="ce38">
            <text:p>417,518<text:s/></text:p>
          </table:table-cell>
          <table:table-cell office:value-type="float" office:value="2382.2641199999998" table:formula="of:=IF(&#10; SUM([.G26];[.I26];[.K26];[.M26];[.O26];&#10;  ['_漁業生產量值-漁業種類別縣市別生產量值1(續)'.C26:'_漁業生產量值-漁業種類別縣市別生產量值3(續完)'.C26];&#10;  ['_漁業生產量值-漁業種類別縣市別生產量值1(續)'.E26:'_漁業生產量值-漁業種類別縣市別生產量值2(續)'.E26];&#10;  ['_漁業生產量值-漁業種類別縣市別生產量值1(續)'.G26:'_漁業生產量值-漁業種類別縣市別生產量值2(續)'.G26];&#10;  ['_漁業生產量值-漁業種類別縣市別生產量值1(續)'.I26:'_漁業生產量值-漁業種類別縣市別生產量值2(續)'.I26];&#10;  ['_漁業生產量值-漁業種類別縣市別生產量值1(續)'.K26:'_漁業生產量值-漁業種類別縣市別生產量值2(續)'.K26];&#10;  ['_漁業生產量值-漁業種類別縣市別生產量值1(續)'.M26:'_漁業生產量值-漁業種類別縣市別生產量值2(續)'.M26];&#10;  ['_漁業生產量值-漁業種類別縣市別生產量值1(續)'.O26:'_漁業生產量值-漁業種類別縣市別生產量值2(續)'.O26];&#10; )=0;&quot;-&quot;;SUM([.G26];[.I26];[.K26];[.M26];[.O26];&#10;  ['_漁業生產量值-漁業種類別縣市別生產量值1(續)'.C26:'_漁業生產量值-漁業種類別縣市別生產量值3(續完)'.C26];&#10;  ['_漁業生產量值-漁業種類別縣市別生產量值1(續)'.E26:'_漁業生產量值-漁業種類別縣市別生產量值2(續)'.E26];&#10;  ['_漁業生產量值-漁業種類別縣市別生產量值1(續)'.G26:'_漁業生產量值-漁業種類別縣市別生產量值2(續)'.G26];&#10;  ['_漁業生產量值-漁業種類別縣市別生產量值1(續)'.I26:'_漁業生產量值-漁業種類別縣市別生產量值2(續)'.I26];&#10;  ['_漁業生產量值-漁業種類別縣市別生產量值1(續)'.K26:'_漁業生產量值-漁業種類別縣市別生產量值2(續)'.K26];&#10;  ['_漁業生產量值-漁業種類別縣市別生產量值1(續)'.M26:'_漁業生產量值-漁業種類別縣市別生產量值2(續)'.M26];&#10;  ['_漁業生產量值-漁業種類別縣市別生產量值1(續)'.O26:'_漁業生產量值-漁業種類別縣市別生產量值2(續)'.O26];&#10; )&#10;)" table:style-name="ce39">
            <text:p>2,382<text:s/></text:p>
          </table:table-cell>
          <table:table-cell office:value-type="float" office:value="417518.04084000009" table:formula="of:=IF(&#10; SUM([.H26];[.J26];[.L26];[.N26];[.P26];&#10;  ['_漁業生產量值-漁業種類別縣市別生產量值1(續)'.D26:'_漁業生產量值-漁業種類別縣市別生產量值3(續完)'.D26];&#10;  ['_漁業生產量值-漁業種類別縣市別生產量值1(續)'.F26:'_漁業生產量值-漁業種類別縣市別生產量值2(續)'.F26];&#10;  ['_漁業生產量值-漁業種類別縣市別生產量值1(續)'.H26:'_漁業生產量值-漁業種類別縣市別生產量值2(續)'.H26];&#10;  ['_漁業生產量值-漁業種類別縣市別生產量值1(續)'.J26:'_漁業生產量值-漁業種類別縣市別生產量值2(續)'.J26];&#10;  ['_漁業生產量值-漁業種類別縣市別生產量值1(續)'.L26:'_漁業生產量值-漁業種類別縣市別生產量值2(續)'.L26];&#10;  ['_漁業生產量值-漁業種類別縣市別生產量值1(續)'.N26:'_漁業生產量值-漁業種類別縣市別生產量值2(續)'.N26];&#10;  ['_漁業生產量值-漁業種類別縣市別生產量值1(續)'.P26:'_漁業生產量值-漁業種類別縣市別生產量值2(續)'.P26];&#10; )=0;&quot;-&quot;;SUM([.H26];[.J26];[.L26];[.N26];[.P26];&#10;  ['_漁業生產量值-漁業種類別縣市別生產量值1(續)'.D26:'_漁業生產量值-漁業種類別縣市別生產量值3(續完)'.D26];&#10;  ['_漁業生產量值-漁業種類別縣市別生產量值1(續)'.F26:'_漁業生產量值-漁業種類別縣市別生產量值2(續)'.F26];&#10;  ['_漁業生產量值-漁業種類別縣市別生產量值1(續)'.H26:'_漁業生產量值-漁業種類別縣市別生產量值2(續)'.H26];&#10;  ['_漁業生產量值-漁業種類別縣市別生產量值1(續)'.J26:'_漁業生產量值-漁業種類別縣市別生產量值2(續)'.J26];&#10;  ['_漁業生產量值-漁業種類別縣市別生產量值1(續)'.L26:'_漁業生產量值-漁業種類別縣市別生產量值2(續)'.L26];&#10;  ['_漁業生產量值-漁業種類別縣市別生產量值1(續)'.N26:'_漁業生產量值-漁業種類別縣市別生產量值2(續)'.N26];&#10;  ['_漁業生產量值-漁業種類別縣市別生產量值1(續)'.P26:'_漁業生產量值-漁業種類別縣市別生產量值2(續)'.P26];&#10; )&#10;)" table:style-name="ce39">
            <text:p>417,518<text:s/></text:p>
          </table:table-cell>
          <table:table-cell office:value-type="float" office:value="574.63300000000004" table:style-name="ce38">
            <text:p>575<text:s/></text:p>
          </table:table-cell>
          <table:table-cell office:value-type="float" office:value="116536.395" table:style-name="ce38">
            <text:p>116,53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8.517029999999998" table:style-name="ce38">
            <text:p>39<text:s/></text:p>
          </table:table-cell>
          <table:table-cell office:value-type="float" office:value="6397.7673500000001" table:style-name="ce38">
            <text:p>6,398<text:s/></text:p>
          </table:table-cell>
          <table:table-cell office:value-type="float" office:value="110.63200000000001" table:style-name="ce38">
            <text:p>111<text:s/></text:p>
          </table:table-cell>
          <table:table-cell office:value-type="float" office:value="20371.19385" table:style-name="ce38">
            <text:p>20,371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2</text:p>
          </table:table-cell>
          <table:table-cell office:value-type="string" table:style-name="ce37">
            <text:p><text:s text:c="4"/>曳繩釣</text:p>
          </table:table-cell>
          <table:table-cell office:value-type="float" office:value="510.77698999999996" table:formula="of:=IF([.E27]&amp;['_漁業生產量值-漁業種類別縣市別生產量值3(續完)'.E27]&amp;['_漁業生產量值-漁業種類別縣市別生產量值3(續完)'.K27]=&quot;---&quot;;&quot;-&quot;;SUM([.E27];['_漁業生產量值-漁業種類別縣市別生產量值3(續完)'.E27];['_漁業生產量值-漁業種類別縣市別生產量值3(續完)'.K27]))" table:style-name="ce38">
            <text:p>511<text:s/></text:p>
          </table:table-cell>
          <table:table-cell office:value-type="float" office:value="70654.939929999993" table:formula="of:=IF([.F27]&amp;['_漁業生產量值-漁業種類別縣市別生產量值3(續完)'.F27]&amp;['_漁業生產量值-漁業種類別縣市別生產量值3(續完)'.L27]=&quot;---&quot;;&quot;-&quot;;SUM([.F27];['_漁業生產量值-漁業種類別縣市別生產量值3(續完)'.F27];['_漁業生產量值-漁業種類別縣市別生產量值3(續完)'.L27]))" table:style-name="ce38">
            <text:p>70,655<text:s/></text:p>
          </table:table-cell>
          <table:table-cell office:value-type="float" office:value="510.77698999999996" table:formula="of:=IF(&#10; SUM([.G27];[.I27];[.K27];[.M27];[.O27];&#10;  ['_漁業生產量值-漁業種類別縣市別生產量值1(續)'.C27:'_漁業生產量值-漁業種類別縣市別生產量值3(續完)'.C27];&#10;  ['_漁業生產量值-漁業種類別縣市別生產量值1(續)'.E27:'_漁業生產量值-漁業種類別縣市別生產量值2(續)'.E27];&#10;  ['_漁業生產量值-漁業種類別縣市別生產量值1(續)'.G27:'_漁業生產量值-漁業種類別縣市別生產量值2(續)'.G27];&#10;  ['_漁業生產量值-漁業種類別縣市別生產量值1(續)'.I27:'_漁業生產量值-漁業種類別縣市別生產量值2(續)'.I27];&#10;  ['_漁業生產量值-漁業種類別縣市別生產量值1(續)'.K27:'_漁業生產量值-漁業種類別縣市別生產量值2(續)'.K27];&#10;  ['_漁業生產量值-漁業種類別縣市別生產量值1(續)'.M27:'_漁業生產量值-漁業種類別縣市別生產量值2(續)'.M27];&#10;  ['_漁業生產量值-漁業種類別縣市別生產量值1(續)'.O27:'_漁業生產量值-漁業種類別縣市別生產量值2(續)'.O27];&#10; )=0;&quot;-&quot;;SUM([.G27];[.I27];[.K27];[.M27];[.O27];&#10;  ['_漁業生產量值-漁業種類別縣市別生產量值1(續)'.C27:'_漁業生產量值-漁業種類別縣市別生產量值3(續完)'.C27];&#10;  ['_漁業生產量值-漁業種類別縣市別生產量值1(續)'.E27:'_漁業生產量值-漁業種類別縣市別生產量值2(續)'.E27];&#10;  ['_漁業生產量值-漁業種類別縣市別生產量值1(續)'.G27:'_漁業生產量值-漁業種類別縣市別生產量值2(續)'.G27];&#10;  ['_漁業生產量值-漁業種類別縣市別生產量值1(續)'.I27:'_漁業生產量值-漁業種類別縣市別生產量值2(續)'.I27];&#10;  ['_漁業生產量值-漁業種類別縣市別生產量值1(續)'.K27:'_漁業生產量值-漁業種類別縣市別生產量值2(續)'.K27];&#10;  ['_漁業生產量值-漁業種類別縣市別生產量值1(續)'.M27:'_漁業生產量值-漁業種類別縣市別生產量值2(續)'.M27];&#10;  ['_漁業生產量值-漁業種類別縣市別生產量值1(續)'.O27:'_漁業生產量值-漁業種類別縣市別生產量值2(續)'.O27];&#10; )&#10;)" table:style-name="ce39">
            <text:p>511<text:s/></text:p>
          </table:table-cell>
          <table:table-cell office:value-type="float" office:value="70654.939929999993" table:formula="of:=IF(&#10; SUM([.H27];[.J27];[.L27];[.N27];[.P27];&#10;  ['_漁業生產量值-漁業種類別縣市別生產量值1(續)'.D27:'_漁業生產量值-漁業種類別縣市別生產量值3(續完)'.D27];&#10;  ['_漁業生產量值-漁業種類別縣市別生產量值1(續)'.F27:'_漁業生產量值-漁業種類別縣市別生產量值2(續)'.F27];&#10;  ['_漁業生產量值-漁業種類別縣市別生產量值1(續)'.H27:'_漁業生產量值-漁業種類別縣市別生產量值2(續)'.H27];&#10;  ['_漁業生產量值-漁業種類別縣市別生產量值1(續)'.J27:'_漁業生產量值-漁業種類別縣市別生產量值2(續)'.J27];&#10;  ['_漁業生產量值-漁業種類別縣市別生產量值1(續)'.L27:'_漁業生產量值-漁業種類別縣市別生產量值2(續)'.L27];&#10;  ['_漁業生產量值-漁業種類別縣市別生產量值1(續)'.N27:'_漁業生產量值-漁業種類別縣市別生產量值2(續)'.N27];&#10;  ['_漁業生產量值-漁業種類別縣市別生產量值1(續)'.P27:'_漁業生產量值-漁業種類別縣市別生產量值2(續)'.P27];&#10; )=0;&quot;-&quot;;SUM([.H27];[.J27];[.L27];[.N27];[.P27];&#10;  ['_漁業生產量值-漁業種類別縣市別生產量值1(續)'.D27:'_漁業生產量值-漁業種類別縣市別生產量值3(續完)'.D27];&#10;  ['_漁業生產量值-漁業種類別縣市別生產量值1(續)'.F27:'_漁業生產量值-漁業種類別縣市別生產量值2(續)'.F27];&#10;  ['_漁業生產量值-漁業種類別縣市別生產量值1(續)'.H27:'_漁業生產量值-漁業種類別縣市別生產量值2(續)'.H27];&#10;  ['_漁業生產量值-漁業種類別縣市別生產量值1(續)'.J27:'_漁業生產量值-漁業種類別縣市別生產量值2(續)'.J27];&#10;  ['_漁業生產量值-漁業種類別縣市別生產量值1(續)'.L27:'_漁業生產量值-漁業種類別縣市別生產量值2(續)'.L27];&#10;  ['_漁業生產量值-漁業種類別縣市別生產量值1(續)'.N27:'_漁業生產量值-漁業種類別縣市別生產量值2(續)'.N27];&#10;  ['_漁業生產量值-漁業種類別縣市別生產量值1(續)'.P27:'_漁業生產量值-漁業種類別縣市別生產量值2(續)'.P27];&#10; )&#10;)" table:style-name="ce39">
            <text:p>70,655<text:s/></text:p>
          </table:table-cell>
          <table:table-cell office:value-type="float" office:value="187.76" table:style-name="ce38">
            <text:p>188<text:s/></text:p>
          </table:table-cell>
          <table:table-cell office:value-type="float" office:value="27804.724999999999" table:style-name="ce38">
            <text:p>27,80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3</text:p>
          </table:table-cell>
          <table:table-cell office:value-type="string" table:style-name="ce37">
            <text:p><text:s text:c="4"/>一支釣</text:p>
          </table:table-cell>
          <table:table-cell office:value-type="float" office:value="2884.01181" table:formula="of:=IF([.E28]&amp;['_漁業生產量值-漁業種類別縣市別生產量值3(續完)'.E28]&amp;['_漁業生產量值-漁業種類別縣市別生產量值3(續完)'.K28]=&quot;---&quot;;&quot;-&quot;;SUM([.E28];['_漁業生產量值-漁業種類別縣市別生產量值3(續完)'.E28];['_漁業生產量值-漁業種類別縣市別生產量值3(續完)'.K28]))" table:style-name="ce38">
            <text:p>2,884<text:s/></text:p>
          </table:table-cell>
          <table:table-cell office:value-type="float" office:value="477222.27289000008" table:formula="of:=IF([.F28]&amp;['_漁業生產量值-漁業種類別縣市別生產量值3(續完)'.F28]&amp;['_漁業生產量值-漁業種類別縣市別生產量值3(續完)'.L28]=&quot;---&quot;;&quot;-&quot;;SUM([.F28];['_漁業生產量值-漁業種類別縣市別生產量值3(續完)'.F28];['_漁業生產量值-漁業種類別縣市別生產量值3(續完)'.L28]))" table:style-name="ce38">
            <text:p>477,222<text:s/></text:p>
          </table:table-cell>
          <table:table-cell office:value-type="float" office:value="2884.01181" table:formula="of:=IF(&#10; SUM([.G28];[.I28];[.K28];[.M28];[.O28];&#10;  ['_漁業生產量值-漁業種類別縣市別生產量值1(續)'.C28:'_漁業生產量值-漁業種類別縣市別生產量值3(續完)'.C28];&#10;  ['_漁業生產量值-漁業種類別縣市別生產量值1(續)'.E28:'_漁業生產量值-漁業種類別縣市別生產量值2(續)'.E28];&#10;  ['_漁業生產量值-漁業種類別縣市別生產量值1(續)'.G28:'_漁業生產量值-漁業種類別縣市別生產量值2(續)'.G28];&#10;  ['_漁業生產量值-漁業種類別縣市別生產量值1(續)'.I28:'_漁業生產量值-漁業種類別縣市別生產量值2(續)'.I28];&#10;  ['_漁業生產量值-漁業種類別縣市別生產量值1(續)'.K28:'_漁業生產量值-漁業種類別縣市別生產量值2(續)'.K28];&#10;  ['_漁業生產量值-漁業種類別縣市別生產量值1(續)'.M28:'_漁業生產量值-漁業種類別縣市別生產量值2(續)'.M28];&#10;  ['_漁業生產量值-漁業種類別縣市別生產量值1(續)'.O28:'_漁業生產量值-漁業種類別縣市別生產量值2(續)'.O28];&#10; )=0;&quot;-&quot;;SUM([.G28];[.I28];[.K28];[.M28];[.O28];&#10;  ['_漁業生產量值-漁業種類別縣市別生產量值1(續)'.C28:'_漁業生產量值-漁業種類別縣市別生產量值3(續完)'.C28];&#10;  ['_漁業生產量值-漁業種類別縣市別生產量值1(續)'.E28:'_漁業生產量值-漁業種類別縣市別生產量值2(續)'.E28];&#10;  ['_漁業生產量值-漁業種類別縣市別生產量值1(續)'.G28:'_漁業生產量值-漁業種類別縣市別生產量值2(續)'.G28];&#10;  ['_漁業生產量值-漁業種類別縣市別生產量值1(續)'.I28:'_漁業生產量值-漁業種類別縣市別生產量值2(續)'.I28];&#10;  ['_漁業生產量值-漁業種類別縣市別生產量值1(續)'.K28:'_漁業生產量值-漁業種類別縣市別生產量值2(續)'.K28];&#10;  ['_漁業生產量值-漁業種類別縣市別生產量值1(續)'.M28:'_漁業生產量值-漁業種類別縣市別生產量值2(續)'.M28];&#10;  ['_漁業生產量值-漁業種類別縣市別生產量值1(續)'.O28:'_漁業生產量值-漁業種類別縣市別生產量值2(續)'.O28];&#10; )&#10;)" table:style-name="ce39">
            <text:p>2,884<text:s/></text:p>
          </table:table-cell>
          <table:table-cell office:value-type="float" office:value="477222.27289000008" table:formula="of:=IF(&#10; SUM([.H28];[.J28];[.L28];[.N28];[.P28];&#10;  ['_漁業生產量值-漁業種類別縣市別生產量值1(續)'.D28:'_漁業生產量值-漁業種類別縣市別生產量值3(續完)'.D28];&#10;  ['_漁業生產量值-漁業種類別縣市別生產量值1(續)'.F28:'_漁業生產量值-漁業種類別縣市別生產量值2(續)'.F28];&#10;  ['_漁業生產量值-漁業種類別縣市別生產量值1(續)'.H28:'_漁業生產量值-漁業種類別縣市別生產量值2(續)'.H28];&#10;  ['_漁業生產量值-漁業種類別縣市別生產量值1(續)'.J28:'_漁業生產量值-漁業種類別縣市別生產量值2(續)'.J28];&#10;  ['_漁業生產量值-漁業種類別縣市別生產量值1(續)'.L28:'_漁業生產量值-漁業種類別縣市別生產量值2(續)'.L28];&#10;  ['_漁業生產量值-漁業種類別縣市別生產量值1(續)'.N28:'_漁業生產量值-漁業種類別縣市別生產量值2(續)'.N28];&#10;  ['_漁業生產量值-漁業種類別縣市別生產量值1(續)'.P28:'_漁業生產量值-漁業種類別縣市別生產量值2(續)'.P28];&#10; )=0;&quot;-&quot;;SUM([.H28];[.J28];[.L28];[.N28];[.P28];&#10;  ['_漁業生產量值-漁業種類別縣市別生產量值1(續)'.D28:'_漁業生產量值-漁業種類別縣市別生產量值3(續完)'.D28];&#10;  ['_漁業生產量值-漁業種類別縣市別生產量值1(續)'.F28:'_漁業生產量值-漁業種類別縣市別生產量值2(續)'.F28];&#10;  ['_漁業生產量值-漁業種類別縣市別生產量值1(續)'.H28:'_漁業生產量值-漁業種類別縣市別生產量值2(續)'.H28];&#10;  ['_漁業生產量值-漁業種類別縣市別生產量值1(續)'.J28:'_漁業生產量值-漁業種類別縣市別生產量值2(續)'.J28];&#10;  ['_漁業生產量值-漁業種類別縣市別生產量值1(續)'.L28:'_漁業生產量值-漁業種類別縣市別生產量值2(續)'.L28];&#10;  ['_漁業生產量值-漁業種類別縣市別生產量值1(續)'.N28:'_漁業生產量值-漁業種類別縣市別生產量值2(續)'.N28];&#10;  ['_漁業生產量值-漁業種類別縣市別生產量值1(續)'.P28:'_漁業生產量值-漁業種類別縣市別生產量值2(續)'.P28];&#10; )&#10;)" table:style-name="ce39">
            <text:p>477,222<text:s/></text:p>
          </table:table-cell>
          <table:table-cell office:value-type="float" office:value="1256.32" table:style-name="ce38">
            <text:p>1,256<text:s/></text:p>
          </table:table-cell>
          <table:table-cell office:value-type="float" office:value="266253.11249999999" table:style-name="ce38">
            <text:p>266,25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6.95723" table:style-name="ce38">
            <text:p>7<text:s/></text:p>
          </table:table-cell>
          <table:table-cell office:value-type="float" office:value="1952.10826" table:style-name="ce38">
            <text:p>1,95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79</text:p>
          </table:table-cell>
          <table:table-cell office:value-type="string" table:style-name="ce37">
            <text:p><text:s text:c="4"/>其他釣</text:p>
          </table:table-cell>
          <table:table-cell office:value-type="string" office:string-value="-" table:formula="of:=IF([.E29]&amp;['_漁業生產量值-漁業種類別縣市別生產量值3(續完)'.E29]&amp;['_漁業生產量值-漁業種類別縣市別生產量值3(續完)'.K29]=&quot;---&quot;;&quot;-&quot;;SUM([.E29];['_漁業生產量值-漁業種類別縣市別生產量值3(續完)'.E29];['_漁業生產量值-漁業種類別縣市別生產量值3(續完)'.K29]))" table:style-name="ce38">
            <text:p>-</text:p>
          </table:table-cell>
          <table:table-cell office:value-type="string" office:string-value="-" table:formula="of:=IF([.F29]&amp;['_漁業生產量值-漁業種類別縣市別生產量值3(續完)'.F29]&amp;['_漁業生產量值-漁業種類別縣市別生產量值3(續完)'.L29]=&quot;---&quot;;&quot;-&quot;;SUM([.F29];['_漁業生產量值-漁業種類別縣市別生產量值3(續完)'.F29];['_漁業生產量值-漁業種類別縣市別生產量值3(續完)'.L29]))" table:style-name="ce38">
            <text:p>-</text:p>
          </table:table-cell>
          <table:table-cell office:value-type="string" office:string-value="-" table:formula="of:=IF(&#10; SUM([.G29];[.I29];[.K29];[.M29];[.O29];&#10;  ['_漁業生產量值-漁業種類別縣市別生產量值1(續)'.C29:'_漁業生產量值-漁業種類別縣市別生產量值3(續完)'.C29];&#10;  ['_漁業生產量值-漁業種類別縣市別生產量值1(續)'.E29:'_漁業生產量值-漁業種類別縣市別生產量值2(續)'.E29];&#10;  ['_漁業生產量值-漁業種類別縣市別生產量值1(續)'.G29:'_漁業生產量值-漁業種類別縣市別生產量值2(續)'.G29];&#10;  ['_漁業生產量值-漁業種類別縣市別生產量值1(續)'.I29:'_漁業生產量值-漁業種類別縣市別生產量值2(續)'.I29];&#10;  ['_漁業生產量值-漁業種類別縣市別生產量值1(續)'.K29:'_漁業生產量值-漁業種類別縣市別生產量值2(續)'.K29];&#10;  ['_漁業生產量值-漁業種類別縣市別生產量值1(續)'.M29:'_漁業生產量值-漁業種類別縣市別生產量值2(續)'.M29];&#10;  ['_漁業生產量值-漁業種類別縣市別生產量值1(續)'.O29:'_漁業生產量值-漁業種類別縣市別生產量值2(續)'.O29];&#10; )=0;&quot;-&quot;;SUM([.G29];[.I29];[.K29];[.M29];[.O29];&#10;  ['_漁業生產量值-漁業種類別縣市別生產量值1(續)'.C29:'_漁業生產量值-漁業種類別縣市別生產量值3(續完)'.C29];&#10;  ['_漁業生產量值-漁業種類別縣市別生產量值1(續)'.E29:'_漁業生產量值-漁業種類別縣市別生產量值2(續)'.E29];&#10;  ['_漁業生產量值-漁業種類別縣市別生產量值1(續)'.G29:'_漁業生產量值-漁業種類別縣市別生產量值2(續)'.G29];&#10;  ['_漁業生產量值-漁業種類別縣市別生產量值1(續)'.I29:'_漁業生產量值-漁業種類別縣市別生產量值2(續)'.I29];&#10;  ['_漁業生產量值-漁業種類別縣市別生產量值1(續)'.K29:'_漁業生產量值-漁業種類別縣市別生產量值2(續)'.K29];&#10;  ['_漁業生產量值-漁業種類別縣市別生產量值1(續)'.M29:'_漁業生產量值-漁業種類別縣市別生產量值2(續)'.M29];&#10;  ['_漁業生產量值-漁業種類別縣市別生產量值1(續)'.O29:'_漁業生產量值-漁業種類別縣市別生產量值2(續)'.O29];&#10; )&#10;)" table:style-name="ce39">
            <text:p>-</text:p>
          </table:table-cell>
          <table:table-cell office:value-type="string" office:string-value="-" table:formula="of:=IF(&#10; SUM([.H29];[.J29];[.L29];[.N29];[.P29];&#10;  ['_漁業生產量值-漁業種類別縣市別生產量值1(續)'.D29:'_漁業生產量值-漁業種類別縣市別生產量值3(續完)'.D29];&#10;  ['_漁業生產量值-漁業種類別縣市別生產量值1(續)'.F29:'_漁業生產量值-漁業種類別縣市別生產量值2(續)'.F29];&#10;  ['_漁業生產量值-漁業種類別縣市別生產量值1(續)'.H29:'_漁業生產量值-漁業種類別縣市別生產量值2(續)'.H29];&#10;  ['_漁業生產量值-漁業種類別縣市別生產量值1(續)'.J29:'_漁業生產量值-漁業種類別縣市別生產量值2(續)'.J29];&#10;  ['_漁業生產量值-漁業種類別縣市別生產量值1(續)'.L29:'_漁業生產量值-漁業種類別縣市別生產量值2(續)'.L29];&#10;  ['_漁業生產量值-漁業種類別縣市別生產量值1(續)'.N29:'_漁業生產量值-漁業種類別縣市別生產量值2(續)'.N29];&#10;  ['_漁業生產量值-漁業種類別縣市別生產量值1(續)'.P29:'_漁業生產量值-漁業種類別縣市別生產量值2(續)'.P29];&#10; )=0;&quot;-&quot;;SUM([.H29];[.J29];[.L29];[.N29];[.P29];&#10;  ['_漁業生產量值-漁業種類別縣市別生產量值1(續)'.D29:'_漁業生產量值-漁業種類別縣市別生產量值3(續完)'.D29];&#10;  ['_漁業生產量值-漁業種類別縣市別生產量值1(續)'.F29:'_漁業生產量值-漁業種類別縣市別生產量值2(續)'.F29];&#10;  ['_漁業生產量值-漁業種類別縣市別生產量值1(續)'.H29:'_漁業生產量值-漁業種類別縣市別生產量值2(續)'.H29];&#10;  ['_漁業生產量值-漁業種類別縣市別生產量值1(續)'.J29:'_漁業生產量值-漁業種類別縣市別生產量值2(續)'.J29];&#10;  ['_漁業生產量值-漁業種類別縣市別生產量值1(續)'.L29:'_漁業生產量值-漁業種類別縣市別生產量值2(續)'.L29];&#10;  ['_漁業生產量值-漁業種類別縣市別生產量值1(續)'.N29:'_漁業生產量值-漁業種類別縣市別生產量值2(續)'.N29];&#10;  ['_漁業生產量值-漁業種類別縣市別生產量值1(續)'.P29:'_漁業生產量值-漁業種類別縣市別生產量值2(續)'.P29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6</text:p>
          </table:table-cell>
          <table:table-cell office:value-type="string" table:style-name="ce37">
            <text:p><text:s text:c="4"/>籠具</text:p>
          </table:table-cell>
          <table:table-cell office:value-type="float" office:value="553.51751999999999" table:formula="of:=IF([.E30]&amp;['_漁業生產量值-漁業種類別縣市別生產量值3(續完)'.E30]&amp;['_漁業生產量值-漁業種類別縣市別生產量值3(續完)'.K30]=&quot;---&quot;;&quot;-&quot;;SUM([.E30];['_漁業生產量值-漁業種類別縣市別生產量值3(續完)'.E30];['_漁業生產量值-漁業種類別縣市別生產量值3(續完)'.K30]))" table:style-name="ce38">
            <text:p>554<text:s/></text:p>
          </table:table-cell>
          <table:table-cell office:value-type="float" office:value="185312.78495" table:formula="of:=IF([.F30]&amp;['_漁業生產量值-漁業種類別縣市別生產量值3(續完)'.F30]&amp;['_漁業生產量值-漁業種類別縣市別生產量值3(續完)'.L30]=&quot;---&quot;;&quot;-&quot;;SUM([.F30];['_漁業生產量值-漁業種類別縣市別生產量值3(續完)'.F30];['_漁業生產量值-漁業種類別縣市別生產量值3(續完)'.L30]))" table:style-name="ce38">
            <text:p>185,313<text:s/></text:p>
          </table:table-cell>
          <table:table-cell office:value-type="float" office:value="553.51751999999999" table:formula="of:=IF(&#10; SUM([.G30];[.I30];[.K30];[.M30];[.O30];&#10;  ['_漁業生產量值-漁業種類別縣市別生產量值1(續)'.C30:'_漁業生產量值-漁業種類別縣市別生產量值3(續完)'.C30];&#10;  ['_漁業生產量值-漁業種類別縣市別生產量值1(續)'.E30:'_漁業生產量值-漁業種類別縣市別生產量值2(續)'.E30];&#10;  ['_漁業生產量值-漁業種類別縣市別生產量值1(續)'.G30:'_漁業生產量值-漁業種類別縣市別生產量值2(續)'.G30];&#10;  ['_漁業生產量值-漁業種類別縣市別生產量值1(續)'.I30:'_漁業生產量值-漁業種類別縣市別生產量值2(續)'.I30];&#10;  ['_漁業生產量值-漁業種類別縣市別生產量值1(續)'.K30:'_漁業生產量值-漁業種類別縣市別生產量值2(續)'.K30];&#10;  ['_漁業生產量值-漁業種類別縣市別生產量值1(續)'.M30:'_漁業生產量值-漁業種類別縣市別生產量值2(續)'.M30];&#10;  ['_漁業生產量值-漁業種類別縣市別生產量值1(續)'.O30:'_漁業生產量值-漁業種類別縣市別生產量值2(續)'.O30];&#10; )=0;&quot;-&quot;;SUM([.G30];[.I30];[.K30];[.M30];[.O30];&#10;  ['_漁業生產量值-漁業種類別縣市別生產量值1(續)'.C30:'_漁業生產量值-漁業種類別縣市別生產量值3(續完)'.C30];&#10;  ['_漁業生產量值-漁業種類別縣市別生產量值1(續)'.E30:'_漁業生產量值-漁業種類別縣市別生產量值2(續)'.E30];&#10;  ['_漁業生產量值-漁業種類別縣市別生產量值1(續)'.G30:'_漁業生產量值-漁業種類別縣市別生產量值2(續)'.G30];&#10;  ['_漁業生產量值-漁業種類別縣市別生產量值1(續)'.I30:'_漁業生產量值-漁業種類別縣市別生產量值2(續)'.I30];&#10;  ['_漁業生產量值-漁業種類別縣市別生產量值1(續)'.K30:'_漁業生產量值-漁業種類別縣市別生產量值2(續)'.K30];&#10;  ['_漁業生產量值-漁業種類別縣市別生產量值1(續)'.M30:'_漁業生產量值-漁業種類別縣市別生產量值2(續)'.M30];&#10;  ['_漁業生產量值-漁業種類別縣市別生產量值1(續)'.O30:'_漁業生產量值-漁業種類別縣市別生產量值2(續)'.O30];&#10; )&#10;)" table:style-name="ce39">
            <text:p>554<text:s/></text:p>
          </table:table-cell>
          <table:table-cell office:value-type="float" office:value="185312.78495" table:formula="of:=IF(&#10; SUM([.H30];[.J30];[.L30];[.N30];[.P30];&#10;  ['_漁業生產量值-漁業種類別縣市別生產量值1(續)'.D30:'_漁業生產量值-漁業種類別縣市別生產量值3(續完)'.D30];&#10;  ['_漁業生產量值-漁業種類別縣市別生產量值1(續)'.F30:'_漁業生產量值-漁業種類別縣市別生產量值2(續)'.F30];&#10;  ['_漁業生產量值-漁業種類別縣市別生產量值1(續)'.H30:'_漁業生產量值-漁業種類別縣市別生產量值2(續)'.H30];&#10;  ['_漁業生產量值-漁業種類別縣市別生產量值1(續)'.J30:'_漁業生產量值-漁業種類別縣市別生產量值2(續)'.J30];&#10;  ['_漁業生產量值-漁業種類別縣市別生產量值1(續)'.L30:'_漁業生產量值-漁業種類別縣市別生產量值2(續)'.L30];&#10;  ['_漁業生產量值-漁業種類別縣市別生產量值1(續)'.N30:'_漁業生產量值-漁業種類別縣市別生產量值2(續)'.N30];&#10;  ['_漁業生產量值-漁業種類別縣市別生產量值1(續)'.P30:'_漁業生產量值-漁業種類別縣市別生產量值2(續)'.P30];&#10; )=0;&quot;-&quot;;SUM([.H30];[.J30];[.L30];[.N30];[.P30];&#10;  ['_漁業生產量值-漁業種類別縣市別生產量值1(續)'.D30:'_漁業生產量值-漁業種類別縣市別生產量值3(續完)'.D30];&#10;  ['_漁業生產量值-漁業種類別縣市別生產量值1(續)'.F30:'_漁業生產量值-漁業種類別縣市別生產量值2(續)'.F30];&#10;  ['_漁業生產量值-漁業種類別縣市別生產量值1(續)'.H30:'_漁業生產量值-漁業種類別縣市別生產量值2(續)'.H30];&#10;  ['_漁業生產量值-漁業種類別縣市別生產量值1(續)'.J30:'_漁業生產量值-漁業種類別縣市別生產量值2(續)'.J30];&#10;  ['_漁業生產量值-漁業種類別縣市別生產量值1(續)'.L30:'_漁業生產量值-漁業種類別縣市別生產量值2(續)'.L30];&#10;  ['_漁業生產量值-漁業種類別縣市別生產量值1(續)'.N30:'_漁業生產量值-漁業種類別縣市別生產量值2(續)'.N30];&#10;  ['_漁業生產量值-漁業種類別縣市別生產量值1(續)'.P30:'_漁業生產量值-漁業種類別縣市別生產量值2(續)'.P30];&#10; )&#10;)" table:style-name="ce39">
            <text:p>185,313<text:s/></text:p>
          </table:table-cell>
          <table:table-cell office:value-type="float" office:value="470.58" table:style-name="ce38">
            <text:p>471<text:s/></text:p>
          </table:table-cell>
          <table:table-cell office:value-type="float" office:value="161969" table:style-name="ce38">
            <text:p>161,96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9.6608499999999999" table:style-name="ce38">
            <text:p>10<text:s/></text:p>
          </table:table-cell>
          <table:table-cell office:value-type="float" office:value="2848.2433700000001" table:style-name="ce38">
            <text:p>2,848<text:s/></text:p>
          </table:table-cell>
          <table:table-cell office:value-type="float" office:value="0.39" table:style-name="ce38">
            <text:p>0<text:s/></text:p>
          </table:table-cell>
          <table:table-cell office:value-type="float" office:value="142.19399999999999" table:style-name="ce38">
            <text:p>142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7</text:p>
          </table:table-cell>
          <table:table-cell office:value-type="string" table:style-name="ce37">
            <text:p><text:s text:c="4"/>珊瑚</text:p>
          </table:table-cell>
          <table:table-cell office:value-type="float" office:value="2.6066600000000002" table:formula="of:=IF([.E31]&amp;['_漁業生產量值-漁業種類別縣市別生產量值3(續完)'.E31]&amp;['_漁業生產量值-漁業種類別縣市別生產量值3(續完)'.K31]=&quot;---&quot;;&quot;-&quot;;SUM([.E31];['_漁業生產量值-漁業種類別縣市別生產量值3(續完)'.E31];['_漁業生產量值-漁業種類別縣市別生產量值3(續完)'.K31]))" table:style-name="ce38">
            <text:p>3<text:s/></text:p>
          </table:table-cell>
          <table:table-cell office:value-type="float" office:value="487016.21562000003" table:formula="of:=IF([.F31]&amp;['_漁業生產量值-漁業種類別縣市別生產量值3(續完)'.F31]&amp;['_漁業生產量值-漁業種類別縣市別生產量值3(續完)'.L31]=&quot;---&quot;;&quot;-&quot;;SUM([.F31];['_漁業生產量值-漁業種類別縣市別生產量值3(續完)'.F31];['_漁業生產量值-漁業種類別縣市別生產量值3(續完)'.L31]))" table:style-name="ce38">
            <text:p>487,016<text:s/></text:p>
          </table:table-cell>
          <table:table-cell office:value-type="float" office:value="2.6066600000000002" table:formula="of:=IF(&#10; SUM([.G31];[.I31];[.K31];[.M31];[.O31];&#10;  ['_漁業生產量值-漁業種類別縣市別生產量值1(續)'.C31:'_漁業生產量值-漁業種類別縣市別生產量值3(續完)'.C31];&#10;  ['_漁業生產量值-漁業種類別縣市別生產量值1(續)'.E31:'_漁業生產量值-漁業種類別縣市別生產量值2(續)'.E31];&#10;  ['_漁業生產量值-漁業種類別縣市別生產量值1(續)'.G31:'_漁業生產量值-漁業種類別縣市別生產量值2(續)'.G31];&#10;  ['_漁業生產量值-漁業種類別縣市別生產量值1(續)'.I31:'_漁業生產量值-漁業種類別縣市別生產量值2(續)'.I31];&#10;  ['_漁業生產量值-漁業種類別縣市別生產量值1(續)'.K31:'_漁業生產量值-漁業種類別縣市別生產量值2(續)'.K31];&#10;  ['_漁業生產量值-漁業種類別縣市別生產量值1(續)'.M31:'_漁業生產量值-漁業種類別縣市別生產量值2(續)'.M31];&#10;  ['_漁業生產量值-漁業種類別縣市別生產量值1(續)'.O31:'_漁業生產量值-漁業種類別縣市別生產量值2(續)'.O31];&#10; )=0;&quot;-&quot;;SUM([.G31];[.I31];[.K31];[.M31];[.O31];&#10;  ['_漁業生產量值-漁業種類別縣市別生產量值1(續)'.C31:'_漁業生產量值-漁業種類別縣市別生產量值3(續完)'.C31];&#10;  ['_漁業生產量值-漁業種類別縣市別生產量值1(續)'.E31:'_漁業生產量值-漁業種類別縣市別生產量值2(續)'.E31];&#10;  ['_漁業生產量值-漁業種類別縣市別生產量值1(續)'.G31:'_漁業生產量值-漁業種類別縣市別生產量值2(續)'.G31];&#10;  ['_漁業生產量值-漁業種類別縣市別生產量值1(續)'.I31:'_漁業生產量值-漁業種類別縣市別生產量值2(續)'.I31];&#10;  ['_漁業生產量值-漁業種類別縣市別生產量值1(續)'.K31:'_漁業生產量值-漁業種類別縣市別生產量值2(續)'.K31];&#10;  ['_漁業生產量值-漁業種類別縣市別生產量值1(續)'.M31:'_漁業生產量值-漁業種類別縣市別生產量值2(續)'.M31];&#10;  ['_漁業生產量值-漁業種類別縣市別生產量值1(續)'.O31:'_漁業生產量值-漁業種類別縣市別生產量值2(續)'.O31];&#10; )&#10;)" table:style-name="ce39">
            <text:p>3<text:s/></text:p>
          </table:table-cell>
          <table:table-cell office:value-type="float" office:value="487016.21562000003" table:formula="of:=IF(&#10; SUM([.H31];[.J31];[.L31];[.N31];[.P31];&#10;  ['_漁業生產量值-漁業種類別縣市別生產量值1(續)'.D31:'_漁業生產量值-漁業種類別縣市別生產量值3(續完)'.D31];&#10;  ['_漁業生產量值-漁業種類別縣市別生產量值1(續)'.F31:'_漁業生產量值-漁業種類別縣市別生產量值2(續)'.F31];&#10;  ['_漁業生產量值-漁業種類別縣市別生產量值1(續)'.H31:'_漁業生產量值-漁業種類別縣市別生產量值2(續)'.H31];&#10;  ['_漁業生產量值-漁業種類別縣市別生產量值1(續)'.J31:'_漁業生產量值-漁業種類別縣市別生產量值2(續)'.J31];&#10;  ['_漁業生產量值-漁業種類別縣市別生產量值1(續)'.L31:'_漁業生產量值-漁業種類別縣市別生產量值2(續)'.L31];&#10;  ['_漁業生產量值-漁業種類別縣市別生產量值1(續)'.N31:'_漁業生產量值-漁業種類別縣市別生產量值2(續)'.N31];&#10;  ['_漁業生產量值-漁業種類別縣市別生產量值1(續)'.P31:'_漁業生產量值-漁業種類別縣市別生產量值2(續)'.P31];&#10; )=0;&quot;-&quot;;SUM([.H31];[.J31];[.L31];[.N31];[.P31];&#10;  ['_漁業生產量值-漁業種類別縣市別生產量值1(續)'.D31:'_漁業生產量值-漁業種類別縣市別生產量值3(續完)'.D31];&#10;  ['_漁業生產量值-漁業種類別縣市別生產量值1(續)'.F31:'_漁業生產量值-漁業種類別縣市別生產量值2(續)'.F31];&#10;  ['_漁業生產量值-漁業種類別縣市別生產量值1(續)'.H31:'_漁業生產量值-漁業種類別縣市別生產量值2(續)'.H31];&#10;  ['_漁業生產量值-漁業種類別縣市別生產量值1(續)'.J31:'_漁業生產量值-漁業種類別縣市別生產量值2(續)'.J31];&#10;  ['_漁業生產量值-漁業種類別縣市別生產量值1(續)'.L31:'_漁業生產量值-漁業種類別縣市別生產量值2(續)'.L31];&#10;  ['_漁業生產量值-漁業種類別縣市別生產量值1(續)'.N31:'_漁業生產量值-漁業種類別縣市別生產量值2(續)'.N31];&#10;  ['_漁業生產量值-漁業種類別縣市別生產量值1(續)'.P31:'_漁業生產量值-漁業種類別縣市別生產量值2(續)'.P31];&#10; )&#10;)" table:style-name="ce39">
            <text:p>487,01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8</text:p>
          </table:table-cell>
          <table:table-cell office:value-type="string" table:style-name="ce37">
            <text:p><text:s text:c="4"/>飛魚卵漁業</text:p>
          </table:table-cell>
          <table:table-cell office:value-type="float" office:value="54.06" table:formula="of:=IF([.E32]&amp;['_漁業生產量值-漁業種類別縣市別生產量值3(續完)'.E32]&amp;['_漁業生產量值-漁業種類別縣市別生產量值3(續完)'.K32]=&quot;---&quot;;&quot;-&quot;;SUM([.E32];['_漁業生產量值-漁業種類別縣市別生產量值3(續完)'.E32];['_漁業生產量值-漁業種類別縣市別生產量值3(續完)'.K32]))" table:style-name="ce38">
            <text:p>54<text:s/></text:p>
          </table:table-cell>
          <table:table-cell office:value-type="float" office:value="9648.7999999999993" table:formula="of:=IF([.F32]&amp;['_漁業生產量值-漁業種類別縣市別生產量值3(續完)'.F32]&amp;['_漁業生產量值-漁業種類別縣市別生產量值3(續完)'.L32]=&quot;---&quot;;&quot;-&quot;;SUM([.F32];['_漁業生產量值-漁業種類別縣市別生產量值3(續完)'.F32];['_漁業生產量值-漁業種類別縣市別生產量值3(續完)'.L32]))" table:style-name="ce38">
            <text:p>9,649<text:s/></text:p>
          </table:table-cell>
          <table:table-cell office:value-type="float" office:value="54.06" table:formula="of:=IF(&#10; SUM([.G32];[.I32];[.K32];[.M32];[.O32];&#10;  ['_漁業生產量值-漁業種類別縣市別生產量值1(續)'.C32:'_漁業生產量值-漁業種類別縣市別生產量值3(續完)'.C32];&#10;  ['_漁業生產量值-漁業種類別縣市別生產量值1(續)'.E32:'_漁業生產量值-漁業種類別縣市別生產量值2(續)'.E32];&#10;  ['_漁業生產量值-漁業種類別縣市別生產量值1(續)'.G32:'_漁業生產量值-漁業種類別縣市別生產量值2(續)'.G32];&#10;  ['_漁業生產量值-漁業種類別縣市別生產量值1(續)'.I32:'_漁業生產量值-漁業種類別縣市別生產量值2(續)'.I32];&#10;  ['_漁業生產量值-漁業種類別縣市別生產量值1(續)'.K32:'_漁業生產量值-漁業種類別縣市別生產量值2(續)'.K32];&#10;  ['_漁業生產量值-漁業種類別縣市別生產量值1(續)'.M32:'_漁業生產量值-漁業種類別縣市別生產量值2(續)'.M32];&#10;  ['_漁業生產量值-漁業種類別縣市別生產量值1(續)'.O32:'_漁業生產量值-漁業種類別縣市別生產量值2(續)'.O32];&#10; )=0;&quot;-&quot;;SUM([.G32];[.I32];[.K32];[.M32];[.O32];&#10;  ['_漁業生產量值-漁業種類別縣市別生產量值1(續)'.C32:'_漁業生產量值-漁業種類別縣市別生產量值3(續完)'.C32];&#10;  ['_漁業生產量值-漁業種類別縣市別生產量值1(續)'.E32:'_漁業生產量值-漁業種類別縣市別生產量值2(續)'.E32];&#10;  ['_漁業生產量值-漁業種類別縣市別生產量值1(續)'.G32:'_漁業生產量值-漁業種類別縣市別生產量值2(續)'.G32];&#10;  ['_漁業生產量值-漁業種類別縣市別生產量值1(續)'.I32:'_漁業生產量值-漁業種類別縣市別生產量值2(續)'.I32];&#10;  ['_漁業生產量值-漁業種類別縣市別生產量值1(續)'.K32:'_漁業生產量值-漁業種類別縣市別生產量值2(續)'.K32];&#10;  ['_漁業生產量值-漁業種類別縣市別生產量值1(續)'.M32:'_漁業生產量值-漁業種類別縣市別生產量值2(續)'.M32];&#10;  ['_漁業生產量值-漁業種類別縣市別生產量值1(續)'.O32:'_漁業生產量值-漁業種類別縣市別生產量值2(續)'.O32];&#10; )&#10;)" table:style-name="ce39">
            <text:p>54<text:s/></text:p>
          </table:table-cell>
          <table:table-cell office:value-type="float" office:value="9648.7999999999993" table:formula="of:=IF(&#10; SUM([.H32];[.J32];[.L32];[.N32];[.P32];&#10;  ['_漁業生產量值-漁業種類別縣市別生產量值1(續)'.D32:'_漁業生產量值-漁業種類別縣市別生產量值3(續完)'.D32];&#10;  ['_漁業生產量值-漁業種類別縣市別生產量值1(續)'.F32:'_漁業生產量值-漁業種類別縣市別生產量值2(續)'.F32];&#10;  ['_漁業生產量值-漁業種類別縣市別生產量值1(續)'.H32:'_漁業生產量值-漁業種類別縣市別生產量值2(續)'.H32];&#10;  ['_漁業生產量值-漁業種類別縣市別生產量值1(續)'.J32:'_漁業生產量值-漁業種類別縣市別生產量值2(續)'.J32];&#10;  ['_漁業生產量值-漁業種類別縣市別生產量值1(續)'.L32:'_漁業生產量值-漁業種類別縣市別生產量值2(續)'.L32];&#10;  ['_漁業生產量值-漁業種類別縣市別生產量值1(續)'.N32:'_漁業生產量值-漁業種類別縣市別生產量值2(續)'.N32];&#10;  ['_漁業生產量值-漁業種類別縣市別生產量值1(續)'.P32:'_漁業生產量值-漁業種類別縣市別生產量值2(續)'.P32];&#10; )=0;&quot;-&quot;;SUM([.H32];[.J32];[.L32];[.N32];[.P32];&#10;  ['_漁業生產量值-漁業種類別縣市別生產量值1(續)'.D32:'_漁業生產量值-漁業種類別縣市別生產量值3(續完)'.D32];&#10;  ['_漁業生產量值-漁業種類別縣市別生產量值1(續)'.F32:'_漁業生產量值-漁業種類別縣市別生產量值2(續)'.F32];&#10;  ['_漁業生產量值-漁業種類別縣市別生產量值1(續)'.H32:'_漁業生產量值-漁業種類別縣市別生產量值2(續)'.H32];&#10;  ['_漁業生產量值-漁業種類別縣市別生產量值1(續)'.J32:'_漁業生產量值-漁業種類別縣市別生產量值2(續)'.J32];&#10;  ['_漁業生產量值-漁業種類別縣市別生產量值1(續)'.L32:'_漁業生產量值-漁業種類別縣市別生產量值2(續)'.L32];&#10;  ['_漁業生產量值-漁業種類別縣市別生產量值1(續)'.N32:'_漁業生產量值-漁業種類別縣市別生產量值2(續)'.N32];&#10;  ['_漁業生產量值-漁業種類別縣市別生產量值1(續)'.P32:'_漁業生產量值-漁業種類別縣市別生產量值2(續)'.P32];&#10; )&#10;)" table:style-name="ce39">
            <text:p>9,649<text:s/></text:p>
          </table:table-cell>
          <table:table-cell office:value-type="float" office:value="2.5910000000000002" table:style-name="ce38">
            <text:p>3<text:s/></text:p>
          </table:table-cell>
          <table:table-cell office:value-type="float" office:value="466.38" table:style-name="ce38">
            <text:p>46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2099</text:p>
          </table:table-cell>
          <table:table-cell office:value-type="string" table:style-name="ce40">
            <text:p><text:s text:c="4"/>其他近海漁業</text:p>
          </table:table-cell>
          <table:table-cell office:value-type="float" office:value="531.1" table:formula="of:=IF([.E33]&amp;['_漁業生產量值-漁業種類別縣市別生產量值3(續完)'.E33]&amp;['_漁業生產量值-漁業種類別縣市別生產量值3(續完)'.K33]=&quot;---&quot;;&quot;-&quot;;SUM([.E33];['_漁業生產量值-漁業種類別縣市別生產量值3(續完)'.E33];['_漁業生產量值-漁業種類別縣市別生產量值3(續完)'.K33]))" table:style-name="ce41">
            <text:p>531<text:s/></text:p>
          </table:table-cell>
          <table:table-cell office:value-type="float" office:value="19171.7042" table:formula="of:=IF([.F33]&amp;['_漁業生產量值-漁業種類別縣市別生產量值3(續完)'.F33]&amp;['_漁業生產量值-漁業種類別縣市別生產量值3(續完)'.L33]=&quot;---&quot;;&quot;-&quot;;SUM([.F33];['_漁業生產量值-漁業種類別縣市別生產量值3(續完)'.F33];['_漁業生產量值-漁業種類別縣市別生產量值3(續完)'.L33]))" table:style-name="ce41">
            <text:p>19,172<text:s/></text:p>
          </table:table-cell>
          <table:table-cell office:value-type="float" office:value="531.1" table:formula="of:=IF(&#10; SUM([.G33];[.I33];[.K33];[.M33];[.O33];&#10;  ['_漁業生產量值-漁業種類別縣市別生產量值1(續)'.C33:'_漁業生產量值-漁業種類別縣市別生產量值3(續完)'.C33];&#10;  ['_漁業生產量值-漁業種類別縣市別生產量值1(續)'.E33:'_漁業生產量值-漁業種類別縣市別生產量值2(續)'.E33];&#10;  ['_漁業生產量值-漁業種類別縣市別生產量值1(續)'.G33:'_漁業生產量值-漁業種類別縣市別生產量值2(續)'.G33];&#10;  ['_漁業生產量值-漁業種類別縣市別生產量值1(續)'.I33:'_漁業生產量值-漁業種類別縣市別生產量值2(續)'.I33];&#10;  ['_漁業生產量值-漁業種類別縣市別生產量值1(續)'.K33:'_漁業生產量值-漁業種類別縣市別生產量值2(續)'.K33];&#10;  ['_漁業生產量值-漁業種類別縣市別生產量值1(續)'.M33:'_漁業生產量值-漁業種類別縣市別生產量值2(續)'.M33];&#10;  ['_漁業生產量值-漁業種類別縣市別生產量值1(續)'.O33:'_漁業生產量值-漁業種類別縣市別生產量值2(續)'.O33];&#10; )=0;&quot;-&quot;;SUM([.G33];[.I33];[.K33];[.M33];[.O33];&#10;  ['_漁業生產量值-漁業種類別縣市別生產量值1(續)'.C33:'_漁業生產量值-漁業種類別縣市別生產量值3(續完)'.C33];&#10;  ['_漁業生產量值-漁業種類別縣市別生產量值1(續)'.E33:'_漁業生產量值-漁業種類別縣市別生產量值2(續)'.E33];&#10;  ['_漁業生產量值-漁業種類別縣市別生產量值1(續)'.G33:'_漁業生產量值-漁業種類別縣市別生產量值2(續)'.G33];&#10;  ['_漁業生產量值-漁業種類別縣市別生產量值1(續)'.I33:'_漁業生產量值-漁業種類別縣市別生產量值2(續)'.I33];&#10;  ['_漁業生產量值-漁業種類別縣市別生產量值1(續)'.K33:'_漁業生產量值-漁業種類別縣市別生產量值2(續)'.K33];&#10;  ['_漁業生產量值-漁業種類別縣市別生產量值1(續)'.M33:'_漁業生產量值-漁業種類別縣市別生產量值2(續)'.M33];&#10;  ['_漁業生產量值-漁業種類別縣市別生產量值1(續)'.O33:'_漁業生產量值-漁業種類別縣市別生產量值2(續)'.O33];&#10; )&#10;)" table:style-name="ce39">
            <text:p>531<text:s/></text:p>
          </table:table-cell>
          <table:table-cell office:value-type="float" office:value="19171.7042" table:formula="of:=IF(&#10; SUM([.H33];[.J33];[.L33];[.N33];[.P33];&#10;  ['_漁業生產量值-漁業種類別縣市別生產量值1(續)'.D33:'_漁業生產量值-漁業種類別縣市別生產量值3(續完)'.D33];&#10;  ['_漁業生產量值-漁業種類別縣市別生產量值1(續)'.F33:'_漁業生產量值-漁業種類別縣市別生產量值2(續)'.F33];&#10;  ['_漁業生產量值-漁業種類別縣市別生產量值1(續)'.H33:'_漁業生產量值-漁業種類別縣市別生產量值2(續)'.H33];&#10;  ['_漁業生產量值-漁業種類別縣市別生產量值1(續)'.J33:'_漁業生產量值-漁業種類別縣市別生產量值2(續)'.J33];&#10;  ['_漁業生產量值-漁業種類別縣市別生產量值1(續)'.L33:'_漁業生產量值-漁業種類別縣市別生產量值2(續)'.L33];&#10;  ['_漁業生產量值-漁業種類別縣市別生產量值1(續)'.N33:'_漁業生產量值-漁業種類別縣市別生產量值2(續)'.N33];&#10;  ['_漁業生產量值-漁業種類別縣市別生產量值1(續)'.P33:'_漁業生產量值-漁業種類別縣市別生產量值2(續)'.P33];&#10; )=0;&quot;-&quot;;SUM([.H33];[.J33];[.L33];[.N33];[.P33];&#10;  ['_漁業生產量值-漁業種類別縣市別生產量值1(續)'.D33:'_漁業生產量值-漁業種類別縣市別生產量值3(續完)'.D33];&#10;  ['_漁業生產量值-漁業種類別縣市別生產量值1(續)'.F33:'_漁業生產量值-漁業種類別縣市別生產量值2(續)'.F33];&#10;  ['_漁業生產量值-漁業種類別縣市別生產量值1(續)'.H33:'_漁業生產量值-漁業種類別縣市別生產量值2(續)'.H33];&#10;  ['_漁業生產量值-漁業種類別縣市別生產量值1(續)'.J33:'_漁業生產量值-漁業種類別縣市別生產量值2(續)'.J33];&#10;  ['_漁業生產量值-漁業種類別縣市別生產量值1(續)'.L33:'_漁業生產量值-漁業種類別縣市別生產量值2(續)'.L33];&#10;  ['_漁業生產量值-漁業種類別縣市別生產量值1(續)'.N33:'_漁業生產量值-漁業種類別縣市別生產量值2(續)'.N33];&#10;  ['_漁業生產量值-漁業種類別縣市別生產量值1(續)'.P33:'_漁業生產量值-漁業種類別縣市別生產量值2(續)'.P33];&#10; )&#10;)" table:style-name="ce39">
            <text:p>19,172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3000</text:p>
          </table:table-cell>
          <table:table-cell office:value-type="string" table:style-name="ce35">
            <text:p>沿岸漁業合計</text:p>
          </table:table-cell>
          <table:table-cell office:value-type="float" office:value="26214.525749999997" table:formula="of:=  IF(SUM([.C35:.C51])=0;&quot;-&quot;;SUM([.C35:.C51]))" table:style-name="ce36">
            <text:p>26,215<text:s/></text:p>
          </table:table-cell>
          <table:table-cell office:value-type="float" office:value="4114795.6165100001" table:formula="of:=  IF(SUM([.D35:.D51])=0;&quot;-&quot;;SUM([.D35:.D51]))" table:style-name="ce36">
            <text:p>4,114,796<text:s/></text:p>
          </table:table-cell>
          <table:table-cell office:value-type="float" office:value="25828.338849999996" table:formula="of:=  IF(SUM([.E35:.E51])=0;&quot;-&quot;;SUM([.E35:.E51]))" table:style-name="ce36">
            <text:p>25,828<text:s/></text:p>
          </table:table-cell>
          <table:table-cell office:value-type="float" office:value="4022552.0222600005" table:formula="of:=  IF(SUM([.F35:.F51])=0;&quot;-&quot;;SUM([.F35:.F51]))" table:style-name="ce36">
            <text:p>4,022,552<text:s/></text:p>
          </table:table-cell>
          <table:table-cell office:value-type="float" office:value="310.8" table:formula="of:=  IF(SUM([.G35:.G51])=0;&quot;-&quot;;SUM([.G35:.G51]))" table:style-name="ce36">
            <text:p>311<text:s/></text:p>
          </table:table-cell>
          <table:table-cell office:value-type="float" office:value="73662.709999999992" table:formula="of:=  IF(SUM([.H35:.H51])=0;&quot;-&quot;;SUM([.H35:.H51]))" table:style-name="ce36">
            <text:p>73,663<text:s/></text:p>
          </table:table-cell>
          <table:table-cell office:value-type="string" office:string-value="-" table:formula="of:=  IF(SUM([.I35:.I51])=0;&quot;-&quot;;SUM([.I35:.I51]))" table:style-name="ce36">
            <text:p>-</text:p>
          </table:table-cell>
          <table:table-cell office:value-type="string" office:string-value="-" table:formula="of:=  IF(SUM([.J35:.J51])=0;&quot;-&quot;;SUM([.J35:.J51]))" table:style-name="ce36">
            <text:p>-</text:p>
          </table:table-cell>
          <table:table-cell office:value-type="float" office:value="466.95499999999998" table:formula="of:=  IF(SUM([.K35:.K51])=0;&quot;-&quot;;SUM([.K35:.K51]))" table:style-name="ce36">
            <text:p>467<text:s/></text:p>
          </table:table-cell>
          <table:table-cell office:value-type="float" office:value="117643.9685" table:formula="of:=  IF(SUM([.L35:.L51])=0;&quot;-&quot;;SUM([.L35:.L51]))" table:style-name="ce36">
            <text:p>117,644<text:s/></text:p>
          </table:table-cell>
          <table:table-cell office:value-type="float" office:value="10.413" table:formula="of:=  IF(SUM([.M35:.M51])=0;&quot;-&quot;;SUM([.M35:.M51]))" table:style-name="ce36">
            <text:p>10<text:s/></text:p>
          </table:table-cell>
          <table:table-cell office:value-type="float" office:value="2518.5" table:formula="of:=  IF(SUM([.N35:.N51])=0;&quot;-&quot;;SUM([.N35:.N51]))" table:style-name="ce36">
            <text:p>2,519<text:s/></text:p>
          </table:table-cell>
          <table:table-cell office:value-type="float" office:value="177.3408" table:formula="of:=  IF(SUM([.O35:.O51])=0;&quot;-&quot;;SUM([.O35:.O51]))" table:style-name="ce36">
            <text:p>177<text:s/></text:p>
          </table:table-cell>
          <table:table-cell office:value-type="float" office:value="31311.961419999996" table:formula="of:=  IF(SUM([.P35:.P51])=0;&quot;-&quot;;SUM([.P35:.P51]))" table:style-name="ce36">
            <text:p>31,312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1</text:p>
          </table:table-cell>
          <table:table-cell office:value-type="string" table:style-name="ce37">
            <text:p><text:s text:c="4"/>定置漁具</text:p>
          </table:table-cell>
          <table:table-cell office:value-type="float" office:value="6838.2457100000001" table:formula="of:=IF([.E35]&amp;['_漁業生產量值-漁業種類別縣市別生產量值3(續完)'.E35]&amp;['_漁業生產量值-漁業種類別縣市別生產量值3(續完)'.K35]=&quot;---&quot;;&quot;-&quot;;SUM([.E35];['_漁業生產量值-漁業種類別縣市別生產量值3(續完)'.E35];['_漁業生產量值-漁業種類別縣市別生產量值3(續完)'.K35]))" table:style-name="ce38">
            <text:p>6,838<text:s/></text:p>
          </table:table-cell>
          <table:table-cell office:value-type="float" office:value="627402.44709000015" table:formula="of:=IF([.F35]&amp;['_漁業生產量值-漁業種類別縣市別生產量值3(續完)'.F35]&amp;['_漁業生產量值-漁業種類別縣市別生產量值3(續完)'.L35]=&quot;---&quot;;&quot;-&quot;;SUM([.F35];['_漁業生產量值-漁業種類別縣市別生產量值3(續完)'.F35];['_漁業生產量值-漁業種類別縣市別生產量值3(續完)'.L35]))" table:style-name="ce38">
            <text:p>627,402<text:s/></text:p>
          </table:table-cell>
          <table:table-cell office:value-type="float" office:value="6838.2457100000001" table:formula="of:=IF(&#10; SUM([.G35];[.I35];[.K35];[.M35];[.O35];&#10;  ['_漁業生產量值-漁業種類別縣市別生產量值1(續)'.C35:'_漁業生產量值-漁業種類別縣市別生產量值3(續完)'.C35];&#10;  ['_漁業生產量值-漁業種類別縣市別生產量值1(續)'.E35:'_漁業生產量值-漁業種類別縣市別生產量值2(續)'.E35];&#10;  ['_漁業生產量值-漁業種類別縣市別生產量值1(續)'.G35:'_漁業生產量值-漁業種類別縣市別生產量值2(續)'.G35];&#10;  ['_漁業生產量值-漁業種類別縣市別生產量值1(續)'.I35:'_漁業生產量值-漁業種類別縣市別生產量值2(續)'.I35];&#10;  ['_漁業生產量值-漁業種類別縣市別生產量值1(續)'.K35:'_漁業生產量值-漁業種類別縣市別生產量值2(續)'.K35];&#10;  ['_漁業生產量值-漁業種類別縣市別生產量值1(續)'.M35:'_漁業生產量值-漁業種類別縣市別生產量值2(續)'.M35];&#10;  ['_漁業生產量值-漁業種類別縣市別生產量值1(續)'.O35:'_漁業生產量值-漁業種類別縣市別生產量值2(續)'.O35];&#10; )=0;&quot;-&quot;;SUM([.G35];[.I35];[.K35];[.M35];[.O35];&#10;  ['_漁業生產量值-漁業種類別縣市別生產量值1(續)'.C35:'_漁業生產量值-漁業種類別縣市別生產量值3(續完)'.C35];&#10;  ['_漁業生產量值-漁業種類別縣市別生產量值1(續)'.E35:'_漁業生產量值-漁業種類別縣市別生產量值2(續)'.E35];&#10;  ['_漁業生產量值-漁業種類別縣市別生產量值1(續)'.G35:'_漁業生產量值-漁業種類別縣市別生產量值2(續)'.G35];&#10;  ['_漁業生產量值-漁業種類別縣市別生產量值1(續)'.I35:'_漁業生產量值-漁業種類別縣市別生產量值2(續)'.I35];&#10;  ['_漁業生產量值-漁業種類別縣市別生產量值1(續)'.K35:'_漁業生產量值-漁業種類別縣市別生產量值2(續)'.K35];&#10;  ['_漁業生產量值-漁業種類別縣市別生產量值1(續)'.M35:'_漁業生產量值-漁業種類別縣市別生產量值2(續)'.M35];&#10;  ['_漁業生產量值-漁業種類別縣市別生產量值1(續)'.O35:'_漁業生產量值-漁業種類別縣市別生產量值2(續)'.O35];&#10; )&#10;)" table:style-name="ce39">
            <text:p>6,838<text:s/></text:p>
          </table:table-cell>
          <table:table-cell office:value-type="float" office:value="627402.44709000015" table:formula="of:=IF(&#10; SUM([.H35];[.J35];[.L35];[.N35];[.P35];&#10;  ['_漁業生產量值-漁業種類別縣市別生產量值1(續)'.D35:'_漁業生產量值-漁業種類別縣市別生產量值3(續完)'.D35];&#10;  ['_漁業生產量值-漁業種類別縣市別生產量值1(續)'.F35:'_漁業生產量值-漁業種類別縣市別生產量值2(續)'.F35];&#10;  ['_漁業生產量值-漁業種類別縣市別生產量值1(續)'.H35:'_漁業生產量值-漁業種類別縣市別生產量值2(續)'.H35];&#10;  ['_漁業生產量值-漁業種類別縣市別生產量值1(續)'.J35:'_漁業生產量值-漁業種類別縣市別生產量值2(續)'.J35];&#10;  ['_漁業生產量值-漁業種類別縣市別生產量值1(續)'.L35:'_漁業生產量值-漁業種類別縣市別生產量值2(續)'.L35];&#10;  ['_漁業生產量值-漁業種類別縣市別生產量值1(續)'.N35:'_漁業生產量值-漁業種類別縣市別生產量值2(續)'.N35];&#10;  ['_漁業生產量值-漁業種類別縣市別生產量值1(續)'.P35:'_漁業生產量值-漁業種類別縣市別生產量值2(續)'.P35];&#10; )=0;&quot;-&quot;;SUM([.H35];[.J35];[.L35];[.N35];[.P35];&#10;  ['_漁業生產量值-漁業種類別縣市別生產量值1(續)'.D35:'_漁業生產量值-漁業種類別縣市別生產量值3(續完)'.D35];&#10;  ['_漁業生產量值-漁業種類別縣市別生產量值1(續)'.F35:'_漁業生產量值-漁業種類別縣市別生產量值2(續)'.F35];&#10;  ['_漁業生產量值-漁業種類別縣市別生產量值1(續)'.H35:'_漁業生產量值-漁業種類別縣市別生產量值2(續)'.H35];&#10;  ['_漁業生產量值-漁業種類別縣市別生產量值1(續)'.J35:'_漁業生產量值-漁業種類別縣市別生產量值2(續)'.J35];&#10;  ['_漁業生產量值-漁業種類別縣市別生產量值1(續)'.L35:'_漁業生產量值-漁業種類別縣市別生產量值2(續)'.L35];&#10;  ['_漁業生產量值-漁業種類別縣市別生產量值1(續)'.N35:'_漁業生產量值-漁業種類別縣市別生產量值2(續)'.N35];&#10;  ['_漁業生產量值-漁業種類別縣市別生產量值1(續)'.P35:'_漁業生產量值-漁業種類別縣市別生產量值2(續)'.P35];&#10; )&#10;)" table:style-name="ce39">
            <text:p>627,40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2</text:p>
          </table:table-cell>
          <table:table-cell office:value-type="string" table:style-name="ce37">
            <text:p><text:s text:c="4"/>地曳網</text:p>
          </table:table-cell>
          <table:table-cell office:value-type="float" office:value="310.26499999999999" table:formula="of:=IF([.E36]&amp;['_漁業生產量值-漁業種類別縣市別生產量值3(續完)'.E36]&amp;['_漁業生產量值-漁業種類別縣市別生產量值3(續完)'.K36]=&quot;---&quot;;&quot;-&quot;;SUM([.E36];['_漁業生產量值-漁業種類別縣市別生產量值3(續完)'.E36];['_漁業生產量值-漁業種類別縣市別生產量值3(續完)'.K36]))" table:style-name="ce38">
            <text:p>310<text:s/></text:p>
          </table:table-cell>
          <table:table-cell office:value-type="float" office:value="185026.63944999999" table:formula="of:=IF([.F36]&amp;['_漁業生產量值-漁業種類別縣市別生產量值3(續完)'.F36]&amp;['_漁業生產量值-漁業種類別縣市別生產量值3(續完)'.L36]=&quot;---&quot;;&quot;-&quot;;SUM([.F36];['_漁業生產量值-漁業種類別縣市別生產量值3(續完)'.F36];['_漁業生產量值-漁業種類別縣市別生產量值3(續完)'.L36]))" table:style-name="ce38">
            <text:p>185,027<text:s/></text:p>
          </table:table-cell>
          <table:table-cell office:value-type="float" office:value="310.26499999999999" table:formula="of:=IF(&#10; SUM([.G36];[.I36];[.K36];[.M36];[.O36];&#10;  ['_漁業生產量值-漁業種類別縣市別生產量值1(續)'.C36:'_漁業生產量值-漁業種類別縣市別生產量值3(續完)'.C36];&#10;  ['_漁業生產量值-漁業種類別縣市別生產量值1(續)'.E36:'_漁業生產量值-漁業種類別縣市別生產量值2(續)'.E36];&#10;  ['_漁業生產量值-漁業種類別縣市別生產量值1(續)'.G36:'_漁業生產量值-漁業種類別縣市別生產量值2(續)'.G36];&#10;  ['_漁業生產量值-漁業種類別縣市別生產量值1(續)'.I36:'_漁業生產量值-漁業種類別縣市別生產量值2(續)'.I36];&#10;  ['_漁業生產量值-漁業種類別縣市別生產量值1(續)'.K36:'_漁業生產量值-漁業種類別縣市別生產量值2(續)'.K36];&#10;  ['_漁業生產量值-漁業種類別縣市別生產量值1(續)'.M36:'_漁業生產量值-漁業種類別縣市別生產量值2(續)'.M36];&#10;  ['_漁業生產量值-漁業種類別縣市別生產量值1(續)'.O36:'_漁業生產量值-漁業種類別縣市別生產量值2(續)'.O36];&#10; )=0;&quot;-&quot;;SUM([.G36];[.I36];[.K36];[.M36];[.O36];&#10;  ['_漁業生產量值-漁業種類別縣市別生產量值1(續)'.C36:'_漁業生產量值-漁業種類別縣市別生產量值3(續完)'.C36];&#10;  ['_漁業生產量值-漁業種類別縣市別生產量值1(續)'.E36:'_漁業生產量值-漁業種類別縣市別生產量值2(續)'.E36];&#10;  ['_漁業生產量值-漁業種類別縣市別生產量值1(續)'.G36:'_漁業生產量值-漁業種類別縣市別生產量值2(續)'.G36];&#10;  ['_漁業生產量值-漁業種類別縣市別生產量值1(續)'.I36:'_漁業生產量值-漁業種類別縣市別生產量值2(續)'.I36];&#10;  ['_漁業生產量值-漁業種類別縣市別生產量值1(續)'.K36:'_漁業生產量值-漁業種類別縣市別生產量值2(續)'.K36];&#10;  ['_漁業生產量值-漁業種類別縣市別生產量值1(續)'.M36:'_漁業生產量值-漁業種類別縣市別生產量值2(續)'.M36];&#10;  ['_漁業生產量值-漁業種類別縣市別生產量值1(續)'.O36:'_漁業生產量值-漁業種類別縣市別生產量值2(續)'.O36];&#10; )&#10;)" table:style-name="ce39">
            <text:p>310<text:s/></text:p>
          </table:table-cell>
          <table:table-cell office:value-type="float" office:value="185026.63944999999" table:formula="of:=IF(&#10; SUM([.H36];[.J36];[.L36];[.N36];[.P36];&#10;  ['_漁業生產量值-漁業種類別縣市別生產量值1(續)'.D36:'_漁業生產量值-漁業種類別縣市別生產量值3(續完)'.D36];&#10;  ['_漁業生產量值-漁業種類別縣市別生產量值1(續)'.F36:'_漁業生產量值-漁業種類別縣市別生產量值2(續)'.F36];&#10;  ['_漁業生產量值-漁業種類別縣市別生產量值1(續)'.H36:'_漁業生產量值-漁業種類別縣市別生產量值2(續)'.H36];&#10;  ['_漁業生產量值-漁業種類別縣市別生產量值1(續)'.J36:'_漁業生產量值-漁業種類別縣市別生產量值2(續)'.J36];&#10;  ['_漁業生產量值-漁業種類別縣市別生產量值1(續)'.L36:'_漁業生產量值-漁業種類別縣市別生產量值2(續)'.L36];&#10;  ['_漁業生產量值-漁業種類別縣市別生產量值1(續)'.N36:'_漁業生產量值-漁業種類別縣市別生產量值2(續)'.N36];&#10;  ['_漁業生產量值-漁業種類別縣市別生產量值1(續)'.P36:'_漁業生產量值-漁業種類別縣市別生產量值2(續)'.P36];&#10; )=0;&quot;-&quot;;SUM([.H36];[.J36];[.L36];[.N36];[.P36];&#10;  ['_漁業生產量值-漁業種類別縣市別生產量值1(續)'.D36:'_漁業生產量值-漁業種類別縣市別生產量值3(續完)'.D36];&#10;  ['_漁業生產量值-漁業種類別縣市別生產量值1(續)'.F36:'_漁業生產量值-漁業種類別縣市別生產量值2(續)'.F36];&#10;  ['_漁業生產量值-漁業種類別縣市別生產量值1(續)'.H36:'_漁業生產量值-漁業種類別縣市別生產量值2(續)'.H36];&#10;  ['_漁業生產量值-漁業種類別縣市別生產量值1(續)'.J36:'_漁業生產量值-漁業種類別縣市別生產量值2(續)'.J36];&#10;  ['_漁業生產量值-漁業種類別縣市別生產量值1(續)'.L36:'_漁業生產量值-漁業種類別縣市別生產量值2(續)'.L36];&#10;  ['_漁業生產量值-漁業種類別縣市別生產量值1(續)'.N36:'_漁業生產量值-漁業種類別縣市別生產量值2(續)'.N36];&#10;  ['_漁業生產量值-漁業種類別縣市別生產量值1(續)'.P36:'_漁業生產量值-漁業種類別縣市別生產量值2(續)'.P36];&#10; )&#10;)" table:style-name="ce39">
            <text:p>185,027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26500000000000001" table:style-name="ce38">
            <text:p>0<text:s/></text:p>
          </table:table-cell>
          <table:table-cell office:value-type="float" office:value="26.63945" table:style-name="ce38">
            <text:p>2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3</text:p>
          </table:table-cell>
          <table:table-cell office:value-type="string" table:style-name="ce37">
            <text:p><text:s text:c="4"/>焚寄網</text:p>
          </table:table-cell>
          <table:table-cell office:value-type="float" office:value="149.8732" table:formula="of:=IF([.E37]&amp;['_漁業生產量值-漁業種類別縣市別生產量值3(續完)'.E37]&amp;['_漁業生產量值-漁業種類別縣市別生產量值3(續完)'.K37]=&quot;---&quot;;&quot;-&quot;;SUM([.E37];['_漁業生產量值-漁業種類別縣市別生產量值3(續完)'.E37];['_漁業生產量值-漁業種類別縣市別生產量值3(續完)'.K37]))" table:style-name="ce38">
            <text:p>150<text:s/></text:p>
          </table:table-cell>
          <table:table-cell office:value-type="float" office:value="10469.430620000001" table:formula="of:=IF([.F37]&amp;['_漁業生產量值-漁業種類別縣市別生產量值3(續完)'.F37]&amp;['_漁業生產量值-漁業種類別縣市別生產量值3(續完)'.L37]=&quot;---&quot;;&quot;-&quot;;SUM([.F37];['_漁業生產量值-漁業種類別縣市別生產量值3(續完)'.F37];['_漁業生產量值-漁業種類別縣市別生產量值3(續完)'.L37]))" table:style-name="ce38">
            <text:p>10,469<text:s/></text:p>
          </table:table-cell>
          <table:table-cell office:value-type="float" office:value="149.8732" table:formula="of:=IF(&#10; SUM([.G37];[.I37];[.K37];[.M37];[.O37];&#10;  ['_漁業生產量值-漁業種類別縣市別生產量值1(續)'.C37:'_漁業生產量值-漁業種類別縣市別生產量值3(續完)'.C37];&#10;  ['_漁業生產量值-漁業種類別縣市別生產量值1(續)'.E37:'_漁業生產量值-漁業種類別縣市別生產量值2(續)'.E37];&#10;  ['_漁業生產量值-漁業種類別縣市別生產量值1(續)'.G37:'_漁業生產量值-漁業種類別縣市別生產量值2(續)'.G37];&#10;  ['_漁業生產量值-漁業種類別縣市別生產量值1(續)'.I37:'_漁業生產量值-漁業種類別縣市別生產量值2(續)'.I37];&#10;  ['_漁業生產量值-漁業種類別縣市別生產量值1(續)'.K37:'_漁業生產量值-漁業種類別縣市別生產量值2(續)'.K37];&#10;  ['_漁業生產量值-漁業種類別縣市別生產量值1(續)'.M37:'_漁業生產量值-漁業種類別縣市別生產量值2(續)'.M37];&#10;  ['_漁業生產量值-漁業種類別縣市別生產量值1(續)'.O37:'_漁業生產量值-漁業種類別縣市別生產量值2(續)'.O37];&#10; )=0;&quot;-&quot;;SUM([.G37];[.I37];[.K37];[.M37];[.O37];&#10;  ['_漁業生產量值-漁業種類別縣市別生產量值1(續)'.C37:'_漁業生產量值-漁業種類別縣市別生產量值3(續完)'.C37];&#10;  ['_漁業生產量值-漁業種類別縣市別生產量值1(續)'.E37:'_漁業生產量值-漁業種類別縣市別生產量值2(續)'.E37];&#10;  ['_漁業生產量值-漁業種類別縣市別生產量值1(續)'.G37:'_漁業生產量值-漁業種類別縣市別生產量值2(續)'.G37];&#10;  ['_漁業生產量值-漁業種類別縣市別生產量值1(續)'.I37:'_漁業生產量值-漁業種類別縣市別生產量值2(續)'.I37];&#10;  ['_漁業生產量值-漁業種類別縣市別生產量值1(續)'.K37:'_漁業生產量值-漁業種類別縣市別生產量值2(續)'.K37];&#10;  ['_漁業生產量值-漁業種類別縣市別生產量值1(續)'.M37:'_漁業生產量值-漁業種類別縣市別生產量值2(續)'.M37];&#10;  ['_漁業生產量值-漁業種類別縣市別生產量值1(續)'.O37:'_漁業生產量值-漁業種類別縣市別生產量值2(續)'.O37];&#10; )&#10;)" table:style-name="ce39">
            <text:p>150<text:s/></text:p>
          </table:table-cell>
          <table:table-cell office:value-type="float" office:value="10469.430620000001" table:formula="of:=IF(&#10; SUM([.H37];[.J37];[.L37];[.N37];[.P37];&#10;  ['_漁業生產量值-漁業種類別縣市別生產量值1(續)'.D37:'_漁業生產量值-漁業種類別縣市別生產量值3(續完)'.D37];&#10;  ['_漁業生產量值-漁業種類別縣市別生產量值1(續)'.F37:'_漁業生產量值-漁業種類別縣市別生產量值2(續)'.F37];&#10;  ['_漁業生產量值-漁業種類別縣市別生產量值1(續)'.H37:'_漁業生產量值-漁業種類別縣市別生產量值2(續)'.H37];&#10;  ['_漁業生產量值-漁業種類別縣市別生產量值1(續)'.J37:'_漁業生產量值-漁業種類別縣市別生產量值2(續)'.J37];&#10;  ['_漁業生產量值-漁業種類別縣市別生產量值1(續)'.L37:'_漁業生產量值-漁業種類別縣市別生產量值2(續)'.L37];&#10;  ['_漁業生產量值-漁業種類別縣市別生產量值1(續)'.N37:'_漁業生產量值-漁業種類別縣市別生產量值2(續)'.N37];&#10;  ['_漁業生產量值-漁業種類別縣市別生產量值1(續)'.P37:'_漁業生產量值-漁業種類別縣市別生產量值2(續)'.P37];&#10; )=0;&quot;-&quot;;SUM([.H37];[.J37];[.L37];[.N37];[.P37];&#10;  ['_漁業生產量值-漁業種類別縣市別生產量值1(續)'.D37:'_漁業生產量值-漁業種類別縣市別生產量值3(續完)'.D37];&#10;  ['_漁業生產量值-漁業種類別縣市別生產量值1(續)'.F37:'_漁業生產量值-漁業種類別縣市別生產量值2(續)'.F37];&#10;  ['_漁業生產量值-漁業種類別縣市別生產量值1(續)'.H37:'_漁業生產量值-漁業種類別縣市別生產量值2(續)'.H37];&#10;  ['_漁業生產量值-漁業種類別縣市別生產量值1(續)'.J37:'_漁業生產量值-漁業種類別縣市別生產量值2(續)'.J37];&#10;  ['_漁業生產量值-漁業種類別縣市別生產量值1(續)'.L37:'_漁業生產量值-漁業種類別縣市別生產量值2(續)'.L37];&#10;  ['_漁業生產量值-漁業種類別縣市別生產量值1(續)'.N37:'_漁業生產量值-漁業種類別縣市別生產量值2(續)'.N37];&#10;  ['_漁業生產量值-漁業種類別縣市別生產量值1(續)'.P37:'_漁業生產量值-漁業種類別縣市別生產量值2(續)'.P37];&#10; )&#10;)" table:style-name="ce39">
            <text:p>10,46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.5" table:style-name="ce38">
            <text:p>3<text:s/></text:p>
          </table:table-cell>
          <table:table-cell office:value-type="float" office:value="575" table:style-name="ce38">
            <text:p>57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2.128" table:style-name="ce38">
            <text:p>42<text:s/></text:p>
          </table:table-cell>
          <table:table-cell office:value-type="float" office:value="1838.3901000000001" table:style-name="ce38">
            <text:p>1,83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4</text:p>
          </table:table-cell>
          <table:table-cell office:value-type="string" table:style-name="ce37">
            <text:p><text:s text:c="4"/>刺網</text:p>
          </table:table-cell>
          <table:table-cell office:value-type="float" office:value="6833.4480399999984" table:formula="of:=IF([.E38]&amp;['_漁業生產量值-漁業種類別縣市別生產量值3(續完)'.E38]&amp;['_漁業生產量值-漁業種類別縣市別生產量值3(續完)'.K38]=&quot;---&quot;;&quot;-&quot;;SUM([.E38];['_漁業生產量值-漁業種類別縣市別生產量值3(續完)'.E38];['_漁業生產量值-漁業種類別縣市別生產量值3(續完)'.K38]))" table:style-name="ce38">
            <text:p>6,833<text:s/></text:p>
          </table:table-cell>
          <table:table-cell office:value-type="float" office:value="1448456.93456" table:formula="of:=IF([.F38]&amp;['_漁業生產量值-漁業種類別縣市別生產量值3(續完)'.F38]&amp;['_漁業生產量值-漁業種類別縣市別生產量值3(續完)'.L38]=&quot;---&quot;;&quot;-&quot;;SUM([.F38];['_漁業生產量值-漁業種類別縣市別生產量值3(續完)'.F38];['_漁業生產量值-漁業種類別縣市別生產量值3(續完)'.L38]))" table:style-name="ce38">
            <text:p>1,448,457<text:s/></text:p>
          </table:table-cell>
          <table:table-cell office:value-type="float" office:value="6454.8250399999988" table:formula="of:=IF(&#10; SUM([.G38];[.I38];[.K38];[.M38];[.O38];&#10;  ['_漁業生產量值-漁業種類別縣市別生產量值1(續)'.C38:'_漁業生產量值-漁業種類別縣市別生產量值3(續完)'.C38];&#10;  ['_漁業生產量值-漁業種類別縣市別生產量值1(續)'.E38:'_漁業生產量值-漁業種類別縣市別生產量值2(續)'.E38];&#10;  ['_漁業生產量值-漁業種類別縣市別生產量值1(續)'.G38:'_漁業生產量值-漁業種類別縣市別生產量值2(續)'.G38];&#10;  ['_漁業生產量值-漁業種類別縣市別生產量值1(續)'.I38:'_漁業生產量值-漁業種類別縣市別生產量值2(續)'.I38];&#10;  ['_漁業生產量值-漁業種類別縣市別生產量值1(續)'.K38:'_漁業生產量值-漁業種類別縣市別生產量值2(續)'.K38];&#10;  ['_漁業生產量值-漁業種類別縣市別生產量值1(續)'.M38:'_漁業生產量值-漁業種類別縣市別生產量值2(續)'.M38];&#10;  ['_漁業生產量值-漁業種類別縣市別生產量值1(續)'.O38:'_漁業生產量值-漁業種類別縣市別生產量值2(續)'.O38];&#10; )=0;&quot;-&quot;;SUM([.G38];[.I38];[.K38];[.M38];[.O38];&#10;  ['_漁業生產量值-漁業種類別縣市別生產量值1(續)'.C38:'_漁業生產量值-漁業種類別縣市別生產量值3(續完)'.C38];&#10;  ['_漁業生產量值-漁業種類別縣市別生產量值1(續)'.E38:'_漁業生產量值-漁業種類別縣市別生產量值2(續)'.E38];&#10;  ['_漁業生產量值-漁業種類別縣市別生產量值1(續)'.G38:'_漁業生產量值-漁業種類別縣市別生產量值2(續)'.G38];&#10;  ['_漁業生產量值-漁業種類別縣市別生產量值1(續)'.I38:'_漁業生產量值-漁業種類別縣市別生產量值2(續)'.I38];&#10;  ['_漁業生產量值-漁業種類別縣市別生產量值1(續)'.K38:'_漁業生產量值-漁業種類別縣市別生產量值2(續)'.K38];&#10;  ['_漁業生產量值-漁業種類別縣市別生產量值1(續)'.M38:'_漁業生產量值-漁業種類別縣市別生產量值2(續)'.M38];&#10;  ['_漁業生產量值-漁業種類別縣市別生產量值1(續)'.O38:'_漁業生產量值-漁業種類別縣市別生產量值2(續)'.O38];&#10; )&#10;)" table:style-name="ce39">
            <text:p>6,455<text:s/></text:p>
          </table:table-cell>
          <table:table-cell office:value-type="float" office:value="1376124.10831" table:formula="of:=IF(&#10; SUM([.H38];[.J38];[.L38];[.N38];[.P38];&#10;  ['_漁業生產量值-漁業種類別縣市別生產量值1(續)'.D38:'_漁業生產量值-漁業種類別縣市別生產量值3(續完)'.D38];&#10;  ['_漁業生產量值-漁業種類別縣市別生產量值1(續)'.F38:'_漁業生產量值-漁業種類別縣市別生產量值2(續)'.F38];&#10;  ['_漁業生產量值-漁業種類別縣市別生產量值1(續)'.H38:'_漁業生產量值-漁業種類別縣市別生產量值2(續)'.H38];&#10;  ['_漁業生產量值-漁業種類別縣市別生產量值1(續)'.J38:'_漁業生產量值-漁業種類別縣市別生產量值2(續)'.J38];&#10;  ['_漁業生產量值-漁業種類別縣市別生產量值1(續)'.L38:'_漁業生產量值-漁業種類別縣市別生產量值2(續)'.L38];&#10;  ['_漁業生產量值-漁業種類別縣市別生產量值1(續)'.N38:'_漁業生產量值-漁業種類別縣市別生產量值2(續)'.N38];&#10;  ['_漁業生產量值-漁業種類別縣市別生產量值1(續)'.P38:'_漁業生產量值-漁業種類別縣市別生產量值2(續)'.P38];&#10; )=0;&quot;-&quot;;SUM([.H38];[.J38];[.L38];[.N38];[.P38];&#10;  ['_漁業生產量值-漁業種類別縣市別生產量值1(續)'.D38:'_漁業生產量值-漁業種類別縣市別生產量值3(續完)'.D38];&#10;  ['_漁業生產量值-漁業種類別縣市別生產量值1(續)'.F38:'_漁業生產量值-漁業種類別縣市別生產量值2(續)'.F38];&#10;  ['_漁業生產量值-漁業種類別縣市別生產量值1(續)'.H38:'_漁業生產量值-漁業種類別縣市別生產量值2(續)'.H38];&#10;  ['_漁業生產量值-漁業種類別縣市別生產量值1(續)'.J38:'_漁業生產量值-漁業種類別縣市別生產量值2(續)'.J38];&#10;  ['_漁業生產量值-漁業種類別縣市別生產量值1(續)'.L38:'_漁業生產量值-漁業種類別縣市別生產量值2(續)'.L38];&#10;  ['_漁業生產量值-漁業種類別縣市別生產量值1(續)'.N38:'_漁業生產量值-漁業種類別縣市別生產量值2(續)'.N38];&#10;  ['_漁業生產量值-漁業種類別縣市別生產量值1(續)'.P38:'_漁業生產量值-漁業種類別縣市別生產量值2(續)'.P38];&#10; )&#10;)" table:style-name="ce39">
            <text:p>1,376,12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85.56099999999998" table:style-name="ce38">
            <text:p>386<text:s/></text:p>
          </table:table-cell>
          <table:table-cell office:value-type="float" office:value="97674.718500000003" table:style-name="ce38">
            <text:p>97,67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07.1127" table:style-name="ce38">
            <text:p>107<text:s/></text:p>
          </table:table-cell>
          <table:table-cell office:value-type="float" office:value="24583.726019999998" table:style-name="ce38">
            <text:p>24,584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5</text:p>
          </table:table-cell>
          <table:table-cell office:value-type="string" table:style-name="ce37">
            <text:p><text:s text:c="4"/>追逐網</text:p>
          </table:table-cell>
          <table:table-cell office:value-type="string" office:string-value="-" table:formula="of:=IF([.E39]&amp;['_漁業生產量值-漁業種類別縣市別生產量值3(續完)'.E39]&amp;['_漁業生產量值-漁業種類別縣市別生產量值3(續完)'.K39]=&quot;---&quot;;&quot;-&quot;;SUM([.E39];['_漁業生產量值-漁業種類別縣市別生產量值3(續完)'.E39];['_漁業生產量值-漁業種類別縣市別生產量值3(續完)'.K39]))" table:style-name="ce38">
            <text:p>-</text:p>
          </table:table-cell>
          <table:table-cell office:value-type="string" office:string-value="-" table:formula="of:=IF([.F39]&amp;['_漁業生產量值-漁業種類別縣市別生產量值3(續完)'.F39]&amp;['_漁業生產量值-漁業種類別縣市別生產量值3(續完)'.L39]=&quot;---&quot;;&quot;-&quot;;SUM([.F39];['_漁業生產量值-漁業種類別縣市別生產量值3(續完)'.F39];['_漁業生產量值-漁業種類別縣市別生產量值3(續完)'.L39]))" table:style-name="ce38">
            <text:p>-</text:p>
          </table:table-cell>
          <table:table-cell office:value-type="string" office:string-value="-" table:formula="of:=IF(&#10; SUM([.G39];[.I39];[.K39];[.M39];[.O39];&#10;  ['_漁業生產量值-漁業種類別縣市別生產量值1(續)'.C39:'_漁業生產量值-漁業種類別縣市別生產量值3(續完)'.C39];&#10;  ['_漁業生產量值-漁業種類別縣市別生產量值1(續)'.E39:'_漁業生產量值-漁業種類別縣市別生產量值2(續)'.E39];&#10;  ['_漁業生產量值-漁業種類別縣市別生產量值1(續)'.G39:'_漁業生產量值-漁業種類別縣市別生產量值2(續)'.G39];&#10;  ['_漁業生產量值-漁業種類別縣市別生產量值1(續)'.I39:'_漁業生產量值-漁業種類別縣市別生產量值2(續)'.I39];&#10;  ['_漁業生產量值-漁業種類別縣市別生產量值1(續)'.K39:'_漁業生產量值-漁業種類別縣市別生產量值2(續)'.K39];&#10;  ['_漁業生產量值-漁業種類別縣市別生產量值1(續)'.M39:'_漁業生產量值-漁業種類別縣市別生產量值2(續)'.M39];&#10;  ['_漁業生產量值-漁業種類別縣市別生產量值1(續)'.O39:'_漁業生產量值-漁業種類別縣市別生產量值2(續)'.O39];&#10; )=0;&quot;-&quot;;SUM([.G39];[.I39];[.K39];[.M39];[.O39];&#10;  ['_漁業生產量值-漁業種類別縣市別生產量值1(續)'.C39:'_漁業生產量值-漁業種類別縣市別生產量值3(續完)'.C39];&#10;  ['_漁業生產量值-漁業種類別縣市別生產量值1(續)'.E39:'_漁業生產量值-漁業種類別縣市別生產量值2(續)'.E39];&#10;  ['_漁業生產量值-漁業種類別縣市別生產量值1(續)'.G39:'_漁業生產量值-漁業種類別縣市別生產量值2(續)'.G39];&#10;  ['_漁業生產量值-漁業種類別縣市別生產量值1(續)'.I39:'_漁業生產量值-漁業種類別縣市別生產量值2(續)'.I39];&#10;  ['_漁業生產量值-漁業種類別縣市別生產量值1(續)'.K39:'_漁業生產量值-漁業種類別縣市別生產量值2(續)'.K39];&#10;  ['_漁業生產量值-漁業種類別縣市別生產量值1(續)'.M39:'_漁業生產量值-漁業種類別縣市別生產量值2(續)'.M39];&#10;  ['_漁業生產量值-漁業種類別縣市別生產量值1(續)'.O39:'_漁業生產量值-漁業種類別縣市別生產量值2(續)'.O39];&#10; )&#10;)" table:style-name="ce39">
            <text:p>-</text:p>
          </table:table-cell>
          <table:table-cell office:value-type="string" office:string-value="-" table:formula="of:=IF(&#10; SUM([.H39];[.J39];[.L39];[.N39];[.P39];&#10;  ['_漁業生產量值-漁業種類別縣市別生產量值1(續)'.D39:'_漁業生產量值-漁業種類別縣市別生產量值3(續完)'.D39];&#10;  ['_漁業生產量值-漁業種類別縣市別生產量值1(續)'.F39:'_漁業生產量值-漁業種類別縣市別生產量值2(續)'.F39];&#10;  ['_漁業生產量值-漁業種類別縣市別生產量值1(續)'.H39:'_漁業生產量值-漁業種類別縣市別生產量值2(續)'.H39];&#10;  ['_漁業生產量值-漁業種類別縣市別生產量值1(續)'.J39:'_漁業生產量值-漁業種類別縣市別生產量值2(續)'.J39];&#10;  ['_漁業生產量值-漁業種類別縣市別生產量值1(續)'.L39:'_漁業生產量值-漁業種類別縣市別生產量值2(續)'.L39];&#10;  ['_漁業生產量值-漁業種類別縣市別生產量值1(續)'.N39:'_漁業生產量值-漁業種類別縣市別生產量值2(續)'.N39];&#10;  ['_漁業生產量值-漁業種類別縣市別生產量值1(續)'.P39:'_漁業生產量值-漁業種類別縣市別生產量值2(續)'.P39];&#10; )=0;&quot;-&quot;;SUM([.H39];[.J39];[.L39];[.N39];[.P39];&#10;  ['_漁業生產量值-漁業種類別縣市別生產量值1(續)'.D39:'_漁業生產量值-漁業種類別縣市別生產量值3(續完)'.D39];&#10;  ['_漁業生產量值-漁業種類別縣市別生產量值1(續)'.F39:'_漁業生產量值-漁業種類別縣市別生產量值2(續)'.F39];&#10;  ['_漁業生產量值-漁業種類別縣市別生產量值1(續)'.H39:'_漁業生產量值-漁業種類別縣市別生產量值2(續)'.H39];&#10;  ['_漁業生產量值-漁業種類別縣市別生產量值1(續)'.J39:'_漁業生產量值-漁業種類別縣市別生產量值2(續)'.J39];&#10;  ['_漁業生產量值-漁業種類別縣市別生產量值1(續)'.L39:'_漁業生產量值-漁業種類別縣市別生產量值2(續)'.L39];&#10;  ['_漁業生產量值-漁業種類別縣市別生產量值1(續)'.N39:'_漁業生產量值-漁業種類別縣市別生產量值2(續)'.N39];&#10;  ['_漁業生產量值-漁業種類別縣市別生產量值1(續)'.P39:'_漁業生產量值-漁業種類別縣市別生產量值2(續)'.P39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6</text:p>
          </table:table-cell>
          <table:table-cell office:value-type="string" table:style-name="ce37">
            <text:p><text:s text:c="4"/>流袋網</text:p>
          </table:table-cell>
          <table:table-cell office:value-type="float" office:value="4" table:formula="of:=IF([.E40]&amp;['_漁業生產量值-漁業種類別縣市別生產量值3(續完)'.E40]&amp;['_漁業生產量值-漁業種類別縣市別生產量值3(續完)'.K40]=&quot;---&quot;;&quot;-&quot;;SUM([.E40];['_漁業生產量值-漁業種類別縣市別生產量值3(續完)'.E40];['_漁業生產量值-漁業種類別縣市別生產量值3(續完)'.K40]))" table:style-name="ce38">
            <text:p>4<text:s/></text:p>
          </table:table-cell>
          <table:table-cell office:value-type="float" office:value="700" table:formula="of:=IF([.F40]&amp;['_漁業生產量值-漁業種類別縣市別生產量值3(續完)'.F40]&amp;['_漁業生產量值-漁業種類別縣市別生產量值3(續完)'.L40]=&quot;---&quot;;&quot;-&quot;;SUM([.F40];['_漁業生產量值-漁業種類別縣市別生產量值3(續完)'.F40];['_漁業生產量值-漁業種類別縣市別生產量值3(續完)'.L40]))" table:style-name="ce38">
            <text:p>700<text:s/></text:p>
          </table:table-cell>
          <table:table-cell office:value-type="float" office:value="4" table:formula="of:=IF(&#10; SUM([.G40];[.I40];[.K40];[.M40];[.O40];&#10;  ['_漁業生產量值-漁業種類別縣市別生產量值1(續)'.C40:'_漁業生產量值-漁業種類別縣市別生產量值3(續完)'.C40];&#10;  ['_漁業生產量值-漁業種類別縣市別生產量值1(續)'.E40:'_漁業生產量值-漁業種類別縣市別生產量值2(續)'.E40];&#10;  ['_漁業生產量值-漁業種類別縣市別生產量值1(續)'.G40:'_漁業生產量值-漁業種類別縣市別生產量值2(續)'.G40];&#10;  ['_漁業生產量值-漁業種類別縣市別生產量值1(續)'.I40:'_漁業生產量值-漁業種類別縣市別生產量值2(續)'.I40];&#10;  ['_漁業生產量值-漁業種類別縣市別生產量值1(續)'.K40:'_漁業生產量值-漁業種類別縣市別生產量值2(續)'.K40];&#10;  ['_漁業生產量值-漁業種類別縣市別生產量值1(續)'.M40:'_漁業生產量值-漁業種類別縣市別生產量值2(續)'.M40];&#10;  ['_漁業生產量值-漁業種類別縣市別生產量值1(續)'.O40:'_漁業生產量值-漁業種類別縣市別生產量值2(續)'.O40];&#10; )=0;&quot;-&quot;;SUM([.G40];[.I40];[.K40];[.M40];[.O40];&#10;  ['_漁業生產量值-漁業種類別縣市別生產量值1(續)'.C40:'_漁業生產量值-漁業種類別縣市別生產量值3(續完)'.C40];&#10;  ['_漁業生產量值-漁業種類別縣市別生產量值1(續)'.E40:'_漁業生產量值-漁業種類別縣市別生產量值2(續)'.E40];&#10;  ['_漁業生產量值-漁業種類別縣市別生產量值1(續)'.G40:'_漁業生產量值-漁業種類別縣市別生產量值2(續)'.G40];&#10;  ['_漁業生產量值-漁業種類別縣市別生產量值1(續)'.I40:'_漁業生產量值-漁業種類別縣市別生產量值2(續)'.I40];&#10;  ['_漁業生產量值-漁業種類別縣市別生產量值1(續)'.K40:'_漁業生產量值-漁業種類別縣市別生產量值2(續)'.K40];&#10;  ['_漁業生產量值-漁業種類別縣市別生產量值1(續)'.M40:'_漁業生產量值-漁業種類別縣市別生產量值2(續)'.M40];&#10;  ['_漁業生產量值-漁業種類別縣市別生產量值1(續)'.O40:'_漁業生產量值-漁業種類別縣市別生產量值2(續)'.O40];&#10; )&#10;)" table:style-name="ce39">
            <text:p>4<text:s/></text:p>
          </table:table-cell>
          <table:table-cell office:value-type="float" office:value="700" table:formula="of:=IF(&#10; SUM([.H40];[.J40];[.L40];[.N40];[.P40];&#10;  ['_漁業生產量值-漁業種類別縣市別生產量值1(續)'.D40:'_漁業生產量值-漁業種類別縣市別生產量值3(續完)'.D40];&#10;  ['_漁業生產量值-漁業種類別縣市別生產量值1(續)'.F40:'_漁業生產量值-漁業種類別縣市別生產量值2(續)'.F40];&#10;  ['_漁業生產量值-漁業種類別縣市別生產量值1(續)'.H40:'_漁業生產量值-漁業種類別縣市別生產量值2(續)'.H40];&#10;  ['_漁業生產量值-漁業種類別縣市別生產量值1(續)'.J40:'_漁業生產量值-漁業種類別縣市別生產量值2(續)'.J40];&#10;  ['_漁業生產量值-漁業種類別縣市別生產量值1(續)'.L40:'_漁業生產量值-漁業種類別縣市別生產量值2(續)'.L40];&#10;  ['_漁業生產量值-漁業種類別縣市別生產量值1(續)'.N40:'_漁業生產量值-漁業種類別縣市別生產量值2(續)'.N40];&#10;  ['_漁業生產量值-漁業種類別縣市別生產量值1(續)'.P40:'_漁業生產量值-漁業種類別縣市別生產量值2(續)'.P40];&#10; )=0;&quot;-&quot;;SUM([.H40];[.J40];[.L40];[.N40];[.P40];&#10;  ['_漁業生產量值-漁業種類別縣市別生產量值1(續)'.D40:'_漁業生產量值-漁業種類別縣市別生產量值3(續完)'.D40];&#10;  ['_漁業生產量值-漁業種類別縣市別生產量值1(續)'.F40:'_漁業生產量值-漁業種類別縣市別生產量值2(續)'.F40];&#10;  ['_漁業生產量值-漁業種類別縣市別生產量值1(續)'.H40:'_漁業生產量值-漁業種類別縣市別生產量值2(續)'.H40];&#10;  ['_漁業生產量值-漁業種類別縣市別生產量值1(續)'.J40:'_漁業生產量值-漁業種類別縣市別生產量值2(續)'.J40];&#10;  ['_漁業生產量值-漁業種類別縣市別生產量值1(續)'.L40:'_漁業生產量值-漁業種類別縣市別生產量值2(續)'.L40];&#10;  ['_漁業生產量值-漁業種類別縣市別生產量值1(續)'.N40:'_漁業生產量值-漁業種類別縣市別生產量值2(續)'.N40];&#10;  ['_漁業生產量值-漁業種類別縣市別生產量值1(續)'.P40:'_漁業生產量值-漁業種類別縣市別生產量值2(續)'.P40];&#10; )&#10;)" table:style-name="ce39">
            <text:p>700<text:s/></text:p>
          </table:table-cell>
          <table:table-cell office:value-type="float" office:value="4" table:style-name="ce38">
            <text:p>4<text:s/></text:p>
          </table:table-cell>
          <table:table-cell office:value-type="float" office:value="700" table:style-name="ce38">
            <text:p>70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7</text:p>
          </table:table-cell>
          <table:table-cell office:value-type="string" table:style-name="ce37">
            <text:p><text:s text:c="4"/>魩鱙漁業</text:p>
          </table:table-cell>
          <table:table-cell office:value-type="float" office:value="807.82799999999997" table:formula="of:=IF([.E41]&amp;['_漁業生產量值-漁業種類別縣市別生產量值3(續完)'.E41]&amp;['_漁業生產量值-漁業種類別縣市別生產量值3(續完)'.K41]=&quot;---&quot;;&quot;-&quot;;SUM([.E41];['_漁業生產量值-漁業種類別縣市別生產量值3(續完)'.E41];['_漁業生產量值-漁業種類別縣市別生產量值3(續完)'.K41]))" table:style-name="ce38">
            <text:p>808<text:s/></text:p>
          </table:table-cell>
          <table:table-cell office:value-type="float" office:value="136461.7047" table:formula="of:=IF([.F41]&amp;['_漁業生產量值-漁業種類別縣市別生產量值3(續完)'.F41]&amp;['_漁業生產量值-漁業種類別縣市別生產量值3(續完)'.L41]=&quot;---&quot;;&quot;-&quot;;SUM([.F41];['_漁業生產量值-漁業種類別縣市別生產量值3(續完)'.F41];['_漁業生產量值-漁業種類別縣市別生產量值3(續完)'.L41]))" table:style-name="ce38">
            <text:p>136,462<text:s/></text:p>
          </table:table-cell>
          <table:table-cell office:value-type="float" office:value="807.82799999999997" table:formula="of:=IF(&#10; SUM([.G41];[.I41];[.K41];[.M41];[.O41];&#10;  ['_漁業生產量值-漁業種類別縣市別生產量值1(續)'.C41:'_漁業生產量值-漁業種類別縣市別生產量值3(續完)'.C41];&#10;  ['_漁業生產量值-漁業種類別縣市別生產量值1(續)'.E41:'_漁業生產量值-漁業種類別縣市別生產量值2(續)'.E41];&#10;  ['_漁業生產量值-漁業種類別縣市別生產量值1(續)'.G41:'_漁業生產量值-漁業種類別縣市別生產量值2(續)'.G41];&#10;  ['_漁業生產量值-漁業種類別縣市別生產量值1(續)'.I41:'_漁業生產量值-漁業種類別縣市別生產量值2(續)'.I41];&#10;  ['_漁業生產量值-漁業種類別縣市別生產量值1(續)'.K41:'_漁業生產量值-漁業種類別縣市別生產量值2(續)'.K41];&#10;  ['_漁業生產量值-漁業種類別縣市別生產量值1(續)'.M41:'_漁業生產量值-漁業種類別縣市別生產量值2(續)'.M41];&#10;  ['_漁業生產量值-漁業種類別縣市別生產量值1(續)'.O41:'_漁業生產量值-漁業種類別縣市別生產量值2(續)'.O41];&#10; )=0;&quot;-&quot;;SUM([.G41];[.I41];[.K41];[.M41];[.O41];&#10;  ['_漁業生產量值-漁業種類別縣市別生產量值1(續)'.C41:'_漁業生產量值-漁業種類別縣市別生產量值3(續完)'.C41];&#10;  ['_漁業生產量值-漁業種類別縣市別生產量值1(續)'.E41:'_漁業生產量值-漁業種類別縣市別生產量值2(續)'.E41];&#10;  ['_漁業生產量值-漁業種類別縣市別生產量值1(續)'.G41:'_漁業生產量值-漁業種類別縣市別生產量值2(續)'.G41];&#10;  ['_漁業生產量值-漁業種類別縣市別生產量值1(續)'.I41:'_漁業生產量值-漁業種類別縣市別生產量值2(續)'.I41];&#10;  ['_漁業生產量值-漁業種類別縣市別生產量值1(續)'.K41:'_漁業生產量值-漁業種類別縣市別生產量值2(續)'.K41];&#10;  ['_漁業生產量值-漁業種類別縣市別生產量值1(續)'.M41:'_漁業生產量值-漁業種類別縣市別生產量值2(續)'.M41];&#10;  ['_漁業生產量值-漁業種類別縣市別生產量值1(續)'.O41:'_漁業生產量值-漁業種類別縣市別生產量值2(續)'.O41];&#10; )&#10;)" table:style-name="ce39">
            <text:p>808<text:s/></text:p>
          </table:table-cell>
          <table:table-cell office:value-type="float" office:value="136461.7047" table:formula="of:=IF(&#10; SUM([.H41];[.J41];[.L41];[.N41];[.P41];&#10;  ['_漁業生產量值-漁業種類別縣市別生產量值1(續)'.D41:'_漁業生產量值-漁業種類別縣市別生產量值3(續完)'.D41];&#10;  ['_漁業生產量值-漁業種類別縣市別生產量值1(續)'.F41:'_漁業生產量值-漁業種類別縣市別生產量值2(續)'.F41];&#10;  ['_漁業生產量值-漁業種類別縣市別生產量值1(續)'.H41:'_漁業生產量值-漁業種類別縣市別生產量值2(續)'.H41];&#10;  ['_漁業生產量值-漁業種類別縣市別生產量值1(續)'.J41:'_漁業生產量值-漁業種類別縣市別生產量值2(續)'.J41];&#10;  ['_漁業生產量值-漁業種類別縣市別生產量值1(續)'.L41:'_漁業生產量值-漁業種類別縣市別生產量值2(續)'.L41];&#10;  ['_漁業生產量值-漁業種類別縣市別生產量值1(續)'.N41:'_漁業生產量值-漁業種類別縣市別生產量值2(續)'.N41];&#10;  ['_漁業生產量值-漁業種類別縣市別生產量值1(續)'.P41:'_漁業生產量值-漁業種類別縣市別生產量值2(續)'.P41];&#10; )=0;&quot;-&quot;;SUM([.H41];[.J41];[.L41];[.N41];[.P41];&#10;  ['_漁業生產量值-漁業種類別縣市別生產量值1(續)'.D41:'_漁業生產量值-漁業種類別縣市別生產量值3(續完)'.D41];&#10;  ['_漁業生產量值-漁業種類別縣市別生產量值1(續)'.F41:'_漁業生產量值-漁業種類別縣市別生產量值2(續)'.F41];&#10;  ['_漁業生產量值-漁業種類別縣市別生產量值1(續)'.H41:'_漁業生產量值-漁業種類別縣市別生產量值2(續)'.H41];&#10;  ['_漁業生產量值-漁業種類別縣市別生產量值1(續)'.J41:'_漁業生產量值-漁業種類別縣市別生產量值2(續)'.J41];&#10;  ['_漁業生產量值-漁業種類別縣市別生產量值1(續)'.L41:'_漁業生產量值-漁業種類別縣市別生產量值2(續)'.L41];&#10;  ['_漁業生產量值-漁業種類別縣市別生產量值1(續)'.N41:'_漁業生產量值-漁業種類別縣市別生產量值2(續)'.N41];&#10;  ['_漁業生產量值-漁業種類別縣市別生產量值1(續)'.P41:'_漁業生產量值-漁業種類別縣市別生產量值2(續)'.P41];&#10; )&#10;)" table:style-name="ce39">
            <text:p>136,462<text:s/></text:p>
          </table:table-cell>
          <table:table-cell office:value-type="float" office:value="23.57" table:style-name="ce38">
            <text:p>24<text:s/></text:p>
          </table:table-cell>
          <table:table-cell office:value-type="float" office:value="4149.96" table:style-name="ce38">
            <text:p>4,15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4.88" table:style-name="ce38">
            <text:p>45<text:s/></text:p>
          </table:table-cell>
          <table:table-cell office:value-type="float" office:value="6576.35" table:style-name="ce38">
            <text:p>6,576<text:s/></text:p>
          </table:table-cell>
          <table:table-cell office:value-type="float" office:value="10.413" table:style-name="ce38">
            <text:p>10<text:s/></text:p>
          </table:table-cell>
          <table:table-cell office:value-type="float" office:value="2518.5" table:style-name="ce38">
            <text:p>2,51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8</text:p>
          </table:table-cell>
          <table:table-cell office:value-type="string" table:style-name="ce37">
            <text:p><text:s text:c="4"/>櫻花蝦漁業</text:p>
          </table:table-cell>
          <table:table-cell office:value-type="float" office:value="2046.6640000000002" table:formula="of:=IF([.E42]&amp;['_漁業生產量值-漁業種類別縣市別生產量值3(續完)'.E42]&amp;['_漁業生產量值-漁業種類別縣市別生產量值3(續完)'.K42]=&quot;---&quot;;&quot;-&quot;;SUM([.E42];['_漁業生產量值-漁業種類別縣市別生產量值3(續完)'.E42];['_漁業生產量值-漁業種類別縣市別生產量值3(續完)'.K42]))" table:style-name="ce38">
            <text:p>2,047<text:s/></text:p>
          </table:table-cell>
          <table:table-cell office:value-type="float" office:value="645678.27399999998" table:formula="of:=IF([.F42]&amp;['_漁業生產量值-漁業種類別縣市別生產量值3(續完)'.F42]&amp;['_漁業生產量值-漁業種類別縣市別生產量值3(續完)'.L42]=&quot;---&quot;;&quot;-&quot;;SUM([.F42];['_漁業生產量值-漁業種類別縣市別生產量值3(續完)'.F42];['_漁業生產量值-漁業種類別縣市別生產量值3(續完)'.L42]))" table:style-name="ce38">
            <text:p>645,678<text:s/></text:p>
          </table:table-cell>
          <table:table-cell office:value-type="float" office:value="2046.6640000000002" table:formula="of:=IF(&#10; SUM([.G42];[.I42];[.K42];[.M42];[.O42];&#10;  ['_漁業生產量值-漁業種類別縣市別生產量值1(續)'.C42:'_漁業生產量值-漁業種類別縣市別生產量值3(續完)'.C42];&#10;  ['_漁業生產量值-漁業種類別縣市別生產量值1(續)'.E42:'_漁業生產量值-漁業種類別縣市別生產量值2(續)'.E42];&#10;  ['_漁業生產量值-漁業種類別縣市別生產量值1(續)'.G42:'_漁業生產量值-漁業種類別縣市別生產量值2(續)'.G42];&#10;  ['_漁業生產量值-漁業種類別縣市別生產量值1(續)'.I42:'_漁業生產量值-漁業種類別縣市別生產量值2(續)'.I42];&#10;  ['_漁業生產量值-漁業種類別縣市別生產量值1(續)'.K42:'_漁業生產量值-漁業種類別縣市別生產量值2(續)'.K42];&#10;  ['_漁業生產量值-漁業種類別縣市別生產量值1(續)'.M42:'_漁業生產量值-漁業種類別縣市別生產量值2(續)'.M42];&#10;  ['_漁業生產量值-漁業種類別縣市別生產量值1(續)'.O42:'_漁業生產量值-漁業種類別縣市別生產量值2(續)'.O42];&#10; )=0;&quot;-&quot;;SUM([.G42];[.I42];[.K42];[.M42];[.O42];&#10;  ['_漁業生產量值-漁業種類別縣市別生產量值1(續)'.C42:'_漁業生產量值-漁業種類別縣市別生產量值3(續完)'.C42];&#10;  ['_漁業生產量值-漁業種類別縣市別生產量值1(續)'.E42:'_漁業生產量值-漁業種類別縣市別生產量值2(續)'.E42];&#10;  ['_漁業生產量值-漁業種類別縣市別生產量值1(續)'.G42:'_漁業生產量值-漁業種類別縣市別生產量值2(續)'.G42];&#10;  ['_漁業生產量值-漁業種類別縣市別生產量值1(續)'.I42:'_漁業生產量值-漁業種類別縣市別生產量值2(續)'.I42];&#10;  ['_漁業生產量值-漁業種類別縣市別生產量值1(續)'.K42:'_漁業生產量值-漁業種類別縣市別生產量值2(續)'.K42];&#10;  ['_漁業生產量值-漁業種類別縣市別生產量值1(續)'.M42:'_漁業生產量值-漁業種類別縣市別生產量值2(續)'.M42];&#10;  ['_漁業生產量值-漁業種類別縣市別生產量值1(續)'.O42:'_漁業生產量值-漁業種類別縣市別生產量值2(續)'.O42];&#10; )&#10;)" table:style-name="ce39">
            <text:p>2,047<text:s/></text:p>
          </table:table-cell>
          <table:table-cell office:value-type="float" office:value="645678.27399999998" table:formula="of:=IF(&#10; SUM([.H42];[.J42];[.L42];[.N42];[.P42];&#10;  ['_漁業生產量值-漁業種類別縣市別生產量值1(續)'.D42:'_漁業生產量值-漁業種類別縣市別生產量值3(續完)'.D42];&#10;  ['_漁業生產量值-漁業種類別縣市別生產量值1(續)'.F42:'_漁業生產量值-漁業種類別縣市別生產量值2(續)'.F42];&#10;  ['_漁業生產量值-漁業種類別縣市別生產量值1(續)'.H42:'_漁業生產量值-漁業種類別縣市別生產量值2(續)'.H42];&#10;  ['_漁業生產量值-漁業種類別縣市別生產量值1(續)'.J42:'_漁業生產量值-漁業種類別縣市別生產量值2(續)'.J42];&#10;  ['_漁業生產量值-漁業種類別縣市別生產量值1(續)'.L42:'_漁業生產量值-漁業種類別縣市別生產量值2(續)'.L42];&#10;  ['_漁業生產量值-漁業種類別縣市別生產量值1(續)'.N42:'_漁業生產量值-漁業種類別縣市別生產量值2(續)'.N42];&#10;  ['_漁業生產量值-漁業種類別縣市別生產量值1(續)'.P42:'_漁業生產量值-漁業種類別縣市別生產量值2(續)'.P42];&#10; )=0;&quot;-&quot;;SUM([.H42];[.J42];[.L42];[.N42];[.P42];&#10;  ['_漁業生產量值-漁業種類別縣市別生產量值1(續)'.D42:'_漁業生產量值-漁業種類別縣市別生產量值3(續完)'.D42];&#10;  ['_漁業生產量值-漁業種類別縣市別生產量值1(續)'.F42:'_漁業生產量值-漁業種類別縣市別生產量值2(續)'.F42];&#10;  ['_漁業生產量值-漁業種類別縣市別生產量值1(續)'.H42:'_漁業生產量值-漁業種類別縣市別生產量值2(續)'.H42];&#10;  ['_漁業生產量值-漁業種類別縣市別生產量值1(續)'.J42:'_漁業生產量值-漁業種類別縣市別生產量值2(續)'.J42];&#10;  ['_漁業生產量值-漁業種類別縣市別生產量值1(續)'.L42:'_漁業生產量值-漁業種類別縣市別生產量值2(續)'.L42];&#10;  ['_漁業生產量值-漁業種類別縣市別生產量值1(續)'.N42:'_漁業生產量值-漁業種類別縣市別生產量值2(續)'.N42];&#10;  ['_漁業生產量值-漁業種類別縣市別生產量值1(續)'.P42:'_漁業生產量值-漁業種類別縣市別生產量值2(續)'.P42];&#10; )&#10;)" table:style-name="ce39">
            <text:p>645,67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9</text:p>
          </table:table-cell>
          <table:table-cell office:value-type="string" table:style-name="ce37">
            <text:p><text:s text:c="4"/>赤尾青蝦漁業</text:p>
          </table:table-cell>
          <table:table-cell office:value-type="float" office:value="3748.4520000000002" table:formula="of:=IF([.E43]&amp;['_漁業生產量值-漁業種類別縣市別生產量值3(續完)'.E43]&amp;['_漁業生產量值-漁業種類別縣市別生產量值3(續完)'.K43]=&quot;---&quot;;&quot;-&quot;;SUM([.E43];['_漁業生產量值-漁業種類別縣市別生產量值3(續完)'.E43];['_漁業生產量值-漁業種類別縣市別生產量值3(續完)'.K43]))" table:style-name="ce38">
            <text:p>3,748<text:s/></text:p>
          </table:table-cell>
          <table:table-cell office:value-type="float" office:value="184623.03" table:formula="of:=IF([.F43]&amp;['_漁業生產量值-漁業種類別縣市別生產量值3(續完)'.F43]&amp;['_漁業生產量值-漁業種類別縣市別生產量值3(續完)'.L43]=&quot;---&quot;;&quot;-&quot;;SUM([.F43];['_漁業生產量值-漁業種類別縣市別生產量值3(續完)'.F43];['_漁業生產量值-漁業種類別縣市別生產量值3(續完)'.L43]))" table:style-name="ce38">
            <text:p>184,623<text:s/></text:p>
          </table:table-cell>
          <table:table-cell office:value-type="float" office:value="3748.4520000000002" table:formula="of:=IF(&#10; SUM([.G43];[.I43];[.K43];[.M43];[.O43];&#10;  ['_漁業生產量值-漁業種類別縣市別生產量值1(續)'.C43:'_漁業生產量值-漁業種類別縣市別生產量值3(續完)'.C43];&#10;  ['_漁業生產量值-漁業種類別縣市別生產量值1(續)'.E43:'_漁業生產量值-漁業種類別縣市別生產量值2(續)'.E43];&#10;  ['_漁業生產量值-漁業種類別縣市別生產量值1(續)'.G43:'_漁業生產量值-漁業種類別縣市別生產量值2(續)'.G43];&#10;  ['_漁業生產量值-漁業種類別縣市別生產量值1(續)'.I43:'_漁業生產量值-漁業種類別縣市別生產量值2(續)'.I43];&#10;  ['_漁業生產量值-漁業種類別縣市別生產量值1(續)'.K43:'_漁業生產量值-漁業種類別縣市別生產量值2(續)'.K43];&#10;  ['_漁業生產量值-漁業種類別縣市別生產量值1(續)'.M43:'_漁業生產量值-漁業種類別縣市別生產量值2(續)'.M43];&#10;  ['_漁業生產量值-漁業種類別縣市別生產量值1(續)'.O43:'_漁業生產量值-漁業種類別縣市別生產量值2(續)'.O43];&#10; )=0;&quot;-&quot;;SUM([.G43];[.I43];[.K43];[.M43];[.O43];&#10;  ['_漁業生產量值-漁業種類別縣市別生產量值1(續)'.C43:'_漁業生產量值-漁業種類別縣市別生產量值3(續完)'.C43];&#10;  ['_漁業生產量值-漁業種類別縣市別生產量值1(續)'.E43:'_漁業生產量值-漁業種類別縣市別生產量值2(續)'.E43];&#10;  ['_漁業生產量值-漁業種類別縣市別生產量值1(續)'.G43:'_漁業生產量值-漁業種類別縣市別生產量值2(續)'.G43];&#10;  ['_漁業生產量值-漁業種類別縣市別生產量值1(續)'.I43:'_漁業生產量值-漁業種類別縣市別生產量值2(續)'.I43];&#10;  ['_漁業生產量值-漁業種類別縣市別生產量值1(續)'.K43:'_漁業生產量值-漁業種類別縣市別生產量值2(續)'.K43];&#10;  ['_漁業生產量值-漁業種類別縣市別生產量值1(續)'.M43:'_漁業生產量值-漁業種類別縣市別生產量值2(續)'.M43];&#10;  ['_漁業生產量值-漁業種類別縣市別生產量值1(續)'.O43:'_漁業生產量值-漁業種類別縣市別生產量值2(續)'.O43];&#10; )&#10;)" table:style-name="ce39">
            <text:p>3,748<text:s/></text:p>
          </table:table-cell>
          <table:table-cell office:value-type="float" office:value="184623.03" table:formula="of:=IF(&#10; SUM([.H43];[.J43];[.L43];[.N43];[.P43];&#10;  ['_漁業生產量值-漁業種類別縣市別生產量值1(續)'.D43:'_漁業生產量值-漁業種類別縣市別生產量值3(續完)'.D43];&#10;  ['_漁業生產量值-漁業種類別縣市別生產量值1(續)'.F43:'_漁業生產量值-漁業種類別縣市別生產量值2(續)'.F43];&#10;  ['_漁業生產量值-漁業種類別縣市別生產量值1(續)'.H43:'_漁業生產量值-漁業種類別縣市別生產量值2(續)'.H43];&#10;  ['_漁業生產量值-漁業種類別縣市別生產量值1(續)'.J43:'_漁業生產量值-漁業種類別縣市別生產量值2(續)'.J43];&#10;  ['_漁業生產量值-漁業種類別縣市別生產量值1(續)'.L43:'_漁業生產量值-漁業種類別縣市別生產量值2(續)'.L43];&#10;  ['_漁業生產量值-漁業種類別縣市別生產量值1(續)'.N43:'_漁業生產量值-漁業種類別縣市別生產量值2(續)'.N43];&#10;  ['_漁業生產量值-漁業種類別縣市別生產量值1(續)'.P43:'_漁業生產量值-漁業種類別縣市別生產量值2(續)'.P43];&#10; )=0;&quot;-&quot;;SUM([.H43];[.J43];[.L43];[.N43];[.P43];&#10;  ['_漁業生產量值-漁業種類別縣市別生產量值1(續)'.D43:'_漁業生產量值-漁業種類別縣市別生產量值3(續完)'.D43];&#10;  ['_漁業生產量值-漁業種類別縣市別生產量值1(續)'.F43:'_漁業生產量值-漁業種類別縣市別生產量值2(續)'.F43];&#10;  ['_漁業生產量值-漁業種類別縣市別生產量值1(續)'.H43:'_漁業生產量值-漁業種類別縣市別生產量值2(續)'.H43];&#10;  ['_漁業生產量值-漁業種類別縣市別生產量值1(續)'.J43:'_漁業生產量值-漁業種類別縣市別生產量值2(續)'.J43];&#10;  ['_漁業生產量值-漁業種類別縣市別生產量值1(續)'.L43:'_漁業生產量值-漁業種類別縣市別生產量值2(續)'.L43];&#10;  ['_漁業生產量值-漁業種類別縣市別生產量值1(續)'.N43:'_漁業生產量值-漁業種類別縣市別生產量值2(續)'.N43];&#10;  ['_漁業生產量值-漁業種類別縣市別生產量值1(續)'.P43:'_漁業生產量值-漁業種類別縣市別生產量值2(續)'.P43];&#10; )&#10;)" table:style-name="ce39">
            <text:p>184,62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49</text:p>
          </table:table-cell>
          <table:table-cell office:value-type="string" table:style-name="ce37">
            <text:p><text:s text:c="4"/>其他網</text:p>
          </table:table-cell>
          <table:table-cell office:value-type="float" office:value="369.00754000000001" table:formula="of:=IF([.E44]&amp;['_漁業生產量值-漁業種類別縣市別生產量值3(續完)'.E44]&amp;['_漁業生產量值-漁業種類別縣市別生產量值3(續完)'.K44]=&quot;---&quot;;&quot;-&quot;;SUM([.E44];['_漁業生產量值-漁業種類別縣市別生產量值3(續完)'.E44];['_漁業生產量值-漁業種類別縣市別生產量值3(續完)'.K44]))" table:style-name="ce38">
            <text:p>369<text:s/></text:p>
          </table:table-cell>
          <table:table-cell office:value-type="float" office:value="118187.67742000001" table:formula="of:=IF([.F44]&amp;['_漁業生產量值-漁業種類別縣市別生產量值3(續完)'.F44]&amp;['_漁業生產量值-漁業種類別縣市別生產量值3(續完)'.L44]=&quot;---&quot;;&quot;-&quot;;SUM([.F44];['_漁業生產量值-漁業種類別縣市別生產量值3(續完)'.F44];['_漁業生產量值-漁業種類別縣市別生產量值3(續完)'.L44]))" table:style-name="ce38">
            <text:p>118,188<text:s/></text:p>
          </table:table-cell>
          <table:table-cell office:value-type="float" office:value="369.00754000000001" table:formula="of:=IF(&#10; SUM([.G44];[.I44];[.K44];[.M44];[.O44];&#10;  ['_漁業生產量值-漁業種類別縣市別生產量值1(續)'.C44:'_漁業生產量值-漁業種類別縣市別生產量值3(續完)'.C44];&#10;  ['_漁業生產量值-漁業種類別縣市別生產量值1(續)'.E44:'_漁業生產量值-漁業種類別縣市別生產量值2(續)'.E44];&#10;  ['_漁業生產量值-漁業種類別縣市別生產量值1(續)'.G44:'_漁業生產量值-漁業種類別縣市別生產量值2(續)'.G44];&#10;  ['_漁業生產量值-漁業種類別縣市別生產量值1(續)'.I44:'_漁業生產量值-漁業種類別縣市別生產量值2(續)'.I44];&#10;  ['_漁業生產量值-漁業種類別縣市別生產量值1(續)'.K44:'_漁業生產量值-漁業種類別縣市別生產量值2(續)'.K44];&#10;  ['_漁業生產量值-漁業種類別縣市別生產量值1(續)'.M44:'_漁業生產量值-漁業種類別縣市別生產量值2(續)'.M44];&#10;  ['_漁業生產量值-漁業種類別縣市別生產量值1(續)'.O44:'_漁業生產量值-漁業種類別縣市別生產量值2(續)'.O44];&#10; )=0;&quot;-&quot;;SUM([.G44];[.I44];[.K44];[.M44];[.O44];&#10;  ['_漁業生產量值-漁業種類別縣市別生產量值1(續)'.C44:'_漁業生產量值-漁業種類別縣市別生產量值3(續完)'.C44];&#10;  ['_漁業生產量值-漁業種類別縣市別生產量值1(續)'.E44:'_漁業生產量值-漁業種類別縣市別生產量值2(續)'.E44];&#10;  ['_漁業生產量值-漁業種類別縣市別生產量值1(續)'.G44:'_漁業生產量值-漁業種類別縣市別生產量值2(續)'.G44];&#10;  ['_漁業生產量值-漁業種類別縣市別生產量值1(續)'.I44:'_漁業生產量值-漁業種類別縣市別生產量值2(續)'.I44];&#10;  ['_漁業生產量值-漁業種類別縣市別生產量值1(續)'.K44:'_漁業生產量值-漁業種類別縣市別生產量值2(續)'.K44];&#10;  ['_漁業生產量值-漁業種類別縣市別生產量值1(續)'.M44:'_漁業生產量值-漁業種類別縣市別生產量值2(續)'.M44];&#10;  ['_漁業生產量值-漁業種類別縣市別生產量值1(續)'.O44:'_漁業生產量值-漁業種類別縣市別生產量值2(續)'.O44];&#10; )&#10;)" table:style-name="ce39">
            <text:p>369<text:s/></text:p>
          </table:table-cell>
          <table:table-cell office:value-type="float" office:value="118187.67742000001" table:formula="of:=IF(&#10; SUM([.H44];[.J44];[.L44];[.N44];[.P44];&#10;  ['_漁業生產量值-漁業種類別縣市別生產量值1(續)'.D44:'_漁業生產量值-漁業種類別縣市別生產量值3(續完)'.D44];&#10;  ['_漁業生產量值-漁業種類別縣市別生產量值1(續)'.F44:'_漁業生產量值-漁業種類別縣市別生產量值2(續)'.F44];&#10;  ['_漁業生產量值-漁業種類別縣市別生產量值1(續)'.H44:'_漁業生產量值-漁業種類別縣市別生產量值2(續)'.H44];&#10;  ['_漁業生產量值-漁業種類別縣市別生產量值1(續)'.J44:'_漁業生產量值-漁業種類別縣市別生產量值2(續)'.J44];&#10;  ['_漁業生產量值-漁業種類別縣市別生產量值1(續)'.L44:'_漁業生產量值-漁業種類別縣市別生產量值2(續)'.L44];&#10;  ['_漁業生產量值-漁業種類別縣市別生產量值1(續)'.N44:'_漁業生產量值-漁業種類別縣市別生產量值2(續)'.N44];&#10;  ['_漁業生產量值-漁業種類別縣市別生產量值1(續)'.P44:'_漁業生產量值-漁業種類別縣市別生產量值2(續)'.P44];&#10; )=0;&quot;-&quot;;SUM([.H44];[.J44];[.L44];[.N44];[.P44];&#10;  ['_漁業生產量值-漁業種類別縣市別生產量值1(續)'.D44:'_漁業生產量值-漁業種類別縣市別生產量值3(續完)'.D44];&#10;  ['_漁業生產量值-漁業種類別縣市別生產量值1(續)'.F44:'_漁業生產量值-漁業種類別縣市別生產量值2(續)'.F44];&#10;  ['_漁業生產量值-漁業種類別縣市別生產量值1(續)'.H44:'_漁業生產量值-漁業種類別縣市別生產量值2(續)'.H44];&#10;  ['_漁業生產量值-漁業種類別縣市別生產量值1(續)'.J44:'_漁業生產量值-漁業種類別縣市別生產量值2(續)'.J44];&#10;  ['_漁業生產量值-漁業種類別縣市別生產量值1(續)'.L44:'_漁業生產量值-漁業種類別縣市別生產量值2(續)'.L44];&#10;  ['_漁業生產量值-漁業種類別縣市別生產量值1(續)'.N44:'_漁業生產量值-漁業種類別縣市別生產量值2(續)'.N44];&#10;  ['_漁業生產量值-漁業種類別縣市別生產量值1(續)'.P44:'_漁業生產量值-漁業種類別縣市別生產量值2(續)'.P44];&#10; )&#10;)" table:style-name="ce39">
            <text:p>118,18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.7210999999999999" table:style-name="ce38">
            <text:p>8<text:s/></text:p>
          </table:table-cell>
          <table:table-cell office:value-type="float" office:value="929.87504999999999" table:style-name="ce38">
            <text:p>93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0</text:p>
          </table:table-cell>
          <table:table-cell office:value-type="string" table:style-name="ce37">
            <text:p><text:s text:c="4"/>一支釣</text:p>
          </table:table-cell>
          <table:table-cell office:value-type="float" office:value="1802.1391000000001" table:formula="of:=IF([.E45]&amp;['_漁業生產量值-漁業種類別縣市別生產量值3(續完)'.E45]&amp;['_漁業生產量值-漁業種類別縣市別生產量值3(續完)'.K45]=&quot;---&quot;;&quot;-&quot;;SUM([.E45];['_漁業生產量值-漁業種類別縣市別生產量值3(續完)'.E45];['_漁業生產量值-漁業種類別縣市別生產量值3(續完)'.K45]))" table:style-name="ce38">
            <text:p>1,802<text:s/></text:p>
          </table:table-cell>
          <table:table-cell office:value-type="float" office:value="273457.79663999996" table:formula="of:=IF([.F45]&amp;['_漁業生產量值-漁業種類別縣市別生產量值3(續完)'.F45]&amp;['_漁業生產量值-漁業種類別縣市別生產量值3(續完)'.L45]=&quot;---&quot;;&quot;-&quot;;SUM([.F45];['_漁業生產量值-漁業種類別縣市別生產量值3(續完)'.F45];['_漁業生產量值-漁業種類別縣市別生產量值3(續完)'.L45]))" table:style-name="ce38">
            <text:p>273,458<text:s/></text:p>
          </table:table-cell>
          <table:table-cell office:value-type="float" office:value="1794.5752" table:formula="of:=IF(&#10; SUM([.G45];[.I45];[.K45];[.M45];[.O45];&#10;  ['_漁業生產量值-漁業種類別縣市別生產量值1(續)'.C45:'_漁業生產量值-漁業種類別縣市別生產量值3(續完)'.C45];&#10;  ['_漁業生產量值-漁業種類別縣市別生產量值1(續)'.E45:'_漁業生產量值-漁業種類別縣市別生產量值2(續)'.E45];&#10;  ['_漁業生產量值-漁業種類別縣市別生產量值1(續)'.G45:'_漁業生產量值-漁業種類別縣市別生產量值2(續)'.G45];&#10;  ['_漁業生產量值-漁業種類別縣市別生產量值1(續)'.I45:'_漁業生產量值-漁業種類別縣市別生產量值2(續)'.I45];&#10;  ['_漁業生產量值-漁業種類別縣市別生產量值1(續)'.K45:'_漁業生產量值-漁業種類別縣市別生產量值2(續)'.K45];&#10;  ['_漁業生產量值-漁業種類別縣市別生產量值1(續)'.M45:'_漁業生產量值-漁業種類別縣市別生產量值2(續)'.M45];&#10;  ['_漁業生產量值-漁業種類別縣市別生產量值1(續)'.O45:'_漁業生產量值-漁業種類別縣市別生產量值2(續)'.O45];&#10; )=0;&quot;-&quot;;SUM([.G45];[.I45];[.K45];[.M45];[.O45];&#10;  ['_漁業生產量值-漁業種類別縣市別生產量值1(續)'.C45:'_漁業生產量值-漁業種類別縣市別生產量值3(續完)'.C45];&#10;  ['_漁業生產量值-漁業種類別縣市別生產量值1(續)'.E45:'_漁業生產量值-漁業種類別縣市別生產量值2(續)'.E45];&#10;  ['_漁業生產量值-漁業種類別縣市別生產量值1(續)'.G45:'_漁業生產量值-漁業種類別縣市別生產量值2(續)'.G45];&#10;  ['_漁業生產量值-漁業種類別縣市別生產量值1(續)'.I45:'_漁業生產量值-漁業種類別縣市別生產量值2(續)'.I45];&#10;  ['_漁業生產量值-漁業種類別縣市別生產量值1(續)'.K45:'_漁業生產量值-漁業種類別縣市別生產量值2(續)'.K45];&#10;  ['_漁業生產量值-漁業種類別縣市別生產量值1(續)'.M45:'_漁業生產量值-漁業種類別縣市別生產量值2(續)'.M45];&#10;  ['_漁業生產量值-漁業種類別縣市別生產量值1(續)'.O45:'_漁業生產量值-漁業種類別縣市別生產量值2(續)'.O45];&#10; )&#10;)" table:style-name="ce39">
            <text:p>1,795<text:s/></text:p>
          </table:table-cell>
          <table:table-cell office:value-type="float" office:value="253547.02863999997" table:formula="of:=IF(&#10; SUM([.H45];[.J45];[.L45];[.N45];[.P45];&#10;  ['_漁業生產量值-漁業種類別縣市別生產量值1(續)'.D45:'_漁業生產量值-漁業種類別縣市別生產量值3(續完)'.D45];&#10;  ['_漁業生產量值-漁業種類別縣市別生產量值1(續)'.F45:'_漁業生產量值-漁業種類別縣市別生產量值2(續)'.F45];&#10;  ['_漁業生產量值-漁業種類別縣市別生產量值1(續)'.H45:'_漁業生產量值-漁業種類別縣市別生產量值2(續)'.H45];&#10;  ['_漁業生產量值-漁業種類別縣市別生產量值1(續)'.J45:'_漁業生產量值-漁業種類別縣市別生產量值2(續)'.J45];&#10;  ['_漁業生產量值-漁業種類別縣市別生產量值1(續)'.L45:'_漁業生產量值-漁業種類別縣市別生產量值2(續)'.L45];&#10;  ['_漁業生產量值-漁業種類別縣市別生產量值1(續)'.N45:'_漁業生產量值-漁業種類別縣市別生產量值2(續)'.N45];&#10;  ['_漁業生產量值-漁業種類別縣市別生產量值1(續)'.P45:'_漁業生產量值-漁業種類別縣市別生產量值2(續)'.P45];&#10; )=0;&quot;-&quot;;SUM([.H45];[.J45];[.L45];[.N45];[.P45];&#10;  ['_漁業生產量值-漁業種類別縣市別生產量值1(續)'.D45:'_漁業生產量值-漁業種類別縣市別生產量值3(續完)'.D45];&#10;  ['_漁業生產量值-漁業種類別縣市別生產量值1(續)'.F45:'_漁業生產量值-漁業種類別縣市別生產量值2(續)'.F45];&#10;  ['_漁業生產量值-漁業種類別縣市別生產量值1(續)'.H45:'_漁業生產量值-漁業種類別縣市別生產量值2(續)'.H45];&#10;  ['_漁業生產量值-漁業種類別縣市別生產量值1(續)'.J45:'_漁業生產量值-漁業種類別縣市別生產量值2(續)'.J45];&#10;  ['_漁業生產量值-漁業種類別縣市別生產量值1(續)'.L45:'_漁業生產量值-漁業種類別縣市別生產量值2(續)'.L45];&#10;  ['_漁業生產量值-漁業種類別縣市別生產量值1(續)'.N45:'_漁業生產量值-漁業種類別縣市別生產量值2(續)'.N45];&#10;  ['_漁業生產量值-漁業種類別縣市別生產量值1(續)'.P45:'_漁業生產量值-漁業種類別縣市別生產量值2(續)'.P45];&#10; )&#10;)" table:style-name="ce39">
            <text:p>253,547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3.124000000000002" table:style-name="ce38">
            <text:p>33<text:s/></text:p>
          </table:table-cell>
          <table:table-cell office:value-type="float" office:value="12697.75" table:style-name="ce38">
            <text:p>12,69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1</text:p>
          </table:table-cell>
          <table:table-cell office:value-type="string" table:style-name="ce37">
            <text:p><text:s text:c="4"/>雜魚延繩釣</text:p>
          </table:table-cell>
          <table:table-cell office:value-type="float" office:value="916.69051000000002" table:formula="of:=IF([.E46]&amp;['_漁業生產量值-漁業種類別縣市別生產量值3(續完)'.E46]&amp;['_漁業生產量值-漁業種類別縣市別生產量值3(續完)'.K46]=&quot;---&quot;;&quot;-&quot;;SUM([.E46];['_漁業生產量值-漁業種類別縣市別生產量值3(續完)'.E46];['_漁業生產量值-漁業種類別縣市別生產量值3(續完)'.K46]))" table:style-name="ce38">
            <text:p>917<text:s/></text:p>
          </table:table-cell>
          <table:table-cell office:value-type="float" office:value="177921.26204" table:formula="of:=IF([.F46]&amp;['_漁業生產量值-漁業種類別縣市別生產量值3(續完)'.F46]&amp;['_漁業生產量值-漁業種類別縣市別生產量值3(續完)'.L46]=&quot;---&quot;;&quot;-&quot;;SUM([.F46];['_漁業生產量值-漁業種類別縣市別生產量值3(續完)'.F46];['_漁業生產量值-漁業種類別縣市別生產量值3(續完)'.L46]))" table:style-name="ce38">
            <text:p>177,921<text:s/></text:p>
          </table:table-cell>
          <table:table-cell office:value-type="float" office:value="916.69051000000002" table:formula="of:=IF(&#10; SUM([.G46];[.I46];[.K46];[.M46];[.O46];&#10;  ['_漁業生產量值-漁業種類別縣市別生產量值1(續)'.C46:'_漁業生產量值-漁業種類別縣市別生產量值3(續完)'.C46];&#10;  ['_漁業生產量值-漁業種類別縣市別生產量值1(續)'.E46:'_漁業生產量值-漁業種類別縣市別生產量值2(續)'.E46];&#10;  ['_漁業生產量值-漁業種類別縣市別生產量值1(續)'.G46:'_漁業生產量值-漁業種類別縣市別生產量值2(續)'.G46];&#10;  ['_漁業生產量值-漁業種類別縣市別生產量值1(續)'.I46:'_漁業生產量值-漁業種類別縣市別生產量值2(續)'.I46];&#10;  ['_漁業生產量值-漁業種類別縣市別生產量值1(續)'.K46:'_漁業生產量值-漁業種類別縣市別生產量值2(續)'.K46];&#10;  ['_漁業生產量值-漁業種類別縣市別生產量值1(續)'.M46:'_漁業生產量值-漁業種類別縣市別生產量值2(續)'.M46];&#10;  ['_漁業生產量值-漁業種類別縣市別生產量值1(續)'.O46:'_漁業生產量值-漁業種類別縣市別生產量值2(續)'.O46];&#10; )=0;&quot;-&quot;;SUM([.G46];[.I46];[.K46];[.M46];[.O46];&#10;  ['_漁業生產量值-漁業種類別縣市別生產量值1(續)'.C46:'_漁業生產量值-漁業種類別縣市別生產量值3(續完)'.C46];&#10;  ['_漁業生產量值-漁業種類別縣市別生產量值1(續)'.E46:'_漁業生產量值-漁業種類別縣市別生產量值2(續)'.E46];&#10;  ['_漁業生產量值-漁業種類別縣市別生產量值1(續)'.G46:'_漁業生產量值-漁業種類別縣市別生產量值2(續)'.G46];&#10;  ['_漁業生產量值-漁業種類別縣市別生產量值1(續)'.I46:'_漁業生產量值-漁業種類別縣市別生產量值2(續)'.I46];&#10;  ['_漁業生產量值-漁業種類別縣市別生產量值1(續)'.K46:'_漁業生產量值-漁業種類別縣市別生產量值2(續)'.K46];&#10;  ['_漁業生產量值-漁業種類別縣市別生產量值1(續)'.M46:'_漁業生產量值-漁業種類別縣市別生產量值2(續)'.M46];&#10;  ['_漁業生產量值-漁業種類別縣市別生產量值1(續)'.O46:'_漁業生產量值-漁業種類別縣市別生產量值2(續)'.O46];&#10; )&#10;)" table:style-name="ce39">
            <text:p>917<text:s/></text:p>
          </table:table-cell>
          <table:table-cell office:value-type="float" office:value="177921.26204" table:formula="of:=IF(&#10; SUM([.H46];[.J46];[.L46];[.N46];[.P46];&#10;  ['_漁業生產量值-漁業種類別縣市別生產量值1(續)'.D46:'_漁業生產量值-漁業種類別縣市別生產量值3(續完)'.D46];&#10;  ['_漁業生產量值-漁業種類別縣市別生產量值1(續)'.F46:'_漁業生產量值-漁業種類別縣市別生產量值2(續)'.F46];&#10;  ['_漁業生產量值-漁業種類別縣市別生產量值1(續)'.H46:'_漁業生產量值-漁業種類別縣市別生產量值2(續)'.H46];&#10;  ['_漁業生產量值-漁業種類別縣市別生產量值1(續)'.J46:'_漁業生產量值-漁業種類別縣市別生產量值2(續)'.J46];&#10;  ['_漁業生產量值-漁業種類別縣市別生產量值1(續)'.L46:'_漁業生產量值-漁業種類別縣市別生產量值2(續)'.L46];&#10;  ['_漁業生產量值-漁業種類別縣市別生產量值1(續)'.N46:'_漁業生產量值-漁業種類別縣市別生產量值2(續)'.N46];&#10;  ['_漁業生產量值-漁業種類別縣市別生產量值1(續)'.P46:'_漁業生產量值-漁業種類別縣市別生產量值2(續)'.P46];&#10; )=0;&quot;-&quot;;SUM([.H46];[.J46];[.L46];[.N46];[.P46];&#10;  ['_漁業生產量值-漁業種類別縣市別生產量值1(續)'.D46:'_漁業生產量值-漁業種類別縣市別生產量值3(續完)'.D46];&#10;  ['_漁業生產量值-漁業種類別縣市別生產量值1(續)'.F46:'_漁業生產量值-漁業種類別縣市別生產量值2(續)'.F46];&#10;  ['_漁業生產量值-漁業種類別縣市別生產量值1(續)'.H46:'_漁業生產量值-漁業種類別縣市別生產量值2(續)'.H46];&#10;  ['_漁業生產量值-漁業種類別縣市別生產量值1(續)'.J46:'_漁業生產量值-漁業種類別縣市別生產量值2(續)'.J46];&#10;  ['_漁業生產量值-漁業種類別縣市別生產量值1(續)'.L46:'_漁業生產量值-漁業種類別縣市別生產量值2(續)'.L46];&#10;  ['_漁業生產量值-漁業種類別縣市別生產量值1(續)'.N46:'_漁業生產量值-漁業種類別縣市別生產量值2(續)'.N46];&#10;  ['_漁業生產量值-漁業種類別縣市別生產量值1(續)'.P46:'_漁業生產量值-漁業種類別縣市別生產量值2(續)'.P46];&#10; )&#10;)" table:style-name="ce39">
            <text:p>177,92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0.114000000000001" table:style-name="ce38">
            <text:p>20<text:s/></text:p>
          </table:table-cell>
          <table:table-cell office:value-type="float" office:value="3933.3308000000002" table:style-name="ce38">
            <text:p>3,933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79</text:p>
          </table:table-cell>
          <table:table-cell office:value-type="string" table:style-name="ce37">
            <text:p><text:s text:c="4"/>其他釣</text:p>
          </table:table-cell>
          <table:table-cell office:value-type="float" office:value="123.51421999999999" table:formula="of:=IF([.E47]&amp;['_漁業生產量值-漁業種類別縣市別生產量值3(續完)'.E47]&amp;['_漁業生產量值-漁業種類別縣市別生產量值3(續完)'.K47]=&quot;---&quot;;&quot;-&quot;;SUM([.E47];['_漁業生產量值-漁業種類別縣市別生產量值3(續完)'.E47];['_漁業生產量值-漁業種類別縣市別生產量值3(續完)'.K47]))" table:style-name="ce38">
            <text:p>124<text:s/></text:p>
          </table:table-cell>
          <table:table-cell office:value-type="float" office:value="11691.615400000001" table:formula="of:=IF([.F47]&amp;['_漁業生產量值-漁業種類別縣市別生產量值3(續完)'.F47]&amp;['_漁業生產量值-漁業種類別縣市別生產量值3(續完)'.L47]=&quot;---&quot;;&quot;-&quot;;SUM([.F47];['_漁業生產量值-漁業種類別縣市別生產量值3(續完)'.F47];['_漁業生產量值-漁業種類別縣市別生產量值3(續完)'.L47]))" table:style-name="ce38">
            <text:p>11,692<text:s/></text:p>
          </table:table-cell>
          <table:table-cell office:value-type="float" office:value="123.51421999999999" table:formula="of:=IF(&#10; SUM([.G47];[.I47];[.K47];[.M47];[.O47];&#10;  ['_漁業生產量值-漁業種類別縣市別生產量值1(續)'.C47:'_漁業生產量值-漁業種類別縣市別生產量值3(續完)'.C47];&#10;  ['_漁業生產量值-漁業種類別縣市別生產量值1(續)'.E47:'_漁業生產量值-漁業種類別縣市別生產量值2(續)'.E47];&#10;  ['_漁業生產量值-漁業種類別縣市別生產量值1(續)'.G47:'_漁業生產量值-漁業種類別縣市別生產量值2(續)'.G47];&#10;  ['_漁業生產量值-漁業種類別縣市別生產量值1(續)'.I47:'_漁業生產量值-漁業種類別縣市別生產量值2(續)'.I47];&#10;  ['_漁業生產量值-漁業種類別縣市別生產量值1(續)'.K47:'_漁業生產量值-漁業種類別縣市別生產量值2(續)'.K47];&#10;  ['_漁業生產量值-漁業種類別縣市別生產量值1(續)'.M47:'_漁業生產量值-漁業種類別縣市別生產量值2(續)'.M47];&#10;  ['_漁業生產量值-漁業種類別縣市別生產量值1(續)'.O47:'_漁業生產量值-漁業種類別縣市別生產量值2(續)'.O47];&#10; )=0;&quot;-&quot;;SUM([.G47];[.I47];[.K47];[.M47];[.O47];&#10;  ['_漁業生產量值-漁業種類別縣市別生產量值1(續)'.C47:'_漁業生產量值-漁業種類別縣市別生產量值3(續完)'.C47];&#10;  ['_漁業生產量值-漁業種類別縣市別生產量值1(續)'.E47:'_漁業生產量值-漁業種類別縣市別生產量值2(續)'.E47];&#10;  ['_漁業生產量值-漁業種類別縣市別生產量值1(續)'.G47:'_漁業生產量值-漁業種類別縣市別生產量值2(續)'.G47];&#10;  ['_漁業生產量值-漁業種類別縣市別生產量值1(續)'.I47:'_漁業生產量值-漁業種類別縣市別生產量值2(續)'.I47];&#10;  ['_漁業生產量值-漁業種類別縣市別生產量值1(續)'.K47:'_漁業生產量值-漁業種類別縣市別生產量值2(續)'.K47];&#10;  ['_漁業生產量值-漁業種類別縣市別生產量值1(續)'.M47:'_漁業生產量值-漁業種類別縣市別生產量值2(續)'.M47];&#10;  ['_漁業生產量值-漁業種類別縣市別生產量值1(續)'.O47:'_漁業生產量值-漁業種類別縣市別生產量值2(續)'.O47];&#10; )&#10;)" table:style-name="ce39">
            <text:p>124<text:s/></text:p>
          </table:table-cell>
          <table:table-cell office:value-type="float" office:value="11691.615400000001" table:formula="of:=IF(&#10; SUM([.H47];[.J47];[.L47];[.N47];[.P47];&#10;  ['_漁業生產量值-漁業種類別縣市別生產量值1(續)'.D47:'_漁業生產量值-漁業種類別縣市別生產量值3(續完)'.D47];&#10;  ['_漁業生產量值-漁業種類別縣市別生產量值1(續)'.F47:'_漁業生產量值-漁業種類別縣市別生產量值2(續)'.F47];&#10;  ['_漁業生產量值-漁業種類別縣市別生產量值1(續)'.H47:'_漁業生產量值-漁業種類別縣市別生產量值2(續)'.H47];&#10;  ['_漁業生產量值-漁業種類別縣市別生產量值1(續)'.J47:'_漁業生產量值-漁業種類別縣市別生產量值2(續)'.J47];&#10;  ['_漁業生產量值-漁業種類別縣市別生產量值1(續)'.L47:'_漁業生產量值-漁業種類別縣市別生產量值2(續)'.L47];&#10;  ['_漁業生產量值-漁業種類別縣市別生產量值1(續)'.N47:'_漁業生產量值-漁業種類別縣市別生產量值2(續)'.N47];&#10;  ['_漁業生產量值-漁業種類別縣市別生產量值1(續)'.P47:'_漁業生產量值-漁業種類別縣市別生產量值2(續)'.P47];&#10; )=0;&quot;-&quot;;SUM([.H47];[.J47];[.L47];[.N47];[.P47];&#10;  ['_漁業生產量值-漁業種類別縣市別生產量值1(續)'.D47:'_漁業生產量值-漁業種類別縣市別生產量值3(續完)'.D47];&#10;  ['_漁業生產量值-漁業種類別縣市別生產量值1(續)'.F47:'_漁業生產量值-漁業種類別縣市別生產量值2(續)'.F47];&#10;  ['_漁業生產量值-漁業種類別縣市別生產量值1(續)'.H47:'_漁業生產量值-漁業種類別縣市別生產量值2(續)'.H47];&#10;  ['_漁業生產量值-漁業種類別縣市別生產量值1(續)'.J47:'_漁業生產量值-漁業種類別縣市別生產量值2(續)'.J47];&#10;  ['_漁業生產量值-漁業種類別縣市別生產量值1(續)'.L47:'_漁業生產量值-漁業種類別縣市別生產量值2(續)'.L47];&#10;  ['_漁業生產量值-漁業種類別縣市別生產量值1(續)'.N47:'_漁業生產量值-漁業種類別縣市別生產量值2(續)'.N47];&#10;  ['_漁業生產量值-漁業種類別縣市別生產量值1(續)'.P47:'_漁業生產量值-漁業種類別縣市別生產量值2(續)'.P47];&#10; )&#10;)" table:style-name="ce39">
            <text:p>11,69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6</text:p>
          </table:table-cell>
          <table:table-cell office:value-type="string" table:style-name="ce37">
            <text:p><text:s text:c="4"/>鏢旗魚</text:p>
          </table:table-cell>
          <table:table-cell office:value-type="float" office:value="605.03419999999994" table:formula="of:=IF([.E48]&amp;['_漁業生產量值-漁業種類別縣市別生產量值3(續完)'.E48]&amp;['_漁業生產量值-漁業種類別縣市別生產量值3(續完)'.K48]=&quot;---&quot;;&quot;-&quot;;SUM([.E48];['_漁業生產量值-漁業種類別縣市別生產量值3(續完)'.E48];['_漁業生產量值-漁業種類別縣市別生產量值3(續完)'.K48]))" table:style-name="ce38">
            <text:p>605<text:s/></text:p>
          </table:table-cell>
          <table:table-cell office:value-type="float" office:value="107758.2751" table:formula="of:=IF([.F48]&amp;['_漁業生產量值-漁業種類別縣市別生產量值3(續完)'.F48]&amp;['_漁業生產量值-漁業種類別縣市別生產量值3(續完)'.L48]=&quot;---&quot;;&quot;-&quot;;SUM([.F48];['_漁業生產量值-漁業種類別縣市別生產量值3(續完)'.F48];['_漁業生產量值-漁業種類別縣市別生產量值3(續完)'.L48]))" table:style-name="ce38">
            <text:p>107,758<text:s/></text:p>
          </table:table-cell>
          <table:table-cell office:value-type="float" office:value="605.03419999999994" table:formula="of:=IF(&#10; SUM([.G48];[.I48];[.K48];[.M48];[.O48];&#10;  ['_漁業生產量值-漁業種類別縣市別生產量值1(續)'.C48:'_漁業生產量值-漁業種類別縣市別生產量值3(續完)'.C48];&#10;  ['_漁業生產量值-漁業種類別縣市別生產量值1(續)'.E48:'_漁業生產量值-漁業種類別縣市別生產量值2(續)'.E48];&#10;  ['_漁業生產量值-漁業種類別縣市別生產量值1(續)'.G48:'_漁業生產量值-漁業種類別縣市別生產量值2(續)'.G48];&#10;  ['_漁業生產量值-漁業種類別縣市別生產量值1(續)'.I48:'_漁業生產量值-漁業種類別縣市別生產量值2(續)'.I48];&#10;  ['_漁業生產量值-漁業種類別縣市別生產量值1(續)'.K48:'_漁業生產量值-漁業種類別縣市別生產量值2(續)'.K48];&#10;  ['_漁業生產量值-漁業種類別縣市別生產量值1(續)'.M48:'_漁業生產量值-漁業種類別縣市別生產量值2(續)'.M48];&#10;  ['_漁業生產量值-漁業種類別縣市別生產量值1(續)'.O48:'_漁業生產量值-漁業種類別縣市別生產量值2(續)'.O48];&#10; )=0;&quot;-&quot;;SUM([.G48];[.I48];[.K48];[.M48];[.O48];&#10;  ['_漁業生產量值-漁業種類別縣市別生產量值1(續)'.C48:'_漁業生產量值-漁業種類別縣市別生產量值3(續完)'.C48];&#10;  ['_漁業生產量值-漁業種類別縣市別生產量值1(續)'.E48:'_漁業生產量值-漁業種類別縣市別生產量值2(續)'.E48];&#10;  ['_漁業生產量值-漁業種類別縣市別生產量值1(續)'.G48:'_漁業生產量值-漁業種類別縣市別生產量值2(續)'.G48];&#10;  ['_漁業生產量值-漁業種類別縣市別生產量值1(續)'.I48:'_漁業生產量值-漁業種類別縣市別生產量值2(續)'.I48];&#10;  ['_漁業生產量值-漁業種類別縣市別生產量值1(續)'.K48:'_漁業生產量值-漁業種類別縣市別生產量值2(續)'.K48];&#10;  ['_漁業生產量值-漁業種類別縣市別生產量值1(續)'.M48:'_漁業生產量值-漁業種類別縣市別生產量值2(續)'.M48];&#10;  ['_漁業生產量值-漁業種類別縣市別生產量值1(續)'.O48:'_漁業生產量值-漁業種類別縣市別生產量值2(續)'.O48];&#10; )&#10;)" table:style-name="ce39">
            <text:p>605<text:s/></text:p>
          </table:table-cell>
          <table:table-cell office:value-type="float" office:value="107758.2751" table:formula="of:=IF(&#10; SUM([.H48];[.J48];[.L48];[.N48];[.P48];&#10;  ['_漁業生產量值-漁業種類別縣市別生產量值1(續)'.D48:'_漁業生產量值-漁業種類別縣市別生產量值3(續完)'.D48];&#10;  ['_漁業生產量值-漁業種類別縣市別生產量值1(續)'.F48:'_漁業生產量值-漁業種類別縣市別生產量值2(續)'.F48];&#10;  ['_漁業生產量值-漁業種類別縣市別生產量值1(續)'.H48:'_漁業生產量值-漁業種類別縣市別生產量值2(續)'.H48];&#10;  ['_漁業生產量值-漁業種類別縣市別生產量值1(續)'.J48:'_漁業生產量值-漁業種類別縣市別生產量值2(續)'.J48];&#10;  ['_漁業生產量值-漁業種類別縣市別生產量值1(續)'.L48:'_漁業生產量值-漁業種類別縣市別生產量值2(續)'.L48];&#10;  ['_漁業生產量值-漁業種類別縣市別生產量值1(續)'.N48:'_漁業生產量值-漁業種類別縣市別生產量值2(續)'.N48];&#10;  ['_漁業生產量值-漁業種類別縣市別生產量值1(續)'.P48:'_漁業生產量值-漁業種類別縣市別生產量值2(續)'.P48];&#10; )=0;&quot;-&quot;;SUM([.H48];[.J48];[.L48];[.N48];[.P48];&#10;  ['_漁業生產量值-漁業種類別縣市別生產量值1(續)'.D48:'_漁業生產量值-漁業種類別縣市別生產量值3(續完)'.D48];&#10;  ['_漁業生產量值-漁業種類別縣市別生產量值1(續)'.F48:'_漁業生產量值-漁業種類別縣市別生產量值2(續)'.F48];&#10;  ['_漁業生產量值-漁業種類別縣市別生產量值1(續)'.H48:'_漁業生產量值-漁業種類別縣市別生產量值2(續)'.H48];&#10;  ['_漁業生產量值-漁業種類別縣市別生產量值1(續)'.J48:'_漁業生產量值-漁業種類別縣市別生產量值2(續)'.J48];&#10;  ['_漁業生產量值-漁業種類別縣市別生產量值1(續)'.L48:'_漁業生產量值-漁業種類別縣市別生產量值2(續)'.L48];&#10;  ['_漁業生產量值-漁業種類別縣市別生產量值1(續)'.N48:'_漁業生產量值-漁業種類別縣市別生產量值2(續)'.N48];&#10;  ['_漁業生產量值-漁業種類別縣市別生產量值1(續)'.P48:'_漁業生產量值-漁業種類別縣市別生產量值2(續)'.P48];&#10; )&#10;)" table:style-name="ce39">
            <text:p>107,75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7</text:p>
          </table:table-cell>
          <table:table-cell office:value-type="string" table:style-name="ce37">
            <text:p><text:s text:c="4"/>遊漁</text:p>
          </table:table-cell>
          <table:table-cell office:value-type="float" office:value="246.17" table:formula="of:=IF([.E49]&amp;['_漁業生產量值-漁業種類別縣市別生產量值3(續完)'.E49]&amp;['_漁業生產量值-漁業種類別縣市別生產量值3(續完)'.K49]=&quot;---&quot;;&quot;-&quot;;SUM([.E49];['_漁業生產量值-漁業種類別縣市別生產量值3(續完)'.E49];['_漁業生產量值-漁業種類別縣市別生產量值3(續完)'.K49]))" table:style-name="ce38">
            <text:p>246<text:s/></text:p>
          </table:table-cell>
          <table:table-cell office:value-type="float" office:value="56253.25" table:formula="of:=IF([.F49]&amp;['_漁業生產量值-漁業種類別縣市別生產量值3(續完)'.F49]&amp;['_漁業生產量值-漁業種類別縣市別生產量值3(續完)'.L49]=&quot;---&quot;;&quot;-&quot;;SUM([.F49];['_漁業生產量值-漁業種類別縣市別生產量值3(續完)'.F49];['_漁業生產量值-漁業種類別縣市別生產量值3(續完)'.L49]))" table:style-name="ce38">
            <text:p>56,253<text:s/></text:p>
          </table:table-cell>
          <table:table-cell office:value-type="float" office:value="246.17" table:formula="of:=IF(&#10; SUM([.G49];[.I49];[.K49];[.M49];[.O49];&#10;  ['_漁業生產量值-漁業種類別縣市別生產量值1(續)'.C49:'_漁業生產量值-漁業種類別縣市別生產量值3(續完)'.C49];&#10;  ['_漁業生產量值-漁業種類別縣市別生產量值1(續)'.E49:'_漁業生產量值-漁業種類別縣市別生產量值2(續)'.E49];&#10;  ['_漁業生產量值-漁業種類別縣市別生產量值1(續)'.G49:'_漁業生產量值-漁業種類別縣市別生產量值2(續)'.G49];&#10;  ['_漁業生產量值-漁業種類別縣市別生產量值1(續)'.I49:'_漁業生產量值-漁業種類別縣市別生產量值2(續)'.I49];&#10;  ['_漁業生產量值-漁業種類別縣市別生產量值1(續)'.K49:'_漁業生產量值-漁業種類別縣市別生產量值2(續)'.K49];&#10;  ['_漁業生產量值-漁業種類別縣市別生產量值1(續)'.M49:'_漁業生產量值-漁業種類別縣市別生產量值2(續)'.M49];&#10;  ['_漁業生產量值-漁業種類別縣市別生產量值1(續)'.O49:'_漁業生產量值-漁業種類別縣市別生產量值2(續)'.O49];&#10; )=0;&quot;-&quot;;SUM([.G49];[.I49];[.K49];[.M49];[.O49];&#10;  ['_漁業生產量值-漁業種類別縣市別生產量值1(續)'.C49:'_漁業生產量值-漁業種類別縣市別生產量值3(續完)'.C49];&#10;  ['_漁業生產量值-漁業種類別縣市別生產量值1(續)'.E49:'_漁業生產量值-漁業種類別縣市別生產量值2(續)'.E49];&#10;  ['_漁業生產量值-漁業種類別縣市別生產量值1(續)'.G49:'_漁業生產量值-漁業種類別縣市別生產量值2(續)'.G49];&#10;  ['_漁業生產量值-漁業種類別縣市別生產量值1(續)'.I49:'_漁業生產量值-漁業種類別縣市別生產量值2(續)'.I49];&#10;  ['_漁業生產量值-漁業種類別縣市別生產量值1(續)'.K49:'_漁業生產量值-漁業種類別縣市別生產量值2(續)'.K49];&#10;  ['_漁業生產量值-漁業種類別縣市別生產量值1(續)'.M49:'_漁業生產量值-漁業種類別縣市別生產量值2(續)'.M49];&#10;  ['_漁業生產量值-漁業種類別縣市別生產量值1(續)'.O49:'_漁業生產量值-漁業種類別縣市別生產量值2(續)'.O49];&#10; )&#10;)" table:style-name="ce39">
            <text:p>246<text:s/></text:p>
          </table:table-cell>
          <table:table-cell office:value-type="float" office:value="56253.25" table:formula="of:=IF(&#10; SUM([.H49];[.J49];[.L49];[.N49];[.P49];&#10;  ['_漁業生產量值-漁業種類別縣市別生產量值1(續)'.D49:'_漁業生產量值-漁業種類別縣市別生產量值3(續完)'.D49];&#10;  ['_漁業生產量值-漁業種類別縣市別生產量值1(續)'.F49:'_漁業生產量值-漁業種類別縣市別生產量值2(續)'.F49];&#10;  ['_漁業生產量值-漁業種類別縣市別生產量值1(續)'.H49:'_漁業生產量值-漁業種類別縣市別生產量值2(續)'.H49];&#10;  ['_漁業生產量值-漁業種類別縣市別生產量值1(續)'.J49:'_漁業生產量值-漁業種類別縣市別生產量值2(續)'.J49];&#10;  ['_漁業生產量值-漁業種類別縣市別生產量值1(續)'.L49:'_漁業生產量值-漁業種類別縣市別生產量值2(續)'.L49];&#10;  ['_漁業生產量值-漁業種類別縣市別生產量值1(續)'.N49:'_漁業生產量值-漁業種類別縣市別生產量值2(續)'.N49];&#10;  ['_漁業生產量值-漁業種類別縣市別生產量值1(續)'.P49:'_漁業生產量值-漁業種類別縣市別生產量值2(續)'.P49];&#10; )=0;&quot;-&quot;;SUM([.H49];[.J49];[.L49];[.N49];[.P49];&#10;  ['_漁業生產量值-漁業種類別縣市別生產量值1(續)'.D49:'_漁業生產量值-漁業種類別縣市別生產量值3(續完)'.D49];&#10;  ['_漁業生產量值-漁業種類別縣市別生產量值1(續)'.F49:'_漁業生產量值-漁業種類別縣市別生產量值2(續)'.F49];&#10;  ['_漁業生產量值-漁業種類別縣市別生產量值1(續)'.H49:'_漁業生產量值-漁業種類別縣市別生產量值2(續)'.H49];&#10;  ['_漁業生產量值-漁業種類別縣市別生產量值1(續)'.J49:'_漁業生產量值-漁業種類別縣市別生產量值2(續)'.J49];&#10;  ['_漁業生產量值-漁業種類別縣市別生產量值1(續)'.L49:'_漁業生產量值-漁業種類別縣市別生產量值2(續)'.L49];&#10;  ['_漁業生產量值-漁業種類別縣市別生產量值1(續)'.N49:'_漁業生產量值-漁業種類別縣市別生產量值2(續)'.N49];&#10;  ['_漁業生產量值-漁業種類別縣市別生產量值1(續)'.P49:'_漁業生產量值-漁業種類別縣市別生產量值2(續)'.P49];&#10; )&#10;)" table:style-name="ce39">
            <text:p>56,253<text:s/></text:p>
          </table:table-cell>
          <table:table-cell office:value-type="float" office:value="246.17" table:style-name="ce38">
            <text:p>246<text:s/></text:p>
          </table:table-cell>
          <table:table-cell office:value-type="float" office:value="56253.25" table:style-name="ce38">
            <text:p>56,25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8</text:p>
          </table:table-cell>
          <table:table-cell office:value-type="string" table:style-name="ce37">
            <text:p><text:s text:c="4"/>籠具</text:p>
          </table:table-cell>
          <table:table-cell office:value-type="float" office:value="2.0727199999999999" table:formula="of:=IF([.E50]&amp;['_漁業生產量值-漁業種類別縣市別生產量值3(續完)'.E50]&amp;['_漁業生產量值-漁業種類別縣市別生產量值3(續完)'.K50]=&quot;---&quot;;&quot;-&quot;;SUM([.E50];['_漁業生產量值-漁業種類別縣市別生產量值3(續完)'.E50];['_漁業生產量值-漁業種類別縣市別生產量值3(續完)'.K50]))" table:style-name="ce38">
            <text:p>2<text:s/></text:p>
          </table:table-cell>
          <table:table-cell office:value-type="float" office:value="254.9562" table:formula="of:=IF([.F50]&amp;['_漁業生產量值-漁業種類別縣市別生產量值3(續完)'.F50]&amp;['_漁業生產量值-漁業種類別縣市別生產量值3(續完)'.L50]=&quot;---&quot;;&quot;-&quot;;SUM([.F50];['_漁業生產量值-漁業種類別縣市別生產量值3(續完)'.F50];['_漁業生產量值-漁業種類別縣市別生產量值3(續完)'.L50]))" table:style-name="ce38">
            <text:p>255<text:s/></text:p>
          </table:table-cell>
          <table:table-cell office:value-type="float" office:value="2.0727199999999999" table:formula="of:=IF(&#10; SUM([.G50];[.I50];[.K50];[.M50];[.O50];&#10;  ['_漁業生產量值-漁業種類別縣市別生產量值1(續)'.C50:'_漁業生產量值-漁業種類別縣市別生產量值3(續完)'.C50];&#10;  ['_漁業生產量值-漁業種類別縣市別生產量值1(續)'.E50:'_漁業生產量值-漁業種類別縣市別生產量值2(續)'.E50];&#10;  ['_漁業生產量值-漁業種類別縣市別生產量值1(續)'.G50:'_漁業生產量值-漁業種類別縣市別生產量值2(續)'.G50];&#10;  ['_漁業生產量值-漁業種類別縣市別生產量值1(續)'.I50:'_漁業生產量值-漁業種類別縣市別生產量值2(續)'.I50];&#10;  ['_漁業生產量值-漁業種類別縣市別生產量值1(續)'.K50:'_漁業生產量值-漁業種類別縣市別生產量值2(續)'.K50];&#10;  ['_漁業生產量值-漁業種類別縣市別生產量值1(續)'.M50:'_漁業生產量值-漁業種類別縣市別生產量值2(續)'.M50];&#10;  ['_漁業生產量值-漁業種類別縣市別生產量值1(續)'.O50:'_漁業生產量值-漁業種類別縣市別生產量值2(續)'.O50];&#10; )=0;&quot;-&quot;;SUM([.G50];[.I50];[.K50];[.M50];[.O50];&#10;  ['_漁業生產量值-漁業種類別縣市別生產量值1(續)'.C50:'_漁業生產量值-漁業種類別縣市別生產量值3(續完)'.C50];&#10;  ['_漁業生產量值-漁業種類別縣市別生產量值1(續)'.E50:'_漁業生產量值-漁業種類別縣市別生產量值2(續)'.E50];&#10;  ['_漁業生產量值-漁業種類別縣市別生產量值1(續)'.G50:'_漁業生產量值-漁業種類別縣市別生產量值2(續)'.G50];&#10;  ['_漁業生產量值-漁業種類別縣市別生產量值1(續)'.I50:'_漁業生產量值-漁業種類別縣市別生產量值2(續)'.I50];&#10;  ['_漁業生產量值-漁業種類別縣市別生產量值1(續)'.K50:'_漁業生產量值-漁業種類別縣市別生產量值2(續)'.K50];&#10;  ['_漁業生產量值-漁業種類別縣市別生產量值1(續)'.M50:'_漁業生產量值-漁業種類別縣市別生產量值2(續)'.M50];&#10;  ['_漁業生產量值-漁業種類別縣市別生產量值1(續)'.O50:'_漁業生產量值-漁業種類別縣市別生產量值2(續)'.O50];&#10; )&#10;)" table:style-name="ce39">
            <text:p>2<text:s/></text:p>
          </table:table-cell>
          <table:table-cell office:value-type="float" office:value="254.9562" table:formula="of:=IF(&#10; SUM([.H50];[.J50];[.L50];[.N50];[.P50];&#10;  ['_漁業生產量值-漁業種類別縣市別生產量值1(續)'.D50:'_漁業生產量值-漁業種類別縣市別生產量值3(續完)'.D50];&#10;  ['_漁業生產量值-漁業種類別縣市別生產量值1(續)'.F50:'_漁業生產量值-漁業種類別縣市別生產量值2(續)'.F50];&#10;  ['_漁業生產量值-漁業種類別縣市別生產量值1(續)'.H50:'_漁業生產量值-漁業種類別縣市別生產量值2(續)'.H50];&#10;  ['_漁業生產量值-漁業種類別縣市別生產量值1(續)'.J50:'_漁業生產量值-漁業種類別縣市別生產量值2(續)'.J50];&#10;  ['_漁業生產量值-漁業種類別縣市別生產量值1(續)'.L50:'_漁業生產量值-漁業種類別縣市別生產量值2(續)'.L50];&#10;  ['_漁業生產量值-漁業種類別縣市別生產量值1(續)'.N50:'_漁業生產量值-漁業種類別縣市別生產量值2(續)'.N50];&#10;  ['_漁業生產量值-漁業種類別縣市別生產量值1(續)'.P50:'_漁業生產量值-漁業種類別縣市別生產量值2(續)'.P50];&#10; )=0;&quot;-&quot;;SUM([.H50];[.J50];[.L50];[.N50];[.P50];&#10;  ['_漁業生產量值-漁業種類別縣市別生產量值1(續)'.D50:'_漁業生產量值-漁業種類別縣市別生產量值3(續完)'.D50];&#10;  ['_漁業生產量值-漁業種類別縣市別生產量值1(續)'.F50:'_漁業生產量值-漁業種類別縣市別生產量值2(續)'.F50];&#10;  ['_漁業生產量值-漁業種類別縣市別生產量值1(續)'.H50:'_漁業生產量值-漁業種類別縣市別生產量值2(續)'.H50];&#10;  ['_漁業生產量值-漁業種類別縣市別生產量值1(續)'.J50:'_漁業生產量值-漁業種類別縣市別生產量值2(續)'.J50];&#10;  ['_漁業生產量值-漁業種類別縣市別生產量值1(續)'.L50:'_漁業生產量值-漁業種類別縣市別生產量值2(續)'.L50];&#10;  ['_漁業生產量值-漁業種類別縣市別生產量值1(續)'.N50:'_漁業生產量值-漁業種類別縣市別生產量值2(續)'.N50];&#10;  ['_漁業生產量值-漁業種類別縣市別生產量值1(續)'.P50:'_漁業生產量值-漁業種類別縣市別生產量值2(續)'.P50];&#10; )&#10;)" table:style-name="ce39">
            <text:p>25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89" table:style-name="ce38">
            <text:p>1<text:s/></text:p>
          </table:table-cell>
          <table:table-cell office:value-type="float" office:value="120.15" table:style-name="ce38">
            <text:p>12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3">
            <text:p>3099</text:p>
          </table:table-cell>
          <table:table-cell office:value-type="string" table:style-name="ce40">
            <text:p><text:s text:c="4"/>其他沿岸漁業</text:p>
          </table:table-cell>
          <table:table-cell office:value-type="float" office:value="1411.1215099999999" table:formula="of:=IF([.E51]&amp;['_漁業生產量值-漁業種類別縣市別生產量值3(續完)'.E51]&amp;['_漁業生產量值-漁業種類別縣市別生產量值3(續完)'.K51]=&quot;---&quot;;&quot;-&quot;;SUM([.E51];['_漁業生產量值-漁業種類別縣市別生產量值3(續完)'.E51];['_漁業生產量值-漁業種類別縣市別生產量值3(續完)'.K51]))" table:style-name="ce38">
            <text:p>1,411<text:s/></text:p>
          </table:table-cell>
          <table:table-cell office:value-type="float" office:value="130452.32329" table:formula="of:=IF([.F51]&amp;['_漁業生產量值-漁業種類別縣市別生產量值3(續完)'.F51]&amp;['_漁業生產量值-漁業種類別縣市別生產量值3(續完)'.L51]=&quot;---&quot;;&quot;-&quot;;SUM([.F51];['_漁業生產量值-漁業種類別縣市別生產量值3(續完)'.F51];['_漁業生產量值-漁業種類別縣市別生產量值3(續完)'.L51]))" table:style-name="ce38">
            <text:p>130,452<text:s/></text:p>
          </table:table-cell>
          <table:table-cell office:value-type="float" office:value="1411.1215099999999" table:formula="of:=IF(&#10; SUM([.G51];[.I51];[.K51];[.M51];[.O51];&#10;  ['_漁業生產量值-漁業種類別縣市別生產量值1(續)'.C51:'_漁業生產量值-漁業種類別縣市別生產量值3(續完)'.C51];&#10;  ['_漁業生產量值-漁業種類別縣市別生產量值1(續)'.E51:'_漁業生產量值-漁業種類別縣市別生產量值2(續)'.E51];&#10;  ['_漁業生產量值-漁業種類別縣市別生產量值1(續)'.G51:'_漁業生產量值-漁業種類別縣市別生產量值2(續)'.G51];&#10;  ['_漁業生產量值-漁業種類別縣市別生產量值1(續)'.I51:'_漁業生產量值-漁業種類別縣市別生產量值2(續)'.I51];&#10;  ['_漁業生產量值-漁業種類別縣市別生產量值1(續)'.K51:'_漁業生產量值-漁業種類別縣市別生產量值2(續)'.K51];&#10;  ['_漁業生產量值-漁業種類別縣市別生產量值1(續)'.M51:'_漁業生產量值-漁業種類別縣市別生產量值2(續)'.M51];&#10;  ['_漁業生產量值-漁業種類別縣市別生產量值1(續)'.O51:'_漁業生產量值-漁業種類別縣市別生產量值2(續)'.O51];&#10; )=0;&quot;-&quot;;SUM([.G51];[.I51];[.K51];[.M51];[.O51];&#10;  ['_漁業生產量值-漁業種類別縣市別生產量值1(續)'.C51:'_漁業生產量值-漁業種類別縣市別生產量值3(續完)'.C51];&#10;  ['_漁業生產量值-漁業種類別縣市別生產量值1(續)'.E51:'_漁業生產量值-漁業種類別縣市別生產量值2(續)'.E51];&#10;  ['_漁業生產量值-漁業種類別縣市別生產量值1(續)'.G51:'_漁業生產量值-漁業種類別縣市別生產量值2(續)'.G51];&#10;  ['_漁業生產量值-漁業種類別縣市別生產量值1(續)'.I51:'_漁業生產量值-漁業種類別縣市別生產量值2(續)'.I51];&#10;  ['_漁業生產量值-漁業種類別縣市別生產量值1(續)'.K51:'_漁業生產量值-漁業種類別縣市別生產量值2(續)'.K51];&#10;  ['_漁業生產量值-漁業種類別縣市別生產量值1(續)'.M51:'_漁業生產量值-漁業種類別縣市別生產量值2(續)'.M51];&#10;  ['_漁業生產量值-漁業種類別縣市別生產量值1(續)'.O51:'_漁業生產量值-漁業種類別縣市別生產量值2(續)'.O51];&#10; )&#10;)" table:style-name="ce39">
            <text:p>1,411<text:s/></text:p>
          </table:table-cell>
          <table:table-cell office:value-type="float" office:value="130452.32329" table:formula="of:=IF(&#10; SUM([.H51];[.J51];[.L51];[.N51];[.P51];&#10;  ['_漁業生產量值-漁業種類別縣市別生產量值1(續)'.D51:'_漁業生產量值-漁業種類別縣市別生產量值3(續完)'.D51];&#10;  ['_漁業生產量值-漁業種類別縣市別生產量值1(續)'.F51:'_漁業生產量值-漁業種類別縣市別生產量值2(續)'.F51];&#10;  ['_漁業生產量值-漁業種類別縣市別生產量值1(續)'.H51:'_漁業生產量值-漁業種類別縣市別生產量值2(續)'.H51];&#10;  ['_漁業生產量值-漁業種類別縣市別生產量值1(續)'.J51:'_漁業生產量值-漁業種類別縣市別生產量值2(續)'.J51];&#10;  ['_漁業生產量值-漁業種類別縣市別生產量值1(續)'.L51:'_漁業生產量值-漁業種類別縣市別生產量值2(續)'.L51];&#10;  ['_漁業生產量值-漁業種類別縣市別生產量值1(續)'.N51:'_漁業生產量值-漁業種類別縣市別生產量值2(續)'.N51];&#10;  ['_漁業生產量值-漁業種類別縣市別生產量值1(續)'.P51:'_漁業生產量值-漁業種類別縣市別生產量值2(續)'.P51];&#10; )=0;&quot;-&quot;;SUM([.H51];[.J51];[.L51];[.N51];[.P51];&#10;  ['_漁業生產量值-漁業種類別縣市別生產量值1(續)'.D51:'_漁業生產量值-漁業種類別縣市別生產量值3(續完)'.D51];&#10;  ['_漁業生產量值-漁業種類別縣市別生產量值1(續)'.F51:'_漁業生產量值-漁業種類別縣市別生產量值2(續)'.F51];&#10;  ['_漁業生產量值-漁業種類別縣市別生產量值1(續)'.H51:'_漁業生產量值-漁業種類別縣市別生產量值2(續)'.H51];&#10;  ['_漁業生產量值-漁業種類別縣市別生產量值1(續)'.J51:'_漁業生產量值-漁業種類別縣市別生產量值2(續)'.J51];&#10;  ['_漁業生產量值-漁業種類別縣市別生產量值1(續)'.L51:'_漁業生產量值-漁業種類別縣市別生產量值2(續)'.L51];&#10;  ['_漁業生產量值-漁業種類別縣市別生產量值1(續)'.N51:'_漁業生產量值-漁業種類別縣市別生產量值2(續)'.N51];&#10;  ['_漁業生產量值-漁業種類別縣市別生產量值1(續)'.P51:'_漁業生產量值-漁業種類別縣市別生產量值2(續)'.P51];&#10; )&#10;)" table:style-name="ce39">
            <text:p>130,452<text:s/></text:p>
          </table:table-cell>
          <table:table-cell office:value-type="float" office:value="37.06" table:style-name="ce41">
            <text:p>37<text:s/></text:p>
          </table:table-cell>
          <table:table-cell office:value-type="float" office:value="12559.5" table:style-name="ce41">
            <text:p>12,560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4000</text:p>
          </table:table-cell>
          <table:table-cell office:value-type="string" table:style-name="ce35">
            <text:p>內陸漁撈合計</text:p>
          </table:table-cell>
          <table:table-cell office:value-type="float" office:value="88.412000000000006" table:formula="of:=  IF(SUM([.C53:.C55])=0;&quot;-&quot;;SUM([.C53:.C55]))" table:style-name="ce36">
            <text:p>88<text:s/></text:p>
          </table:table-cell>
          <table:table-cell office:value-type="float" office:value="6264.9660000000003" table:formula="of:=  IF(SUM([.D53:.D55])=0;&quot;-&quot;;SUM([.D53:.D55]))" table:style-name="ce36">
            <text:p>6,265<text:s/></text:p>
          </table:table-cell>
          <table:table-cell office:value-type="float" office:value="88.412000000000006" table:formula="of:=  IF(SUM([.E53:.E55])=0;&quot;-&quot;;SUM([.E53:.E55]))" table:style-name="ce36">
            <text:p>88<text:s/></text:p>
          </table:table-cell>
          <table:table-cell office:value-type="float" office:value="6264.9660000000003" table:formula="of:=  IF(SUM([.F53:.F55])=0;&quot;-&quot;;SUM([.F53:.F55]))" table:style-name="ce36">
            <text:p>6,265<text:s/></text:p>
          </table:table-cell>
          <table:table-cell office:value-type="string" office:string-value="-" table:formula="of:=  IF(SUM([.G53:.G55])=0;&quot;-&quot;;SUM([.G53:.G55]))" table:style-name="ce36">
            <text:p>-</text:p>
          </table:table-cell>
          <table:table-cell office:value-type="string" office:string-value="-" table:formula="of:=  IF(SUM([.H53:.H55])=0;&quot;-&quot;;SUM([.H53:.H55]))" table:style-name="ce36">
            <text:p>-</text:p>
          </table:table-cell>
          <table:table-cell office:value-type="string" office:string-value="-" table:formula="of:=  IF(SUM([.I53:.I55])=0;&quot;-&quot;;SUM([.I53:.I55]))" table:style-name="ce36">
            <text:p>-</text:p>
          </table:table-cell>
          <table:table-cell office:value-type="string" office:string-value="-" table:formula="of:=  IF(SUM([.J53:.J55])=0;&quot;-&quot;;SUM([.J53:.J55]))" table:style-name="ce36">
            <text:p>-</text:p>
          </table:table-cell>
          <table:table-cell office:value-type="float" office:value="78" table:formula="of:=  IF(SUM([.K53:.K55])=0;&quot;-&quot;;SUM([.K53:.K55]))" table:style-name="ce36">
            <text:p>78<text:s/></text:p>
          </table:table-cell>
          <table:table-cell office:value-type="float" office:value="5304" table:formula="of:=  IF(SUM([.L53:.L55])=0;&quot;-&quot;;SUM([.L53:.L55]))" table:style-name="ce36">
            <text:p>5,304<text:s/></text:p>
          </table:table-cell>
          <table:table-cell office:value-type="string" office:string-value="-" table:formula="of:=  IF(SUM([.M53:.M55])=0;&quot;-&quot;;SUM([.M53:.M55]))" table:style-name="ce36">
            <text:p>-</text:p>
          </table:table-cell>
          <table:table-cell office:value-type="string" office:string-value="-" table:formula="of:=  IF(SUM([.N53:.N55])=0;&quot;-&quot;;SUM([.N53:.N55]))" table:style-name="ce36">
            <text:p>-</text:p>
          </table:table-cell>
          <table:table-cell office:value-type="string" office:string-value="-" table:formula="of:=  IF(SUM([.O53:.O55])=0;&quot;-&quot;;SUM([.O53:.O55]))" table:style-name="ce36">
            <text:p>-</text:p>
          </table:table-cell>
          <table:table-cell office:value-type="string" office:string-value="-" table:formula="of:=  IF(SUM([.P53:.P55])=0;&quot;-&quot;;SUM([.P53:.P55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1</text:p>
          </table:table-cell>
          <table:table-cell office:value-type="string" table:style-name="ce37">
            <text:p><text:s text:c="4"/>河川漁撈</text:p>
          </table:table-cell>
          <table:table-cell office:value-type="float" office:value="0.97" table:formula="of:=IF([.E53]&amp;['_漁業生產量值-漁業種類別縣市別生產量值3(續完)'.E53]&amp;['_漁業生產量值-漁業種類別縣市別生產量值3(續完)'.K53]=&quot;---&quot;;&quot;-&quot;;SUM([.E53];['_漁業生產量值-漁業種類別縣市別生產量值3(續完)'.E53];['_漁業生產量值-漁業種類別縣市別生產量值3(續完)'.K53]))" table:style-name="ce38">
            <text:p>1<text:s/></text:p>
          </table:table-cell>
          <table:table-cell office:value-type="float" office:value="67.5" table:formula="of:=IF([.F53]&amp;['_漁業生產量值-漁業種類別縣市別生產量值3(續完)'.F53]&amp;['_漁業生產量值-漁業種類別縣市別生產量值3(續完)'.L53]=&quot;---&quot;;&quot;-&quot;;SUM([.F53];['_漁業生產量值-漁業種類別縣市別生產量值3(續完)'.F53];['_漁業生產量值-漁業種類別縣市別生產量值3(續完)'.L53]))" table:style-name="ce38">
            <text:p>68<text:s/></text:p>
          </table:table-cell>
          <table:table-cell office:value-type="float" office:value="0.97" table:formula="of:=IF(&#10; SUM([.G53];[.I53];[.K53];[.M53];[.O53];&#10;  ['_漁業生產量值-漁業種類別縣市別生產量值1(續)'.C53:'_漁業生產量值-漁業種類別縣市別生產量值3(續完)'.C53];&#10;  ['_漁業生產量值-漁業種類別縣市別生產量值1(續)'.E53:'_漁業生產量值-漁業種類別縣市別生產量值2(續)'.E53];&#10;  ['_漁業生產量值-漁業種類別縣市別生產量值1(續)'.G53:'_漁業生產量值-漁業種類別縣市別生產量值2(續)'.G53];&#10;  ['_漁業生產量值-漁業種類別縣市別生產量值1(續)'.I53:'_漁業生產量值-漁業種類別縣市別生產量值2(續)'.I53];&#10;  ['_漁業生產量值-漁業種類別縣市別生產量值1(續)'.K53:'_漁業生產量值-漁業種類別縣市別生產量值2(續)'.K53];&#10;  ['_漁業生產量值-漁業種類別縣市別生產量值1(續)'.M53:'_漁業生產量值-漁業種類別縣市別生產量值2(續)'.M53];&#10;  ['_漁業生產量值-漁業種類別縣市別生產量值1(續)'.O53:'_漁業生產量值-漁業種類別縣市別生產量值2(續)'.O53];&#10; )=0;&quot;-&quot;;SUM([.G53];[.I53];[.K53];[.M53];[.O53];&#10;  ['_漁業生產量值-漁業種類別縣市別生產量值1(續)'.C53:'_漁業生產量值-漁業種類別縣市別生產量值3(續完)'.C53];&#10;  ['_漁業生產量值-漁業種類別縣市別生產量值1(續)'.E53:'_漁業生產量值-漁業種類別縣市別生產量值2(續)'.E53];&#10;  ['_漁業生產量值-漁業種類別縣市別生產量值1(續)'.G53:'_漁業生產量值-漁業種類別縣市別生產量值2(續)'.G53];&#10;  ['_漁業生產量值-漁業種類別縣市別生產量值1(續)'.I53:'_漁業生產量值-漁業種類別縣市別生產量值2(續)'.I53];&#10;  ['_漁業生產量值-漁業種類別縣市別生產量值1(續)'.K53:'_漁業生產量值-漁業種類別縣市別生產量值2(續)'.K53];&#10;  ['_漁業生產量值-漁業種類別縣市別生產量值1(續)'.M53:'_漁業生產量值-漁業種類別縣市別生產量值2(續)'.M53];&#10;  ['_漁業生產量值-漁業種類別縣市別生產量值1(續)'.O53:'_漁業生產量值-漁業種類別縣市別生產量值2(續)'.O53];&#10; )&#10;)" table:style-name="ce39">
            <text:p>1<text:s/></text:p>
          </table:table-cell>
          <table:table-cell office:value-type="float" office:value="67.5" table:formula="of:=IF(&#10; SUM([.H53];[.J53];[.L53];[.N53];[.P53];&#10;  ['_漁業生產量值-漁業種類別縣市別生產量值1(續)'.D53:'_漁業生產量值-漁業種類別縣市別生產量值3(續完)'.D53];&#10;  ['_漁業生產量值-漁業種類別縣市別生產量值1(續)'.F53:'_漁業生產量值-漁業種類別縣市別生產量值2(續)'.F53];&#10;  ['_漁業生產量值-漁業種類別縣市別生產量值1(續)'.H53:'_漁業生產量值-漁業種類別縣市別生產量值2(續)'.H53];&#10;  ['_漁業生產量值-漁業種類別縣市別生產量值1(續)'.J53:'_漁業生產量值-漁業種類別縣市別生產量值2(續)'.J53];&#10;  ['_漁業生產量值-漁業種類別縣市別生產量值1(續)'.L53:'_漁業生產量值-漁業種類別縣市別生產量值2(續)'.L53];&#10;  ['_漁業生產量值-漁業種類別縣市別生產量值1(續)'.N53:'_漁業生產量值-漁業種類別縣市別生產量值2(續)'.N53];&#10;  ['_漁業生產量值-漁業種類別縣市別生產量值1(續)'.P53:'_漁業生產量值-漁業種類別縣市別生產量值2(續)'.P53];&#10; )=0;&quot;-&quot;;SUM([.H53];[.J53];[.L53];[.N53];[.P53];&#10;  ['_漁業生產量值-漁業種類別縣市別生產量值1(續)'.D53:'_漁業生產量值-漁業種類別縣市別生產量值3(續完)'.D53];&#10;  ['_漁業生產量值-漁業種類別縣市別生產量值1(續)'.F53:'_漁業生產量值-漁業種類別縣市別生產量值2(續)'.F53];&#10;  ['_漁業生產量值-漁業種類別縣市別生產量值1(續)'.H53:'_漁業生產量值-漁業種類別縣市別生產量值2(續)'.H53];&#10;  ['_漁業生產量值-漁業種類別縣市別生產量值1(續)'.J53:'_漁業生產量值-漁業種類別縣市別生產量值2(續)'.J53];&#10;  ['_漁業生產量值-漁業種類別縣市別生產量值1(續)'.L53:'_漁業生產量值-漁業種類別縣市別生產量值2(續)'.L53];&#10;  ['_漁業生產量值-漁業種類別縣市別生產量值1(續)'.N53:'_漁業生產量值-漁業種類別縣市別生產量值2(續)'.N53];&#10;  ['_漁業生產量值-漁業種類別縣市別生產量值1(續)'.P53:'_漁業生產量值-漁業種類別縣市別生產量值2(續)'.P53];&#10; )&#10;)" table:style-name="ce39">
            <text:p>6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2</text:p>
          </table:table-cell>
          <table:table-cell office:value-type="string" table:style-name="ce37">
            <text:p><text:s text:c="4"/>水庫漁撈</text:p>
          </table:table-cell>
          <table:table-cell office:value-type="float" office:value="87.442000000000007" table:formula="of:=IF([.E54]&amp;['_漁業生產量值-漁業種類別縣市別生產量值3(續完)'.E54]&amp;['_漁業生產量值-漁業種類別縣市別生產量值3(續完)'.K54]=&quot;---&quot;;&quot;-&quot;;SUM([.E54];['_漁業生產量值-漁業種類別縣市別生產量值3(續完)'.E54];['_漁業生產量值-漁業種類別縣市別生產量值3(續完)'.K54]))" table:style-name="ce38">
            <text:p>87<text:s/></text:p>
          </table:table-cell>
          <table:table-cell office:value-type="float" office:value="6197.4660000000003" table:formula="of:=IF([.F54]&amp;['_漁業生產量值-漁業種類別縣市別生產量值3(續完)'.F54]&amp;['_漁業生產量值-漁業種類別縣市別生產量值3(續完)'.L54]=&quot;---&quot;;&quot;-&quot;;SUM([.F54];['_漁業生產量值-漁業種類別縣市別生產量值3(續完)'.F54];['_漁業生產量值-漁業種類別縣市別生產量值3(續完)'.L54]))" table:style-name="ce38">
            <text:p>6,197<text:s/></text:p>
          </table:table-cell>
          <table:table-cell office:value-type="float" office:value="87.442000000000007" table:formula="of:=IF(&#10; SUM([.G54];[.I54];[.K54];[.M54];[.O54];&#10;  ['_漁業生產量值-漁業種類別縣市別生產量值1(續)'.C54:'_漁業生產量值-漁業種類別縣市別生產量值3(續完)'.C54];&#10;  ['_漁業生產量值-漁業種類別縣市別生產量值1(續)'.E54:'_漁業生產量值-漁業種類別縣市別生產量值2(續)'.E54];&#10;  ['_漁業生產量值-漁業種類別縣市別生產量值1(續)'.G54:'_漁業生產量值-漁業種類別縣市別生產量值2(續)'.G54];&#10;  ['_漁業生產量值-漁業種類別縣市別生產量值1(續)'.I54:'_漁業生產量值-漁業種類別縣市別生產量值2(續)'.I54];&#10;  ['_漁業生產量值-漁業種類別縣市別生產量值1(續)'.K54:'_漁業生產量值-漁業種類別縣市別生產量值2(續)'.K54];&#10;  ['_漁業生產量值-漁業種類別縣市別生產量值1(續)'.M54:'_漁業生產量值-漁業種類別縣市別生產量值2(續)'.M54];&#10;  ['_漁業生產量值-漁業種類別縣市別生產量值1(續)'.O54:'_漁業生產量值-漁業種類別縣市別生產量值2(續)'.O54];&#10; )=0;&quot;-&quot;;SUM([.G54];[.I54];[.K54];[.M54];[.O54];&#10;  ['_漁業生產量值-漁業種類別縣市別生產量值1(續)'.C54:'_漁業生產量值-漁業種類別縣市別生產量值3(續完)'.C54];&#10;  ['_漁業生產量值-漁業種類別縣市別生產量值1(續)'.E54:'_漁業生產量值-漁業種類別縣市別生產量值2(續)'.E54];&#10;  ['_漁業生產量值-漁業種類別縣市別生產量值1(續)'.G54:'_漁業生產量值-漁業種類別縣市別生產量值2(續)'.G54];&#10;  ['_漁業生產量值-漁業種類別縣市別生產量值1(續)'.I54:'_漁業生產量值-漁業種類別縣市別生產量值2(續)'.I54];&#10;  ['_漁業生產量值-漁業種類別縣市別生產量值1(續)'.K54:'_漁業生產量值-漁業種類別縣市別生產量值2(續)'.K54];&#10;  ['_漁業生產量值-漁業種類別縣市別生產量值1(續)'.M54:'_漁業生產量值-漁業種類別縣市別生產量值2(續)'.M54];&#10;  ['_漁業生產量值-漁業種類別縣市別生產量值1(續)'.O54:'_漁業生產量值-漁業種類別縣市別生產量值2(續)'.O54];&#10; )&#10;)" table:style-name="ce39">
            <text:p>87<text:s/></text:p>
          </table:table-cell>
          <table:table-cell office:value-type="float" office:value="6197.4660000000003" table:formula="of:=IF(&#10; SUM([.H54];[.J54];[.L54];[.N54];[.P54];&#10;  ['_漁業生產量值-漁業種類別縣市別生產量值1(續)'.D54:'_漁業生產量值-漁業種類別縣市別生產量值3(續完)'.D54];&#10;  ['_漁業生產量值-漁業種類別縣市別生產量值1(續)'.F54:'_漁業生產量值-漁業種類別縣市別生產量值2(續)'.F54];&#10;  ['_漁業生產量值-漁業種類別縣市別生產量值1(續)'.H54:'_漁業生產量值-漁業種類別縣市別生產量值2(續)'.H54];&#10;  ['_漁業生產量值-漁業種類別縣市別生產量值1(續)'.J54:'_漁業生產量值-漁業種類別縣市別生產量值2(續)'.J54];&#10;  ['_漁業生產量值-漁業種類別縣市別生產量值1(續)'.L54:'_漁業生產量值-漁業種類別縣市別生產量值2(續)'.L54];&#10;  ['_漁業生產量值-漁業種類別縣市別生產量值1(續)'.N54:'_漁業生產量值-漁業種類別縣市別生產量值2(續)'.N54];&#10;  ['_漁業生產量值-漁業種類別縣市別生產量值1(續)'.P54:'_漁業生產量值-漁業種類別縣市別生產量值2(續)'.P54];&#10; )=0;&quot;-&quot;;SUM([.H54];[.J54];[.L54];[.N54];[.P54];&#10;  ['_漁業生產量值-漁業種類別縣市別生產量值1(續)'.D54:'_漁業生產量值-漁業種類別縣市別生產量值3(續完)'.D54];&#10;  ['_漁業生產量值-漁業種類別縣市別生產量值1(續)'.F54:'_漁業生產量值-漁業種類別縣市別生產量值2(續)'.F54];&#10;  ['_漁業生產量值-漁業種類別縣市別生產量值1(續)'.H54:'_漁業生產量值-漁業種類別縣市別生產量值2(續)'.H54];&#10;  ['_漁業生產量值-漁業種類別縣市別生產量值1(續)'.J54:'_漁業生產量值-漁業種類別縣市別生產量值2(續)'.J54];&#10;  ['_漁業生產量值-漁業種類別縣市別生產量值1(續)'.L54:'_漁業生產量值-漁業種類別縣市別生產量值2(續)'.L54];&#10;  ['_漁業生產量值-漁業種類別縣市別生產量值1(續)'.N54:'_漁業生產量值-漁業種類別縣市別生產量值2(續)'.N54];&#10;  ['_漁業生產量值-漁業種類別縣市別生產量值1(續)'.P54:'_漁業生產量值-漁業種類別縣市別生產量值2(續)'.P54];&#10; )&#10;)" table:style-name="ce39">
            <text:p>6,197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8" table:style-name="ce38">
            <text:p>78<text:s/></text:p>
          </table:table-cell>
          <table:table-cell office:value-type="float" office:value="5304" table:style-name="ce38">
            <text:p>5,30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4099</text:p>
          </table:table-cell>
          <table:table-cell office:value-type="string" table:style-name="ce40">
            <text:p><text:s text:c="4"/>其他內陸漁撈</text:p>
          </table:table-cell>
          <table:table-cell office:value-type="string" office:string-value="-" table:formula="of:=IF([.E55]&amp;['_漁業生產量值-漁業種類別縣市別生產量值3(續完)'.E55]&amp;['_漁業生產量值-漁業種類別縣市別生產量值3(續完)'.K55]=&quot;---&quot;;&quot;-&quot;;SUM([.E55];['_漁業生產量值-漁業種類別縣市別生產量值3(續完)'.E55];['_漁業生產量值-漁業種類別縣市別生產量值3(續完)'.K55]))" table:style-name="ce41">
            <text:p>-</text:p>
          </table:table-cell>
          <table:table-cell office:value-type="string" office:string-value="-" table:formula="of:=IF([.F55]&amp;['_漁業生產量值-漁業種類別縣市別生產量值3(續完)'.F55]&amp;['_漁業生產量值-漁業種類別縣市別生產量值3(續完)'.L55]=&quot;---&quot;;&quot;-&quot;;SUM([.F55];['_漁業生產量值-漁業種類別縣市別生產量值3(續完)'.F55];['_漁業生產量值-漁業種類別縣市別生產量值3(續完)'.L55]))" table:style-name="ce41">
            <text:p>-</text:p>
          </table:table-cell>
          <table:table-cell office:value-type="string" office:string-value="-" table:formula="of:=IF(&#10; SUM([.G55];[.I55];[.K55];[.M55];[.O55];&#10;  ['_漁業生產量值-漁業種類別縣市別生產量值1(續)'.C55:'_漁業生產量值-漁業種類別縣市別生產量值3(續完)'.C55];&#10;  ['_漁業生產量值-漁業種類別縣市別生產量值1(續)'.E55:'_漁業生產量值-漁業種類別縣市別生產量值2(續)'.E55];&#10;  ['_漁業生產量值-漁業種類別縣市別生產量值1(續)'.G55:'_漁業生產量值-漁業種類別縣市別生產量值2(續)'.G55];&#10;  ['_漁業生產量值-漁業種類別縣市別生產量值1(續)'.I55:'_漁業生產量值-漁業種類別縣市別生產量值2(續)'.I55];&#10;  ['_漁業生產量值-漁業種類別縣市別生產量值1(續)'.K55:'_漁業生產量值-漁業種類別縣市別生產量值2(續)'.K55];&#10;  ['_漁業生產量值-漁業種類別縣市別生產量值1(續)'.M55:'_漁業生產量值-漁業種類別縣市別生產量值2(續)'.M55];&#10;  ['_漁業生產量值-漁業種類別縣市別生產量值1(續)'.O55:'_漁業生產量值-漁業種類別縣市別生產量值2(續)'.O55];&#10; )=0;&quot;-&quot;;SUM([.G55];[.I55];[.K55];[.M55];[.O55];&#10;  ['_漁業生產量值-漁業種類別縣市別生產量值1(續)'.C55:'_漁業生產量值-漁業種類別縣市別生產量值3(續完)'.C55];&#10;  ['_漁業生產量值-漁業種類別縣市別生產量值1(續)'.E55:'_漁業生產量值-漁業種類別縣市別生產量值2(續)'.E55];&#10;  ['_漁業生產量值-漁業種類別縣市別生產量值1(續)'.G55:'_漁業生產量值-漁業種類別縣市別生產量值2(續)'.G55];&#10;  ['_漁業生產量值-漁業種類別縣市別生產量值1(續)'.I55:'_漁業生產量值-漁業種類別縣市別生產量值2(續)'.I55];&#10;  ['_漁業生產量值-漁業種類別縣市別生產量值1(續)'.K55:'_漁業生產量值-漁業種類別縣市別生產量值2(續)'.K55];&#10;  ['_漁業生產量值-漁業種類別縣市別生產量值1(續)'.M55:'_漁業生產量值-漁業種類別縣市別生產量值2(續)'.M55];&#10;  ['_漁業生產量值-漁業種類別縣市別生產量值1(續)'.O55:'_漁業生產量值-漁業種類別縣市別生產量值2(續)'.O55];&#10; )&#10;)" table:style-name="ce39">
            <text:p>-</text:p>
          </table:table-cell>
          <table:table-cell office:value-type="string" office:string-value="-" table:formula="of:=IF(&#10; SUM([.H55];[.J55];[.L55];[.N55];[.P55];&#10;  ['_漁業生產量值-漁業種類別縣市別生產量值1(續)'.D55:'_漁業生產量值-漁業種類別縣市別生產量值3(續完)'.D55];&#10;  ['_漁業生產量值-漁業種類別縣市別生產量值1(續)'.F55:'_漁業生產量值-漁業種類別縣市別生產量值2(續)'.F55];&#10;  ['_漁業生產量值-漁業種類別縣市別生產量值1(續)'.H55:'_漁業生產量值-漁業種類別縣市別生產量值2(續)'.H55];&#10;  ['_漁業生產量值-漁業種類別縣市別生產量值1(續)'.J55:'_漁業生產量值-漁業種類別縣市別生產量值2(續)'.J55];&#10;  ['_漁業生產量值-漁業種類別縣市別生產量值1(續)'.L55:'_漁業生產量值-漁業種類別縣市別生產量值2(續)'.L55];&#10;  ['_漁業生產量值-漁業種類別縣市別生產量值1(續)'.N55:'_漁業生產量值-漁業種類別縣市別生產量值2(續)'.N55];&#10;  ['_漁業生產量值-漁業種類別縣市別生產量值1(續)'.P55:'_漁業生產量值-漁業種類別縣市別生產量值2(續)'.P55];&#10; )=0;&quot;-&quot;;SUM([.H55];[.J55];[.L55];[.N55];[.P55];&#10;  ['_漁業生產量值-漁業種類別縣市別生產量值1(續)'.D55:'_漁業生產量值-漁業種類別縣市別生產量值3(續完)'.D55];&#10;  ['_漁業生產量值-漁業種類別縣市別生產量值1(續)'.F55:'_漁業生產量值-漁業種類別縣市別生產量值2(續)'.F55];&#10;  ['_漁業生產量值-漁業種類別縣市別生產量值1(續)'.H55:'_漁業生產量值-漁業種類別縣市別生產量值2(續)'.H55];&#10;  ['_漁業生產量值-漁業種類別縣市別生產量值1(續)'.J55:'_漁業生產量值-漁業種類別縣市別生產量值2(續)'.J55];&#10;  ['_漁業生產量值-漁業種類別縣市別生產量值1(續)'.L55:'_漁業生產量值-漁業種類別縣市別生產量值2(續)'.L55];&#10;  ['_漁業生產量值-漁業種類別縣市別生產量值1(續)'.N55:'_漁業生產量值-漁業種類別縣市別生產量值2(續)'.N55];&#10;  ['_漁業生產量值-漁業種類別縣市別生產量值1(續)'.P55:'_漁業生產量值-漁業種類別縣市別生產量值2(續)'.P55];&#10; )&#10;)" table:style-name="ce39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5000</text:p>
          </table:table-cell>
          <table:table-cell office:value-type="string" table:style-name="ce35">
            <text:p>海面養殖合計</text:p>
          </table:table-cell>
          <table:table-cell office:value-type="float" office:value="25266.852129999999" table:formula="of:=  IF(SUM([.C57:.C59])=0;&quot;-&quot;;SUM([.C57:.C59]))" table:style-name="ce36">
            <text:p>25,267<text:s/></text:p>
          </table:table-cell>
          <table:table-cell office:value-type="float" office:value="5601349.2163000014" table:formula="of:=  IF(SUM([.D57:.D59])=0;&quot;-&quot;;SUM([.D57:.D59]))" table:style-name="ce36">
            <text:p>5,601,349<text:s/></text:p>
          </table:table-cell>
          <table:table-cell office:value-type="float" office:value="25096.53513" table:formula="of:=  IF(SUM([.E57:.E59])=0;&quot;-&quot;;SUM([.E57:.E59]))" table:style-name="ce36">
            <text:p>25,097<text:s/></text:p>
          </table:table-cell>
          <table:table-cell office:value-type="float" office:value="5555679.6863000002" table:formula="of:=  IF(SUM([.F57:.F59])=0;&quot;-&quot;;SUM([.F57:.F59]))" table:style-name="ce36">
            <text:p>5,555,680<text:s/></text:p>
          </table:table-cell>
          <table:table-cell office:value-type="float" office:value="268" table:formula="of:=  IF(SUM([.G57:.G59])=0;&quot;-&quot;;SUM([.G57:.G59]))" table:style-name="ce36">
            <text:p>268<text:s/></text:p>
          </table:table-cell>
          <table:table-cell office:value-type="float" office:value="151925" table:formula="of:=  IF(SUM([.H57:.H59])=0;&quot;-&quot;;SUM([.H57:.H59]))" table:style-name="ce36">
            <text:p>151,925<text:s/></text:p>
          </table:table-cell>
          <table:table-cell office:value-type="string" office:string-value="-" table:formula="of:=  IF(SUM([.I57:.I59])=0;&quot;-&quot;;SUM([.I57:.I59]))" table:style-name="ce36">
            <text:p>-</text:p>
          </table:table-cell>
          <table:table-cell office:value-type="string" office:string-value="-" table:formula="of:=  IF(SUM([.J57:.J59])=0;&quot;-&quot;;SUM([.J57:.J59]))" table:style-name="ce36">
            <text:p>-</text:p>
          </table:table-cell>
          <table:table-cell office:value-type="string" office:string-value="-" table:formula="of:=  IF(SUM([.K57:.K59])=0;&quot;-&quot;;SUM([.K57:.K59]))" table:style-name="ce36">
            <text:p>-</text:p>
          </table:table-cell>
          <table:table-cell office:value-type="string" office:string-value="-" table:formula="of:=  IF(SUM([.L57:.L59])=0;&quot;-&quot;;SUM([.L57:.L59]))" table:style-name="ce36">
            <text:p>-</text:p>
          </table:table-cell>
          <table:table-cell office:value-type="float" office:value="5" table:formula="of:=  IF(SUM([.M57:.M59])=0;&quot;-&quot;;SUM([.M57:.M59]))" table:style-name="ce36">
            <text:p>5<text:s/></text:p>
          </table:table-cell>
          <table:table-cell office:value-type="float" office:value="353" table:formula="of:=  IF(SUM([.N57:.N59])=0;&quot;-&quot;;SUM([.N57:.N59]))" table:style-name="ce36">
            <text:p>353<text:s/></text:p>
          </table:table-cell>
          <table:table-cell office:value-type="float" office:value="4096.5820000000003" table:formula="of:=  IF(SUM([.O57:.O59])=0;&quot;-&quot;;SUM([.O57:.O59]))" table:style-name="ce36">
            <text:p>4,097<text:s/></text:p>
          </table:table-cell>
          <table:table-cell office:value-type="float" office:value="928628.75" table:formula="of:=  IF(SUM([.P57:.P59])=0;&quot;-&quot;;SUM([.P57:.P59]))" table:style-name="ce36">
            <text:p>928,629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1</text:p>
          </table:table-cell>
          <table:table-cell office:value-type="string" table:style-name="ce37">
            <text:p><text:s text:c="4"/>淺海養殖</text:p>
          </table:table-cell>
          <table:table-cell office:value-type="float" office:value="22826.429" table:formula="of:=IF([.E57]&amp;['_漁業生產量值-漁業種類別縣市別生產量值3(續完)'.E57]&amp;['_漁業生產量值-漁業種類別縣市別生產量值3(續完)'.K57]=&quot;---&quot;;&quot;-&quot;;SUM([.E57];['_漁業生產量值-漁業種類別縣市別生產量值3(續完)'.E57];['_漁業生產量值-漁業種類別縣市別生產量值3(續完)'.K57]))" table:style-name="ce38">
            <text:p>22,826<text:s/></text:p>
          </table:table-cell>
          <table:table-cell office:value-type="float" office:value="4828005.2160000009" table:formula="of:=IF([.F57]&amp;['_漁業生產量值-漁業種類別縣市別生產量值3(續完)'.F57]&amp;['_漁業生產量值-漁業種類別縣市別生產量值3(續完)'.L57]=&quot;---&quot;;&quot;-&quot;;SUM([.F57];['_漁業生產量值-漁業種類別縣市別生產量值3(續完)'.F57];['_漁業生產量值-漁業種類別縣市別生產量值3(續完)'.L57]))" table:style-name="ce38">
            <text:p>4,828,005<text:s/></text:p>
          </table:table-cell>
          <table:table-cell office:value-type="float" office:value="22656.112000000001" table:formula="of:=IF(&#10; SUM([.G57];[.I57];[.K57];[.M57];[.O57];&#10;  ['_漁業生產量值-漁業種類別縣市別生產量值1(續)'.C57:'_漁業生產量值-漁業種類別縣市別生產量值3(續完)'.C57];&#10;  ['_漁業生產量值-漁業種類別縣市別生產量值1(續)'.E57:'_漁業生產量值-漁業種類別縣市別生產量值2(續)'.E57];&#10;  ['_漁業生產量值-漁業種類別縣市別生產量值1(續)'.G57:'_漁業生產量值-漁業種類別縣市別生產量值2(續)'.G57];&#10;  ['_漁業生產量值-漁業種類別縣市別生產量值1(續)'.I57:'_漁業生產量值-漁業種類別縣市別生產量值2(續)'.I57];&#10;  ['_漁業生產量值-漁業種類別縣市別生產量值1(續)'.K57:'_漁業生產量值-漁業種類別縣市別生產量值2(續)'.K57];&#10;  ['_漁業生產量值-漁業種類別縣市別生產量值1(續)'.M57:'_漁業生產量值-漁業種類別縣市別生產量值2(續)'.M57];&#10;  ['_漁業生產量值-漁業種類別縣市別生產量值1(續)'.O57:'_漁業生產量值-漁業種類別縣市別生產量值2(續)'.O57];&#10; )=0;&quot;-&quot;;SUM([.G57];[.I57];[.K57];[.M57];[.O57];&#10;  ['_漁業生產量值-漁業種類別縣市別生產量值1(續)'.C57:'_漁業生產量值-漁業種類別縣市別生產量值3(續完)'.C57];&#10;  ['_漁業生產量值-漁業種類別縣市別生產量值1(續)'.E57:'_漁業生產量值-漁業種類別縣市別生產量值2(續)'.E57];&#10;  ['_漁業生產量值-漁業種類別縣市別生產量值1(續)'.G57:'_漁業生產量值-漁業種類別縣市別生產量值2(續)'.G57];&#10;  ['_漁業生產量值-漁業種類別縣市別生產量值1(續)'.I57:'_漁業生產量值-漁業種類別縣市別生產量值2(續)'.I57];&#10;  ['_漁業生產量值-漁業種類別縣市別生產量值1(續)'.K57:'_漁業生產量值-漁業種類別縣市別生產量值2(續)'.K57];&#10;  ['_漁業生產量值-漁業種類別縣市別生產量值1(續)'.M57:'_漁業生產量值-漁業種類別縣市別生產量值2(續)'.M57];&#10;  ['_漁業生產量值-漁業種類別縣市別生產量值1(續)'.O57:'_漁業生產量值-漁業種類別縣市別生產量值2(續)'.O57];&#10; )&#10;)" table:style-name="ce39">
            <text:p>22,656<text:s/></text:p>
          </table:table-cell>
          <table:table-cell office:value-type="float" office:value="4782335.6860000007" table:formula="of:=IF(&#10; SUM([.H57];[.J57];[.L57];[.N57];[.P57];&#10;  ['_漁業生產量值-漁業種類別縣市別生產量值1(續)'.D57:'_漁業生產量值-漁業種類別縣市別生產量值3(續完)'.D57];&#10;  ['_漁業生產量值-漁業種類別縣市別生產量值1(續)'.F57:'_漁業生產量值-漁業種類別縣市別生產量值2(續)'.F57];&#10;  ['_漁業生產量值-漁業種類別縣市別生產量值1(續)'.H57:'_漁業生產量值-漁業種類別縣市別生產量值2(續)'.H57];&#10;  ['_漁業生產量值-漁業種類別縣市別生產量值1(續)'.J57:'_漁業生產量值-漁業種類別縣市別生產量值2(續)'.J57];&#10;  ['_漁業生產量值-漁業種類別縣市別生產量值1(續)'.L57:'_漁業生產量值-漁業種類別縣市別生產量值2(續)'.L57];&#10;  ['_漁業生產量值-漁業種類別縣市別生產量值1(續)'.N57:'_漁業生產量值-漁業種類別縣市別生產量值2(續)'.N57];&#10;  ['_漁業生產量值-漁業種類別縣市別生產量值1(續)'.P57:'_漁業生產量值-漁業種類別縣市別生產量值2(續)'.P57];&#10; )=0;&quot;-&quot;;SUM([.H57];[.J57];[.L57];[.N57];[.P57];&#10;  ['_漁業生產量值-漁業種類別縣市別生產量值1(續)'.D57:'_漁業生產量值-漁業種類別縣市別生產量值3(續完)'.D57];&#10;  ['_漁業生產量值-漁業種類別縣市別生產量值1(續)'.F57:'_漁業生產量值-漁業種類別縣市別生產量值2(續)'.F57];&#10;  ['_漁業生產量值-漁業種類別縣市別生產量值1(續)'.H57:'_漁業生產量值-漁業種類別縣市別生產量值2(續)'.H57];&#10;  ['_漁業生產量值-漁業種類別縣市別生產量值1(續)'.J57:'_漁業生產量值-漁業種類別縣市別生產量值2(續)'.J57];&#10;  ['_漁業生產量值-漁業種類別縣市別生產量值1(續)'.L57:'_漁業生產量值-漁業種類別縣市別生產量值2(續)'.L57];&#10;  ['_漁業生產量值-漁業種類別縣市別生產量值1(續)'.N57:'_漁業生產量值-漁業種類別縣市別生產量值2(續)'.N57];&#10;  ['_漁業生產量值-漁業種類別縣市別生產量值1(續)'.P57:'_漁業生產量值-漁業種類別縣市別生產量值2(續)'.P57];&#10; )&#10;)" table:style-name="ce39">
            <text:p>4,782,336<text:s/></text:p>
          </table:table-cell>
          <table:table-cell office:value-type="float" office:value="268" table:style-name="ce38">
            <text:p>268<text:s/></text:p>
          </table:table-cell>
          <table:table-cell office:value-type="float" office:value="151925" table:style-name="ce38">
            <text:p>151,92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5" table:style-name="ce38">
            <text:p>5<text:s/></text:p>
          </table:table-cell>
          <table:table-cell office:value-type="float" office:value="353" table:style-name="ce38">
            <text:p>353<text:s/></text:p>
          </table:table-cell>
          <table:table-cell office:value-type="float" office:value="4096.5820000000003" table:style-name="ce38">
            <text:p>4,097<text:s/></text:p>
          </table:table-cell>
          <table:table-cell office:value-type="float" office:value="928628.75" table:style-name="ce38">
            <text:p>928,629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2</text:p>
          </table:table-cell>
          <table:table-cell office:value-type="string" table:style-name="ce37">
            <text:p><text:s text:c="4"/>箱網養殖</text:p>
          </table:table-cell>
          <table:table-cell office:value-type="float" office:value="2440.4231300000001" table:formula="of:=IF([.E58]&amp;['_漁業生產量值-漁業種類別縣市別生產量值3(續完)'.E58]&amp;['_漁業生產量值-漁業種類別縣市別生產量值3(續完)'.K58]=&quot;---&quot;;&quot;-&quot;;SUM([.E58];['_漁業生產量值-漁業種類別縣市別生產量值3(續完)'.E58];['_漁業生產量值-漁業種類別縣市別生產量值3(續完)'.K58]))" table:style-name="ce38">
            <text:p>2,440<text:s/></text:p>
          </table:table-cell>
          <table:table-cell office:value-type="float" office:value="773344.00029999996" table:formula="of:=IF([.F58]&amp;['_漁業生產量值-漁業種類別縣市別生產量值3(續完)'.F58]&amp;['_漁業生產量值-漁業種類別縣市別生產量值3(續完)'.L58]=&quot;---&quot;;&quot;-&quot;;SUM([.F58];['_漁業生產量值-漁業種類別縣市別生產量值3(續完)'.F58];['_漁業生產量值-漁業種類別縣市別生產量值3(續完)'.L58]))" table:style-name="ce38">
            <text:p>773,344<text:s/></text:p>
          </table:table-cell>
          <table:table-cell office:value-type="float" office:value="2440.4231300000001" table:formula="of:=IF(&#10; SUM([.G58];[.I58];[.K58];[.M58];[.O58];&#10;  ['_漁業生產量值-漁業種類別縣市別生產量值1(續)'.C58:'_漁業生產量值-漁業種類別縣市別生產量值3(續完)'.C58];&#10;  ['_漁業生產量值-漁業種類別縣市別生產量值1(續)'.E58:'_漁業生產量值-漁業種類別縣市別生產量值2(續)'.E58];&#10;  ['_漁業生產量值-漁業種類別縣市別生產量值1(續)'.G58:'_漁業生產量值-漁業種類別縣市別生產量值2(續)'.G58];&#10;  ['_漁業生產量值-漁業種類別縣市別生產量值1(續)'.I58:'_漁業生產量值-漁業種類別縣市別生產量值2(續)'.I58];&#10;  ['_漁業生產量值-漁業種類別縣市別生產量值1(續)'.K58:'_漁業生產量值-漁業種類別縣市別生產量值2(續)'.K58];&#10;  ['_漁業生產量值-漁業種類別縣市別生產量值1(續)'.M58:'_漁業生產量值-漁業種類別縣市別生產量值2(續)'.M58];&#10;  ['_漁業生產量值-漁業種類別縣市別生產量值1(續)'.O58:'_漁業生產量值-漁業種類別縣市別生產量值2(續)'.O58];&#10; )=0;&quot;-&quot;;SUM([.G58];[.I58];[.K58];[.M58];[.O58];&#10;  ['_漁業生產量值-漁業種類別縣市別生產量值1(續)'.C58:'_漁業生產量值-漁業種類別縣市別生產量值3(續完)'.C58];&#10;  ['_漁業生產量值-漁業種類別縣市別生產量值1(續)'.E58:'_漁業生產量值-漁業種類別縣市別生產量值2(續)'.E58];&#10;  ['_漁業生產量值-漁業種類別縣市別生產量值1(續)'.G58:'_漁業生產量值-漁業種類別縣市別生產量值2(續)'.G58];&#10;  ['_漁業生產量值-漁業種類別縣市別生產量值1(續)'.I58:'_漁業生產量值-漁業種類別縣市別生產量值2(續)'.I58];&#10;  ['_漁業生產量值-漁業種類別縣市別生產量值1(續)'.K58:'_漁業生產量值-漁業種類別縣市別生產量值2(續)'.K58];&#10;  ['_漁業生產量值-漁業種類別縣市別生產量值1(續)'.M58:'_漁業生產量值-漁業種類別縣市別生產量值2(續)'.M58];&#10;  ['_漁業生產量值-漁業種類別縣市別生產量值1(續)'.O58:'_漁業生產量值-漁業種類別縣市別生產量值2(續)'.O58];&#10; )&#10;)" table:style-name="ce39">
            <text:p>2,440<text:s/></text:p>
          </table:table-cell>
          <table:table-cell office:value-type="float" office:value="773344.00029999996" table:formula="of:=IF(&#10; SUM([.H58];[.J58];[.L58];[.N58];[.P58];&#10;  ['_漁業生產量值-漁業種類別縣市別生產量值1(續)'.D58:'_漁業生產量值-漁業種類別縣市別生產量值3(續完)'.D58];&#10;  ['_漁業生產量值-漁業種類別縣市別生產量值1(續)'.F58:'_漁業生產量值-漁業種類別縣市別生產量值2(續)'.F58];&#10;  ['_漁業生產量值-漁業種類別縣市別生產量值1(續)'.H58:'_漁業生產量值-漁業種類別縣市別生產量值2(續)'.H58];&#10;  ['_漁業生產量值-漁業種類別縣市別生產量值1(續)'.J58:'_漁業生產量值-漁業種類別縣市別生產量值2(續)'.J58];&#10;  ['_漁業生產量值-漁業種類別縣市別生產量值1(續)'.L58:'_漁業生產量值-漁業種類別縣市別生產量值2(續)'.L58];&#10;  ['_漁業生產量值-漁業種類別縣市別生產量值1(續)'.N58:'_漁業生產量值-漁業種類別縣市別生產量值2(續)'.N58];&#10;  ['_漁業生產量值-漁業種類別縣市別生產量值1(續)'.P58:'_漁業生產量值-漁業種類別縣市別生產量值2(續)'.P58];&#10; )=0;&quot;-&quot;;SUM([.H58];[.J58];[.L58];[.N58];[.P58];&#10;  ['_漁業生產量值-漁業種類別縣市別生產量值1(續)'.D58:'_漁業生產量值-漁業種類別縣市別生產量值3(續完)'.D58];&#10;  ['_漁業生產量值-漁業種類別縣市別生產量值1(續)'.F58:'_漁業生產量值-漁業種類別縣市別生產量值2(續)'.F58];&#10;  ['_漁業生產量值-漁業種類別縣市別生產量值1(續)'.H58:'_漁業生產量值-漁業種類別縣市別生產量值2(續)'.H58];&#10;  ['_漁業生產量值-漁業種類別縣市別生產量值1(續)'.J58:'_漁業生產量值-漁業種類別縣市別生產量值2(續)'.J58];&#10;  ['_漁業生產量值-漁業種類別縣市別生產量值1(續)'.L58:'_漁業生產量值-漁業種類別縣市別生產量值2(續)'.L58];&#10;  ['_漁業生產量值-漁業種類別縣市別生產量值1(續)'.N58:'_漁業生產量值-漁業種類別縣市別生產量值2(續)'.N58];&#10;  ['_漁業生產量值-漁業種類別縣市別生產量值1(續)'.P58:'_漁業生產量值-漁業種類別縣市別生產量值2(續)'.P58];&#10; )&#10;)" table:style-name="ce39">
            <text:p>773,34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5099</text:p>
          </table:table-cell>
          <table:table-cell office:value-type="string" table:style-name="ce40">
            <text:p><text:s text:c="4"/>其他海面養殖</text:p>
          </table:table-cell>
          <table:table-cell office:value-type="string" office:string-value="-" table:formula="of:=IF([.E59]&amp;['_漁業生產量值-漁業種類別縣市別生產量值3(續完)'.E59]&amp;['_漁業生產量值-漁業種類別縣市別生產量值3(續完)'.K59]=&quot;---&quot;;&quot;-&quot;;SUM([.E59];['_漁業生產量值-漁業種類別縣市別生產量值3(續完)'.E59];['_漁業生產量值-漁業種類別縣市別生產量值3(續完)'.K59]))" table:style-name="ce41">
            <text:p>-</text:p>
          </table:table-cell>
          <table:table-cell office:value-type="string" office:string-value="-" table:formula="of:=IF([.F59]&amp;['_漁業生產量值-漁業種類別縣市別生產量值3(續完)'.F59]&amp;['_漁業生產量值-漁業種類別縣市別生產量值3(續完)'.L59]=&quot;---&quot;;&quot;-&quot;;SUM([.F59];['_漁業生產量值-漁業種類別縣市別生產量值3(續完)'.F59];['_漁業生產量值-漁業種類別縣市別生產量值3(續完)'.L59]))" table:style-name="ce41">
            <text:p>-</text:p>
          </table:table-cell>
          <table:table-cell office:value-type="string" office:string-value="-" table:formula="of:=IF(&#10; SUM([.G59];[.I59];[.K59];[.M59];[.O59];&#10;  ['_漁業生產量值-漁業種類別縣市別生產量值1(續)'.C59:'_漁業生產量值-漁業種類別縣市別生產量值3(續完)'.C59];&#10;  ['_漁業生產量值-漁業種類別縣市別生產量值1(續)'.E59:'_漁業生產量值-漁業種類別縣市別生產量值2(續)'.E59];&#10;  ['_漁業生產量值-漁業種類別縣市別生產量值1(續)'.G59:'_漁業生產量值-漁業種類別縣市別生產量值2(續)'.G59];&#10;  ['_漁業生產量值-漁業種類別縣市別生產量值1(續)'.I59:'_漁業生產量值-漁業種類別縣市別生產量值2(續)'.I59];&#10;  ['_漁業生產量值-漁業種類別縣市別生產量值1(續)'.K59:'_漁業生產量值-漁業種類別縣市別生產量值2(續)'.K59];&#10;  ['_漁業生產量值-漁業種類別縣市別生產量值1(續)'.M59:'_漁業生產量值-漁業種類別縣市別生產量值2(續)'.M59];&#10;  ['_漁業生產量值-漁業種類別縣市別生產量值1(續)'.O59:'_漁業生產量值-漁業種類別縣市別生產量值2(續)'.O59];&#10; )=0;&quot;-&quot;;SUM([.G59];[.I59];[.K59];[.M59];[.O59];&#10;  ['_漁業生產量值-漁業種類別縣市別生產量值1(續)'.C59:'_漁業生產量值-漁業種類別縣市別生產量值3(續完)'.C59];&#10;  ['_漁業生產量值-漁業種類別縣市別生產量值1(續)'.E59:'_漁業生產量值-漁業種類別縣市別生產量值2(續)'.E59];&#10;  ['_漁業生產量值-漁業種類別縣市別生產量值1(續)'.G59:'_漁業生產量值-漁業種類別縣市別生產量值2(續)'.G59];&#10;  ['_漁業生產量值-漁業種類別縣市別生產量值1(續)'.I59:'_漁業生產量值-漁業種類別縣市別生產量值2(續)'.I59];&#10;  ['_漁業生產量值-漁業種類別縣市別生產量值1(續)'.K59:'_漁業生產量值-漁業種類別縣市別生產量值2(續)'.K59];&#10;  ['_漁業生產量值-漁業種類別縣市別生產量值1(續)'.M59:'_漁業生產量值-漁業種類別縣市別生產量值2(續)'.M59];&#10;  ['_漁業生產量值-漁業種類別縣市別生產量值1(續)'.O59:'_漁業生產量值-漁業種類別縣市別生產量值2(續)'.O59];&#10; )&#10;)" table:style-name="ce39">
            <text:p>-</text:p>
          </table:table-cell>
          <table:table-cell office:value-type="string" office:string-value="-" table:formula="of:=IF(&#10; SUM([.H59];[.J59];[.L59];[.N59];[.P59];&#10;  ['_漁業生產量值-漁業種類別縣市別生產量值1(續)'.D59:'_漁業生產量值-漁業種類別縣市別生產量值3(續完)'.D59];&#10;  ['_漁業生產量值-漁業種類別縣市別生產量值1(續)'.F59:'_漁業生產量值-漁業種類別縣市別生產量值2(續)'.F59];&#10;  ['_漁業生產量值-漁業種類別縣市別生產量值1(續)'.H59:'_漁業生產量值-漁業種類別縣市別生產量值2(續)'.H59];&#10;  ['_漁業生產量值-漁業種類別縣市別生產量值1(續)'.J59:'_漁業生產量值-漁業種類別縣市別生產量值2(續)'.J59];&#10;  ['_漁業生產量值-漁業種類別縣市別生產量值1(續)'.L59:'_漁業生產量值-漁業種類別縣市別生產量值2(續)'.L59];&#10;  ['_漁業生產量值-漁業種類別縣市別生產量值1(續)'.N59:'_漁業生產量值-漁業種類別縣市別生產量值2(續)'.N59];&#10;  ['_漁業生產量值-漁業種類別縣市別生產量值1(續)'.P59:'_漁業生產量值-漁業種類別縣市別生產量值2(續)'.P59];&#10; )=0;&quot;-&quot;;SUM([.H59];[.J59];[.L59];[.N59];[.P59];&#10;  ['_漁業生產量值-漁業種類別縣市別生產量值1(續)'.D59:'_漁業生產量值-漁業種類別縣市別生產量值3(續完)'.D59];&#10;  ['_漁業生產量值-漁業種類別縣市別生產量值1(續)'.F59:'_漁業生產量值-漁業種類別縣市別生產量值2(續)'.F59];&#10;  ['_漁業生產量值-漁業種類別縣市別生產量值1(續)'.H59:'_漁業生產量值-漁業種類別縣市別生產量值2(續)'.H59];&#10;  ['_漁業生產量值-漁業種類別縣市別生產量值1(續)'.J59:'_漁業生產量值-漁業種類別縣市別生產量值2(續)'.J59];&#10;  ['_漁業生產量值-漁業種類別縣市別生產量值1(續)'.L59:'_漁業生產量值-漁業種類別縣市別生產量值2(續)'.L59];&#10;  ['_漁業生產量值-漁業種類別縣市別生產量值1(續)'.N59:'_漁業生產量值-漁業種類別縣市別生產量值2(續)'.N59];&#10;  ['_漁業生產量值-漁業種類別縣市別生產量值1(續)'.P59:'_漁業生產量值-漁業種類別縣市別生產量值2(續)'.P59];&#10; )&#10;)" table:style-name="ce39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6000</text:p>
          </table:table-cell>
          <table:table-cell office:value-type="string" table:style-name="ce35">
            <text:p>內陸養殖合計</text:p>
          </table:table-cell>
          <table:table-cell office:value-type="float" office:value="230036.04823000001" table:formula="of:=  IF(SUM([.C61];[.C62];[.C63];[.C65])=0;&quot;-&quot;;SUM([.C61];[.C62];[.C63];[.C65]))" table:style-name="ce43">
            <text:p>230,036</text:p>
          </table:table-cell>
          <table:table-cell office:value-type="float" office:value="28327475.25011" table:formula="of:=  IF(SUM([.D61:.D65])=0;&quot;-&quot;;SUM([.D61:.D65]))" table:style-name="ce43">
            <text:p>28,327,475</text:p>
          </table:table-cell>
          <table:table-cell office:value-type="float" office:value="230021.12423000002" table:formula="of:=  IF(SUM([.E61];[.E62];[.E63];[.E65])=0;&quot;-&quot;;SUM([.E61];[.E62];[.E63];[.E65]))" table:style-name="ce43">
            <text:p>230,021</text:p>
          </table:table-cell>
          <table:table-cell office:value-type="float" office:value="28322112.665109999" table:formula="of:=  IF(SUM([.F61:.F65])=0;&quot;-&quot;;SUM([.F61:.F65]))" table:style-name="ce43">
            <text:p>28,322,113</text:p>
          </table:table-cell>
          <table:table-cell office:value-type="float" office:value="730.48500000000001" table:formula="of:=  IF(SUM([.G61];[.G62];[.G63];[.G65])=0;&quot;-&quot;;SUM([.G61];[.G62];[.G63];[.G65]))" table:style-name="ce43">
            <text:p>730</text:p>
          </table:table-cell>
          <table:table-cell office:value-type="float" office:value="184016.05" table:formula="of:=  IF(SUM([.H61:.H65])=0;&quot;-&quot;;SUM([.H61:.H65]))" table:style-name="ce43">
            <text:p>184,016</text:p>
          </table:table-cell>
          <table:table-cell office:value-type="string" office:string-value="-" table:formula="of:=  IF(SUM([.I61];[.I62];[.I63];[.I65])=0;&quot;-&quot;;SUM([.I61];[.I62];[.I63];[.I65]))" table:style-name="ce43">
            <text:p>-</text:p>
          </table:table-cell>
          <table:table-cell office:value-type="float" office:value="9552" table:formula="of:=  IF(SUM([.J61:.J65])=0;&quot;-&quot;;SUM([.J61:.J65]))" table:style-name="ce43">
            <text:p>9,552</text:p>
          </table:table-cell>
          <table:table-cell office:value-type="float" office:value="1367.145" table:formula="of:=  IF(SUM([.K61];[.K62];[.K63];[.K65])=0;&quot;-&quot;;SUM([.K61];[.K62];[.K63];[.K65]))" table:style-name="ce43">
            <text:p>1,367</text:p>
          </table:table-cell>
          <table:table-cell office:value-type="float" office:value="114051.3202" table:formula="of:=  IF(SUM([.L61:.L65])=0;&quot;-&quot;;SUM([.L61:.L65]))" table:style-name="ce43">
            <text:p>114,051</text:p>
          </table:table-cell>
          <table:table-cell office:value-type="float" office:value="85.938000000000002" table:formula="of:=  IF(SUM([.M61];[.M62];[.M63];[.M65])=0;&quot;-&quot;;SUM([.M61];[.M62];[.M63];[.M65]))" table:style-name="ce43">
            <text:p>86</text:p>
          </table:table-cell>
          <table:table-cell office:value-type="float" office:value="49118.154399999999" table:formula="of:=  IF(SUM([.N61:.N65])=0;&quot;-&quot;;SUM([.N61:.N65]))" table:style-name="ce43">
            <text:p>49,118</text:p>
          </table:table-cell>
          <table:table-cell office:value-type="float" office:value="73364.850600000005" table:formula="of:=  IF(SUM([.O61];[.O62];[.O63];[.O65])=0;&quot;-&quot;;SUM([.O61];[.O62];[.O63];[.O65]))" table:style-name="ce43">
            <text:p>73,365</text:p>
          </table:table-cell>
          <table:table-cell office:value-type="float" office:value="6828757.9452400003" table:formula="of:=  IF(SUM([.P61:.P65])=0;&quot;-&quot;;SUM([.P61:.P65]))" table:style-name="ce43">
            <text:p>6,828,758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1</text:p>
          </table:table-cell>
          <table:table-cell office:value-type="string" table:style-name="ce37">
            <text:p><text:s text:c="4"/>鹹水魚塭</text:p>
          </table:table-cell>
          <table:table-cell office:value-type="float" office:value="111128.28603000002" table:formula="of:=IF([.E61]&amp;['_漁業生產量值-漁業種類別縣市別生產量值3(續完)'.E61]&amp;['_漁業生產量值-漁業種類別縣市別生產量值3(續完)'.K61]=&quot;---&quot;;&quot;-&quot;;SUM([.E61];['_漁業生產量值-漁業種類別縣市別生產量值3(續完)'.E61];['_漁業生產量值-漁業種類別縣市別生產量值3(續完)'.K61]))" table:style-name="ce38">
            <text:p>111,128<text:s/></text:p>
          </table:table-cell>
          <table:table-cell office:value-type="float" office:value="14346585.688589999" table:formula="of:=IF([.F61]&amp;['_漁業生產量值-漁業種類別縣市別生產量值3(續完)'.F61]&amp;['_漁業生產量值-漁業種類別縣市別生產量值3(續完)'.L61]=&quot;---&quot;;&quot;-&quot;;SUM([.F61];['_漁業生產量值-漁業種類別縣市別生產量值3(續完)'.F61];['_漁業生產量值-漁業種類別縣市別生產量值3(續完)'.L61]))" table:style-name="ce38">
            <text:p>14,346,586<text:s/></text:p>
          </table:table-cell>
          <table:table-cell office:value-type="float" office:value="111116.81103000001" table:formula="of:=IF(&#10; SUM([.G61];[.I61];[.K61];[.M61];[.O61];&#10;  ['_漁業生產量值-漁業種類別縣市別生產量值1(續)'.C61:'_漁業生產量值-漁業種類別縣市別生產量值3(續完)'.C61];&#10;  ['_漁業生產量值-漁業種類別縣市別生產量值1(續)'.E61:'_漁業生產量值-漁業種類別縣市別生產量值2(續)'.E61];&#10;  ['_漁業生產量值-漁業種類別縣市別生產量值1(續)'.G61:'_漁業生產量值-漁業種類別縣市別生產量值2(續)'.G61];&#10;  ['_漁業生產量值-漁業種類別縣市別生產量值1(續)'.I61:'_漁業生產量值-漁業種類別縣市別生產量值2(續)'.I61];&#10;  ['_漁業生產量值-漁業種類別縣市別生產量值1(續)'.K61:'_漁業生產量值-漁業種類別縣市別生產量值2(續)'.K61];&#10;  ['_漁業生產量值-漁業種類別縣市別生產量值1(續)'.M61:'_漁業生產量值-漁業種類別縣市別生產量值2(續)'.M61];&#10;  ['_漁業生產量值-漁業種類別縣市別生產量值1(續)'.O61:'_漁業生產量值-漁業種類別縣市別生產量值2(續)'.O61];&#10; )=0;&quot;-&quot;;SUM([.G61];[.I61];[.K61];[.M61];[.O61];&#10;  ['_漁業生產量值-漁業種類別縣市別生產量值1(續)'.C61:'_漁業生產量值-漁業種類別縣市別生產量值3(續完)'.C61];&#10;  ['_漁業生產量值-漁業種類別縣市別生產量值1(續)'.E61:'_漁業生產量值-漁業種類別縣市別生產量值2(續)'.E61];&#10;  ['_漁業生產量值-漁業種類別縣市別生產量值1(續)'.G61:'_漁業生產量值-漁業種類別縣市別生產量值2(續)'.G61];&#10;  ['_漁業生產量值-漁業種類別縣市別生產量值1(續)'.I61:'_漁業生產量值-漁業種類別縣市別生產量值2(續)'.I61];&#10;  ['_漁業生產量值-漁業種類別縣市別生產量值1(續)'.K61:'_漁業生產量值-漁業種類別縣市別生產量值2(續)'.K61];&#10;  ['_漁業生產量值-漁業種類別縣市別生產量值1(續)'.M61:'_漁業生產量值-漁業種類別縣市別生產量值2(續)'.M61];&#10;  ['_漁業生產量值-漁業種類別縣市別生產量值1(續)'.O61:'_漁業生產量值-漁業種類別縣市別生產量值2(續)'.O61];&#10; )&#10;)" table:style-name="ce39">
            <text:p>111,117<text:s/></text:p>
          </table:table-cell>
          <table:table-cell office:value-type="float" office:value="14341412.798589999" table:formula="of:=IF(&#10; SUM([.H61];[.J61];[.L61];[.N61];[.P61];&#10;  ['_漁業生產量值-漁業種類別縣市別生產量值1(續)'.D61:'_漁業生產量值-漁業種類別縣市別生產量值3(續完)'.D61];&#10;  ['_漁業生產量值-漁業種類別縣市別生產量值1(續)'.F61:'_漁業生產量值-漁業種類別縣市別生產量值2(續)'.F61];&#10;  ['_漁業生產量值-漁業種類別縣市別生產量值1(續)'.H61:'_漁業生產量值-漁業種類別縣市別生產量值2(續)'.H61];&#10;  ['_漁業生產量值-漁業種類別縣市別生產量值1(續)'.J61:'_漁業生產量值-漁業種類別縣市別生產量值2(續)'.J61];&#10;  ['_漁業生產量值-漁業種類別縣市別生產量值1(續)'.L61:'_漁業生產量值-漁業種類別縣市別生產量值2(續)'.L61];&#10;  ['_漁業生產量值-漁業種類別縣市別生產量值1(續)'.N61:'_漁業生產量值-漁業種類別縣市別生產量值2(續)'.N61];&#10;  ['_漁業生產量值-漁業種類別縣市別生產量值1(續)'.P61:'_漁業生產量值-漁業種類別縣市別生產量值2(續)'.P61];&#10; )=0;&quot;-&quot;;SUM([.H61];[.J61];[.L61];[.N61];[.P61];&#10;  ['_漁業生產量值-漁業種類別縣市別生產量值1(續)'.D61:'_漁業生產量值-漁業種類別縣市別生產量值3(續完)'.D61];&#10;  ['_漁業生產量值-漁業種類別縣市別生產量值1(續)'.F61:'_漁業生產量值-漁業種類別縣市別生產量值2(續)'.F61];&#10;  ['_漁業生產量值-漁業種類別縣市別生產量值1(續)'.H61:'_漁業生產量值-漁業種類別縣市別生產量值2(續)'.H61];&#10;  ['_漁業生產量值-漁業種類別縣市別生產量值1(續)'.J61:'_漁業生產量值-漁業種類別縣市別生產量值2(續)'.J61];&#10;  ['_漁業生產量值-漁業種類別縣市別生產量值1(續)'.L61:'_漁業生產量值-漁業種類別縣市別生產量值2(續)'.L61];&#10;  ['_漁業生產量值-漁業種類別縣市別生產量值1(續)'.N61:'_漁業生產量值-漁業種類別縣市別生產量值2(續)'.N61];&#10;  ['_漁業生產量值-漁業種類別縣市別生產量值1(續)'.P61:'_漁業生產量值-漁業種類別縣市別生產量值2(續)'.P61];&#10; )&#10;)" table:style-name="ce39">
            <text:p>14,341,41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8617.286" table:style-name="ce38">
            <text:p>38,617<text:s/></text:p>
          </table:table-cell>
          <table:table-cell office:value-type="float" office:value="4230817.9482800001" table:style-name="ce38">
            <text:p>4,230,81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2</text:p>
          </table:table-cell>
          <table:table-cell office:value-type="string" table:style-name="ce37">
            <text:p><text:s text:c="4"/>淡水魚塭</text:p>
          </table:table-cell>
          <table:table-cell office:value-type="float" office:value="118404.24200999997" table:formula="of:=IF([.E62]&amp;['_漁業生產量值-漁業種類別縣市別生產量值3(續完)'.E62]&amp;['_漁業生產量值-漁業種類別縣市別生產量值3(續完)'.K62]=&quot;---&quot;;&quot;-&quot;;SUM([.E62];['_漁業生產量值-漁業種類別縣市別生產量值3(續完)'.E62];['_漁業生產量值-漁業種類別縣市別生產量值3(續完)'.K62]))" table:style-name="ce38">
            <text:p>118,404<text:s/></text:p>
          </table:table-cell>
          <table:table-cell office:value-type="float" office:value="12934091.96455" table:formula="of:=IF([.F62]&amp;['_漁業生產量值-漁業種類別縣市別生產量值3(續完)'.F62]&amp;['_漁業生產量值-漁業種類別縣市別生產量值3(續完)'.L62]=&quot;---&quot;;&quot;-&quot;;SUM([.F62];['_漁業生產量值-漁業種類別縣市別生產量值3(續完)'.F62];['_漁業生產量值-漁業種類別縣市別生產量值3(續完)'.L62]))" table:style-name="ce38">
            <text:p>12,934,092<text:s/></text:p>
          </table:table-cell>
          <table:table-cell office:value-type="float" office:value="118400.79300999998" table:formula="of:=IF(&#10; SUM([.G62];[.I62];[.K62];[.M62];[.O62];&#10;  ['_漁業生產量值-漁業種類別縣市別生產量值1(續)'.C62:'_漁業生產量值-漁業種類別縣市別生產量值3(續完)'.C62];&#10;  ['_漁業生產量值-漁業種類別縣市別生產量值1(續)'.E62:'_漁業生產量值-漁業種類別縣市別生產量值2(續)'.E62];&#10;  ['_漁業生產量值-漁業種類別縣市別生產量值1(續)'.G62:'_漁業生產量值-漁業種類別縣市別生產量值2(續)'.G62];&#10;  ['_漁業生產量值-漁業種類別縣市別生產量值1(續)'.I62:'_漁業生產量值-漁業種類別縣市別生產量值2(續)'.I62];&#10;  ['_漁業生產量值-漁業種類別縣市別生產量值1(續)'.K62:'_漁業生產量值-漁業種類別縣市別生產量值2(續)'.K62];&#10;  ['_漁業生產量值-漁業種類別縣市別生產量值1(續)'.M62:'_漁業生產量值-漁業種類別縣市別生產量值2(續)'.M62];&#10;  ['_漁業生產量值-漁業種類別縣市別生產量值1(續)'.O62:'_漁業生產量值-漁業種類別縣市別生產量值2(續)'.O62];&#10; )=0;&quot;-&quot;;SUM([.G62];[.I62];[.K62];[.M62];[.O62];&#10;  ['_漁業生產量值-漁業種類別縣市別生產量值1(續)'.C62:'_漁業生產量值-漁業種類別縣市別生產量值3(續完)'.C62];&#10;  ['_漁業生產量值-漁業種類別縣市別生產量值1(續)'.E62:'_漁業生產量值-漁業種類別縣市別生產量值2(續)'.E62];&#10;  ['_漁業生產量值-漁業種類別縣市別生產量值1(續)'.G62:'_漁業生產量值-漁業種類別縣市別生產量值2(續)'.G62];&#10;  ['_漁業生產量值-漁業種類別縣市別生產量值1(續)'.I62:'_漁業生產量值-漁業種類別縣市別生產量值2(續)'.I62];&#10;  ['_漁業生產量值-漁業種類別縣市別生產量值1(續)'.K62:'_漁業生產量值-漁業種類別縣市別生產量值2(續)'.K62];&#10;  ['_漁業生產量值-漁業種類別縣市別生產量值1(續)'.M62:'_漁業生產量值-漁業種類別縣市別生產量值2(續)'.M62];&#10;  ['_漁業生產量值-漁業種類別縣市別生產量值1(續)'.O62:'_漁業生產量值-漁業種類別縣市別生產量值2(續)'.O62];&#10; )&#10;)" table:style-name="ce39">
            <text:p>118,401<text:s/></text:p>
          </table:table-cell>
          <table:table-cell office:value-type="float" office:value="12933902.269549999" table:formula="of:=IF(&#10; SUM([.H62];[.J62];[.L62];[.N62];[.P62];&#10;  ['_漁業生產量值-漁業種類別縣市別生產量值1(續)'.D62:'_漁業生產量值-漁業種類別縣市別生產量值3(續完)'.D62];&#10;  ['_漁業生產量值-漁業種類別縣市別生產量值1(續)'.F62:'_漁業生產量值-漁業種類別縣市別生產量值2(續)'.F62];&#10;  ['_漁業生產量值-漁業種類別縣市別生產量值1(續)'.H62:'_漁業生產量值-漁業種類別縣市別生產量值2(續)'.H62];&#10;  ['_漁業生產量值-漁業種類別縣市別生產量值1(續)'.J62:'_漁業生產量值-漁業種類別縣市別生產量值2(續)'.J62];&#10;  ['_漁業生產量值-漁業種類別縣市別生產量值1(續)'.L62:'_漁業生產量值-漁業種類別縣市別生產量值2(續)'.L62];&#10;  ['_漁業生產量值-漁業種類別縣市別生產量值1(續)'.N62:'_漁業生產量值-漁業種類別縣市別生產量值2(續)'.N62];&#10;  ['_漁業生產量值-漁業種類別縣市別生產量值1(續)'.P62:'_漁業生產量值-漁業種類別縣市別生產量值2(續)'.P62];&#10; )=0;&quot;-&quot;;SUM([.H62];[.J62];[.L62];[.N62];[.P62];&#10;  ['_漁業生產量值-漁業種類別縣市別生產量值1(續)'.D62:'_漁業生產量值-漁業種類別縣市別生產量值3(續完)'.D62];&#10;  ['_漁業生產量值-漁業種類別縣市別生產量值1(續)'.F62:'_漁業生產量值-漁業種類別縣市別生產量值2(續)'.F62];&#10;  ['_漁業生產量值-漁業種類別縣市別生產量值1(續)'.H62:'_漁業生產量值-漁業種類別縣市別生產量值2(續)'.H62];&#10;  ['_漁業生產量值-漁業種類別縣市別生產量值1(續)'.J62:'_漁業生產量值-漁業種類別縣市別生產量值2(續)'.J62];&#10;  ['_漁業生產量值-漁業種類別縣市別生產量值1(續)'.L62:'_漁業生產量值-漁業種類別縣市別生產量值2(續)'.L62];&#10;  ['_漁業生產量值-漁業種類別縣市別生產量值1(續)'.N62:'_漁業生產量值-漁業種類別縣市別生產量值2(續)'.N62];&#10;  ['_漁業生產量值-漁業種類別縣市別生產量值1(續)'.P62:'_漁業生產量值-漁業種類別縣市別生產量值2(續)'.P62];&#10; )&#10;)" table:style-name="ce39">
            <text:p>12,933,902<text:s/></text:p>
          </table:table-cell>
          <table:table-cell office:value-type="float" office:value="730.48500000000001" table:style-name="ce38">
            <text:p>730<text:s/></text:p>
          </table:table-cell>
          <table:table-cell office:value-type="float" office:value="169347.55" table:style-name="ce38">
            <text:p>169,34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942.24300000000005" table:style-name="ce38">
            <text:p>942<text:s/></text:p>
          </table:table-cell>
          <table:table-cell office:value-type="float" office:value="47115.378700000001" table:style-name="ce38">
            <text:p>47,115<text:s/></text:p>
          </table:table-cell>
          <table:table-cell office:value-type="float" office:value="85.938000000000002" table:style-name="ce38">
            <text:p>86<text:s/></text:p>
          </table:table-cell>
          <table:table-cell office:value-type="float" office:value="31453.154399999999" table:style-name="ce38">
            <text:p>31,453<text:s/></text:p>
          </table:table-cell>
          <table:table-cell office:value-type="float" office:value="34687.656600000002" table:style-name="ce38">
            <text:p>34,688<text:s/></text:p>
          </table:table-cell>
          <table:table-cell office:value-type="float" office:value="2425049.7069700002" table:style-name="ce38">
            <text:p>2,425,05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3</text:p>
          </table:table-cell>
          <table:table-cell office:value-type="string" table:style-name="ce37">
            <text:p><text:s text:c="4"/>箱網養殖</text:p>
          </table:table-cell>
          <table:table-cell office:value-type="string" office:string-value="-" table:formula="of:=IF([.E63]&amp;['_漁業生產量值-漁業種類別縣市別生產量值3(續完)'.E63]&amp;['_漁業生產量值-漁業種類別縣市別生產量值3(續完)'.K63]=&quot;---&quot;;&quot;-&quot;;SUM([.E63];['_漁業生產量值-漁業種類別縣市別生產量值3(續完)'.E63];['_漁業生產量值-漁業種類別縣市別生產量值3(續完)'.K63]))" table:style-name="ce38">
            <text:p>-</text:p>
          </table:table-cell>
          <table:table-cell office:value-type="string" office:string-value="-" table:formula="of:=IF([.F63]&amp;['_漁業生產量值-漁業種類別縣市別生產量值3(續完)'.F63]&amp;['_漁業生產量值-漁業種類別縣市別生產量值3(續完)'.L63]=&quot;---&quot;;&quot;-&quot;;SUM([.F63];['_漁業生產量值-漁業種類別縣市別生產量值3(續完)'.F63];['_漁業生產量值-漁業種類別縣市別生產量值3(續完)'.L63]))" table:style-name="ce38">
            <text:p>-</text:p>
          </table:table-cell>
          <table:table-cell office:value-type="string" office:string-value="-" table:formula="of:=IF(&#10; SUM([.G63];[.I63];[.K63];[.M63];[.O63];&#10;  ['_漁業生產量值-漁業種類別縣市別生產量值1(續)'.C63:'_漁業生產量值-漁業種類別縣市別生產量值3(續完)'.C63];&#10;  ['_漁業生產量值-漁業種類別縣市別生產量值1(續)'.E63:'_漁業生產量值-漁業種類別縣市別生產量值2(續)'.E63];&#10;  ['_漁業生產量值-漁業種類別縣市別生產量值1(續)'.G63:'_漁業生產量值-漁業種類別縣市別生產量值2(續)'.G63];&#10;  ['_漁業生產量值-漁業種類別縣市別生產量值1(續)'.I63:'_漁業生產量值-漁業種類別縣市別生產量值2(續)'.I63];&#10;  ['_漁業生產量值-漁業種類別縣市別生產量值1(續)'.K63:'_漁業生產量值-漁業種類別縣市別生產量值2(續)'.K63];&#10;  ['_漁業生產量值-漁業種類別縣市別生產量值1(續)'.M63:'_漁業生產量值-漁業種類別縣市別生產量值2(續)'.M63];&#10;  ['_漁業生產量值-漁業種類別縣市別生產量值1(續)'.O63:'_漁業生產量值-漁業種類別縣市別生產量值2(續)'.O63];&#10; )=0;&quot;-&quot;;SUM([.G63];[.I63];[.K63];[.M63];[.O63];&#10;  ['_漁業生產量值-漁業種類別縣市別生產量值1(續)'.C63:'_漁業生產量值-漁業種類別縣市別生產量值3(續完)'.C63];&#10;  ['_漁業生產量值-漁業種類別縣市別生產量值1(續)'.E63:'_漁業生產量值-漁業種類別縣市別生產量值2(續)'.E63];&#10;  ['_漁業生產量值-漁業種類別縣市別生產量值1(續)'.G63:'_漁業生產量值-漁業種類別縣市別生產量值2(續)'.G63];&#10;  ['_漁業生產量值-漁業種類別縣市別生產量值1(續)'.I63:'_漁業生產量值-漁業種類別縣市別生產量值2(續)'.I63];&#10;  ['_漁業生產量值-漁業種類別縣市別生產量值1(續)'.K63:'_漁業生產量值-漁業種類別縣市別生產量值2(續)'.K63];&#10;  ['_漁業生產量值-漁業種類別縣市別生產量值1(續)'.M63:'_漁業生產量值-漁業種類別縣市別生產量值2(續)'.M63];&#10;  ['_漁業生產量值-漁業種類別縣市別生產量值1(續)'.O63:'_漁業生產量值-漁業種類別縣市別生產量值2(續)'.O63];&#10; )&#10;)" table:style-name="ce39">
            <text:p>-</text:p>
          </table:table-cell>
          <table:table-cell office:value-type="string" office:string-value="-" table:formula="of:=IF(&#10; SUM([.H63];[.J63];[.L63];[.N63];[.P63];&#10;  ['_漁業生產量值-漁業種類別縣市別生產量值1(續)'.D63:'_漁業生產量值-漁業種類別縣市別生產量值3(續完)'.D63];&#10;  ['_漁業生產量值-漁業種類別縣市別生產量值1(續)'.F63:'_漁業生產量值-漁業種類別縣市別生產量值2(續)'.F63];&#10;  ['_漁業生產量值-漁業種類別縣市別生產量值1(續)'.H63:'_漁業生產量值-漁業種類別縣市別生產量值2(續)'.H63];&#10;  ['_漁業生產量值-漁業種類別縣市別生產量值1(續)'.J63:'_漁業生產量值-漁業種類別縣市別生產量值2(續)'.J63];&#10;  ['_漁業生產量值-漁業種類別縣市別生產量值1(續)'.L63:'_漁業生產量值-漁業種類別縣市別生產量值2(續)'.L63];&#10;  ['_漁業生產量值-漁業種類別縣市別生產量值1(續)'.N63:'_漁業生產量值-漁業種類別縣市別生產量值2(續)'.N63];&#10;  ['_漁業生產量值-漁業種類別縣市別生產量值1(續)'.P63:'_漁業生產量值-漁業種類別縣市別生產量值2(續)'.P63];&#10; )=0;&quot;-&quot;;SUM([.H63];[.J63];[.L63];[.N63];[.P63];&#10;  ['_漁業生產量值-漁業種類別縣市別生產量值1(續)'.D63:'_漁業生產量值-漁業種類別縣市別生產量值3(續完)'.D63];&#10;  ['_漁業生產量值-漁業種類別縣市別生產量值1(續)'.F63:'_漁業生產量值-漁業種類別縣市別生產量值2(續)'.F63];&#10;  ['_漁業生產量值-漁業種類別縣市別生產量值1(續)'.H63:'_漁業生產量值-漁業種類別縣市別生產量值2(續)'.H63];&#10;  ['_漁業生產量值-漁業種類別縣市別生產量值1(續)'.J63:'_漁業生產量值-漁業種類別縣市別生產量值2(續)'.J63];&#10;  ['_漁業生產量值-漁業種類別縣市別生產量值1(續)'.L63:'_漁業生產量值-漁業種類別縣市別生產量值2(續)'.L63];&#10;  ['_漁業生產量值-漁業種類別縣市別生產量值1(續)'.N63:'_漁業生產量值-漁業種類別縣市別生產量值2(續)'.N63];&#10;  ['_漁業生產量值-漁業種類別縣市別生產量值1(續)'.P63:'_漁業生產量值-漁業種類別縣市別生產量值2(續)'.P63];&#10; )&#10;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4</text:p>
          </table:table-cell>
          <table:table-cell office:value-type="string" table:style-name="ce37">
            <text:p><text:s text:c="4"/>觀賞魚養殖</text:p>
          </table:table-cell>
          <table:table-cell office:value-type="float" office:value="51063.999999999993" table:formula="of:=IF([.E64]&amp;['_漁業生產量值-漁業種類別縣市別生產量值3(續完)'.E64]&amp;['_漁業生產量值-漁業種類別縣市別生產量值3(續完)'.K64]=&quot;---&quot;;&quot;-&quot;;SUM([.E64];['_漁業生產量值-漁業種類別縣市別生產量值3(續完)'.E64];['_漁業生產量值-漁業種類別縣市別生產量值3(續完)'.K64]))" table:style-name="ce38">
            <text:p>51,064<text:s/></text:p>
          </table:table-cell>
          <table:table-cell office:value-type="float" office:value="994751.89997000003" table:formula="of:=IF([.F64]&amp;['_漁業生產量值-漁業種類別縣市別生產量值3(續完)'.F64]&amp;['_漁業生產量值-漁業種類別縣市別生產量值3(續完)'.L64]=&quot;---&quot;;&quot;-&quot;;SUM([.F64];['_漁業生產量值-漁業種類別縣市別生產量值3(續完)'.F64];['_漁業生產量值-漁業種類別縣市別生產量值3(續完)'.L64]))" table:style-name="ce38">
            <text:p>994,752<text:s/></text:p>
          </table:table-cell>
          <table:table-cell office:value-type="float" office:value="51063.999999999993" table:formula="of:=IF(&#10; SUM([.G64];[.I64];[.K64];[.M64];[.O64];&#10;  ['_漁業生產量值-漁業種類別縣市別生產量值1(續)'.C64:'_漁業生產量值-漁業種類別縣市別生產量值3(續完)'.C64];&#10;  ['_漁業生產量值-漁業種類別縣市別生產量值1(續)'.E64:'_漁業生產量值-漁業種類別縣市別生產量值2(續)'.E64];&#10;  ['_漁業生產量值-漁業種類別縣市別生產量值1(續)'.G64:'_漁業生產量值-漁業種類別縣市別生產量值2(續)'.G64];&#10;  ['_漁業生產量值-漁業種類別縣市別生產量值1(續)'.I64:'_漁業生產量值-漁業種類別縣市別生產量值2(續)'.I64];&#10;  ['_漁業生產量值-漁業種類別縣市別生產量值1(續)'.K64:'_漁業生產量值-漁業種類別縣市別生產量值2(續)'.K64];&#10;  ['_漁業生產量值-漁業種類別縣市別生產量值1(續)'.M64:'_漁業生產量值-漁業種類別縣市別生產量值2(續)'.M64];&#10;  ['_漁業生產量值-漁業種類別縣市別生產量值1(續)'.O64:'_漁業生產量值-漁業種類別縣市別生產量值2(續)'.O64];&#10; )=0;&quot;-&quot;;SUM([.G64];[.I64];[.K64];[.M64];[.O64];&#10;  ['_漁業生產量值-漁業種類別縣市別生產量值1(續)'.C64:'_漁業生產量值-漁業種類別縣市別生產量值3(續完)'.C64];&#10;  ['_漁業生產量值-漁業種類別縣市別生產量值1(續)'.E64:'_漁業生產量值-漁業種類別縣市別生產量值2(續)'.E64];&#10;  ['_漁業生產量值-漁業種類別縣市別生產量值1(續)'.G64:'_漁業生產量值-漁業種類別縣市別生產量值2(續)'.G64];&#10;  ['_漁業生產量值-漁業種類別縣市別生產量值1(續)'.I64:'_漁業生產量值-漁業種類別縣市別生產量值2(續)'.I64];&#10;  ['_漁業生產量值-漁業種類別縣市別生產量值1(續)'.K64:'_漁業生產量值-漁業種類別縣市別生產量值2(續)'.K64];&#10;  ['_漁業生產量值-漁業種類別縣市別生產量值1(續)'.M64:'_漁業生產量值-漁業種類別縣市別生產量值2(續)'.M64];&#10;  ['_漁業生產量值-漁業種類別縣市別生產量值1(續)'.O64:'_漁業生產量值-漁業種類別縣市別生產量值2(續)'.O64];&#10; )&#10;)" table:style-name="ce39">
            <text:p>51,064<text:s/></text:p>
          </table:table-cell>
          <table:table-cell office:value-type="float" office:value="994751.89997000003" table:formula="of:=IF(&#10; SUM([.H64];[.J64];[.L64];[.N64];[.P64];&#10;  ['_漁業生產量值-漁業種類別縣市別生產量值1(續)'.D64:'_漁業生產量值-漁業種類別縣市別生產量值3(續完)'.D64];&#10;  ['_漁業生產量值-漁業種類別縣市別生產量值1(續)'.F64:'_漁業生產量值-漁業種類別縣市別生產量值2(續)'.F64];&#10;  ['_漁業生產量值-漁業種類別縣市別生產量值1(續)'.H64:'_漁業生產量值-漁業種類別縣市別生產量值2(續)'.H64];&#10;  ['_漁業生產量值-漁業種類別縣市別生產量值1(續)'.J64:'_漁業生產量值-漁業種類別縣市別生產量值2(續)'.J64];&#10;  ['_漁業生產量值-漁業種類別縣市別生產量值1(續)'.L64:'_漁業生產量值-漁業種類別縣市別生產量值2(續)'.L64];&#10;  ['_漁業生產量值-漁業種類別縣市別生產量值1(續)'.N64:'_漁業生產量值-漁業種類別縣市別生產量值2(續)'.N64];&#10;  ['_漁業生產量值-漁業種類別縣市別生產量值1(續)'.P64:'_漁業生產量值-漁業種類別縣市別生產量值2(續)'.P64];&#10; )=0;&quot;-&quot;;SUM([.H64];[.J64];[.L64];[.N64];[.P64];&#10;  ['_漁業生產量值-漁業種類別縣市別生產量值1(續)'.D64:'_漁業生產量值-漁業種類別縣市別生產量值3(續完)'.D64];&#10;  ['_漁業生產量值-漁業種類別縣市別生產量值1(續)'.F64:'_漁業生產量值-漁業種類別縣市別生產量值2(續)'.F64];&#10;  ['_漁業生產量值-漁業種類別縣市別生產量值1(續)'.H64:'_漁業生產量值-漁業種類別縣市別生產量值2(續)'.H64];&#10;  ['_漁業生產量值-漁業種類別縣市別生產量值1(續)'.J64:'_漁業生產量值-漁業種類別縣市別生產量值2(續)'.J64];&#10;  ['_漁業生產量值-漁業種類別縣市別生產量值1(續)'.L64:'_漁業生產量值-漁業種類別縣市別生產量值2(續)'.L64];&#10;  ['_漁業生產量值-漁業種類別縣市別生產量值1(續)'.N64:'_漁業生產量值-漁業種類別縣市別生產量值2(續)'.N64];&#10;  ['_漁業生產量值-漁業種類別縣市別生產量值1(續)'.P64:'_漁業生產量值-漁業種類別縣市別生產量值2(續)'.P64];&#10; )&#10;)" table:style-name="ce39">
            <text:p>994,752<text:s/></text:p>
          </table:table-cell>
          <table:table-cell office:value-type="float" office:value="327.04899999999998" table:style-name="ce38">
            <text:p>327<text:s/></text:p>
          </table:table-cell>
          <table:table-cell office:value-type="float" office:value="14668.5" table:style-name="ce38">
            <text:p>14,669<text:s/></text:p>
          </table:table-cell>
          <table:table-cell office:value-type="float" office:value="388.5" table:style-name="ce38">
            <text:p>389<text:s/></text:p>
          </table:table-cell>
          <table:table-cell office:value-type="float" office:value="9552" table:style-name="ce38">
            <text:p>9,552<text:s/></text:p>
          </table:table-cell>
          <table:table-cell office:value-type="float" office:value="410.37299999999999" table:style-name="ce38">
            <text:p>410<text:s/></text:p>
          </table:table-cell>
          <table:table-cell office:value-type="float" office:value="39677" table:style-name="ce38">
            <text:p>39,677<text:s/></text:p>
          </table:table-cell>
          <table:table-cell office:value-type="float" office:value="443.86399999999998" table:style-name="ce38">
            <text:p>444<text:s/></text:p>
          </table:table-cell>
          <table:table-cell office:value-type="float" office:value="17665" table:style-name="ce38">
            <text:p>17,665<text:s/></text:p>
          </table:table-cell>
          <table:table-cell office:value-type="float" office:value="9298.2630000000008" table:style-name="ce38">
            <text:p>9,298<text:s/></text:p>
          </table:table-cell>
          <table:table-cell office:value-type="float" office:value="149495.24999000001" table:style-name="ce38">
            <text:p>149,495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6099</text:p>
          </table:table-cell>
          <table:table-cell office:value-type="string" table:style-name="ce40">
            <text:p><text:s text:c="4"/>其他內陸養殖</text:p>
          </table:table-cell>
          <table:table-cell office:value-type="float" office:value="503.52019000000001" table:formula="of:=IF([.E65]&amp;['_漁業生產量值-漁業種類別縣市別生產量值3(續完)'.E65]&amp;['_漁業生產量值-漁業種類別縣市別生產量值3(續完)'.K65]=&quot;---&quot;;&quot;-&quot;;SUM([.E65];['_漁業生產量值-漁業種類別縣市別生產量值3(續完)'.E65];['_漁業生產量值-漁業種類別縣市別生產量值3(續完)'.K65]))" table:style-name="ce41">
            <text:p>504<text:s/></text:p>
          </table:table-cell>
          <table:table-cell office:value-type="float" office:value="52045.697" table:formula="of:=IF([.F65]&amp;['_漁業生產量值-漁業種類別縣市別生產量值3(續完)'.F65]&amp;['_漁業生產量值-漁業種類別縣市別生產量值3(續完)'.L65]=&quot;---&quot;;&quot;-&quot;;SUM([.F65];['_漁業生產量值-漁業種類別縣市別生產量值3(續完)'.F65];['_漁業生產量值-漁業種類別縣市別生產量值3(續完)'.L65]))" table:style-name="ce41">
            <text:p>52,046<text:s/></text:p>
          </table:table-cell>
          <table:table-cell office:value-type="float" office:value="503.52019000000001" table:formula="of:=IF(&#10; SUM([.G65];[.I65];[.K65];[.M65];[.O65];&#10;  ['_漁業生產量值-漁業種類別縣市別生產量值1(續)'.C65:'_漁業生產量值-漁業種類別縣市別生產量值3(續完)'.C65];&#10;  ['_漁業生產量值-漁業種類別縣市別生產量值1(續)'.E65:'_漁業生產量值-漁業種類別縣市別生產量值2(續)'.E65];&#10;  ['_漁業生產量值-漁業種類別縣市別生產量值1(續)'.G65:'_漁業生產量值-漁業種類別縣市別生產量值2(續)'.G65];&#10;  ['_漁業生產量值-漁業種類別縣市別生產量值1(續)'.I65:'_漁業生產量值-漁業種類別縣市別生產量值2(續)'.I65];&#10;  ['_漁業生產量值-漁業種類別縣市別生產量值1(續)'.K65:'_漁業生產量值-漁業種類別縣市別生產量值2(續)'.K65];&#10;  ['_漁業生產量值-漁業種類別縣市別生產量值1(續)'.M65:'_漁業生產量值-漁業種類別縣市別生產量值2(續)'.M65];&#10;  ['_漁業生產量值-漁業種類別縣市別生產量值1(續)'.O65:'_漁業生產量值-漁業種類別縣市別生產量值2(續)'.O65];&#10; )=0;&quot;-&quot;;SUM([.G65];[.I65];[.K65];[.M65];[.O65];&#10;  ['_漁業生產量值-漁業種類別縣市別生產量值1(續)'.C65:'_漁業生產量值-漁業種類別縣市別生產量值3(續完)'.C65];&#10;  ['_漁業生產量值-漁業種類別縣市別生產量值1(續)'.E65:'_漁業生產量值-漁業種類別縣市別生產量值2(續)'.E65];&#10;  ['_漁業生產量值-漁業種類別縣市別生產量值1(續)'.G65:'_漁業生產量值-漁業種類別縣市別生產量值2(續)'.G65];&#10;  ['_漁業生產量值-漁業種類別縣市別生產量值1(續)'.I65:'_漁業生產量值-漁業種類別縣市別生產量值2(續)'.I65];&#10;  ['_漁業生產量值-漁業種類別縣市別生產量值1(續)'.K65:'_漁業生產量值-漁業種類別縣市別生產量值2(續)'.K65];&#10;  ['_漁業生產量值-漁業種類別縣市別生產量值1(續)'.M65:'_漁業生產量值-漁業種類別縣市別生產量值2(續)'.M65];&#10;  ['_漁業生產量值-漁業種類別縣市別生產量值1(續)'.O65:'_漁業生產量值-漁業種類別縣市別生產量值2(續)'.O65];&#10; )&#10;)" table:style-name="ce42">
            <text:p>504<text:s/></text:p>
          </table:table-cell>
          <table:table-cell office:value-type="float" office:value="52045.697" table:formula="of:=IF(&#10; SUM([.H65];[.J65];[.L65];[.N65];[.P65];&#10;  ['_漁業生產量值-漁業種類別縣市別生產量值1(續)'.D65:'_漁業生產量值-漁業種類別縣市別生產量值3(續完)'.D65];&#10;  ['_漁業生產量值-漁業種類別縣市別生產量值1(續)'.F65:'_漁業生產量值-漁業種類別縣市別生產量值2(續)'.F65];&#10;  ['_漁業生產量值-漁業種類別縣市別生產量值1(續)'.H65:'_漁業生產量值-漁業種類別縣市別生產量值2(續)'.H65];&#10;  ['_漁業生產量值-漁業種類別縣市別生產量值1(續)'.J65:'_漁業生產量值-漁業種類別縣市別生產量值2(續)'.J65];&#10;  ['_漁業生產量值-漁業種類別縣市別生產量值1(續)'.L65:'_漁業生產量值-漁業種類別縣市別生產量值2(續)'.L65];&#10;  ['_漁業生產量值-漁業種類別縣市別生產量值1(續)'.N65:'_漁業生產量值-漁業種類別縣市別生產量值2(續)'.N65];&#10;  ['_漁業生產量值-漁業種類別縣市別生產量值1(續)'.P65:'_漁業生產量值-漁業種類別縣市別生產量值2(續)'.P65];&#10; )=0;&quot;-&quot;;SUM([.H65];[.J65];[.L65];[.N65];[.P65];&#10;  ['_漁業生產量值-漁業種類別縣市別生產量值1(續)'.D65:'_漁業生產量值-漁業種類別縣市別生產量值3(續完)'.D65];&#10;  ['_漁業生產量值-漁業種類別縣市別生產量值1(續)'.F65:'_漁業生產量值-漁業種類別縣市別生產量值2(續)'.F65];&#10;  ['_漁業生產量值-漁業種類別縣市別生產量值1(續)'.H65:'_漁業生產量值-漁業種類別縣市別生產量值2(續)'.H65];&#10;  ['_漁業生產量值-漁業種類別縣市別生產量值1(續)'.J65:'_漁業生產量值-漁業種類別縣市別生產量值2(續)'.J65];&#10;  ['_漁業生產量值-漁業種類別縣市別生產量值1(續)'.L65:'_漁業生產量值-漁業種類別縣市別生產量值2(續)'.L65];&#10;  ['_漁業生產量值-漁業種類別縣市別生產量值1(續)'.N65:'_漁業生產量值-漁業種類別縣市別生產量值2(續)'.N65];&#10;  ['_漁業生產量值-漁業種類別縣市別生產量值1(續)'.P65:'_漁業生產量值-漁業種類別縣市別生產量值2(續)'.P65];&#10; )&#10;)" table:style-name="ce42">
            <text:p>52,046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424.90199999999999" table:style-name="ce41">
            <text:p>425<text:s/></text:p>
          </table:table-cell>
          <table:table-cell office:value-type="float" office:value="27258.941500000001" table:style-name="ce41">
            <text:p>27,259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59.908000000000001" table:style-name="ce41">
            <text:p>60<text:s/></text:p>
          </table:table-cell>
          <table:table-cell office:value-type="float" office:value="23395.040000000001" table:style-name="ce41">
            <text:p>23,395<text:s/></text:p>
          </table:table-cell>
          <table:table-cell table:number-columns-repeated="16368" table:style-name="ce4"/>
        </table:table-row>
        <table:table-row table:style-name="ro4">
          <table:table-cell office:value-type="string" table:number-columns-spanned="16" table:number-rows-spanned="1" table:style-name="ce64">
            <text:p>註:民國99年以後觀賞魚改以尾數計算，不合計產量只合計價值。</text:p>
          </table:table-cell>
          <table:covered-table-cell table:number-columns-repeated="15"/>
          <table:table-cell table:number-columns-repeated="16368" table:style-name="ce4"/>
        </table:table-row>
        <table:table-row table:number-rows-repeated="1048510" table:style-name="ro5">
          <table:table-cell table:number-columns-repeated="16384"/>
        </table:table-row>
      </table:table>
      <table:table table:name="_漁業生產量值-漁業種類別縣市別生產量值1(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64" table:default-cell-style-name="ce1"/>
        <table:table-row table:style-name="ro1">
          <table:table-cell office:value-type="string" table:number-columns-spanned="3" table:number-rows-spanned="1" table:style-name="ce44">
            <text:p>7‧漁業生產量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4" table:number-rows-spanned="1" table:style-name="ce44">
            <text:p>7‧FISHERIES PRODUCTION</text:p>
          </table:table-cell>
          <table:covered-table-cell table:number-columns-repeated="3"/>
          <table:table-cell table:number-columns-repeated="16373" table:style-name="ce1"/>
        </table:table-row>
        <table:table-row table:style-name="ro2">
          <table:table-cell table:number-columns-repeated="4" table:style-name="ce4"/>
          <table:table-cell office:value-type="string" table:style-name="ce15">
            <text:p>單位：</text:p>
          </table:table-cell>
          <table:table-cell office:value-type="string" table:number-columns-spanned="3" table:number-rows-spanned="1" table:style-name="ce46">
            <text:p>產量：公噸, 千尾(觀賞魚)</text:p>
          </table:table-cell>
          <table:covered-table-cell table:number-columns-repeated="2"/>
          <table:table-cell table:number-columns-repeated="3" table:style-name="ce4"/>
          <table:table-cell office:value-type="string" table:style-name="ce15">
            <text:p>Unit：</text:p>
          </table:table-cell>
          <table:table-cell office:value-type="string" table:number-columns-spanned="4" table:number-rows-spanned="1" table:style-name="ce46">
            <text:p>Quantity：M.T.; 1000Pcs. by ornamental fish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4"/>
          <table:table-cell office:value-type="string" table:number-columns-spanned="3" table:number-rows-spanned="1" table:style-name="ce46">
            <text:p>(2) 漁業種類別縣市別生產量值(續)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1" table:style-name="ce46">
            <text:p>價值：新臺幣千元</text:p>
          </table:table-cell>
          <table:covered-table-cell table:number-columns-repeated="2"/>
          <table:table-cell office:value-type="string" table:number-columns-spanned="4" table:number-rows-spanned="1" table:style-name="ce46">
            <text:p>(2) By type of fisheries by distrct(Continued)</text:p>
          </table:table-cell>
          <table:covered-table-cell table:number-columns-repeated="3"/>
          <table:table-cell office:value-type="string" table:number-columns-spanned="4" table:number-rows-spanned="1" table:style-name="ce46">
            <text:p>Value <text:s text:c="3"/>：Thousand NT $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3">
            <text:p>縣市別</text:p>
            <draw:custom-shape svg:x="0in" svg:y="0in" svg:width="0.97917in" svg:height="0.5312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68">
            <text:p>高雄市</text:p>
          </table:table-cell>
          <table:covered-table-cell/>
          <table:table-cell office:value-type="string" table:number-columns-spanned="2" table:number-rows-spanned="1" table:style-name="ce67">
            <text:p>宜蘭縣</text:p>
          </table:table-cell>
          <table:covered-table-cell/>
          <table:table-cell office:value-type="string" table:number-columns-spanned="2" table:number-rows-spanned="1" table:style-name="ce68">
            <text:p>新竹縣</text:p>
          </table:table-cell>
          <table:covered-table-cell/>
          <table:table-cell office:value-type="string" table:number-columns-spanned="2" table:number-rows-spanned="1" table:style-name="ce68">
            <text:p>苗栗縣</text:p>
          </table:table-cell>
          <table:covered-table-cell/>
          <table:table-cell office:value-type="string" table:number-columns-spanned="2" table:number-rows-spanned="1" table:style-name="ce68">
            <text:p>彰化縣</text:p>
          </table:table-cell>
          <table:covered-table-cell/>
          <table:table-cell office:value-type="string" table:number-columns-spanned="2" table:number-rows-spanned="1" table:style-name="ce68">
            <text:p>南投縣</text:p>
          </table:table-cell>
          <table:covered-table-cell/>
          <table:table-cell office:value-type="string" table:number-columns-spanned="2" table:number-rows-spanned="1" table:style-name="ce68">
            <text:p>雲林縣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代碼</text:p>
          </table:table-cell>
          <table:table-cell office:value-type="string" table:style-name="ce6">
            <text:p>District</text:p>
          </table:table-cell>
          <table:table-cell office:value-type="string" table:number-columns-spanned="2" table:number-rows-spanned="1" table:style-name="ce65">
            <text:p>KAOHSIUNG CITY</text:p>
          </table:table-cell>
          <table:covered-table-cell/>
          <table:table-cell office:value-type="string" table:number-columns-spanned="2" table:number-rows-spanned="1" table:style-name="ce65">
            <text:p>ILAN COUNTY</text:p>
          </table:table-cell>
          <table:covered-table-cell/>
          <table:table-cell office:value-type="string" table:number-columns-spanned="2" table:number-rows-spanned="1" table:style-name="ce66">
            <text:p>HSINCHU COUNTY</text:p>
          </table:table-cell>
          <table:covered-table-cell/>
          <table:table-cell office:value-type="string" table:number-columns-spanned="2" table:number-rows-spanned="1" table:style-name="ce66">
            <text:p>MIAOLI COUNTY</text:p>
          </table:table-cell>
          <table:covered-table-cell/>
          <table:table-cell office:value-type="string" table:number-columns-spanned="2" table:number-rows-spanned="1" table:style-name="ce66">
            <text:p>CHANGHWA COUNTY</text:p>
          </table:table-cell>
          <table:covered-table-cell/>
          <table:table-cell office:value-type="string" table:number-columns-spanned="2" table:number-rows-spanned="1" table:style-name="ce66">
            <text:p>NANTOU COUNTY</text:p>
          </table:table-cell>
          <table:covered-table-cell/>
          <table:table-cell office:value-type="string" table:number-columns-spanned="2" table:number-rows-spanned="1" table:style-name="ce66">
            <text:p>YUNLIN COUNTY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Code</text:p>
          </table:table-cell>
          <table:table-cell office:value-type="string" table:style-name="ce7">
            <text:p>漁業種類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table:number-columns-repeated="16368" table:style-name="ce4"/>
        </table:table-row>
        <table:table-row table:style-name="ro2">
          <table:table-cell table:style-name="ce9"/>
          <table:table-cell office:value-type="string" table:style-name="ce10">
            <text:p>Type of Fishery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0">
            <text:p>0000</text:p>
          </table:table-cell>
          <table:table-cell office:value-type="string" table:style-name="ce7">
            <text:p>總計</text:p>
          </table:table-cell>
          <table:table-cell office:value-type="float" office:value="199920.56618000002" table:formula="of:=  IF(SUM([.C9];[.C17];[.C34];[.C52];[.C56];[.C60])=0;&quot;-&quot;;SUM([.C9];[.C17];[.C34];[.C52];[.C56];[.C60]))" table:style-name="ce25">
            <text:p>199,921</text:p>
          </table:table-cell>
          <table:table-cell office:value-type="float" office:value="12214398.426759999" table:formula="of:=  IF(SUM([.D9];[.D17];[.D34];[.D52];[.D56];[.D60])=0;&quot;-&quot;;SUM([.D9];[.D17];[.D34];[.D52];[.D56];[.D60]))" table:style-name="ce25">
            <text:p>12,214,398</text:p>
          </table:table-cell>
          <table:table-cell office:value-type="float" office:value="57241.861120000009" table:formula="of:=  IF(SUM([.E9];[.E17];[.E34];[.E52];[.E56];[.E60])=0;&quot;-&quot;;SUM([.E9];[.E17];[.E34];[.E52];[.E56];[.E60]))" table:style-name="ce25">
            <text:p>57,242</text:p>
          </table:table-cell>
          <table:table-cell office:value-type="float" office:value="4508196.94044" table:formula="of:=  IF(SUM([.F9];[.F17];[.F34];[.F52];[.F56];[.F60])=0;&quot;-&quot;;SUM([.F9];[.F17];[.F34];[.F52];[.F56];[.F60]))" table:style-name="ce25">
            <text:p>4,508,197</text:p>
          </table:table-cell>
          <table:table-cell office:value-type="float" office:value="3406.0680000000002" table:formula="of:=  IF(SUM([.G9];[.G17];[.G34];[.G52];[.G56];[.G60])=0;&quot;-&quot;;SUM([.G9];[.G17];[.G34];[.G52];[.G56];[.G60]))" table:style-name="ce25">
            <text:p>3,406</text:p>
          </table:table-cell>
          <table:table-cell office:value-type="float" office:value="270833.45775" table:formula="of:=  IF(SUM([.H9];[.H17];[.H34];[.H52];[.H56];[.H60])=0;&quot;-&quot;;SUM([.H9];[.H17];[.H34];[.H52];[.H56];[.H60]))" table:style-name="ce25">
            <text:p>270,833</text:p>
          </table:table-cell>
          <table:table-cell office:value-type="float" office:value="858.73388" table:formula="of:=  IF(SUM([.I9];[.I17];[.I34];[.I52];[.I56];[.I60])=0;&quot;-&quot;;SUM([.I9];[.I17];[.I34];[.I52];[.I56];[.I60]))" table:style-name="ce25">
            <text:p>859</text:p>
          </table:table-cell>
          <table:table-cell office:value-type="float" office:value="225485.9492" table:formula="of:=  IF(SUM([.J9];[.J17];[.J34];[.J52];[.J56];[.J60])=0;&quot;-&quot;;SUM([.J9];[.J17];[.J34];[.J52];[.J56];[.J60]))" table:style-name="ce25">
            <text:p>225,486</text:p>
          </table:table-cell>
          <table:table-cell office:value-type="float" office:value="10798.903699999999" table:formula="of:=  IF(SUM([.K9];[.K17];[.K34];[.K52];[.K56];[.K60])=0;&quot;-&quot;;SUM([.K9];[.K17];[.K34];[.K52];[.K56];[.K60]))" table:style-name="ce25">
            <text:p>10,799</text:p>
          </table:table-cell>
          <table:table-cell office:value-type="float" office:value="1596739.0066300002" table:formula="of:=  IF(SUM([.L9];[.L17];[.L34];[.L52];[.L56];[.L60])=0;&quot;-&quot;;SUM([.L9];[.L17];[.L34];[.L52];[.L56];[.L60]))" table:style-name="ce25">
            <text:p>1,596,739</text:p>
          </table:table-cell>
          <table:table-cell office:value-type="float" office:value="68.692000000000007" table:formula="of:=  IF(SUM([.M9];[.M17];[.M34];[.M52];[.M56];[.M60])=0;&quot;-&quot;;SUM([.M9];[.M17];[.M34];[.M52];[.M56];[.M60]))" table:style-name="ce25">
            <text:p>69</text:p>
          </table:table-cell>
          <table:table-cell office:value-type="float" office:value="38176.406000000003" table:formula="of:=  IF(SUM([.N9];[.N17];[.N34];[.N52];[.N56];[.N60])=0;&quot;-&quot;;SUM([.N9];[.N17];[.N34];[.N52];[.N56];[.N60]))" table:style-name="ce25">
            <text:p>38,176</text:p>
          </table:table-cell>
          <table:table-cell office:value-type="float" office:value="41759.398880000001" table:formula="of:=  IF(SUM([.O9];[.O17];[.O34];[.O52];[.O56];[.O60])=0;&quot;-&quot;;SUM([.O9];[.O17];[.O34];[.O52];[.O56];[.O60]))" table:style-name="ce25">
            <text:p>41,759</text:p>
          </table:table-cell>
          <table:table-cell office:value-type="float" office:value="5117906.6804200001" table:formula="of:=  IF(SUM([.P9];[.P17];[.P34];[.P52];[.P56];[.P60])=0;&quot;-&quot;;SUM([.P9];[.P17];[.P34];[.P52];[.P56];[.P60]))" table:style-name="ce25">
            <text:p>5,117,907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1000</text:p>
          </table:table-cell>
          <table:table-cell office:value-type="string" table:style-name="ce35">
            <text:p>遠洋漁業合計</text:p>
          </table:table-cell>
          <table:table-cell office:value-type="float" office:value="159944.48583000002" table:formula="of:=  IF(SUM([.C10:.C16])=0;&quot;-&quot;;SUM([.C10:.C16]))" table:style-name="ce36">
            <text:p>159,944<text:s/></text:p>
          </table:table-cell>
          <table:table-cell office:value-type="float" office:value="7263643.6517000003" table:formula="of:=  IF(SUM([.D10:.D16])=0;&quot;-&quot;;SUM([.D10:.D16]))" table:style-name="ce36">
            <text:p>7,263,644<text:s/></text:p>
          </table:table-cell>
          <table:table-cell office:value-type="float" office:value="4763.9949999999999" table:formula="of:=  IF(SUM([.E10:.E16])=0;&quot;-&quot;;SUM([.E10:.E16]))" table:style-name="ce36">
            <text:p>4,764<text:s/></text:p>
          </table:table-cell>
          <table:table-cell office:value-type="float" office:value="308348.8493" table:formula="of:=  IF(SUM([.F10:.F16])=0;&quot;-&quot;;SUM([.F10:.F16]))" table:style-name="ce36">
            <text:p>308,349<text:s/></text:p>
          </table:table-cell>
          <table:table-cell office:value-type="string" office:string-value="-" table:formula="of:=  IF(SUM([.G10:.G16])=0;&quot;-&quot;;SUM([.G10:.G16]))" table:style-name="ce36">
            <text:p>-</text:p>
          </table:table-cell>
          <table:table-cell office:value-type="string" office:string-value="-" table:formula="of:=  IF(SUM([.H10:.H16])=0;&quot;-&quot;;SUM([.H10:.H16]))" table:style-name="ce36">
            <text:p>-</text:p>
          </table:table-cell>
          <table:table-cell office:value-type="string" office:string-value="-" table:formula="of:=  IF(SUM([.I10:.I16])=0;&quot;-&quot;;SUM([.I10:.I16]))" table:style-name="ce36">
            <text:p>-</text:p>
          </table:table-cell>
          <table:table-cell office:value-type="string" office:string-value="-" table:formula="of:=  IF(SUM([.J10:.J16])=0;&quot;-&quot;;SUM([.J10:.J16]))" table:style-name="ce36">
            <text:p>-</text:p>
          </table:table-cell>
          <table:table-cell office:value-type="string" office:string-value="-" table:formula="of:=  IF(SUM([.K10:.K16])=0;&quot;-&quot;;SUM([.K10:.K16]))" table:style-name="ce36">
            <text:p>-</text:p>
          </table:table-cell>
          <table:table-cell office:value-type="string" office:string-value="-" table:formula="of:=  IF(SUM([.L10:.L16])=0;&quot;-&quot;;SUM([.L10:.L16]))" table:style-name="ce36">
            <text:p>-</text:p>
          </table:table-cell>
          <table:table-cell office:value-type="string" office:string-value="-" table:formula="of:=  IF(SUM([.M10:.M16])=0;&quot;-&quot;;SUM([.M10:.M16]))" table:style-name="ce36">
            <text:p>-</text:p>
          </table:table-cell>
          <table:table-cell office:value-type="string" office:string-value="-" table:formula="of:=  IF(SUM([.N10:.N16])=0;&quot;-&quot;;SUM([.N10:.N16]))" table:style-name="ce36">
            <text:p>-</text:p>
          </table:table-cell>
          <table:table-cell office:value-type="string" office:string-value="-" table:formula="of:=  IF(SUM([.O10:.O16])=0;&quot;-&quot;;SUM([.O10:.O16]))" table:style-name="ce36">
            <text:p>-</text:p>
          </table:table-cell>
          <table:table-cell office:value-type="string" office:string-value="-" table:formula="of:=  IF(SUM([.P10:.P16])=0;&quot;-&quot;;SUM([.P10:.P16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1</text:p>
          </table:table-cell>
          <table:table-cell office:value-type="string" table:style-name="ce37">
            <text:p><text:s text:c="4"/>單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2</text:p>
          </table:table-cell>
          <table:table-cell office:value-type="string" table:style-name="ce37">
            <text:p><text:s text:c="4"/>雙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3</text:p>
          </table:table-cell>
          <table:table-cell office:value-type="string" table:style-name="ce37">
            <text:p><text:s text:c="4"/>鰹鮪圍網</text:p>
          </table:table-cell>
          <table:table-cell office:value-type="float" office:value="355.17500000000001" table:style-name="ce38">
            <text:p>355<text:s/></text:p>
          </table:table-cell>
          <table:table-cell office:value-type="float" office:value="21742.079870000001" table:style-name="ce38">
            <text:p>21,74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4</text:p>
          </table:table-cell>
          <table:table-cell office:value-type="string" table:style-name="ce37">
            <text:p><text:s text:c="4"/>秋刀魚棒受網</text:p>
          </table:table-cell>
          <table:table-cell office:value-type="float" office:value="91768.999989999997" table:style-name="ce38">
            <text:p>91,769<text:s/></text:p>
          </table:table-cell>
          <table:table-cell office:value-type="float" office:value="3670759.9996000002" table:style-name="ce38">
            <text:p>3,670,76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0</text:p>
          </table:table-cell>
          <table:table-cell office:value-type="string" table:style-name="ce37">
            <text:p><text:s text:c="4"/>鮪延繩釣</text:p>
          </table:table-cell>
          <table:table-cell office:value-type="float" office:value="38435.310799999999" table:style-name="ce38">
            <text:p>38,435<text:s/></text:p>
          </table:table-cell>
          <table:table-cell office:value-type="float" office:value="1849122.5702" table:style-name="ce38">
            <text:p>1,849,123<text:s/></text:p>
          </table:table-cell>
          <table:table-cell office:value-type="float" office:value="4763.9949999999999" table:style-name="ce38">
            <text:p>4,764<text:s/></text:p>
          </table:table-cell>
          <table:table-cell office:value-type="float" office:value="308348.8493" table:style-name="ce38">
            <text:p>308,34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1</text:p>
          </table:table-cell>
          <table:table-cell office:value-type="string" table:style-name="ce37">
            <text:p><text:s text:c="4"/>魷釣</text:p>
          </table:table-cell>
          <table:table-cell office:value-type="float" office:value="29385.000039999999" table:style-name="ce38">
            <text:p>29,385<text:s/></text:p>
          </table:table-cell>
          <table:table-cell office:value-type="float" office:value="1722019.0020300001" table:style-name="ce38">
            <text:p>1,722,01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1099</text:p>
          </table:table-cell>
          <table:table-cell office:value-type="string" table:style-name="ce40">
            <text:p><text:s text:c="4"/>其他遠洋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2000</text:p>
          </table:table-cell>
          <table:table-cell office:value-type="string" table:style-name="ce35">
            <text:p>近海漁業合計</text:p>
          </table:table-cell>
          <table:table-cell office:value-type="float" office:value="15264.67873" table:formula="of:=  IF(SUM([.C18:.C33])=0;&quot;-&quot;;SUM([.C18:.C33]))" table:style-name="ce36">
            <text:p>15,265<text:s/></text:p>
          </table:table-cell>
          <table:table-cell office:value-type="float" office:value="1090796.8473999999" table:formula="of:=  IF(SUM([.D18:.D33])=0;&quot;-&quot;;SUM([.D18:.D33]))" table:style-name="ce36">
            <text:p>1,090,797<text:s/></text:p>
          </table:table-cell>
          <table:table-cell office:value-type="float" office:value="42197.440000000002" table:formula="of:=  IF(SUM([.E18:.E33])=0;&quot;-&quot;;SUM([.E18:.E33]))" table:style-name="ce36">
            <text:p>42,197<text:s/></text:p>
          </table:table-cell>
          <table:table-cell office:value-type="float" office:value="2406307.7015" table:formula="of:=  IF(SUM([.F18:.F33])=0;&quot;-&quot;;SUM([.F18:.F33]))" table:style-name="ce36">
            <text:p>2,406,308<text:s/></text:p>
          </table:table-cell>
          <table:table-cell office:value-type="string" office:string-value="-" table:formula="of:=  IF(SUM([.G18:.G33])=0;&quot;-&quot;;SUM([.G18:.G33]))" table:style-name="ce36">
            <text:p>-</text:p>
          </table:table-cell>
          <table:table-cell office:value-type="string" office:string-value="-" table:formula="of:=  IF(SUM([.H18:.H33])=0;&quot;-&quot;;SUM([.H18:.H33]))" table:style-name="ce36">
            <text:p>-</text:p>
          </table:table-cell>
          <table:table-cell office:value-type="float" office:value="18.634" table:formula="of:=  IF(SUM([.I18:.I33])=0;&quot;-&quot;;SUM([.I18:.I33]))" table:style-name="ce36">
            <text:p>19<text:s/></text:p>
          </table:table-cell>
          <table:table-cell office:value-type="float" office:value="1626.7482" table:formula="of:=  IF(SUM([.J18:.J33])=0;&quot;-&quot;;SUM([.J18:.J33]))" table:style-name="ce36">
            <text:p>1,627<text:s/></text:p>
          </table:table-cell>
          <table:table-cell office:value-type="float" office:value="262.40879999999999" table:formula="of:=  IF(SUM([.K18:.K33])=0;&quot;-&quot;;SUM([.K18:.K33]))" table:style-name="ce36">
            <text:p>262<text:s/></text:p>
          </table:table-cell>
          <table:table-cell office:value-type="float" office:value="22328.481800000001" table:formula="of:=  IF(SUM([.L18:.L33])=0;&quot;-&quot;;SUM([.L18:.L33]))" table:style-name="ce36">
            <text:p>22,328<text:s/></text:p>
          </table:table-cell>
          <table:table-cell office:value-type="string" office:string-value="-" table:formula="of:=  IF(SUM([.M18:.M33])=0;&quot;-&quot;;SUM([.M18:.M33]))" table:style-name="ce36">
            <text:p>-</text:p>
          </table:table-cell>
          <table:table-cell office:value-type="string" office:string-value="-" table:formula="of:=  IF(SUM([.N18:.N33])=0;&quot;-&quot;;SUM([.N18:.N33]))" table:style-name="ce36">
            <text:p>-</text:p>
          </table:table-cell>
          <table:table-cell office:value-type="float" office:value="251.31" table:formula="of:=  IF(SUM([.O18:.O33])=0;&quot;-&quot;;SUM([.O18:.O33]))" table:style-name="ce36">
            <text:p>251<text:s/></text:p>
          </table:table-cell>
          <table:table-cell office:value-type="float" office:value="55706.91" table:formula="of:=  IF(SUM([.P18:.P33])=0;&quot;-&quot;;SUM([.P18:.P33]))" table:style-name="ce36">
            <text:p>55,70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1</text:p>
          </table:table-cell>
          <table:table-cell office:value-type="string" table:style-name="ce37">
            <text:p><text:s text:c="4"/>巾著網</text:p>
          </table:table-cell>
          <table:table-cell office:value-type="float" office:value="62.131680000000003" table:style-name="ce38">
            <text:p>62<text:s/></text:p>
          </table:table-cell>
          <table:table-cell office:value-type="float" office:value="2962.5293700000002" table:style-name="ce38">
            <text:p>2,963<text:s/></text:p>
          </table:table-cell>
          <table:table-cell office:value-type="float" office:value="52" table:style-name="ce38">
            <text:p>52<text:s/></text:p>
          </table:table-cell>
          <table:table-cell office:value-type="float" office:value="3120" table:style-name="ce38">
            <text:p>3,12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2</text:p>
          </table:table-cell>
          <table:table-cell office:value-type="string" table:style-name="ce37">
            <text:p><text:s text:c="4"/>鯖鰺圍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3</text:p>
          </table:table-cell>
          <table:table-cell office:value-type="string" table:style-name="ce37">
            <text:p><text:s text:c="4"/>棒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43.24" table:style-name="ce38">
            <text:p>743<text:s/></text:p>
          </table:table-cell>
          <table:table-cell office:value-type="float" office:value="32430.852800000001" table:style-name="ce38">
            <text:p>32,43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4</text:p>
          </table:table-cell>
          <table:table-cell office:value-type="string" table:style-name="ce37">
            <text:p><text:s text:c="4"/>中小拖網</text:p>
          </table:table-cell>
          <table:table-cell office:value-type="float" office:value="6791.674" table:style-name="ce38">
            <text:p>6,792<text:s/></text:p>
          </table:table-cell>
          <table:table-cell office:value-type="float" office:value="790279.95368999999" table:style-name="ce38">
            <text:p>790,280<text:s/></text:p>
          </table:table-cell>
          <table:table-cell office:value-type="float" office:value="5161.2389999999996" table:style-name="ce38">
            <text:p>5,161<text:s/></text:p>
          </table:table-cell>
          <table:table-cell office:value-type="float" office:value="461032.94199999998" table:style-name="ce38">
            <text:p>461,03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62.40179999999998" table:style-name="ce38">
            <text:p>262<text:s/></text:p>
          </table:table-cell>
          <table:table-cell office:value-type="float" office:value="22327.337800000001" table:style-name="ce38">
            <text:p>22,327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51.31" table:style-name="ce38">
            <text:p>251<text:s/></text:p>
          </table:table-cell>
          <table:table-cell office:value-type="float" office:value="55706.91" table:style-name="ce38">
            <text:p>55,70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5</text:p>
          </table:table-cell>
          <table:table-cell office:value-type="string" table:style-name="ce37">
            <text:p><text:s text:c="4"/>刺網</text:p>
          </table:table-cell>
          <table:table-cell office:value-type="float" office:value="1.1030500000000001" table:style-name="ce38">
            <text:p>1<text:s/></text:p>
          </table:table-cell>
          <table:table-cell office:value-type="float" office:value="160.67447000000001" table:style-name="ce38">
            <text:p>161<text:s/></text:p>
          </table:table-cell>
          <table:table-cell office:value-type="float" office:value="516.70399999999995" table:style-name="ce38">
            <text:p>517<text:s/></text:p>
          </table:table-cell>
          <table:table-cell office:value-type="float" office:value="31093.935000000001" table:style-name="ce38">
            <text:p>31,09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6</text:p>
          </table:table-cell>
          <table:table-cell office:value-type="string" table:style-name="ce37">
            <text:p><text:s text:c="4"/>扒網</text:p>
          </table:table-cell>
          <table:table-cell office:value-type="float" office:value="7853.8620000000001" table:style-name="ce38">
            <text:p>7,854<text:s/></text:p>
          </table:table-cell>
          <table:table-cell office:value-type="float" office:value="223537.59174" table:style-name="ce38">
            <text:p>223,538<text:s/></text:p>
          </table:table-cell>
          <table:table-cell office:value-type="float" office:value="30265.032999999999" table:style-name="ce38">
            <text:p>30,265<text:s/></text:p>
          </table:table-cell>
          <table:table-cell office:value-type="float" office:value="640833.4081" table:style-name="ce38">
            <text:p>640,83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49</text:p>
          </table:table-cell>
          <table:table-cell office:value-type="string" table:style-name="ce37">
            <text:p><text:s text:c="4"/>其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0</text:p>
          </table:table-cell>
          <table:table-cell office:value-type="string" table:style-name="ce37">
            <text:p><text:s text:c="4"/>鮪延繩釣</text:p>
          </table:table-cell>
          <table:table-cell office:value-type="float" office:value="216.76320000000001" table:style-name="ce38">
            <text:p>217<text:s/></text:p>
          </table:table-cell>
          <table:table-cell office:value-type="float" office:value="8447.2618600000005" table:style-name="ce38">
            <text:p>8,447<text:s/></text:p>
          </table:table-cell>
          <table:table-cell office:value-type="float" office:value="4026.835" table:style-name="ce38">
            <text:p>4,027<text:s/></text:p>
          </table:table-cell>
          <table:table-cell office:value-type="float" office:value="706182.42559999996" table:style-name="ce38">
            <text:p>706,18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1</text:p>
          </table:table-cell>
          <table:table-cell office:value-type="string" table:style-name="ce37">
            <text:p><text:s text:c="4"/>雜魚延繩釣</text:p>
          </table:table-cell>
          <table:table-cell office:value-type="float" office:value="240.49968999999999" table:style-name="ce38">
            <text:p>240<text:s/></text:p>
          </table:table-cell>
          <table:table-cell office:value-type="float" office:value="10793.12564" table:style-name="ce38">
            <text:p>10,793<text:s/></text:p>
          </table:table-cell>
          <table:table-cell office:value-type="float" office:value="225.85499999999999" table:style-name="ce38">
            <text:p>226<text:s/></text:p>
          </table:table-cell>
          <table:table-cell office:value-type="float" office:value="23916.33" table:style-name="ce38">
            <text:p>23,91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2</text:p>
          </table:table-cell>
          <table:table-cell office:value-type="string" table:style-name="ce37">
            <text:p><text:s text:c="4"/>曳繩釣</text:p>
          </table:table-cell>
          <table:table-cell office:value-type="float" office:value="0.58799999999999997" table:style-name="ce38">
            <text:p>1<text:s/></text:p>
          </table:table-cell>
          <table:table-cell office:value-type="float" office:value="87.724800000000002" table:style-name="ce38">
            <text:p>88<text:s/></text:p>
          </table:table-cell>
          <table:table-cell office:value-type="float" office:value="212.99600000000001" table:style-name="ce38">
            <text:p>213<text:s/></text:p>
          </table:table-cell>
          <table:table-cell office:value-type="float" office:value="27547.993999999999" table:style-name="ce38">
            <text:p>27,54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3</text:p>
          </table:table-cell>
          <table:table-cell office:value-type="string" table:style-name="ce37">
            <text:p><text:s text:c="4"/>一支釣</text:p>
          </table:table-cell>
          <table:table-cell office:value-type="float" office:value="29.576280000000001" table:style-name="ce38">
            <text:p>30<text:s/></text:p>
          </table:table-cell>
          <table:table-cell office:value-type="float" office:value="1196.8216299999999" table:style-name="ce38">
            <text:p>1,197<text:s/></text:p>
          </table:table-cell>
          <table:table-cell office:value-type="float" office:value="485" table:style-name="ce38">
            <text:p>485<text:s/></text:p>
          </table:table-cell>
          <table:table-cell office:value-type="float" office:value="42165.9" table:style-name="ce38">
            <text:p>42,16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.0000000000000001E-3" table:style-name="ce38">
            <text:p>0<text:s/></text:p>
          </table:table-cell>
          <table:table-cell office:value-type="float" office:value="1.1439999999999999" table:style-name="ce38">
            <text:p>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6</text:p>
          </table:table-cell>
          <table:table-cell office:value-type="string" table:style-name="ce37">
            <text:p><text:s text:c="4"/>籠具</text:p>
          </table:table-cell>
          <table:table-cell office:value-type="float" office:value="68.147670000000005" table:style-name="ce38">
            <text:p>68<text:s/></text:p>
          </table:table-cell>
          <table:table-cell office:value-type="float" office:value="18400.888579999999" table:style-name="ce38">
            <text:p>18,401<text:s/></text:p>
          </table:table-cell>
          <table:table-cell office:value-type="float" office:value="1.65" table:style-name="ce38">
            <text:p>2<text:s/></text:p>
          </table:table-cell>
          <table:table-cell office:value-type="float" office:value="879.45" table:style-name="ce38">
            <text:p>87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7</text:p>
          </table:table-cell>
          <table:table-cell office:value-type="string" table:style-name="ce37">
            <text:p><text:s text:c="4"/>珊瑚</text:p>
          </table:table-cell>
          <table:table-cell office:value-type="float" office:value="0.25266" table:style-name="ce38">
            <text:p>0<text:s/></text:p>
          </table:table-cell>
          <table:table-cell office:value-type="float" office:value="34856.215620000003" table:style-name="ce38">
            <text:p>34,856<text:s/></text:p>
          </table:table-cell>
          <table:table-cell office:value-type="float" office:value="2.214" table:style-name="ce38">
            <text:p>2<text:s/></text:p>
          </table:table-cell>
          <table:table-cell office:value-type="float" office:value="420660" table:style-name="ce38">
            <text:p>420,66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8</text:p>
          </table:table-cell>
          <table:table-cell office:value-type="string" table:style-name="ce37">
            <text:p><text:s text:c="4"/>飛魚卵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82" table:style-name="ce38">
            <text:p>1<text:s/></text:p>
          </table:table-cell>
          <table:table-cell office:value-type="float" office:value="65.599999999999994" table:style-name="ce38">
            <text:p>6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2099</text:p>
          </table:table-cell>
          <table:table-cell office:value-type="string" table:style-name="ce40">
            <text:p><text:s text:c="4"/>其他近海漁業</text:p>
          </table:table-cell>
          <table:table-cell office:value-type="float" office:value="8.0500000000000002E-2" table:style-name="ce41">
            <text:p>0<text:s/></text:p>
          </table:table-cell>
          <table:table-cell office:value-type="float" office:value="74.06" table:style-name="ce41">
            <text:p>74<text:s/></text:p>
          </table:table-cell>
          <table:table-cell office:value-type="float" office:value="503.85399999999998" table:style-name="ce41">
            <text:p>504<text:s/></text:p>
          </table:table-cell>
          <table:table-cell office:value-type="float" office:value="16378.864" table:style-name="ce41">
            <text:p>16,379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18.634" table:style-name="ce41">
            <text:p>19<text:s/></text:p>
          </table:table-cell>
          <table:table-cell office:value-type="float" office:value="1626.7482" table:style-name="ce41">
            <text:p>1,627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3000</text:p>
          </table:table-cell>
          <table:table-cell office:value-type="string" table:style-name="ce35">
            <text:p>沿岸漁業合計</text:p>
          </table:table-cell>
          <table:table-cell office:value-type="float" office:value="2211.4748200000004" table:formula="of:=  IF(SUM([.C35:.C51])=0;&quot;-&quot;;SUM([.C35:.C51]))" table:style-name="ce36">
            <text:p>2,211<text:s/></text:p>
          </table:table-cell>
          <table:table-cell office:value-type="float" office:value="379284.29454999993" table:formula="of:=  IF(SUM([.D35:.D51])=0;&quot;-&quot;;SUM([.D35:.D51]))" table:style-name="ce36">
            <text:p>379,284<text:s/></text:p>
          </table:table-cell>
          <table:table-cell office:value-type="float" office:value="7398.0111199999992" table:formula="of:=  IF(SUM([.E35:.E51])=0;&quot;-&quot;;SUM([.E35:.E51]))" table:style-name="ce36">
            <text:p>7,398<text:s/></text:p>
          </table:table-cell>
          <table:table-cell office:value-type="float" office:value="1227318.4276400001" table:formula="of:=  IF(SUM([.F35:.F51])=0;&quot;-&quot;;SUM([.F35:.F51]))" table:style-name="ce36">
            <text:p>1,227,318<text:s/></text:p>
          </table:table-cell>
          <table:table-cell office:value-type="float" office:value="324.358" table:formula="of:=  IF(SUM([.G35:.G51])=0;&quot;-&quot;;SUM([.G35:.G51]))" table:style-name="ce36">
            <text:p>324<text:s/></text:p>
          </table:table-cell>
          <table:table-cell office:value-type="float" office:value="62234.208749999998" table:formula="of:=  IF(SUM([.H35:.H51])=0;&quot;-&quot;;SUM([.H35:.H51]))" table:style-name="ce36">
            <text:p>62,234<text:s/></text:p>
          </table:table-cell>
          <table:table-cell office:value-type="float" office:value="810.48785999999996" table:formula="of:=  IF(SUM([.I35:.I51])=0;&quot;-&quot;;SUM([.I35:.I51]))" table:style-name="ce36">
            <text:p>810<text:s/></text:p>
          </table:table-cell>
          <table:table-cell office:value-type="float" office:value="175047.28474" table:formula="of:=  IF(SUM([.J35:.J51])=0;&quot;-&quot;;SUM([.J35:.J51]))" table:style-name="ce36">
            <text:p>175,047<text:s/></text:p>
          </table:table-cell>
          <table:table-cell office:value-type="float" office:value="748.0489" table:formula="of:=  IF(SUM([.K35:.K51])=0;&quot;-&quot;;SUM([.K35:.K51]))" table:style-name="ce36">
            <text:p>748<text:s/></text:p>
          </table:table-cell>
          <table:table-cell office:value-type="float" office:value="126105.4244" table:formula="of:=  IF(SUM([.L35:.L51])=0;&quot;-&quot;;SUM([.L35:.L51]))" table:style-name="ce36">
            <text:p>126,105<text:s/></text:p>
          </table:table-cell>
          <table:table-cell office:value-type="string" office:string-value="-" table:formula="of:=  IF(SUM([.M35:.M51])=0;&quot;-&quot;;SUM([.M35:.M51]))" table:style-name="ce36">
            <text:p>-</text:p>
          </table:table-cell>
          <table:table-cell office:value-type="string" office:string-value="-" table:formula="of:=  IF(SUM([.N35:.N51])=0;&quot;-&quot;;SUM([.N35:.N51]))" table:style-name="ce36">
            <text:p>-</text:p>
          </table:table-cell>
          <table:table-cell office:value-type="float" office:value="41.334069999999997" table:formula="of:=  IF(SUM([.O35:.O51])=0;&quot;-&quot;;SUM([.O35:.O51]))" table:style-name="ce36">
            <text:p>41<text:s/></text:p>
          </table:table-cell>
          <table:table-cell office:value-type="float" office:value="25105.195899999999" table:formula="of:=  IF(SUM([.P35:.P51])=0;&quot;-&quot;;SUM([.P35:.P51]))" table:style-name="ce36">
            <text:p>25,105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1</text:p>
          </table:table-cell>
          <table:table-cell office:value-type="string" table:style-name="ce37">
            <text:p><text:s text:c="4"/>定置漁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987.8101200000001" table:style-name="ce38">
            <text:p>3,988<text:s/></text:p>
          </table:table-cell>
          <table:table-cell office:value-type="float" office:value="323704.80394000001" table:style-name="ce38">
            <text:p>323,70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24.78413999999999" table:style-name="ce38">
            <text:p>125<text:s/></text:p>
          </table:table-cell>
          <table:table-cell office:value-type="float" office:value="31568.010259999999" table:style-name="ce38">
            <text:p>31,56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2</text:p>
          </table:table-cell>
          <table:table-cell office:value-type="string" table:style-name="ce37">
            <text:p><text:s text:c="4"/>地曳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10" table:style-name="ce38">
            <text:p>310<text:s/></text:p>
          </table:table-cell>
          <table:table-cell office:value-type="float" office:value="185000" table:style-name="ce38">
            <text:p>185,00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3</text:p>
          </table:table-cell>
          <table:table-cell office:value-type="string" table:style-name="ce37">
            <text:p><text:s text:c="4"/>焚寄網</text:p>
          </table:table-cell>
          <table:table-cell office:value-type="float" office:value="0.29620000000000002" table:style-name="ce38">
            <text:p>0<text:s/></text:p>
          </table:table-cell>
          <table:table-cell office:value-type="float" office:value="50.235520000000001" table:style-name="ce38">
            <text:p>50<text:s/></text:p>
          </table:table-cell>
          <table:table-cell office:value-type="float" office:value="104.949" table:style-name="ce38">
            <text:p>105<text:s/></text:p>
          </table:table-cell>
          <table:table-cell office:value-type="float" office:value="8005.8050000000003" table:style-name="ce38">
            <text:p>8,00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4</text:p>
          </table:table-cell>
          <table:table-cell office:value-type="string" table:style-name="ce37">
            <text:p><text:s text:c="4"/>刺網</text:p>
          </table:table-cell>
          <table:table-cell office:value-type="float" office:value="1034.5965000000001" table:style-name="ce38">
            <text:p>1,035<text:s/></text:p>
          </table:table-cell>
          <table:table-cell office:value-type="float" office:value="202743.70699999999" table:style-name="ce38">
            <text:p>202,744<text:s/></text:p>
          </table:table-cell>
          <table:table-cell office:value-type="float" office:value="1657.0909999999999" table:style-name="ce38">
            <text:p>1,657<text:s/></text:p>
          </table:table-cell>
          <table:table-cell office:value-type="float" office:value="465742.75599999999" table:style-name="ce38">
            <text:p>465,743<text:s/></text:p>
          </table:table-cell>
          <table:table-cell office:value-type="float" office:value="273.35500000000002" table:style-name="ce38">
            <text:p>273<text:s/></text:p>
          </table:table-cell>
          <table:table-cell office:value-type="float" office:value="54922.623749999999" table:style-name="ce38">
            <text:p>54,923<text:s/></text:p>
          </table:table-cell>
          <table:table-cell office:value-type="float" office:value="668.428" table:style-name="ce38">
            <text:p>668<text:s/></text:p>
          </table:table-cell>
          <table:table-cell office:value-type="float" office:value="139655.46533000001" table:style-name="ce38">
            <text:p>139,655<text:s/></text:p>
          </table:table-cell>
          <table:table-cell office:value-type="float" office:value="748.0489" table:style-name="ce38">
            <text:p>748<text:s/></text:p>
          </table:table-cell>
          <table:table-cell office:value-type="float" office:value="126105.4244" table:style-name="ce38">
            <text:p>126,10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0.875" table:style-name="ce38">
            <text:p>41<text:s/></text:p>
          </table:table-cell>
          <table:table-cell office:value-type="float" office:value="24986.6" table:style-name="ce38">
            <text:p>24,98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5</text:p>
          </table:table-cell>
          <table:table-cell office:value-type="string" table:style-name="ce37">
            <text:p><text:s text:c="4"/>追逐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6</text:p>
          </table:table-cell>
          <table:table-cell office:value-type="string" table:style-name="ce37">
            <text:p><text:s text:c="4"/>流袋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7</text:p>
          </table:table-cell>
          <table:table-cell office:value-type="string" table:style-name="ce37">
            <text:p><text:s text:c="4"/>魩鱙漁業</text:p>
          </table:table-cell>
          <table:table-cell office:value-type="float" office:value="50.917999999999999" table:style-name="ce38">
            <text:p>51<text:s/></text:p>
          </table:table-cell>
          <table:table-cell office:value-type="float" office:value="8167.424" table:style-name="ce38">
            <text:p>8,167<text:s/></text:p>
          </table:table-cell>
          <table:table-cell office:value-type="float" office:value="395.21899999999999" table:style-name="ce38">
            <text:p>395<text:s/></text:p>
          </table:table-cell>
          <table:table-cell office:value-type="float" office:value="55584.673699999999" table:style-name="ce38">
            <text:p>55,585<text:s/></text:p>
          </table:table-cell>
          <table:table-cell office:value-type="float" office:value="51.003" table:style-name="ce38">
            <text:p>51<text:s/></text:p>
          </table:table-cell>
          <table:table-cell office:value-type="float" office:value="7311.585" table:style-name="ce38">
            <text:p>7,31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8</text:p>
          </table:table-cell>
          <table:table-cell office:value-type="string" table:style-name="ce37">
            <text:p><text:s text:c="4"/>櫻花蝦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658.66800000000001" table:style-name="ce38">
            <text:p>659<text:s/></text:p>
          </table:table-cell>
          <table:table-cell office:value-type="float" office:value="163349.66399999999" table:style-name="ce38">
            <text:p>163,35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9</text:p>
          </table:table-cell>
          <table:table-cell office:value-type="string" table:style-name="ce37">
            <text:p><text:s text:c="4"/>赤尾青蝦漁業</text:p>
          </table:table-cell>
          <table:table-cell office:value-type="float" office:value="324.55200000000002" table:style-name="ce38">
            <text:p>325<text:s/></text:p>
          </table:table-cell>
          <table:table-cell office:value-type="float" office:value="4868.28" table:style-name="ce38">
            <text:p>4,86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49</text:p>
          </table:table-cell>
          <table:table-cell office:value-type="string" table:style-name="ce37">
            <text:p><text:s text:c="4"/>其他網</text:p>
          </table:table-cell>
          <table:table-cell office:value-type="float" office:value="170.96" table:style-name="ce38">
            <text:p>171<text:s/></text:p>
          </table:table-cell>
          <table:table-cell office:value-type="float" office:value="87138.312000000005" table:style-name="ce38">
            <text:p>87,13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0</text:p>
          </table:table-cell>
          <table:table-cell office:value-type="string" table:style-name="ce37">
            <text:p><text:s text:c="4"/>一支釣</text:p>
          </table:table-cell>
          <table:table-cell office:value-type="float" office:value="28.650600000000001" table:style-name="ce38">
            <text:p>29<text:s/></text:p>
          </table:table-cell>
          <table:table-cell office:value-type="float" office:value="5184.4927500000003" table:style-name="ce38">
            <text:p>5,18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6.093" table:style-name="ce38">
            <text:p>16<text:s/></text:p>
          </table:table-cell>
          <table:table-cell office:value-type="float" office:value="3689.0029500000001" table:style-name="ce38">
            <text:p>3,68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45906999999999998" table:style-name="ce38">
            <text:p>0<text:s/></text:p>
          </table:table-cell>
          <table:table-cell office:value-type="float" office:value="118.5959" table:style-name="ce38">
            <text:p>119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1</text:p>
          </table:table-cell>
          <table:table-cell office:value-type="string" table:style-name="ce37">
            <text:p><text:s text:c="4"/>雜魚延繩釣</text:p>
          </table:table-cell>
          <table:table-cell office:value-type="float" office:value="211.98971" table:style-name="ce38">
            <text:p>212<text:s/></text:p>
          </table:table-cell>
          <table:table-cell office:value-type="float" office:value="50422.004990000001" table:style-name="ce38">
            <text:p>50,422<text:s/></text:p>
          </table:table-cell>
          <table:table-cell office:value-type="float" office:value="278.92399999999998" table:style-name="ce38">
            <text:p>279<text:s/></text:p>
          </table:table-cell>
          <table:table-cell office:value-type="float" office:value="24245.724999999999" table:style-name="ce38">
            <text:p>24,24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6</text:p>
          </table:table-cell>
          <table:table-cell office:value-type="string" table:style-name="ce37">
            <text:p><text:s text:c="4"/>鏢旗魚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7</text:p>
          </table:table-cell>
          <table:table-cell office:value-type="string" table:style-name="ce37">
            <text:p><text:s text:c="4"/>遊漁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8</text:p>
          </table:table-cell>
          <table:table-cell office:value-type="string" table:style-name="ce37">
            <text:p><text:s text:c="4"/>籠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.18272" table:style-name="ce38">
            <text:p>1<text:s/></text:p>
          </table:table-cell>
          <table:table-cell office:value-type="float" office:value="134.80619999999999" table:style-name="ce38">
            <text:p>13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3">
            <text:p>3099</text:p>
          </table:table-cell>
          <table:table-cell office:value-type="string" table:style-name="ce40">
            <text:p><text:s text:c="4"/>其他沿岸漁業</text:p>
          </table:table-cell>
          <table:table-cell office:value-type="float" office:value="389.51181000000003" table:style-name="ce41">
            <text:p>390<text:s/></text:p>
          </table:table-cell>
          <table:table-cell office:value-type="float" office:value="20709.83829" table:style-name="ce41">
            <text:p>20,710<text:s/></text:p>
          </table:table-cell>
          <table:table-cell office:value-type="float" office:value="5.35" table:style-name="ce41">
            <text:p>5<text:s/></text:p>
          </table:table-cell>
          <table:table-cell office:value-type="float" office:value="1685" table:style-name="ce41">
            <text:p>1,685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4000</text:p>
          </table:table-cell>
          <table:table-cell office:value-type="string" table:style-name="ce35">
            <text:p>內陸漁撈合計</text:p>
          </table:table-cell>
          <table:table-cell office:value-type="string" office:string-value="-" table:formula="of:=  IF(SUM([.C53:.C55])=0;&quot;-&quot;;SUM([.C53:.C55]))" table:style-name="ce36">
            <text:p>-</text:p>
          </table:table-cell>
          <table:table-cell office:value-type="string" office:string-value="-" table:formula="of:=  IF(SUM([.D53:.D55])=0;&quot;-&quot;;SUM([.D53:.D55]))" table:style-name="ce36">
            <text:p>-</text:p>
          </table:table-cell>
          <table:table-cell office:value-type="float" office:value="0.97" table:formula="of:=  IF(SUM([.E53:.E55])=0;&quot;-&quot;;SUM([.E53:.E55]))" table:style-name="ce36">
            <text:p>1<text:s/></text:p>
          </table:table-cell>
          <table:table-cell office:value-type="float" office:value="67.5" table:formula="of:=  IF(SUM([.F53:.F55])=0;&quot;-&quot;;SUM([.F53:.F55]))" table:style-name="ce36">
            <text:p>68<text:s/></text:p>
          </table:table-cell>
          <table:table-cell office:value-type="string" office:string-value="-" table:formula="of:=  IF(SUM([.G53:.G55])=0;&quot;-&quot;;SUM([.G53:.G55]))" table:style-name="ce36">
            <text:p>-</text:p>
          </table:table-cell>
          <table:table-cell office:value-type="string" office:string-value="-" table:formula="of:=  IF(SUM([.H53:.H55])=0;&quot;-&quot;;SUM([.H53:.H55]))" table:style-name="ce36">
            <text:p>-</text:p>
          </table:table-cell>
          <table:table-cell office:value-type="string" office:string-value="-" table:formula="of:=  IF(SUM([.I53:.I55])=0;&quot;-&quot;;SUM([.I53:.I55]))" table:style-name="ce36">
            <text:p>-</text:p>
          </table:table-cell>
          <table:table-cell office:value-type="string" office:string-value="-" table:formula="of:=  IF(SUM([.J53:.J55])=0;&quot;-&quot;;SUM([.J53:.J55]))" table:style-name="ce36">
            <text:p>-</text:p>
          </table:table-cell>
          <table:table-cell office:value-type="string" office:string-value="-" table:formula="of:=  IF(SUM([.K53:.K55])=0;&quot;-&quot;;SUM([.K53:.K55]))" table:style-name="ce36">
            <text:p>-</text:p>
          </table:table-cell>
          <table:table-cell office:value-type="string" office:string-value="-" table:formula="of:=  IF(SUM([.L53:.L55])=0;&quot;-&quot;;SUM([.L53:.L55]))" table:style-name="ce36">
            <text:p>-</text:p>
          </table:table-cell>
          <table:table-cell office:value-type="float" office:value="9.4420000000000002" table:formula="of:=  IF(SUM([.M53:.M55])=0;&quot;-&quot;;SUM([.M53:.M55]))" table:style-name="ce36">
            <text:p>9<text:s/></text:p>
          </table:table-cell>
          <table:table-cell office:value-type="float" office:value="893.46600000000001" table:formula="of:=  IF(SUM([.N53:.N55])=0;&quot;-&quot;;SUM([.N53:.N55]))" table:style-name="ce36">
            <text:p>893<text:s/></text:p>
          </table:table-cell>
          <table:table-cell office:value-type="string" office:string-value="-" table:formula="of:=  IF(SUM([.O53:.O55])=0;&quot;-&quot;;SUM([.O53:.O55]))" table:style-name="ce36">
            <text:p>-</text:p>
          </table:table-cell>
          <table:table-cell office:value-type="string" office:string-value="-" table:formula="of:=  IF(SUM([.P53:.P55])=0;&quot;-&quot;;SUM([.P53:.P55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1</text:p>
          </table:table-cell>
          <table:table-cell office:value-type="string" table:style-name="ce37">
            <text:p><text:s text:c="4"/>河川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97" table:style-name="ce38">
            <text:p>1<text:s/></text:p>
          </table:table-cell>
          <table:table-cell office:value-type="float" office:value="67.5" table:style-name="ce38">
            <text:p>6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2</text:p>
          </table:table-cell>
          <table:table-cell office:value-type="string" table:style-name="ce37">
            <text:p><text:s text:c="4"/>水庫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9.4420000000000002" table:style-name="ce38">
            <text:p>9<text:s/></text:p>
          </table:table-cell>
          <table:table-cell office:value-type="float" office:value="893.46600000000001" table:style-name="ce38">
            <text:p>89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4099</text:p>
          </table:table-cell>
          <table:table-cell office:value-type="string" table:style-name="ce40">
            <text:p><text:s text:c="4"/>其他內陸漁撈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5000</text:p>
          </table:table-cell>
          <table:table-cell office:value-type="string" table:style-name="ce35">
            <text:p>海面養殖合計</text:p>
          </table:table-cell>
          <table:table-cell office:value-type="string" office:string-value="-" table:formula="of:=  IF(SUM([.C57:.C59])=0;&quot;-&quot;;SUM([.C57:.C59]))" table:style-name="ce36">
            <text:p>-</text:p>
          </table:table-cell>
          <table:table-cell office:value-type="string" office:string-value="-" table:formula="of:=  IF(SUM([.D57:.D59])=0;&quot;-&quot;;SUM([.D57:.D59]))" table:style-name="ce36">
            <text:p>-</text:p>
          </table:table-cell>
          <table:table-cell office:value-type="string" office:string-value="-" table:formula="of:=  IF(SUM([.E57:.E59])=0;&quot;-&quot;;SUM([.E57:.E59]))" table:style-name="ce36">
            <text:p>-</text:p>
          </table:table-cell>
          <table:table-cell office:value-type="string" office:string-value="-" table:formula="of:=  IF(SUM([.F57:.F59])=0;&quot;-&quot;;SUM([.F57:.F59]))" table:style-name="ce36">
            <text:p>-</text:p>
          </table:table-cell>
          <table:table-cell office:value-type="string" office:string-value="-" table:formula="of:=  IF(SUM([.G57:.G59])=0;&quot;-&quot;;SUM([.G57:.G59]))" table:style-name="ce36">
            <text:p>-</text:p>
          </table:table-cell>
          <table:table-cell office:value-type="string" office:string-value="-" table:formula="of:=  IF(SUM([.H57:.H59])=0;&quot;-&quot;;SUM([.H57:.H59]))" table:style-name="ce36">
            <text:p>-</text:p>
          </table:table-cell>
          <table:table-cell office:value-type="string" office:string-value="-" table:formula="of:=  IF(SUM([.I57:.I59])=0;&quot;-&quot;;SUM([.I57:.I59]))" table:style-name="ce36">
            <text:p>-</text:p>
          </table:table-cell>
          <table:table-cell office:value-type="string" office:string-value="-" table:formula="of:=  IF(SUM([.J57:.J59])=0;&quot;-&quot;;SUM([.J57:.J59]))" table:style-name="ce36">
            <text:p>-</text:p>
          </table:table-cell>
          <table:table-cell office:value-type="float" office:value="2962.8519999999999" table:formula="of:=  IF(SUM([.K57:.K59])=0;&quot;-&quot;;SUM([.K57:.K59]))" table:style-name="ce36">
            <text:p>2,963<text:s/></text:p>
          </table:table-cell>
          <table:table-cell office:value-type="float" office:value="719041.12600000005" table:formula="of:=  IF(SUM([.L57:.L59])=0;&quot;-&quot;;SUM([.L57:.L59]))" table:style-name="ce36">
            <text:p>719,041<text:s/></text:p>
          </table:table-cell>
          <table:table-cell office:value-type="string" office:string-value="-" table:formula="of:=  IF(SUM([.M57:.M59])=0;&quot;-&quot;;SUM([.M57:.M59]))" table:style-name="ce36">
            <text:p>-</text:p>
          </table:table-cell>
          <table:table-cell office:value-type="string" office:string-value="-" table:formula="of:=  IF(SUM([.N57:.N59])=0;&quot;-&quot;;SUM([.N57:.N59]))" table:style-name="ce36">
            <text:p>-</text:p>
          </table:table-cell>
          <table:table-cell office:value-type="float" office:value="5490" table:formula="of:=  IF(SUM([.O57:.O59])=0;&quot;-&quot;;SUM([.O57:.O59]))" table:style-name="ce36">
            <text:p>5,490<text:s/></text:p>
          </table:table-cell>
          <table:table-cell office:value-type="float" office:value="1126600" table:formula="of:=  IF(SUM([.P57:.P59])=0;&quot;-&quot;;SUM([.P57:.P59]))" table:style-name="ce36">
            <text:p>1,126,60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1</text:p>
          </table:table-cell>
          <table:table-cell office:value-type="string" table:style-name="ce37">
            <text:p><text:s text:c="4"/>淺海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962.8519999999999" table:style-name="ce38">
            <text:p>2,963<text:s/></text:p>
          </table:table-cell>
          <table:table-cell office:value-type="float" office:value="719041.12600000005" table:style-name="ce38">
            <text:p>719,04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5490" table:style-name="ce38">
            <text:p>5,490<text:s/></text:p>
          </table:table-cell>
          <table:table-cell office:value-type="float" office:value="1126600" table:style-name="ce38">
            <text:p>1,126,60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2</text:p>
          </table:table-cell>
          <table:table-cell office:value-type="string" table:style-name="ce37">
            <text:p><text:s text:c="4"/>箱網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5099</text:p>
          </table:table-cell>
          <table:table-cell office:value-type="string" table:style-name="ce40">
            <text:p><text:s text:c="4"/>其他海面養殖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4">
            <text:p>6000</text:p>
          </table:table-cell>
          <table:table-cell office:value-type="string" table:style-name="ce7">
            <text:p>內陸養殖合計</text:p>
          </table:table-cell>
          <table:table-cell office:value-type="float" office:value="22499.926800000001" table:formula="of:=  IF(SUM([.C61];[.C62];[.C63];[.C65])=0;&quot;-&quot;;SUM([.C61];[.C62];[.C63];[.C65]))" table:style-name="ce25">
            <text:p>22,500</text:p>
          </table:table-cell>
          <table:table-cell office:value-type="float" office:value="3480673.6331099998" table:formula="of:=  IF(SUM([.D61:.D65])=0;&quot;-&quot;;SUM([.D61:.D65]))" table:style-name="ce25">
            <text:p>3,480,674</text:p>
          </table:table-cell>
          <table:table-cell office:value-type="float" office:value="2881.4450000000002" table:formula="of:=  IF(SUM([.E61];[.E62];[.E63];[.E65])=0;&quot;-&quot;;SUM([.E61];[.E62];[.E63];[.E65]))" table:style-name="ce25">
            <text:p>2,881</text:p>
          </table:table-cell>
          <table:table-cell office:value-type="float" office:value="566154.46199999994" table:formula="of:=  IF(SUM([.F61:.F65])=0;&quot;-&quot;;SUM([.F61:.F65]))" table:style-name="ce25">
            <text:p>566,154</text:p>
          </table:table-cell>
          <table:table-cell office:value-type="float" office:value="3081.71" table:formula="of:=  IF(SUM([.G61];[.G62];[.G63];[.G65])=0;&quot;-&quot;;SUM([.G61];[.G62];[.G63];[.G65]))" table:style-name="ce25">
            <text:p>3,082</text:p>
          </table:table-cell>
          <table:table-cell office:value-type="float" office:value="208599.24899999998" table:formula="of:=  IF(SUM([.H61:.H65])=0;&quot;-&quot;;SUM([.H61:.H65]))" table:style-name="ce25">
            <text:p>208,599</text:p>
          </table:table-cell>
          <table:table-cell office:value-type="float" office:value="29.612020000000001" table:formula="of:=  IF(SUM([.I61];[.I62];[.I63];[.I65])=0;&quot;-&quot;;SUM([.I61];[.I62];[.I63];[.I65]))" table:style-name="ce25">
            <text:p>30</text:p>
          </table:table-cell>
          <table:table-cell office:value-type="float" office:value="48811.916259999998" table:formula="of:=  IF(SUM([.J61:.J65])=0;&quot;-&quot;;SUM([.J61:.J65]))" table:style-name="ce25">
            <text:p>48,812</text:p>
          </table:table-cell>
          <table:table-cell office:value-type="float" office:value="6825.5940000000001" table:formula="of:=  IF(SUM([.K61];[.K62];[.K63];[.K65])=0;&quot;-&quot;;SUM([.K61];[.K62];[.K63];[.K65]))" table:style-name="ce25">
            <text:p>6,826</text:p>
          </table:table-cell>
          <table:table-cell office:value-type="float" office:value="729263.97443000006" table:formula="of:=  IF(SUM([.L61:.L65])=0;&quot;-&quot;;SUM([.L61:.L65]))" table:style-name="ce25">
            <text:p>729,264</text:p>
          </table:table-cell>
          <table:table-cell office:value-type="float" office:value="59.25" table:formula="of:=  IF(SUM([.M61];[.M62];[.M63];[.M65])=0;&quot;-&quot;;SUM([.M61];[.M62];[.M63];[.M65]))" table:style-name="ce25">
            <text:p>59</text:p>
          </table:table-cell>
          <table:table-cell office:value-type="float" office:value="37282.94" table:formula="of:=  IF(SUM([.N61:.N65])=0;&quot;-&quot;;SUM([.N61:.N65]))" table:style-name="ce25">
            <text:p>37,283</text:p>
          </table:table-cell>
          <table:table-cell office:value-type="float" office:value="35976.754809999999" table:formula="of:=  IF(SUM([.O61];[.O62];[.O63];[.O65])=0;&quot;-&quot;;SUM([.O61];[.O62];[.O63];[.O65]))" table:style-name="ce25">
            <text:p>35,977</text:p>
          </table:table-cell>
          <table:table-cell office:value-type="float" office:value="3910494.5745200003" table:formula="of:=  IF(SUM([.P61:.P65])=0;&quot;-&quot;;SUM([.P61:.P65]))" table:style-name="ce25">
            <text:p>3,910,495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1</text:p>
          </table:table-cell>
          <table:table-cell office:value-type="string" table:style-name="ce7">
            <text:p><text:s text:c="4"/>鹹水魚塭</text:p>
          </table:table-cell>
          <table:table-cell office:value-type="float" office:value="11254.92103" table:style-name="ce13">
            <text:p>11,255<text:s/></text:p>
          </table:table-cell>
          <table:table-cell office:value-type="float" office:value="2073086.3585000001" table:style-name="ce13">
            <text:p>2,073,086<text:s/></text:p>
          </table:table-cell>
          <table:table-cell office:value-type="float" office:value="1324.1880000000001" table:style-name="ce13">
            <text:p>1,324<text:s/></text:p>
          </table:table-cell>
          <table:table-cell office:value-type="float" office:value="313697.32799999998" table:style-name="ce13">
            <text:p>313,697<text:s/></text:p>
          </table:table-cell>
          <table:table-cell office:value-type="float" office:value="71.3" table:style-name="ce13">
            <text:p>71<text:s/></text:p>
          </table:table-cell>
          <table:table-cell office:value-type="float" office:value="9192.9110000000001" table:style-name="ce13">
            <text:p>9,193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76.5680000000002" table:style-name="ce13">
            <text:p>2,377<text:s/></text:p>
          </table:table-cell>
          <table:table-cell office:value-type="float" office:value="208304.6268" table:style-name="ce13">
            <text:p>208,305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263.395" table:style-name="ce13">
            <text:p>28,263<text:s/></text:p>
          </table:table-cell>
          <table:table-cell office:value-type="float" office:value="1997618.2150000001" table:style-name="ce13">
            <text:p>1,997,61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2</text:p>
          </table:table-cell>
          <table:table-cell office:value-type="string" table:style-name="ce7">
            <text:p><text:s text:c="4"/>淡水魚塭</text:p>
          </table:table-cell>
          <table:table-cell office:value-type="float" office:value="11232.89558" table:style-name="ce13">
            <text:p>11,233<text:s/></text:p>
          </table:table-cell>
          <table:table-cell office:value-type="float" office:value="1359350.3151100001" table:style-name="ce13">
            <text:p>1,359,350<text:s/></text:p>
          </table:table-cell>
          <table:table-cell office:value-type="float" office:value="1557.2570000000001" table:style-name="ce13">
            <text:p>1,557<text:s/></text:p>
          </table:table-cell>
          <table:table-cell office:value-type="float" office:value="231150.63399999999" table:style-name="ce13">
            <text:p>231,151<text:s/></text:p>
          </table:table-cell>
          <table:table-cell office:value-type="float" office:value="3010.41" table:style-name="ce13">
            <text:p>3,010<text:s/></text:p>
          </table:table-cell>
          <table:table-cell office:value-type="float" office:value="196104.33799999999" table:style-name="ce13">
            <text:p>196,104<text:s/></text:p>
          </table:table-cell>
          <table:table-cell office:value-type="float" office:value="24.932020000000001" table:style-name="ce13">
            <text:p>25<text:s/></text:p>
          </table:table-cell>
          <table:table-cell office:value-type="float" office:value="48693.980259999997" table:style-name="ce13">
            <text:p>48,694<text:s/></text:p>
          </table:table-cell>
          <table:table-cell office:value-type="float" office:value="4449.0259999999998" table:style-name="ce13">
            <text:p>4,449<text:s/></text:p>
          </table:table-cell>
          <table:table-cell office:value-type="float" office:value="461436.99764000002" table:style-name="ce13">
            <text:p>461,437<text:s/></text:p>
          </table:table-cell>
          <table:table-cell office:value-type="float" office:value="59.25" table:style-name="ce13">
            <text:p>59<text:s/></text:p>
          </table:table-cell>
          <table:table-cell office:value-type="float" office:value="24430.94" table:style-name="ce13">
            <text:p>24,431<text:s/></text:p>
          </table:table-cell>
          <table:table-cell office:value-type="float" office:value="7713.3598099999999" table:style-name="ce13">
            <text:p>7,713<text:s/></text:p>
          </table:table-cell>
          <table:table-cell office:value-type="float" office:value="1890570.3595199999" table:style-name="ce13">
            <text:p>1,890,57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3</text:p>
          </table:table-cell>
          <table:table-cell office:value-type="string" table:style-name="ce7">
            <text:p><text:s text:c="4"/>箱網養殖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4</text:p>
          </table:table-cell>
          <table:table-cell office:value-type="string" table:style-name="ce7">
            <text:p><text:s text:c="4"/>觀賞魚養殖</text:p>
          </table:table-cell>
          <table:table-cell office:value-type="float" office:value="824.49" table:style-name="ce13">
            <text:p>824<text:s/></text:p>
          </table:table-cell>
          <table:table-cell office:value-type="float" office:value="47219.5" table:style-name="ce13">
            <text:p>47,220<text:s/></text:p>
          </table:table-cell>
          <table:table-cell office:value-type="float" office:value="343.06599999999997" table:style-name="ce13">
            <text:p>343<text:s/></text:p>
          </table:table-cell>
          <table:table-cell office:value-type="float" office:value="21306.5" table:style-name="ce13">
            <text:p>21,307<text:s/></text:p>
          </table:table-cell>
          <table:table-cell office:value-type="float" office:value="10.683" table:style-name="ce13">
            <text:p>11<text:s/></text:p>
          </table:table-cell>
          <table:table-cell office:value-type="float" office:value="3302" table:style-name="ce13">
            <text:p>3,30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87.9879999999998" table:style-name="ce13">
            <text:p>2,488<text:s/></text:p>
          </table:table-cell>
          <table:table-cell office:value-type="float" office:value="59522.349990000002" table:style-name="ce13">
            <text:p>59,522<text:s/></text:p>
          </table:table-cell>
          <table:table-cell office:value-type="float" office:value="199.03100000000001" table:style-name="ce13">
            <text:p>199<text:s/></text:p>
          </table:table-cell>
          <table:table-cell office:value-type="float" office:value="12852" table:style-name="ce13">
            <text:p>12,852<text:s/></text:p>
          </table:table-cell>
          <table:table-cell office:value-type="float" office:value="523.75099999999998" table:style-name="ce13">
            <text:p>524<text:s/></text:p>
          </table:table-cell>
          <table:table-cell office:value-type="float" office:value="22306" table:style-name="ce13">
            <text:p>22,306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6099</text:p>
          </table:table-cell>
          <table:table-cell office:value-type="string" table:style-name="ce10">
            <text:p><text:s text:c="4"/>其他內陸養殖</text:p>
          </table:table-cell>
          <table:table-cell office:value-type="float" office:value="12.110189999999999" table:style-name="ce14">
            <text:p>12<text:s/></text:p>
          </table:table-cell>
          <table:table-cell office:value-type="float" office:value="1017.4595" table:style-name="ce14">
            <text:p>1,017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4.68" table:style-name="ce14">
            <text:p>5<text:s/></text:p>
          </table:table-cell>
          <table:table-cell office:value-type="float" office:value="117.93600000000001" table:style-name="ce14">
            <text:p>118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68" table:style-name="ce4"/>
        </table:table-row>
        <table:table-row table:style-name="ro4">
          <table:table-cell office:value-type="string" table:number-columns-spanned="16" table:number-rows-spanned="1" table:style-name="ce64">
            <text:p>註:民國99年以後觀賞魚改以尾數計算，不合計產量只合計價值。</text:p>
          </table:table-cell>
          <table:covered-table-cell table:number-columns-repeated="15"/>
          <table:table-cell table:number-columns-repeated="16368" table:style-name="ce4"/>
        </table:table-row>
        <table:table-row table:number-rows-repeated="1048510" table:style-name="ro5">
          <table:table-cell table:number-columns-repeated="16384"/>
        </table:table-row>
      </table:table>
      <table:table table:name="_漁業生產量值-漁業種類別縣市別生產量值2(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64" table:default-cell-style-name="ce1"/>
        <table:table-row table:style-name="ro1">
          <table:table-cell office:value-type="string" table:number-columns-spanned="3" table:number-rows-spanned="1" table:style-name="ce44">
            <text:p>7‧漁業生產量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4" table:number-rows-spanned="1" table:style-name="ce44">
            <text:p>7‧FISHERIES PRODUCTION</text:p>
          </table:table-cell>
          <table:covered-table-cell table:number-columns-repeated="3"/>
          <table:table-cell table:number-columns-repeated="16373" table:style-name="ce1"/>
        </table:table-row>
        <table:table-row table:style-name="ro2">
          <table:table-cell table:number-columns-repeated="4" table:style-name="ce4"/>
          <table:table-cell office:value-type="string" table:style-name="ce15">
            <text:p>單位：</text:p>
          </table:table-cell>
          <table:table-cell office:value-type="string" table:number-columns-spanned="3" table:number-rows-spanned="1" table:style-name="ce46">
            <text:p>產量：公噸, 千尾(觀賞魚)</text:p>
          </table:table-cell>
          <table:covered-table-cell table:number-columns-repeated="2"/>
          <table:table-cell table:number-columns-repeated="3" table:style-name="ce4"/>
          <table:table-cell office:value-type="string" table:style-name="ce15">
            <text:p>Unit：</text:p>
          </table:table-cell>
          <table:table-cell office:value-type="string" table:number-columns-spanned="4" table:number-rows-spanned="1" table:style-name="ce46">
            <text:p>Quantity：M.T.; 1000Pcs. by ornamental fish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4"/>
          <table:table-cell office:value-type="string" table:number-columns-spanned="3" table:number-rows-spanned="1" table:style-name="ce46">
            <text:p>(2) 漁業種類別縣市別生產量值(續)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1" table:style-name="ce46">
            <text:p>價值：新臺幣千元</text:p>
          </table:table-cell>
          <table:covered-table-cell table:number-columns-repeated="2"/>
          <table:table-cell office:value-type="string" table:number-columns-spanned="4" table:number-rows-spanned="1" table:style-name="ce46">
            <text:p>(2) By type of fisheries by distrct(Continued)</text:p>
          </table:table-cell>
          <table:covered-table-cell table:number-columns-repeated="3"/>
          <table:table-cell office:value-type="string" table:number-columns-spanned="4" table:number-rows-spanned="1" table:style-name="ce46">
            <text:p>Value <text:s text:c="3"/>：Thousand NT $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3">
            <text:p>縣市別</text:p>
            <draw:custom-shape svg:x="0in" svg:y="0in" svg:width="0.97917in" svg:height="0.5312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67">
            <text:p>嘉義縣</text:p>
          </table:table-cell>
          <table:covered-table-cell/>
          <table:table-cell office:value-type="string" table:number-columns-spanned="2" table:number-rows-spanned="1" table:style-name="ce67">
            <text:p>屏東縣</text:p>
          </table:table-cell>
          <table:covered-table-cell/>
          <table:table-cell office:value-type="string" table:number-columns-spanned="2" table:number-rows-spanned="1" table:style-name="ce68">
            <text:p>臺東縣</text:p>
          </table:table-cell>
          <table:covered-table-cell/>
          <table:table-cell office:value-type="string" table:number-columns-spanned="2" table:number-rows-spanned="1" table:style-name="ce68">
            <text:p>花蓮縣</text:p>
          </table:table-cell>
          <table:covered-table-cell/>
          <table:table-cell office:value-type="string" table:number-columns-spanned="2" table:number-rows-spanned="1" table:style-name="ce69">
            <text:p>澎湖縣</text:p>
          </table:table-cell>
          <table:covered-table-cell/>
          <table:table-cell office:value-type="string" table:number-columns-spanned="2" table:number-rows-spanned="1" table:style-name="ce68">
            <text:p>基隆市</text:p>
          </table:table-cell>
          <table:covered-table-cell/>
          <table:table-cell office:value-type="string" table:number-columns-spanned="2" table:number-rows-spanned="1" table:style-name="ce68">
            <text:p>新竹市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代碼</text:p>
          </table:table-cell>
          <table:table-cell office:value-type="string" table:style-name="ce6">
            <text:p>District</text:p>
          </table:table-cell>
          <table:table-cell office:value-type="string" table:number-columns-spanned="2" table:number-rows-spanned="1" table:style-name="ce65">
            <text:p>CHIAYI COUNTY</text:p>
          </table:table-cell>
          <table:covered-table-cell/>
          <table:table-cell office:value-type="string" table:number-columns-spanned="2" table:number-rows-spanned="1" table:style-name="ce65">
            <text:p>PINGTUNG COUNTY</text:p>
          </table:table-cell>
          <table:covered-table-cell/>
          <table:table-cell office:value-type="string" table:number-columns-spanned="2" table:number-rows-spanned="1" table:style-name="ce66">
            <text:p>TAITUNG COUNTY</text:p>
          </table:table-cell>
          <table:covered-table-cell/>
          <table:table-cell office:value-type="string" table:number-columns-spanned="2" table:number-rows-spanned="1" table:style-name="ce66">
            <text:p>HWALIEN COUNTY</text:p>
          </table:table-cell>
          <table:covered-table-cell/>
          <table:table-cell office:value-type="string" table:number-columns-spanned="2" table:number-rows-spanned="1" table:style-name="ce66">
            <text:p>PENGHU COUNTY</text:p>
          </table:table-cell>
          <table:covered-table-cell/>
          <table:table-cell office:value-type="string" table:number-columns-spanned="2" table:number-rows-spanned="1" table:style-name="ce66">
            <text:p>KEELUNG CITY</text:p>
          </table:table-cell>
          <table:covered-table-cell/>
          <table:table-cell office:value-type="string" table:number-columns-spanned="2" table:number-rows-spanned="1" table:style-name="ce66">
            <text:p>HSINCHU CITY</text:p>
          </table:table-cell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Code</text:p>
          </table:table-cell>
          <table:table-cell office:value-type="string" table:style-name="ce7">
            <text:p>漁業種類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table:number-columns-repeated="16368" table:style-name="ce4"/>
        </table:table-row>
        <table:table-row table:style-name="ro2">
          <table:table-cell table:style-name="ce9"/>
          <table:table-cell office:value-type="string" table:style-name="ce10">
            <text:p>Type of Fishery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0">
            <text:p>0000</text:p>
          </table:table-cell>
          <table:table-cell office:value-type="string" table:style-name="ce7">
            <text:p>總計</text:p>
          </table:table-cell>
          <table:table-cell office:value-type="float" office:value="59161.57613999999" table:formula="of:=  IF(SUM([.C9];[.C17];[.C34];[.C52];[.C56];[.C60])=0;&quot;-&quot;;SUM([.C9];[.C17];[.C34];[.C52];[.C56];[.C60]))" table:style-name="ce25">
            <text:p>59,162</text:p>
          </table:table-cell>
          <table:table-cell office:value-type="float" office:value="5698238.4120100001" table:formula="of:=  IF(SUM([.D9];[.D17];[.D34];[.D52];[.D56];[.D60])=0;&quot;-&quot;;SUM([.D9];[.D17];[.D34];[.D52];[.D56];[.D60]))" table:style-name="ce25">
            <text:p>5,698,238</text:p>
          </table:table-cell>
          <table:table-cell office:value-type="float" office:value="74666.161229999998" table:formula="of:=  IF(SUM([.E9];[.E17];[.E34];[.E52];[.E56];[.E60])=0;&quot;-&quot;;SUM([.E9];[.E17];[.E34];[.E52];[.E56];[.E60]))" table:style-name="ce25">
            <text:p>74,666</text:p>
          </table:table-cell>
          <table:table-cell office:value-type="float" office:value="11230955.063200001" table:formula="of:=  IF(SUM([.F9];[.F17];[.F34];[.F52];[.F56];[.F60])=0;&quot;-&quot;;SUM([.F9];[.F17];[.F34];[.F52];[.F56];[.F60]))" table:style-name="ce25">
            <text:p>11,230,955</text:p>
          </table:table-cell>
          <table:table-cell office:value-type="float" office:value="5423.4084499999999" table:formula="of:=  IF(SUM([.G9];[.G17];[.G34];[.G52];[.G56];[.G60])=0;&quot;-&quot;;SUM([.G9];[.G17];[.G34];[.G52];[.G56];[.G60]))" table:style-name="ce25">
            <text:p>5,423</text:p>
          </table:table-cell>
          <table:table-cell office:value-type="float" office:value="786164.82853000006" table:formula="of:=  IF(SUM([.H9];[.H17];[.H34];[.H52];[.H56];[.H60])=0;&quot;-&quot;;SUM([.H9];[.H17];[.H34];[.H52];[.H56];[.H60]))" table:style-name="ce25">
            <text:p>786,165</text:p>
          </table:table-cell>
          <table:table-cell office:value-type="float" office:value="6315.6232600000003" table:formula="of:=  IF(SUM([.I9];[.I17];[.I34];[.I52];[.I56];[.I60])=0;&quot;-&quot;;SUM([.I9];[.I17];[.I34];[.I52];[.I56];[.I60]))" table:style-name="ce25">
            <text:p>6,316</text:p>
          </table:table-cell>
          <table:table-cell office:value-type="float" office:value="530474.33368000004" table:formula="of:=  IF(SUM([.J9];[.J17];[.J34];[.J52];[.J56];[.J60])=0;&quot;-&quot;;SUM([.J9];[.J17];[.J34];[.J52];[.J56];[.J60]))" table:style-name="ce25">
            <text:p>530,474</text:p>
          </table:table-cell>
          <table:table-cell office:value-type="float" office:value="10595.74" table:formula="of:=  IF(SUM([.K9];[.K17];[.K34];[.K52];[.K56];[.K60])=0;&quot;-&quot;;SUM([.K9];[.K17];[.K34];[.K52];[.K56];[.K60]))" table:style-name="ce25">
            <text:p>10,596</text:p>
          </table:table-cell>
          <table:table-cell office:value-type="float" office:value="1615197.615" table:formula="of:=  IF(SUM([.L9];[.L17];[.L34];[.L52];[.L56];[.L60])=0;&quot;-&quot;;SUM([.L9];[.L17];[.L34];[.L52];[.L56];[.L60]))" table:style-name="ce25">
            <text:p>1,615,198</text:p>
          </table:table-cell>
          <table:table-cell office:value-type="float" office:value="33994.318630000002" table:formula="of:=  IF(SUM([.M9];[.M17];[.M34];[.M52];[.M56];[.M60])=0;&quot;-&quot;;SUM([.M9];[.M17];[.M34];[.M52];[.M56];[.M60]))" table:style-name="ce25">
            <text:p>33,994</text:p>
          </table:table-cell>
          <table:table-cell office:value-type="float" office:value="2223224.2014800003" table:formula="of:=  IF(SUM([.N9];[.N17];[.N34];[.N52];[.N56];[.N60])=0;&quot;-&quot;;SUM([.N9];[.N17];[.N34];[.N52];[.N56];[.N60]))" table:style-name="ce25">
            <text:p>2,223,224</text:p>
          </table:table-cell>
          <table:table-cell office:value-type="float" office:value="1081.7642000000001" table:formula="of:=  IF(SUM([.O9];[.O17];[.O34];[.O52];[.O56];[.O60])=0;&quot;-&quot;;SUM([.O9];[.O17];[.O34];[.O52];[.O56];[.O60]))" table:style-name="ce25">
            <text:p>1,082</text:p>
          </table:table-cell>
          <table:table-cell office:value-type="float" office:value="224403.90110000002" table:formula="of:=  IF(SUM([.P9];[.P17];[.P34];[.P52];[.P56];[.P60])=0;&quot;-&quot;;SUM([.P9];[.P17];[.P34];[.P52];[.P56];[.P60]))" table:style-name="ce25">
            <text:p>224,404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1000</text:p>
          </table:table-cell>
          <table:table-cell office:value-type="string" table:style-name="ce35">
            <text:p>遠洋漁業合計</text:p>
          </table:table-cell>
          <table:table-cell office:value-type="string" office:string-value="-" table:formula="of:=  IF(SUM([.C10:.C16])=0;&quot;-&quot;;SUM([.C10:.C16]))" table:style-name="ce36">
            <text:p>-</text:p>
          </table:table-cell>
          <table:table-cell office:value-type="string" office:string-value="-" table:formula="of:=  IF(SUM([.D10:.D16])=0;&quot;-&quot;;SUM([.D10:.D16]))" table:style-name="ce36">
            <text:p>-</text:p>
          </table:table-cell>
          <table:table-cell office:value-type="float" office:value="30459.9391" table:formula="of:=  IF(SUM([.E10:.E16])=0;&quot;-&quot;;SUM([.E10:.E16]))" table:style-name="ce36">
            <text:p>30,460<text:s/></text:p>
          </table:table-cell>
          <table:table-cell office:value-type="float" office:value="1613772.1995999999" table:formula="of:=  IF(SUM([.F10:.F16])=0;&quot;-&quot;;SUM([.F10:.F16]))" table:style-name="ce36">
            <text:p>1,613,772<text:s/></text:p>
          </table:table-cell>
          <table:table-cell office:value-type="string" office:string-value="-" table:formula="of:=  IF(SUM([.G10:.G16])=0;&quot;-&quot;;SUM([.G10:.G16]))" table:style-name="ce36">
            <text:p>-</text:p>
          </table:table-cell>
          <table:table-cell office:value-type="string" office:string-value="-" table:formula="of:=  IF(SUM([.H10:.H16])=0;&quot;-&quot;;SUM([.H10:.H16]))" table:style-name="ce36">
            <text:p>-</text:p>
          </table:table-cell>
          <table:table-cell office:value-type="string" office:string-value="-" table:formula="of:=  IF(SUM([.I10:.I16])=0;&quot;-&quot;;SUM([.I10:.I16]))" table:style-name="ce36">
            <text:p>-</text:p>
          </table:table-cell>
          <table:table-cell office:value-type="string" office:string-value="-" table:formula="of:=  IF(SUM([.J10:.J16])=0;&quot;-&quot;;SUM([.J10:.J16]))" table:style-name="ce36">
            <text:p>-</text:p>
          </table:table-cell>
          <table:table-cell office:value-type="string" office:string-value="-" table:formula="of:=  IF(SUM([.K10:.K16])=0;&quot;-&quot;;SUM([.K10:.K16]))" table:style-name="ce36">
            <text:p>-</text:p>
          </table:table-cell>
          <table:table-cell office:value-type="string" office:string-value="-" table:formula="of:=  IF(SUM([.L10:.L16])=0;&quot;-&quot;;SUM([.L10:.L16]))" table:style-name="ce36">
            <text:p>-</text:p>
          </table:table-cell>
          <table:table-cell office:value-type="string" office:string-value="-" table:formula="of:=  IF(SUM([.M10:.M16])=0;&quot;-&quot;;SUM([.M10:.M16]))" table:style-name="ce36">
            <text:p>-</text:p>
          </table:table-cell>
          <table:table-cell office:value-type="string" office:string-value="-" table:formula="of:=  IF(SUM([.N10:.N16])=0;&quot;-&quot;;SUM([.N10:.N16]))" table:style-name="ce36">
            <text:p>-</text:p>
          </table:table-cell>
          <table:table-cell office:value-type="string" office:string-value="-" table:formula="of:=  IF(SUM([.O10:.O16])=0;&quot;-&quot;;SUM([.O10:.O16]))" table:style-name="ce36">
            <text:p>-</text:p>
          </table:table-cell>
          <table:table-cell office:value-type="string" office:string-value="-" table:formula="of:=  IF(SUM([.P10:.P16])=0;&quot;-&quot;;SUM([.P10:.P16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1</text:p>
          </table:table-cell>
          <table:table-cell office:value-type="string" table:style-name="ce37">
            <text:p><text:s text:c="4"/>單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2</text:p>
          </table:table-cell>
          <table:table-cell office:value-type="string" table:style-name="ce37">
            <text:p><text:s text:c="4"/>雙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3</text:p>
          </table:table-cell>
          <table:table-cell office:value-type="string" table:style-name="ce37">
            <text:p><text:s text:c="4"/>鰹鮪圍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04</text:p>
          </table:table-cell>
          <table:table-cell office:value-type="string" table:style-name="ce37">
            <text:p><text:s text:c="4"/>秋刀魚棒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0</text:p>
          </table:table-cell>
          <table:table-cell office:value-type="string" table:style-name="ce37">
            <text:p><text:s text:c="4"/>鮪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0459.9391" table:style-name="ce38">
            <text:p>30,460<text:s/></text:p>
          </table:table-cell>
          <table:table-cell office:value-type="float" office:value="1613772.1995999999" table:style-name="ce38">
            <text:p>1,613,77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1051</text:p>
          </table:table-cell>
          <table:table-cell office:value-type="string" table:style-name="ce37">
            <text:p><text:s text:c="4"/>魷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1099</text:p>
          </table:table-cell>
          <table:table-cell office:value-type="string" table:style-name="ce40">
            <text:p><text:s text:c="4"/>其他遠洋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2000</text:p>
          </table:table-cell>
          <table:table-cell office:value-type="string" table:style-name="ce35">
            <text:p>近海漁業合計</text:p>
          </table:table-cell>
          <table:table-cell office:value-type="float" office:value="636.27471000000003" table:formula="of:=  IF(SUM([.C18:.C33])=0;&quot;-&quot;;SUM([.C18:.C33]))" table:style-name="ce36">
            <text:p>636<text:s/></text:p>
          </table:table-cell>
          <table:table-cell office:value-type="float" office:value="112457.12439000001" table:formula="of:=  IF(SUM([.D18:.D33])=0;&quot;-&quot;;SUM([.D18:.D33]))" table:style-name="ce36">
            <text:p>112,457<text:s/></text:p>
          </table:table-cell>
          <table:table-cell office:value-type="float" office:value="8893.976200000001" table:formula="of:=  IF(SUM([.E18:.E33])=0;&quot;-&quot;;SUM([.E18:.E33]))" table:style-name="ce36">
            <text:p>8,894<text:s/></text:p>
          </table:table-cell>
          <table:table-cell office:value-type="float" office:value="901500.65539999993" table:formula="of:=  IF(SUM([.F18:.F33])=0;&quot;-&quot;;SUM([.F18:.F33]))" table:style-name="ce36">
            <text:p>901,501<text:s/></text:p>
          </table:table-cell>
          <table:table-cell office:value-type="float" office:value="2932.6688899999999" table:formula="of:=  IF(SUM([.G18:.G33])=0;&quot;-&quot;;SUM([.G18:.G33]))" table:style-name="ce36">
            <text:p>2,933<text:s/></text:p>
          </table:table-cell>
          <table:table-cell office:value-type="float" office:value="370722.51329999999" table:formula="of:=  IF(SUM([.H18:.H33])=0;&quot;-&quot;;SUM([.H18:.H33]))" table:style-name="ce36">
            <text:p>370,723<text:s/></text:p>
          </table:table-cell>
          <table:table-cell office:value-type="float" office:value="1004.4356" table:formula="of:=  IF(SUM([.I18:.I33])=0;&quot;-&quot;;SUM([.I18:.I33]))" table:style-name="ce36">
            <text:p>1,004<text:s/></text:p>
          </table:table-cell>
          <table:table-cell office:value-type="float" office:value="149916.11069999999" table:formula="of:=  IF(SUM([.J18:.J33])=0;&quot;-&quot;;SUM([.J18:.J33]))" table:style-name="ce36">
            <text:p>149,916<text:s/></text:p>
          </table:table-cell>
          <table:table-cell office:value-type="float" office:value="5703.54" table:formula="of:=  IF(SUM([.K18:.K33])=0;&quot;-&quot;;SUM([.K18:.K33]))" table:style-name="ce36">
            <text:p>5,704<text:s/></text:p>
          </table:table-cell>
          <table:table-cell office:value-type="float" office:value="438589.59500000003" table:formula="of:=  IF(SUM([.L18:.L33])=0;&quot;-&quot;;SUM([.L18:.L33]))" table:style-name="ce36">
            <text:p>438,590<text:s/></text:p>
          </table:table-cell>
          <table:table-cell office:value-type="float" office:value="32455.728999999999" table:formula="of:=  IF(SUM([.M18:.M33])=0;&quot;-&quot;;SUM([.M18:.M33]))" table:style-name="ce36">
            <text:p>32,456<text:s/></text:p>
          </table:table-cell>
          <table:table-cell office:value-type="float" office:value="2046484.0020000003" table:formula="of:=  IF(SUM([.N18:.N33])=0;&quot;-&quot;;SUM([.N18:.N33]))" table:style-name="ce36">
            <text:p>2,046,484<text:s/></text:p>
          </table:table-cell>
          <table:table-cell office:value-type="float" office:value="430.399" table:formula="of:=  IF(SUM([.O18:.O33])=0;&quot;-&quot;;SUM([.O18:.O33]))" table:style-name="ce36">
            <text:p>430<text:s/></text:p>
          </table:table-cell>
          <table:table-cell office:value-type="float" office:value="88427.852000000014" table:formula="of:=  IF(SUM([.P18:.P33])=0;&quot;-&quot;;SUM([.P18:.P33]))" table:style-name="ce36">
            <text:p>88,42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1</text:p>
          </table:table-cell>
          <table:table-cell office:value-type="string" table:style-name="ce37">
            <text:p><text:s text:c="4"/>巾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9" table:style-name="ce38">
            <text:p>19<text:s/></text:p>
          </table:table-cell>
          <table:table-cell office:value-type="float" office:value="2789.2" table:style-name="ce38">
            <text:p>2,78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2</text:p>
          </table:table-cell>
          <table:table-cell office:value-type="string" table:style-name="ce37">
            <text:p><text:s text:c="4"/>鯖鰺圍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3</text:p>
          </table:table-cell>
          <table:table-cell office:value-type="string" table:style-name="ce37">
            <text:p><text:s text:c="4"/>棒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4" table:style-name="ce38">
            <text:p>24<text:s/></text:p>
          </table:table-cell>
          <table:table-cell office:value-type="float" office:value="3072" table:style-name="ce38">
            <text:p>3,072<text:s/></text:p>
          </table:table-cell>
          <table:table-cell office:value-type="float" office:value="1764.2" table:style-name="ce38">
            <text:p>1,764<text:s/></text:p>
          </table:table-cell>
          <table:table-cell office:value-type="float" office:value="41752.15" table:style-name="ce38">
            <text:p>41,752<text:s/></text:p>
          </table:table-cell>
          <table:table-cell office:value-type="float" office:value="55.66" table:style-name="ce38">
            <text:p>56<text:s/></text:p>
          </table:table-cell>
          <table:table-cell office:value-type="float" office:value="8170.8879999999999" table:style-name="ce38">
            <text:p>8,171<text:s/></text:p>
          </table:table-cell>
          <table:table-cell office:value-type="float" office:value="35.179000000000002" table:style-name="ce38">
            <text:p>35<text:s/></text:p>
          </table:table-cell>
          <table:table-cell office:value-type="float" office:value="11092.902" table:style-name="ce38">
            <text:p>11,093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4</text:p>
          </table:table-cell>
          <table:table-cell office:value-type="string" table:style-name="ce37">
            <text:p><text:s text:c="4"/>中小拖網</text:p>
          </table:table-cell>
          <table:table-cell office:value-type="float" office:value="145.77342999999999" table:style-name="ce38">
            <text:p>146<text:s/></text:p>
          </table:table-cell>
          <table:table-cell office:value-type="float" office:value="36806.503640000003" table:style-name="ce38">
            <text:p>36,807<text:s/></text:p>
          </table:table-cell>
          <table:table-cell office:value-type="float" office:value="490.31540000000001" table:style-name="ce38">
            <text:p>490<text:s/></text:p>
          </table:table-cell>
          <table:table-cell office:value-type="float" office:value="13403.900799999999" table:style-name="ce38">
            <text:p>13,40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66.231899999999996" table:style-name="ce38">
            <text:p>66<text:s/></text:p>
          </table:table-cell>
          <table:table-cell office:value-type="float" office:value="9318.9172999999992" table:style-name="ce38">
            <text:p>9,319<text:s/></text:p>
          </table:table-cell>
          <table:table-cell office:value-type="float" office:value="420" table:style-name="ce38">
            <text:p>420<text:s/></text:p>
          </table:table-cell>
          <table:table-cell office:value-type="float" office:value="50306.47" table:style-name="ce38">
            <text:p>50,306<text:s/></text:p>
          </table:table-cell>
          <table:table-cell office:value-type="float" office:value="4969.2299999999996" table:style-name="ce38">
            <text:p>4,969<text:s/></text:p>
          </table:table-cell>
          <table:table-cell office:value-type="float" office:value="687239.99" table:style-name="ce38">
            <text:p>687,240<text:s/></text:p>
          </table:table-cell>
          <table:table-cell office:value-type="float" office:value="111.88500000000001" table:style-name="ce38">
            <text:p>112<text:s/></text:p>
          </table:table-cell>
          <table:table-cell office:value-type="float" office:value="13703.75" table:style-name="ce38">
            <text:p>13,704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5</text:p>
          </table:table-cell>
          <table:table-cell office:value-type="string" table:style-name="ce37">
            <text:p><text:s text:c="4"/>刺網</text:p>
          </table:table-cell>
          <table:table-cell office:value-type="float" office:value="462.16428000000002" table:style-name="ce38">
            <text:p>462<text:s/></text:p>
          </table:table-cell>
          <table:table-cell office:value-type="float" office:value="72080.158750000002" table:style-name="ce38">
            <text:p>72,08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26.9248" table:style-name="ce38">
            <text:p>227<text:s/></text:p>
          </table:table-cell>
          <table:table-cell office:value-type="float" office:value="29969.170300000002" table:style-name="ce38">
            <text:p>29,969<text:s/></text:p>
          </table:table-cell>
          <table:table-cell office:value-type="float" office:value="534.6" table:style-name="ce38">
            <text:p>535<text:s/></text:p>
          </table:table-cell>
          <table:table-cell office:value-type="float" office:value="71737.7" table:style-name="ce38">
            <text:p>71,738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84.989" table:style-name="ce38">
            <text:p>185<text:s/></text:p>
          </table:table-cell>
          <table:table-cell office:value-type="float" office:value="40584.389000000003" table:style-name="ce38">
            <text:p>40,584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06</text:p>
          </table:table-cell>
          <table:table-cell office:value-type="string" table:style-name="ce37">
            <text:p><text:s text:c="4"/>扒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173.35" table:style-name="ce38">
            <text:p>2,173<text:s/></text:p>
          </table:table-cell>
          <table:table-cell office:value-type="float" office:value="52273.125" table:style-name="ce38">
            <text:p>52,273<text:s/></text:p>
          </table:table-cell>
          <table:table-cell office:value-type="float" office:value="26592.89" table:style-name="ce38">
            <text:p>26,593<text:s/></text:p>
          </table:table-cell>
          <table:table-cell office:value-type="float" office:value="1239228.6740000001" table:style-name="ce38">
            <text:p>1,239,22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49</text:p>
          </table:table-cell>
          <table:table-cell office:value-type="string" table:style-name="ce37">
            <text:p><text:s text:c="4"/>其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.33" table:style-name="ce38">
            <text:p>7<text:s/></text:p>
          </table:table-cell>
          <table:table-cell office:value-type="float" office:value="769.65" table:style-name="ce38">
            <text:p>770<text:s/></text:p>
          </table:table-cell>
          <table:table-cell office:value-type="float" office:value="80.271699999999996" table:style-name="ce38">
            <text:p>80<text:s/></text:p>
          </table:table-cell>
          <table:table-cell office:value-type="float" office:value="16860.511600000002" table:style-name="ce38">
            <text:p>16,86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0</text:p>
          </table:table-cell>
          <table:table-cell office:value-type="string" table:style-name="ce37">
            <text:p><text:s text:c="4"/>鮪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8398.8808000000008" table:style-name="ce38">
            <text:p>8,399<text:s/></text:p>
          </table:table-cell>
          <table:table-cell office:value-type="float" office:value="887372.91960000002" table:style-name="ce38">
            <text:p>887,373<text:s/></text:p>
          </table:table-cell>
          <table:table-cell office:value-type="float" office:value="2819.2174" table:style-name="ce38">
            <text:p>2,819<text:s/></text:p>
          </table:table-cell>
          <table:table-cell office:value-type="float" office:value="354988.47016999999" table:style-name="ce38">
            <text:p>354,988<text:s/></text:p>
          </table:table-cell>
          <table:table-cell office:value-type="float" office:value="4.8094999999999999" table:style-name="ce38">
            <text:p>5<text:s/></text:p>
          </table:table-cell>
          <table:table-cell office:value-type="float" office:value="1423.64" table:style-name="ce38">
            <text:p>1,42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1</text:p>
          </table:table-cell>
          <table:table-cell office:value-type="string" table:style-name="ce37">
            <text:p><text:s text:c="4"/>雜魚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37.2604" table:style-name="ce38">
            <text:p>437<text:s/></text:p>
          </table:table-cell>
          <table:table-cell office:value-type="float" office:value="56307.536999999997" table:style-name="ce38">
            <text:p>56,308<text:s/></text:p>
          </table:table-cell>
          <table:table-cell office:value-type="float" office:value="610.04999999999995" table:style-name="ce38">
            <text:p>610<text:s/></text:p>
          </table:table-cell>
          <table:table-cell office:value-type="float" office:value="157108.76" table:style-name="ce38">
            <text:p>157,109<text:s/></text:p>
          </table:table-cell>
          <table:table-cell office:value-type="float" office:value="121.8" table:style-name="ce38">
            <text:p>122<text:s/></text:p>
          </table:table-cell>
          <table:table-cell office:value-type="float" office:value="21010.33" table:style-name="ce38">
            <text:p>21,010<text:s/></text:p>
          </table:table-cell>
          <table:table-cell office:value-type="float" office:value="23.016999999999999" table:style-name="ce38">
            <text:p>23<text:s/></text:p>
          </table:table-cell>
          <table:table-cell office:value-type="float" office:value="5076.6019999999999" table:style-name="ce38">
            <text:p>5,07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2</text:p>
          </table:table-cell>
          <table:table-cell office:value-type="string" table:style-name="ce37">
            <text:p><text:s text:c="4"/>曳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.323" table:style-name="ce38">
            <text:p>2<text:s/></text:p>
          </table:table-cell>
          <table:table-cell office:value-type="float" office:value="161.63499999999999" table:style-name="ce38">
            <text:p>162<text:s/></text:p>
          </table:table-cell>
          <table:table-cell office:value-type="float" office:value="83.109989999999996" table:style-name="ce38">
            <text:p>83<text:s/></text:p>
          </table:table-cell>
          <table:table-cell office:value-type="float" office:value="11980.861129999999" table:style-name="ce38">
            <text:p>11,981<text:s/></text:p>
          </table:table-cell>
          <table:table-cell office:value-type="float" office:value="24" table:style-name="ce38">
            <text:p>24<text:s/></text:p>
          </table:table-cell>
          <table:table-cell office:value-type="float" office:value="3072" table:style-name="ce38">
            <text:p>3,07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53</text:p>
          </table:table-cell>
          <table:table-cell office:value-type="string" table:style-name="ce37">
            <text:p><text:s text:c="4"/>一支釣</text:p>
          </table:table-cell>
          <table:table-cell office:value-type="float" office:value="28.337" table:style-name="ce38">
            <text:p>28<text:s/></text:p>
          </table:table-cell>
          <table:table-cell office:value-type="float" office:value="3570.462" table:style-name="ce38">
            <text:p>3,570<text:s/></text:p>
          </table:table-cell>
          <table:table-cell office:value-type="float" office:value="2.4569999999999999" table:style-name="ce38">
            <text:p>2<text:s/></text:p>
          </table:table-cell>
          <table:table-cell office:value-type="float" office:value="562.20000000000005" table:style-name="ce38">
            <text:p>562<text:s/></text:p>
          </table:table-cell>
          <table:table-cell office:value-type="float" office:value="14.48" table:style-name="ce38">
            <text:p>14<text:s/></text:p>
          </table:table-cell>
          <table:table-cell office:value-type="float" office:value="1891.5" table:style-name="ce38">
            <text:p>1,892<text:s/></text:p>
          </table:table-cell>
          <table:table-cell office:value-type="float" office:value="140.93729999999999" table:style-name="ce38">
            <text:p>141<text:s/></text:p>
          </table:table-cell>
          <table:table-cell office:value-type="float" office:value="29892.334500000001" table:style-name="ce38">
            <text:p>29,892<text:s/></text:p>
          </table:table-cell>
          <table:table-cell office:value-type="float" office:value="201.2" table:style-name="ce38">
            <text:p>201<text:s/></text:p>
          </table:table-cell>
          <table:table-cell office:value-type="float" office:value="33911.39" table:style-name="ce38">
            <text:p>33,911<text:s/></text:p>
          </table:table-cell>
          <table:table-cell office:value-type="float" office:value="646.5" table:style-name="ce38">
            <text:p>647<text:s/></text:p>
          </table:table-cell>
          <table:table-cell office:value-type="float" office:value="78928.100000000006" table:style-name="ce38">
            <text:p>78,928<text:s/></text:p>
          </table:table-cell>
          <table:table-cell office:value-type="float" office:value="72.239999999999995" table:style-name="ce38">
            <text:p>72<text:s/></text:p>
          </table:table-cell>
          <table:table-cell office:value-type="float" office:value="16897.2" table:style-name="ce38">
            <text:p>16,897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6</text:p>
          </table:table-cell>
          <table:table-cell office:value-type="string" table:style-name="ce37">
            <text:p><text:s text:c="4"/>籠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.089" table:style-name="ce38">
            <text:p>3<text:s/></text:p>
          </table:table-cell>
          <table:table-cell office:value-type="float" office:value="1073.009" table:style-name="ce38">
            <text:p>1,073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7</text:p>
          </table:table-cell>
          <table:table-cell office:value-type="string" table:style-name="ce37">
            <text:p><text:s text:c="4"/>珊瑚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0.14000000000000001" table:style-name="ce38">
            <text:p>0<text:s/></text:p>
          </table:table-cell>
          <table:table-cell office:value-type="float" office:value="31500" table:style-name="ce38">
            <text:p>31,50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2098</text:p>
          </table:table-cell>
          <table:table-cell office:value-type="string" table:style-name="ce37">
            <text:p><text:s text:c="4"/>飛魚卵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50.649000000000001" table:style-name="ce38">
            <text:p>51<text:s/></text:p>
          </table:table-cell>
          <table:table-cell office:value-type="float" office:value="9116.82" table:style-name="ce38">
            <text:p>9,117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2099</text:p>
          </table:table-cell>
          <table:table-cell office:value-type="string" table:style-name="ce40">
            <text:p><text:s text:c="4"/>其他近海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8.5314999999999994" table:style-name="ce41">
            <text:p>9<text:s/></text:p>
          </table:table-cell>
          <table:table-cell office:value-type="float" office:value="1092.0319999999999" table:style-name="ce41">
            <text:p>1,092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3000</text:p>
          </table:table-cell>
          <table:table-cell office:value-type="string" table:style-name="ce35">
            <text:p>沿岸漁業合計</text:p>
          </table:table-cell>
          <table:table-cell office:value-type="float" office:value="266.84442999999999" table:formula="of:=  IF(SUM([.C35:.C51])=0;&quot;-&quot;;SUM([.C35:.C51]))" table:style-name="ce36">
            <text:p>267<text:s/></text:p>
          </table:table-cell>
          <table:table-cell office:value-type="float" office:value="46973.653019999998" table:formula="of:=  IF(SUM([.D35:.D51])=0;&quot;-&quot;;SUM([.D35:.D51]))" table:style-name="ce36">
            <text:p>46,974<text:s/></text:p>
          </table:table-cell>
          <table:table-cell office:value-type="float" office:value="6052.9968000000008" table:formula="of:=  IF(SUM([.E35:.E51])=0;&quot;-&quot;;SUM([.E35:.E51]))" table:style-name="ce36">
            <text:p>6,053<text:s/></text:p>
          </table:table-cell>
          <table:table-cell office:value-type="float" office:value="853046.90154999995" table:formula="of:=  IF(SUM([.F35:.F51])=0;&quot;-&quot;;SUM([.F35:.F51]))" table:style-name="ce36">
            <text:p>853,047<text:s/></text:p>
          </table:table-cell>
          <table:table-cell office:value-type="float" office:value="1845.4685599999998" table:formula="of:=  IF(SUM([.G35:.G51])=0;&quot;-&quot;;SUM([.G35:.G51]))" table:style-name="ce36">
            <text:p>1,845<text:s/></text:p>
          </table:table-cell>
          <table:table-cell office:value-type="float" office:value="280214.67022999999" table:formula="of:=  IF(SUM([.H35:.H51])=0;&quot;-&quot;;SUM([.H35:.H51]))" table:style-name="ce36">
            <text:p>280,215<text:s/></text:p>
          </table:table-cell>
          <table:table-cell office:value-type="float" office:value="2189.7376600000002" table:formula="of:=  IF(SUM([.I35:.I51])=0;&quot;-&quot;;SUM([.I35:.I51]))" table:style-name="ce36">
            <text:p>2,190<text:s/></text:p>
          </table:table-cell>
          <table:table-cell office:value-type="float" office:value="266455.56297999999" table:formula="of:=  IF(SUM([.J35:.J51])=0;&quot;-&quot;;SUM([.J35:.J51]))" table:style-name="ce36">
            <text:p>266,456<text:s/></text:p>
          </table:table-cell>
          <table:table-cell office:value-type="float" office:value="837.7" table:formula="of:=  IF(SUM([.K35:.K51])=0;&quot;-&quot;;SUM([.K35:.K51]))" table:style-name="ce36">
            <text:p>838<text:s/></text:p>
          </table:table-cell>
          <table:table-cell office:value-type="float" office:value="78681.01999999999" table:formula="of:=  IF(SUM([.L35:.L51])=0;&quot;-&quot;;SUM([.L35:.L51]))" table:style-name="ce36">
            <text:p>78,681<text:s/></text:p>
          </table:table-cell>
          <table:table-cell office:value-type="float" office:value="1538.5896299999999" table:formula="of:=  IF(SUM([.M35:.M51])=0;&quot;-&quot;;SUM([.M35:.M51]))" table:style-name="ce36">
            <text:p>1,539<text:s/></text:p>
          </table:table-cell>
          <table:table-cell office:value-type="float" office:value="176740.19948000001" table:formula="of:=  IF(SUM([.N35:.N51])=0;&quot;-&quot;;SUM([.N35:.N51]))" table:style-name="ce36">
            <text:p>176,740<text:s/></text:p>
          </table:table-cell>
          <table:table-cell office:value-type="float" office:value="597.77819999999997" table:formula="of:=  IF(SUM([.O35:.O51])=0;&quot;-&quot;;SUM([.O35:.O51]))" table:style-name="ce36">
            <text:p>598<text:s/></text:p>
          </table:table-cell>
          <table:table-cell office:value-type="float" office:value="100208.03909999999" table:formula="of:=  IF(SUM([.P35:.P51])=0;&quot;-&quot;;SUM([.P35:.P51]))" table:style-name="ce36">
            <text:p>100,20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1</text:p>
          </table:table-cell>
          <table:table-cell office:value-type="string" table:style-name="ce37">
            <text:p><text:s text:c="4"/>定置漁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50.03800000000001" table:style-name="ce38">
            <text:p>150<text:s/></text:p>
          </table:table-cell>
          <table:table-cell office:value-type="float" office:value="15457.2284" table:style-name="ce38">
            <text:p>15,457<text:s/></text:p>
          </table:table-cell>
          <table:table-cell office:value-type="float" office:value="484.74178999999998" table:style-name="ce38">
            <text:p>485<text:s/></text:p>
          </table:table-cell>
          <table:table-cell office:value-type="float" office:value="37580.054909999999" table:style-name="ce38">
            <text:p>37,580<text:s/></text:p>
          </table:table-cell>
          <table:table-cell office:value-type="float" office:value="1577.55646" table:style-name="ce38">
            <text:p>1,578<text:s/></text:p>
          </table:table-cell>
          <table:table-cell office:value-type="float" office:value="174648.02148" table:style-name="ce38">
            <text:p>174,648<text:s/></text:p>
          </table:table-cell>
          <table:table-cell office:value-type="float" office:value="209.3" table:style-name="ce38">
            <text:p>209<text:s/></text:p>
          </table:table-cell>
          <table:table-cell office:value-type="float" office:value="9899.75" table:style-name="ce38">
            <text:p>9,90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04.01519999999999" table:style-name="ce38">
            <text:p>304<text:s/></text:p>
          </table:table-cell>
          <table:table-cell office:value-type="float" office:value="34544.578099999999" table:style-name="ce38">
            <text:p>34,545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2</text:p>
          </table:table-cell>
          <table:table-cell office:value-type="string" table:style-name="ce37">
            <text:p><text:s text:c="4"/>地曳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3</text:p>
          </table:table-cell>
          <table:table-cell office:value-type="string" table:style-name="ce37">
            <text:p><text:s text:c="4"/>焚寄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4</text:p>
          </table:table-cell>
          <table:table-cell office:value-type="string" table:style-name="ce37">
            <text:p><text:s text:c="4"/>刺網</text:p>
          </table:table-cell>
          <table:table-cell office:value-type="float" office:value="188.14788999999999" table:style-name="ce38">
            <text:p>188<text:s/></text:p>
          </table:table-cell>
          <table:table-cell office:value-type="float" office:value="29246.16302" table:style-name="ce38">
            <text:p>29,246<text:s/></text:p>
          </table:table-cell>
          <table:table-cell office:value-type="float" office:value="123.09480000000001" table:style-name="ce38">
            <text:p>123<text:s/></text:p>
          </table:table-cell>
          <table:table-cell office:value-type="float" office:value="31462.605899999999" table:style-name="ce38">
            <text:p>31,463<text:s/></text:p>
          </table:table-cell>
          <table:table-cell office:value-type="float" office:value="456.52085" table:style-name="ce38">
            <text:p>457<text:s/></text:p>
          </table:table-cell>
          <table:table-cell office:value-type="float" office:value="71268.294389999995" table:style-name="ce38">
            <text:p>71,268<text:s/></text:p>
          </table:table-cell>
          <table:table-cell office:value-type="float" office:value="360.71539999999999" table:style-name="ce38">
            <text:p>361<text:s/></text:p>
          </table:table-cell>
          <table:table-cell office:value-type="float" office:value="50096.464" table:style-name="ce38">
            <text:p>50,096<text:s/></text:p>
          </table:table-cell>
          <table:table-cell office:value-type="float" office:value="176.4" table:style-name="ce38">
            <text:p>176<text:s/></text:p>
          </table:table-cell>
          <table:table-cell office:value-type="float" office:value="15736.98" table:style-name="ce38">
            <text:p>15,737<text:s/></text:p>
          </table:table-cell>
          <table:table-cell office:value-type="float" office:value="55" table:style-name="ce38">
            <text:p>55<text:s/></text:p>
          </table:table-cell>
          <table:table-cell office:value-type="float" office:value="1980" table:style-name="ce38">
            <text:p>1,980<text:s/></text:p>
          </table:table-cell>
          <table:table-cell office:value-type="float" office:value="179.87799999999999" table:style-name="ce38">
            <text:p>180<text:s/></text:p>
          </table:table-cell>
          <table:table-cell office:value-type="float" office:value="39918.58" table:style-name="ce38">
            <text:p>39,919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5</text:p>
          </table:table-cell>
          <table:table-cell office:value-type="string" table:style-name="ce37">
            <text:p><text:s text:c="4"/>追逐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6</text:p>
          </table:table-cell>
          <table:table-cell office:value-type="string" table:style-name="ce37">
            <text:p><text:s text:c="4"/>流袋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7</text:p>
          </table:table-cell>
          <table:table-cell office:value-type="string" table:style-name="ce37">
            <text:p><text:s text:c="4"/>魩鱙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02.485" table:style-name="ce38">
            <text:p>102<text:s/></text:p>
          </table:table-cell>
          <table:table-cell office:value-type="float" office:value="25541.772000000001" table:style-name="ce38">
            <text:p>25,54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90.194000000000003" table:style-name="ce38">
            <text:p>90<text:s/></text:p>
          </table:table-cell>
          <table:table-cell office:value-type="float" office:value="16195.6" table:style-name="ce38">
            <text:p>16,19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9.146000000000001" table:style-name="ce38">
            <text:p>39<text:s/></text:p>
          </table:table-cell>
          <table:table-cell office:value-type="float" office:value="10415.84" table:style-name="ce38">
            <text:p>10,416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8</text:p>
          </table:table-cell>
          <table:table-cell office:value-type="string" table:style-name="ce37">
            <text:p><text:s text:c="4"/>櫻花蝦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387.9960000000001" table:style-name="ce38">
            <text:p>1,388<text:s/></text:p>
          </table:table-cell>
          <table:table-cell office:value-type="float" office:value="482328.61" table:style-name="ce38">
            <text:p>482,32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09</text:p>
          </table:table-cell>
          <table:table-cell office:value-type="string" table:style-name="ce37">
            <text:p><text:s text:c="4"/>赤尾青蝦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423.9" table:style-name="ce38">
            <text:p>3,424<text:s/></text:p>
          </table:table-cell>
          <table:table-cell office:value-type="float" office:value="179754.75" table:style-name="ce38">
            <text:p>179,75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49</text:p>
          </table:table-cell>
          <table:table-cell office:value-type="string" table:style-name="ce37">
            <text:p><text:s text:c="4"/>其他網</text:p>
          </table:table-cell>
          <table:table-cell office:value-type="float" office:value="62.077539999999999" table:style-name="ce38">
            <text:p>62<text:s/></text:p>
          </table:table-cell>
          <table:table-cell office:value-type="float" office:value="15633.495999999999" table:style-name="ce38">
            <text:p>15,633<text:s/></text:p>
          </table:table-cell>
          <table:table-cell office:value-type="float" office:value="105.709" table:style-name="ce38">
            <text:p>106<text:s/></text:p>
          </table:table-cell>
          <table:table-cell office:value-type="float" office:value="11267.39" table:style-name="ce38">
            <text:p>11,267<text:s/></text:p>
          </table:table-cell>
          <table:table-cell office:value-type="float" office:value="22.539899999999999" table:style-name="ce38">
            <text:p>23<text:s/></text:p>
          </table:table-cell>
          <table:table-cell office:value-type="float" office:value="3218.60437" table:style-name="ce38">
            <text:p>3,219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0</text:p>
          </table:table-cell>
          <table:table-cell office:value-type="string" table:style-name="ce37">
            <text:p><text:s text:c="4"/>一支釣</text:p>
          </table:table-cell>
          <table:table-cell office:value-type="float" office:value="16.619" table:style-name="ce38">
            <text:p>17<text:s/></text:p>
          </table:table-cell>
          <table:table-cell office:value-type="float" office:value="2093.9940000000001" table:style-name="ce38">
            <text:p>2,09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32.46129999999999" table:style-name="ce38">
            <text:p>132<text:s/></text:p>
          </table:table-cell>
          <table:table-cell office:value-type="float" office:value="35857.261559999999" table:style-name="ce38">
            <text:p>35,857<text:s/></text:p>
          </table:table-cell>
          <table:table-cell office:value-type="float" office:value="40.839599999999997" table:style-name="ce38">
            <text:p>41<text:s/></text:p>
          </table:table-cell>
          <table:table-cell office:value-type="float" office:value="10050.281000000001" table:style-name="ce38">
            <text:p>10,050<text:s/></text:p>
          </table:table-cell>
          <table:table-cell office:value-type="float" office:value="9" table:style-name="ce38">
            <text:p>9<text:s/></text:p>
          </table:table-cell>
          <table:table-cell office:value-type="float" office:value="859.41" table:style-name="ce38">
            <text:p>859<text:s/></text:p>
          </table:table-cell>
          <table:table-cell office:value-type="float" office:value="1442.5896299999999" table:style-name="ce38">
            <text:p>1,443<text:s/></text:p>
          </table:table-cell>
          <table:table-cell office:value-type="float" office:value="167667.19948000001" table:style-name="ce38">
            <text:p>167,667<text:s/></text:p>
          </table:table-cell>
          <table:table-cell office:value-type="float" office:value="74.739000000000004" table:style-name="ce38">
            <text:p>75<text:s/></text:p>
          </table:table-cell>
          <table:table-cell office:value-type="float" office:value="15329.040999999999" table:style-name="ce38">
            <text:p>15,329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51</text:p>
          </table:table-cell>
          <table:table-cell office:value-type="string" table:style-name="ce37">
            <text:p><text:s text:c="4"/>雜魚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56.10980000000001" table:style-name="ce38">
            <text:p>256<text:s/></text:p>
          </table:table-cell>
          <table:table-cell office:value-type="float" office:value="66933.984249999994" table:style-name="ce38">
            <text:p>66,934<text:s/></text:p>
          </table:table-cell>
          <table:table-cell office:value-type="float" office:value="108.553" table:style-name="ce38">
            <text:p>109<text:s/></text:p>
          </table:table-cell>
          <table:table-cell office:value-type="float" office:value="25293.217000000001" table:style-name="ce38">
            <text:p>25,29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1" table:style-name="ce38">
            <text:p>41<text:s/></text:p>
          </table:table-cell>
          <table:table-cell office:value-type="float" office:value="7093" table:style-name="ce38">
            <text:p>7,09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3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23.51421999999999" table:style-name="ce38">
            <text:p>124<text:s/></text:p>
          </table:table-cell>
          <table:table-cell office:value-type="float" office:value="11691.615400000001" table:style-name="ce38">
            <text:p>11,69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6</text:p>
          </table:table-cell>
          <table:table-cell office:value-type="string" table:style-name="ce37">
            <text:p><text:s text:c="4"/>鏢旗魚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84.60199999999998" table:style-name="ce38">
            <text:p>485<text:s/></text:p>
          </table:table-cell>
          <table:table-cell office:value-type="float" office:value="92293.078599999993" table:style-name="ce38">
            <text:p>92,293<text:s/></text:p>
          </table:table-cell>
          <table:table-cell office:value-type="float" office:value="120.43219999999999" table:style-name="ce38">
            <text:p>120<text:s/></text:p>
          </table:table-cell>
          <table:table-cell office:value-type="float" office:value="15465.1965" table:style-name="ce38">
            <text:p>15,46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7</text:p>
          </table:table-cell>
          <table:table-cell office:value-type="string" table:style-name="ce37">
            <text:p><text:s text:c="4"/>遊漁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2">
            <text:p>3098</text:p>
          </table:table-cell>
          <table:table-cell office:value-type="string" table:style-name="ce37">
            <text:p><text:s text:c="4"/>籠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29"/>
        </table:table-row>
        <table:table-row table:style-name="ro3">
          <table:table-cell office:value-type="string" table:style-name="ce33">
            <text:p>3099</text:p>
          </table:table-cell>
          <table:table-cell office:value-type="string" table:style-name="ce40">
            <text:p><text:s text:c="4"/>其他沿岸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503.66419999999999" table:style-name="ce41">
            <text:p>504<text:s/></text:p>
          </table:table-cell>
          <table:table-cell office:value-type="float" office:value="40300.561000000002" table:style-name="ce41">
            <text:p>40,301<text:s/></text:p>
          </table:table-cell>
          <table:table-cell office:value-type="float" office:value="32.535499999999999" table:style-name="ce41">
            <text:p>33<text:s/></text:p>
          </table:table-cell>
          <table:table-cell office:value-type="float" office:value="3012.5439999999999" table:style-name="ce41">
            <text:p>3,013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float" office:value="443" table:style-name="ce41">
            <text:p>443<text:s/></text:p>
          </table:table-cell>
          <table:table-cell office:value-type="float" office:value="52184.88" table:style-name="ce41">
            <text:p>52,185<text:s/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4000</text:p>
          </table:table-cell>
          <table:table-cell office:value-type="string" table:style-name="ce35">
            <text:p>內陸漁撈合計</text:p>
          </table:table-cell>
          <table:table-cell office:value-type="string" office:string-value="-" table:formula="of:=  IF(SUM([.C53:.C55])=0;&quot;-&quot;;SUM([.C53:.C55]))" table:style-name="ce36">
            <text:p>-</text:p>
          </table:table-cell>
          <table:table-cell office:value-type="string" office:string-value="-" table:formula="of:=  IF(SUM([.D53:.D55])=0;&quot;-&quot;;SUM([.D53:.D55]))" table:style-name="ce36">
            <text:p>-</text:p>
          </table:table-cell>
          <table:table-cell office:value-type="string" office:string-value="-" table:formula="of:=  IF(SUM([.E53:.E55])=0;&quot;-&quot;;SUM([.E53:.E55]))" table:style-name="ce36">
            <text:p>-</text:p>
          </table:table-cell>
          <table:table-cell office:value-type="string" office:string-value="-" table:formula="of:=  IF(SUM([.F53:.F55])=0;&quot;-&quot;;SUM([.F53:.F55]))" table:style-name="ce36">
            <text:p>-</text:p>
          </table:table-cell>
          <table:table-cell office:value-type="string" office:string-value="-" table:formula="of:=  IF(SUM([.G53:.G55])=0;&quot;-&quot;;SUM([.G53:.G55]))" table:style-name="ce36">
            <text:p>-</text:p>
          </table:table-cell>
          <table:table-cell office:value-type="string" office:string-value="-" table:formula="of:=  IF(SUM([.H53:.H55])=0;&quot;-&quot;;SUM([.H53:.H55]))" table:style-name="ce36">
            <text:p>-</text:p>
          </table:table-cell>
          <table:table-cell office:value-type="string" office:string-value="-" table:formula="of:=  IF(SUM([.I53:.I55])=0;&quot;-&quot;;SUM([.I53:.I55]))" table:style-name="ce36">
            <text:p>-</text:p>
          </table:table-cell>
          <table:table-cell office:value-type="string" office:string-value="-" table:formula="of:=  IF(SUM([.J53:.J55])=0;&quot;-&quot;;SUM([.J53:.J55]))" table:style-name="ce36">
            <text:p>-</text:p>
          </table:table-cell>
          <table:table-cell office:value-type="string" office:string-value="-" table:formula="of:=  IF(SUM([.K53:.K55])=0;&quot;-&quot;;SUM([.K53:.K55]))" table:style-name="ce36">
            <text:p>-</text:p>
          </table:table-cell>
          <table:table-cell office:value-type="string" office:string-value="-" table:formula="of:=  IF(SUM([.L53:.L55])=0;&quot;-&quot;;SUM([.L53:.L55]))" table:style-name="ce36">
            <text:p>-</text:p>
          </table:table-cell>
          <table:table-cell office:value-type="string" office:string-value="-" table:formula="of:=  IF(SUM([.M53:.M55])=0;&quot;-&quot;;SUM([.M53:.M55]))" table:style-name="ce36">
            <text:p>-</text:p>
          </table:table-cell>
          <table:table-cell office:value-type="string" office:string-value="-" table:formula="of:=  IF(SUM([.N53:.N55])=0;&quot;-&quot;;SUM([.N53:.N55]))" table:style-name="ce36">
            <text:p>-</text:p>
          </table:table-cell>
          <table:table-cell office:value-type="string" office:string-value="-" table:formula="of:=  IF(SUM([.O53:.O55])=0;&quot;-&quot;;SUM([.O53:.O55]))" table:style-name="ce36">
            <text:p>-</text:p>
          </table:table-cell>
          <table:table-cell office:value-type="string" office:string-value="-" table:formula="of:=  IF(SUM([.P53:.P55])=0;&quot;-&quot;;SUM([.P53:.P55]))" table:style-name="ce36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1</text:p>
          </table:table-cell>
          <table:table-cell office:value-type="string" table:style-name="ce37">
            <text:p><text:s text:c="4"/>河川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4002</text:p>
          </table:table-cell>
          <table:table-cell office:value-type="string" table:style-name="ce37">
            <text:p><text:s text:c="4"/>水庫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4099</text:p>
          </table:table-cell>
          <table:table-cell office:value-type="string" table:style-name="ce40">
            <text:p><text:s text:c="4"/>其他內陸漁撈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1">
            <text:p>5000</text:p>
          </table:table-cell>
          <table:table-cell office:value-type="string" table:style-name="ce35">
            <text:p>海面養殖合計</text:p>
          </table:table-cell>
          <table:table-cell office:value-type="float" office:value="8306.1370000000006" table:formula="of:=  IF(SUM([.C57:.C59])=0;&quot;-&quot;;SUM([.C57:.C59]))" table:style-name="ce36">
            <text:p>8,306<text:s/></text:p>
          </table:table-cell>
          <table:table-cell office:value-type="float" office:value="1578166.03" table:formula="of:=  IF(SUM([.D57:.D59])=0;&quot;-&quot;;SUM([.D57:.D59]))" table:style-name="ce36">
            <text:p>1,578,166<text:s/></text:p>
          </table:table-cell>
          <table:table-cell office:value-type="float" office:value="137.42312999999999" table:formula="of:=  IF(SUM([.E57:.E59])=0;&quot;-&quot;;SUM([.E57:.E59]))" table:style-name="ce36">
            <text:p>137<text:s/></text:p>
          </table:table-cell>
          <table:table-cell office:value-type="float" office:value="27264.0003" table:formula="of:=  IF(SUM([.F57:.F59])=0;&quot;-&quot;;SUM([.F57:.F59]))" table:style-name="ce36">
            <text:p>27,264<text:s/></text:p>
          </table:table-cell>
          <table:table-cell office:value-type="string" office:string-value="-" table:formula="of:=  IF(SUM([.G57:.G59])=0;&quot;-&quot;;SUM([.G57:.G59]))" table:style-name="ce36">
            <text:p>-</text:p>
          </table:table-cell>
          <table:table-cell office:value-type="string" office:string-value="-" table:formula="of:=  IF(SUM([.H57:.H59])=0;&quot;-&quot;;SUM([.H57:.H59]))" table:style-name="ce36">
            <text:p>-</text:p>
          </table:table-cell>
          <table:table-cell office:value-type="string" office:string-value="-" table:formula="of:=  IF(SUM([.I57:.I59])=0;&quot;-&quot;;SUM([.I57:.I59]))" table:style-name="ce36">
            <text:p>-</text:p>
          </table:table-cell>
          <table:table-cell office:value-type="string" office:string-value="-" table:formula="of:=  IF(SUM([.J57:.J59])=0;&quot;-&quot;;SUM([.J57:.J59]))" table:style-name="ce36">
            <text:p>-</text:p>
          </table:table-cell>
          <table:table-cell office:value-type="float" office:value="3824.4" table:formula="of:=  IF(SUM([.K57:.K59])=0;&quot;-&quot;;SUM([.K57:.K59]))" table:style-name="ce36">
            <text:p>3,824<text:s/></text:p>
          </table:table-cell>
          <table:table-cell office:value-type="float" office:value="1022632" table:formula="of:=  IF(SUM([.L57:.L59])=0;&quot;-&quot;;SUM([.L57:.L59]))" table:style-name="ce36">
            <text:p>1,022,632<text:s/></text:p>
          </table:table-cell>
          <table:table-cell office:value-type="string" office:string-value="-" table:formula="of:=  IF(SUM([.M57:.M59])=0;&quot;-&quot;;SUM([.M57:.M59]))" table:style-name="ce36">
            <text:p>-</text:p>
          </table:table-cell>
          <table:table-cell office:value-type="string" office:string-value="-" table:formula="of:=  IF(SUM([.N57:.N59])=0;&quot;-&quot;;SUM([.N57:.N59]))" table:style-name="ce36">
            <text:p>-</text:p>
          </table:table-cell>
          <table:table-cell office:value-type="float" office:value="6.141" table:formula="of:=  IF(SUM([.O57:.O59])=0;&quot;-&quot;;SUM([.O57:.O59]))" table:style-name="ce36">
            <text:p>6<text:s/></text:p>
          </table:table-cell>
          <table:table-cell office:value-type="float" office:value="1069.78" table:formula="of:=  IF(SUM([.P57:.P59])=0;&quot;-&quot;;SUM([.P57:.P59]))" table:style-name="ce36">
            <text:p>1,07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1</text:p>
          </table:table-cell>
          <table:table-cell office:value-type="string" table:style-name="ce37">
            <text:p><text:s text:c="4"/>淺海養殖</text:p>
          </table:table-cell>
          <table:table-cell office:value-type="float" office:value="8306.1370000000006" table:style-name="ce38">
            <text:p>8,306<text:s/></text:p>
          </table:table-cell>
          <table:table-cell office:value-type="float" office:value="1578166.03" table:style-name="ce38">
            <text:p>1,578,16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521.4" table:style-name="ce38">
            <text:p>1,521<text:s/></text:p>
          </table:table-cell>
          <table:table-cell office:value-type="float" office:value="276552" table:style-name="ce38">
            <text:p>276,552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6.141" table:style-name="ce38">
            <text:p>6<text:s/></text:p>
          </table:table-cell>
          <table:table-cell office:value-type="float" office:value="1069.78" table:style-name="ce38">
            <text:p>1,07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5002</text:p>
          </table:table-cell>
          <table:table-cell office:value-type="string" table:style-name="ce37">
            <text:p><text:s text:c="4"/>箱網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37.42312999999999" table:style-name="ce38">
            <text:p>137<text:s/></text:p>
          </table:table-cell>
          <table:table-cell office:value-type="float" office:value="27264.0003" table:style-name="ce38">
            <text:p>27,264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2303" table:style-name="ce38">
            <text:p>2,303<text:s/></text:p>
          </table:table-cell>
          <table:table-cell office:value-type="float" office:value="746080" table:style-name="ce38">
            <text:p>746,08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5099</text:p>
          </table:table-cell>
          <table:table-cell office:value-type="string" table:style-name="ce40">
            <text:p><text:s text:c="4"/>其他海面養殖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4">
            <text:p>6000</text:p>
          </table:table-cell>
          <table:table-cell office:value-type="string" table:style-name="ce7">
            <text:p>內陸養殖合計</text:p>
          </table:table-cell>
          <table:table-cell office:value-type="float" office:value="49952.319999999992" table:formula="of:=  IF(SUM([.C61];[.C62];[.C63];[.C65])=0;&quot;-&quot;;SUM([.C61];[.C62];[.C63];[.C65]))" table:style-name="ce25">
            <text:p>49,952</text:p>
          </table:table-cell>
          <table:table-cell office:value-type="float" office:value="3960641.6046000002" table:formula="of:=  IF(SUM([.D61:.D65])=0;&quot;-&quot;;SUM([.D61:.D65]))" table:style-name="ce25">
            <text:p>3,960,642</text:p>
          </table:table-cell>
          <table:table-cell office:value-type="float" office:value="29121.826000000001" table:formula="of:=  IF(SUM([.E61];[.E62];[.E63];[.E65])=0;&quot;-&quot;;SUM([.E61];[.E62];[.E63];[.E65]))" table:style-name="ce25">
            <text:p>29,122</text:p>
          </table:table-cell>
          <table:table-cell office:value-type="float" office:value="7835371.3063500002" table:formula="of:=  IF(SUM([.F61:.F65])=0;&quot;-&quot;;SUM([.F61:.F65]))" table:style-name="ce25">
            <text:p>7,835,371</text:p>
          </table:table-cell>
          <table:table-cell office:value-type="float" office:value="645.27099999999996" table:formula="of:=  IF(SUM([.G61];[.G62];[.G63];[.G65])=0;&quot;-&quot;;SUM([.G61];[.G62];[.G63];[.G65]))" table:style-name="ce25">
            <text:p>645</text:p>
          </table:table-cell>
          <table:table-cell office:value-type="float" office:value="135227.64499999999" table:formula="of:=  IF(SUM([.H61:.H65])=0;&quot;-&quot;;SUM([.H61:.H65]))" table:style-name="ce25">
            <text:p>135,228</text:p>
          </table:table-cell>
          <table:table-cell office:value-type="float" office:value="3121.4500000000003" table:formula="of:=  IF(SUM([.I61];[.I62];[.I63];[.I65])=0;&quot;-&quot;;SUM([.I61];[.I62];[.I63];[.I65]))" table:style-name="ce25">
            <text:p>3,121</text:p>
          </table:table-cell>
          <table:table-cell office:value-type="float" office:value="114102.66" table:formula="of:=  IF(SUM([.J61:.J65])=0;&quot;-&quot;;SUM([.J61:.J65]))" table:style-name="ce25">
            <text:p>114,103</text:p>
          </table:table-cell>
          <table:table-cell office:value-type="float" office:value="230.1" table:formula="of:=  IF(SUM([.K61];[.K62];[.K63];[.K65])=0;&quot;-&quot;;SUM([.K61];[.K62];[.K63];[.K65]))" table:style-name="ce25">
            <text:p>230</text:p>
          </table:table-cell>
          <table:table-cell office:value-type="float" office:value="75295" table:formula="of:=  IF(SUM([.L61:.L65])=0;&quot;-&quot;;SUM([.L61:.L65]))" table:style-name="ce25">
            <text:p>75,295</text:p>
          </table:table-cell>
          <table:table-cell office:value-type="string" office:string-value="-" table:formula="of:=  IF(SUM([.M61];[.M62];[.M63];[.M65])=0;&quot;-&quot;;SUM([.M61];[.M62];[.M63];[.M65]))" table:style-name="ce25">
            <text:p>-</text:p>
          </table:table-cell>
          <table:table-cell office:value-type="string" office:string-value="-" table:formula="of:=  IF(SUM([.N61:.N65])=0;&quot;-&quot;;SUM([.N61:.N65]))" table:style-name="ce25">
            <text:p>-</text:p>
          </table:table-cell>
          <table:table-cell office:value-type="float" office:value="47.445999999999998" table:formula="of:=  IF(SUM([.O61];[.O62];[.O63];[.O65])=0;&quot;-&quot;;SUM([.O61];[.O62];[.O63];[.O65]))" table:style-name="ce25">
            <text:p>47</text:p>
          </table:table-cell>
          <table:table-cell office:value-type="float" office:value="34698.229999999996" table:formula="of:=  IF(SUM([.P61:.P65])=0;&quot;-&quot;;SUM([.P61:.P65]))" table:style-name="ce25">
            <text:p>34,698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1</text:p>
          </table:table-cell>
          <table:table-cell office:value-type="string" table:style-name="ce7">
            <text:p><text:s text:c="4"/>鹹水魚塭</text:p>
          </table:table-cell>
          <table:table-cell office:value-type="float" office:value="11559.013999999999" table:style-name="ce13">
            <text:p>11,559<text:s/></text:p>
          </table:table-cell>
          <table:table-cell office:value-type="float" office:value="952773.27599999995" table:style-name="ce13">
            <text:p>952,773<text:s/></text:p>
          </table:table-cell>
          <table:table-cell office:value-type="float" office:value="16813.644" table:style-name="ce13">
            <text:p>16,814<text:s/></text:p>
          </table:table-cell>
          <table:table-cell office:value-type="float" office:value="4344684.8650099998" table:style-name="ce13">
            <text:p>4,344,685<text:s/></text:p>
          </table:table-cell>
          <table:table-cell office:value-type="float" office:value="556.54899999999998" table:style-name="ce13">
            <text:p>557<text:s/></text:p>
          </table:table-cell>
          <table:table-cell office:value-type="float" office:value="126734.04" table:style-name="ce13">
            <text:p>126,734<text:s/></text:p>
          </table:table-cell>
          <table:table-cell office:value-type="float" office:value="2.4" table:style-name="ce13">
            <text:p>2<text:s/></text:p>
          </table:table-cell>
          <table:table-cell office:value-type="float" office:value="480" table:style-name="ce13">
            <text:p>480<text:s/></text:p>
          </table:table-cell>
          <table:table-cell office:value-type="float" office:value="230.1" table:style-name="ce13">
            <text:p>230<text:s/></text:p>
          </table:table-cell>
          <table:table-cell office:value-type="float" office:value="75295" table:style-name="ce13">
            <text:p>75,295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7.445999999999998" table:style-name="ce13">
            <text:p>47<text:s/></text:p>
          </table:table-cell>
          <table:table-cell office:value-type="float" office:value="8728.23" table:style-name="ce13">
            <text:p>8,728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2</text:p>
          </table:table-cell>
          <table:table-cell office:value-type="string" table:style-name="ce7">
            <text:p><text:s text:c="4"/>淡水魚塭</text:p>
          </table:table-cell>
          <table:table-cell office:value-type="float" office:value="38393.305999999997" table:style-name="ce13">
            <text:p>38,393<text:s/></text:p>
          </table:table-cell>
          <table:table-cell office:value-type="float" office:value="2970556.8286000001" table:style-name="ce13">
            <text:p>2,970,557<text:s/></text:p>
          </table:table-cell>
          <table:table-cell office:value-type="float" office:value="12308.182000000001" table:style-name="ce13">
            <text:p>12,308<text:s/></text:p>
          </table:table-cell>
          <table:table-cell office:value-type="float" office:value="2959091.1413500002" table:style-name="ce13">
            <text:p>2,959,091<text:s/></text:p>
          </table:table-cell>
          <table:table-cell office:value-type="float" office:value="86.802000000000007" table:style-name="ce13">
            <text:p>87<text:s/></text:p>
          </table:table-cell>
          <table:table-cell office:value-type="float" office:value="8237.2849999999999" table:style-name="ce13">
            <text:p>8,237<text:s/></text:p>
          </table:table-cell>
          <table:table-cell office:value-type="float" office:value="3119.05" table:style-name="ce13">
            <text:p>3,119<text:s/></text:p>
          </table:table-cell>
          <table:table-cell office:value-type="float" office:value="111313.66" table:style-name="ce13">
            <text:p>111,314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3</text:p>
          </table:table-cell>
          <table:table-cell office:value-type="string" table:style-name="ce7">
            <text:p><text:s text:c="4"/>箱網養殖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2">
            <text:p>6004</text:p>
          </table:table-cell>
          <table:table-cell office:value-type="string" table:style-name="ce7">
            <text:p><text:s text:c="4"/>觀賞魚養殖</text:p>
          </table:table-cell>
          <table:table-cell office:value-type="float" office:value="474.18400000000003" table:style-name="ce13">
            <text:p>474<text:s/></text:p>
          </table:table-cell>
          <table:table-cell office:value-type="float" office:value="37311.5" table:style-name="ce13">
            <text:p>37,312<text:s/></text:p>
          </table:table-cell>
          <table:table-cell office:value-type="float" office:value="32515.657999999999" table:style-name="ce13">
            <text:p>32,516<text:s/></text:p>
          </table:table-cell>
          <table:table-cell office:value-type="float" office:value="531595.29998999997" table:style-name="ce13">
            <text:p>531,595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.1" table:style-name="ce13">
            <text:p>22<text:s/></text:p>
          </table:table-cell>
          <table:table-cell office:value-type="float" office:value="2309" table:style-name="ce13">
            <text:p>2,309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795" table:style-name="ce13">
            <text:p>2,795<text:s/></text:p>
          </table:table-cell>
          <table:table-cell office:value-type="float" office:value="25970" table:style-name="ce13">
            <text:p>25,970<text:s/></text:p>
          </table:table-cell>
          <table:table-cell table:number-columns-repeated="16368" table:style-name="ce4"/>
        </table:table-row>
        <table:table-row table:style-name="ro3">
          <table:table-cell office:value-type="string" table:style-name="ce33">
            <text:p>6099</text:p>
          </table:table-cell>
          <table:table-cell office:value-type="string" table:style-name="ce10">
            <text:p><text:s text:c="4"/>其他內陸養殖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1.92" table:style-name="ce14">
            <text:p>2<text:s/></text:p>
          </table:table-cell>
          <table:table-cell office:value-type="float" office:value="256.32" table:style-name="ce14">
            <text:p>256<text:s/>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68" table:style-name="ce4"/>
        </table:table-row>
        <table:table-row table:style-name="ro4">
          <table:table-cell office:value-type="string" table:number-columns-spanned="16" table:number-rows-spanned="1" table:style-name="ce64">
            <text:p>註:民國99年以後觀賞魚改以尾數計算，不合計產量只合計價值。</text:p>
          </table:table-cell>
          <table:covered-table-cell table:number-columns-repeated="15"/>
          <table:table-cell table:number-columns-repeated="16368" table:style-name="ce4"/>
        </table:table-row>
        <table:table-row table:number-rows-repeated="1048510" table:style-name="ro5">
          <table:table-cell table:number-columns-repeated="16384"/>
        </table:table-row>
      </table:table>
      <table:table table:name="_漁業生產量值-漁業種類別縣市別生產量值3(續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64" table:default-cell-style-name="ce1"/>
        <table:table-row table:style-name="ro1">
          <table:table-cell office:value-type="string" table:number-columns-spanned="3" table:number-rows-spanned="1" table:style-name="ce44">
            <text:p>7‧漁業生產量</text:p>
          </table:table-cell>
          <table:covered-table-cell table:number-columns-repeated="2"/>
          <table:table-cell table:number-columns-repeated="4" table:style-name="ce24"/>
          <table:table-cell office:value-type="string" table:number-columns-spanned="4" table:number-rows-spanned="1" table:style-name="ce44">
            <text:p>7‧FISHERIES PRODUCTION</text:p>
          </table:table-cell>
          <table:covered-table-cell table:number-columns-repeated="3"/>
          <table:table-cell table:number-columns-repeated="16373" table:style-name="ce24"/>
        </table:table-row>
        <table:table-row table:style-name="ro2">
          <table:table-cell table:number-columns-repeated="4" table:style-name="ce4"/>
          <table:table-cell office:value-type="string" table:style-name="ce15">
            <text:p>單位：</text:p>
          </table:table-cell>
          <table:table-cell office:value-type="string" table:number-columns-spanned="3" table:number-rows-spanned="1" table:style-name="ce46">
            <text:p>產量：公噸, 千尾(觀賞魚)</text:p>
          </table:table-cell>
          <table:covered-table-cell table:number-columns-repeated="2"/>
          <table:table-cell table:number-columns-repeated="3" table:style-name="ce4"/>
          <table:table-cell office:value-type="string" table:style-name="ce15">
            <text:p>Unit：</text:p>
          </table:table-cell>
          <table:table-cell office:value-type="string" table:number-columns-spanned="4" table:number-rows-spanned="1" table:style-name="ce46">
            <text:p>Quantity：M.T.; 1000Pcs. by ornamental fish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4"/>
          <table:table-cell office:value-type="string" table:number-columns-spanned="3" table:number-rows-spanned="1" table:style-name="ce46">
            <text:p>(2) 漁業種類別縣市別生產量值(續完)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1" table:style-name="ce46">
            <text:p>價值：新臺幣千元</text:p>
          </table:table-cell>
          <table:covered-table-cell table:number-columns-repeated="2"/>
          <table:table-cell office:value-type="string" table:number-columns-spanned="4" table:number-rows-spanned="1" table:style-name="ce46">
            <text:p>(2) By type of fisheries by distrct(End)</text:p>
          </table:table-cell>
          <table:covered-table-cell table:number-columns-repeated="3"/>
          <table:table-cell office:value-type="string" table:number-columns-spanned="4" table:number-rows-spanned="1" table:style-name="ce46">
            <text:p>Value <text:s text:c="3"/>：Thousand NT $</text:p>
          </table:table-cell>
          <table:covered-table-cell table:number-columns-repeated="3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3">
            <text:p>縣市別</text:p>
            <draw:custom-shape svg:x="0in" svg:y="0in" svg:width="0.97917in" svg:height="0.5312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67">
            <text:p>嘉義市</text:p>
          </table:table-cell>
          <table:covered-table-cell/>
          <table:table-cell office:value-type="string" table:number-columns-spanned="2" table:number-rows-spanned="1" table:style-name="ce67">
            <text:p>金馬地區</text:p>
          </table:table-cell>
          <table:covered-table-cell/>
          <table:table-cell office:value-type="string" table:number-columns-spanned="2" table:number-rows-spanned="1" table:style-name="ce68">
            <text:p>金門縣</text:p>
          </table:table-cell>
          <table:covered-table-cell/>
          <table:table-cell office:value-type="string" table:number-columns-spanned="2" table:number-rows-spanned="1" table:style-name="ce68">
            <text:p>連江縣</text:p>
          </table:table-cell>
          <table:covered-table-cell/>
          <table:table-cell office:value-type="string" table:number-columns-spanned="2" table:number-rows-spanned="1" table:style-name="ce69">
            <text:p>國外基地</text:p>
          </table:table-cell>
          <table:covered-table-cell/>
          <table:table-cell table:number-columns-spanned="2" table:number-rows-spanned="1" table:style-name="ce48"/>
          <table:covered-table-cell/>
          <table:table-cell table:number-columns-spanned="2" table:number-rows-spanned="1" table:style-name="ce49"/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代碼</text:p>
          </table:table-cell>
          <table:table-cell office:value-type="string" table:style-name="ce6">
            <text:p>District</text:p>
          </table:table-cell>
          <table:table-cell office:value-type="string" table:number-columns-spanned="2" table:number-rows-spanned="1" table:style-name="ce65">
            <text:p>CHIAYI CITY</text:p>
          </table:table-cell>
          <table:covered-table-cell/>
          <table:table-cell office:value-type="string" table:number-columns-spanned="2" table:number-rows-spanned="1" table:style-name="ce65">
            <text:p>KINMA AREA</text:p>
          </table:table-cell>
          <table:covered-table-cell/>
          <table:table-cell office:value-type="string" table:number-columns-spanned="2" table:number-rows-spanned="1" table:style-name="ce66">
            <text:p>KINMEN COUNTY</text:p>
          </table:table-cell>
          <table:covered-table-cell/>
          <table:table-cell office:value-type="string" table:number-columns-spanned="2" table:number-rows-spanned="1" table:style-name="ce66">
            <text:p>LIANJIANG COUNTY</text:p>
          </table:table-cell>
          <table:covered-table-cell/>
          <table:table-cell office:value-type="string" table:number-columns-spanned="2" table:number-rows-spanned="1" table:style-name="ce66">
            <text:p>OVERSEAS LANDING</text:p>
          </table:table-cell>
          <table:covered-table-cell/>
          <table:table-cell table:number-columns-spanned="2" table:number-rows-spanned="1" table:style-name="ce63"/>
          <table:covered-table-cell/>
          <table:table-cell table:number-columns-spanned="2" table:number-rows-spanned="1" table:style-name="ce61"/>
          <table:covered-table-cell/>
          <table:table-cell table:number-columns-repeated="16368" table:style-name="ce4"/>
        </table:table-row>
        <table:table-row table:style-name="ro2">
          <table:table-cell office:value-type="string" table:style-name="ce5">
            <text:p>Code</text:p>
          </table:table-cell>
          <table:table-cell office:value-type="string" table:style-name="ce7">
            <text:p>漁業種類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office:value-type="string" table:style-name="ce2">
            <text:p>產量</text:p>
          </table:table-cell>
          <table:table-cell office:value-type="string" table:style-name="ce2">
            <text:p>價值</text:p>
          </table:table-cell>
          <table:table-cell table:style-name="ce12"/>
          <table:table-cell table:number-columns-repeated="2" table:style-name="ce16"/>
          <table:table-cell table:style-name="ce17"/>
          <table:table-cell table:number-columns-repeated="16368" table:style-name="ce4"/>
        </table:table-row>
        <table:table-row table:style-name="ro2">
          <table:table-cell table:style-name="ce9"/>
          <table:table-cell office:value-type="string" table:style-name="ce10">
            <text:p>Type of Fishery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Value</text:p>
          </table:table-cell>
          <table:table-cell table:style-name="ce12"/>
          <table:table-cell table:number-columns-repeated="2" table:style-name="ce16"/>
          <table:table-cell table:style-name="ce17"/>
          <table:table-cell table:number-columns-repeated="16368" table:style-name="ce4"/>
        </table:table-row>
        <table:table-row table:style-name="ro3">
          <table:table-cell office:value-type="string" table:style-name="ce30">
            <text:p>0000</text:p>
          </table:table-cell>
          <table:table-cell office:value-type="string" table:style-name="ce7">
            <text:p>總計</text:p>
          </table:table-cell>
          <table:table-cell office:value-type="string" office:string-value="-" table:formula="of:=  IF(SUM([.C9];[.C17];[.C34];[.C52];[.C56];[.C60])=0;&quot;-&quot;;SUM([.C9];[.C17];[.C34];[.C52];[.C56];[.C60]))" table:style-name="ce25">
            <text:p>-</text:p>
          </table:table-cell>
          <table:table-cell office:value-type="string" office:string-value="-" table:formula="of:=  IF(SUM([.D9];[.D17];[.D34];[.D52];[.D56];[.D60])=0;&quot;-&quot;;SUM([.D9];[.D17];[.D34];[.D52];[.D56];[.D60]))" table:style-name="ce25">
            <text:p>-</text:p>
          </table:table-cell>
          <table:table-cell office:value-type="float" office:value="699.43560000000002" table:formula="of:=  IF(SUM([.E9];[.E17];[.E34];[.E52];[.E56];[.E60])=0;&quot;-&quot;;SUM([.E9];[.E17];[.E34];[.E52];[.E56];[.E60]))" table:style-name="ce25">
            <text:p>699</text:p>
          </table:table-cell>
          <table:table-cell office:value-type="float" office:value="172286.76799999998" table:formula="of:=  IF(SUM([.F9];[.F17];[.F34];[.F52];[.F56];[.F60])=0;&quot;-&quot;;SUM([.F9];[.F17];[.F34];[.F52];[.F56];[.F60]))" table:style-name="ce25">
            <text:p>172,287</text:p>
          </table:table-cell>
          <table:table-cell office:value-type="float" office:value="363.29159999999996" table:formula="of:=  IF(SUM([.G9];[.G17];[.G34];[.G52];[.G56];[.G60])=0;&quot;-&quot;;SUM([.G9];[.G17];[.G34];[.G52];[.G56];[.G60]))" table:style-name="ce25">
            <text:p>363</text:p>
          </table:table-cell>
          <table:table-cell office:value-type="float" office:value="114513.47800000002" table:formula="of:=  IF(SUM([.H9];[.H17];[.H34];[.H52];[.H56];[.H60])=0;&quot;-&quot;;SUM([.H9];[.H17];[.H34];[.H52];[.H56];[.H60]))" table:style-name="ce25">
            <text:p>114,513</text:p>
          </table:table-cell>
          <table:table-cell office:value-type="float" office:value="336.14400000000001" table:formula="of:=  IF(SUM([.I9];[.I17];[.I34];[.I52];[.I56];[.I60])=0;&quot;-&quot;;SUM([.I9];[.I17];[.I34];[.I52];[.I56];[.I60]))" table:style-name="ce25">
            <text:p>336</text:p>
          </table:table-cell>
          <table:table-cell office:value-type="float" office:value="57773.29" table:formula="of:=  IF(SUM([.J9];[.J17];[.J34];[.J52];[.J56];[.J60])=0;&quot;-&quot;;SUM([.J9];[.J17];[.J34];[.J52];[.J56];[.J60]))" table:style-name="ce25">
            <text:p>57,773</text:p>
          </table:table-cell>
          <table:table-cell office:value-type="float" office:value="388966.51604000002" table:formula="of:=  IF(SUM([.K9];[.K17];[.K34];[.K52];[.K56];[.K60])=0;&quot;-&quot;;SUM([.K9];[.K17];[.K34];[.K52];[.K56];[.K60]))" table:style-name="ce25">
            <text:p>388,967</text:p>
          </table:table-cell>
          <table:table-cell office:value-type="float" office:value="28528750.368880004" table:formula="of:=  IF(SUM([.L9];[.L17];[.L34];[.L52];[.L56];[.L60])=0;&quot;-&quot;;SUM([.L9];[.L17];[.L34];[.L52];[.L56];[.L60]))" table:style-name="ce25">
            <text:p>28,528,750</text:p>
          </table:table-cell>
          <table:table-cell table:style-name="ce26"/>
          <table:table-cell table:number-columns-repeated="2" table:style-name="ce27"/>
          <table:table-cell table:style-name="ce28"/>
          <table:table-cell table:number-columns-repeated="16368" table:style-name="ce4"/>
        </table:table-row>
        <table:table-row table:style-name="ro3">
          <table:table-cell office:value-type="string" table:style-name="ce31">
            <text:p>1000</text:p>
          </table:table-cell>
          <table:table-cell office:value-type="string" table:style-name="ce35">
            <text:p>遠洋漁業合計</text:p>
          </table:table-cell>
          <table:table-cell office:value-type="string" office:string-value="-" table:formula="of:=  IF(SUM([.C10:.C16])=0;&quot;-&quot;;SUM([.C10:.C16]))" table:style-name="ce36">
            <text:p>-</text:p>
          </table:table-cell>
          <table:table-cell office:value-type="string" office:string-value="-" table:formula="of:=  IF(SUM([.D10:.D16])=0;&quot;-&quot;;SUM([.D10:.D16]))" table:style-name="ce36">
            <text:p>-</text:p>
          </table:table-cell>
          <table:table-cell office:value-type="string" office:string-value="-" table:formula="of:=  IF(SUM([.E10:.E16])=0;&quot;-&quot;;SUM([.E10:.E16]))" table:style-name="ce36">
            <text:p>-</text:p>
          </table:table-cell>
          <table:table-cell office:value-type="string" office:string-value="-" table:formula="of:=  IF(SUM([.F10:.F16])=0;&quot;-&quot;;SUM([.F10:.F16]))" table:style-name="ce36">
            <text:p>-</text:p>
          </table:table-cell>
          <table:table-cell office:value-type="string" office:string-value="-" table:formula="of:=  IF(SUM([.G10:.G16])=0;&quot;-&quot;;SUM([.G10:.G16]))" table:style-name="ce36">
            <text:p>-</text:p>
          </table:table-cell>
          <table:table-cell office:value-type="string" office:string-value="-" table:formula="of:=  IF(SUM([.H10:.H16])=0;&quot;-&quot;;SUM([.H10:.H16]))" table:style-name="ce36">
            <text:p>-</text:p>
          </table:table-cell>
          <table:table-cell office:value-type="string" office:string-value="-" table:formula="of:=  IF(SUM([.I10:.I16])=0;&quot;-&quot;;SUM([.I10:.I16]))" table:style-name="ce36">
            <text:p>-</text:p>
          </table:table-cell>
          <table:table-cell office:value-type="string" office:string-value="-" table:formula="of:=  IF(SUM([.J10:.J16])=0;&quot;-&quot;;SUM([.J10:.J16]))" table:style-name="ce36">
            <text:p>-</text:p>
          </table:table-cell>
          <table:table-cell office:value-type="float" office:value="388966.51604000002" table:formula="of:=  IF(SUM([.K10:.K16])=0;&quot;-&quot;;SUM([.K10:.K16]))" table:style-name="ce36">
            <text:p>388,967<text:s/></text:p>
          </table:table-cell>
          <table:table-cell office:value-type="float" office:value="28528750.368880004" table:formula="of:=  IF(SUM([.L10:.L16])=0;&quot;-&quot;;SUM([.L10:.L16]))" table:style-name="ce36">
            <text:p>28,528,750<text:s/>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01</text:p>
          </table:table-cell>
          <table:table-cell office:value-type="string" table:style-name="ce37">
            <text:p><text:s text:c="4"/>單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0]&amp;[.I10]=&quot;--&quot;;&quot;-&quot;;SUM([.G10];[.I10]))" table:style-name="ce39">
            <text:p>-</text:p>
          </table:table-cell>
          <table:table-cell office:value-type="string" office:string-value="-" table:formula="of:=IF([.H10]&amp;[.J10]=&quot;--&quot;;&quot;-&quot;;SUM([.H10];[.J10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02</text:p>
          </table:table-cell>
          <table:table-cell office:value-type="string" table:style-name="ce37">
            <text:p><text:s text:c="4"/>雙船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1]&amp;[.I11]=&quot;--&quot;;&quot;-&quot;;SUM([.G11];[.I11]))" table:style-name="ce39">
            <text:p>-</text:p>
          </table:table-cell>
          <table:table-cell office:value-type="string" office:string-value="-" table:formula="of:=IF([.H11]&amp;[.J11]=&quot;--&quot;;&quot;-&quot;;SUM([.H11];[.J11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03</text:p>
          </table:table-cell>
          <table:table-cell office:value-type="string" table:style-name="ce37">
            <text:p><text:s text:c="4"/>鰹鮪圍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2]&amp;[.I12]=&quot;--&quot;;&quot;-&quot;;SUM([.G12];[.I12]))" table:style-name="ce39">
            <text:p>-</text:p>
          </table:table-cell>
          <table:table-cell office:value-type="string" office:string-value="-" table:formula="of:=IF([.H12]&amp;[.J12]=&quot;--&quot;;&quot;-&quot;;SUM([.H12];[.J12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85682.4327" table:style-name="ce38">
            <text:p>185,682<text:s/></text:p>
          </table:table-cell>
          <table:table-cell office:value-type="float" office:value="6266666.0068699997" table:style-name="ce38">
            <text:p>6,266,666<text:s/>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04</text:p>
          </table:table-cell>
          <table:table-cell office:value-type="string" table:style-name="ce37">
            <text:p><text:s text:c="4"/>秋刀魚棒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3]&amp;[.I13]=&quot;--&quot;;&quot;-&quot;;SUM([.G13];[.I13]))" table:style-name="ce39">
            <text:p>-</text:p>
          </table:table-cell>
          <table:table-cell office:value-type="string" office:string-value="-" table:formula="of:=IF([.H13]&amp;[.J13]=&quot;--&quot;;&quot;-&quot;;SUM([.H13];[.J13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54256" table:style-name="ce38">
            <text:p>54,256<text:s/></text:p>
          </table:table-cell>
          <table:table-cell office:value-type="float" office:value="2001706.9471" table:style-name="ce38">
            <text:p>2,001,707<text:s/>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50</text:p>
          </table:table-cell>
          <table:table-cell office:value-type="string" table:style-name="ce37">
            <text:p><text:s text:c="4"/>鮪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4]&amp;[.I14]=&quot;--&quot;;&quot;-&quot;;SUM([.G14];[.I14]))" table:style-name="ce39">
            <text:p>-</text:p>
          </table:table-cell>
          <table:table-cell office:value-type="string" office:string-value="-" table:formula="of:=IF([.H14]&amp;[.J14]=&quot;--&quot;;&quot;-&quot;;SUM([.H14];[.J14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48997.08334000001" table:style-name="ce38">
            <text:p>148,997<text:s/></text:p>
          </table:table-cell>
          <table:table-cell office:value-type="float" office:value="20258248.019870002" table:style-name="ce38">
            <text:p>20,258,248<text:s/>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1051</text:p>
          </table:table-cell>
          <table:table-cell office:value-type="string" table:style-name="ce37">
            <text:p><text:s text:c="4"/>魷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5]&amp;[.I15]=&quot;--&quot;;&quot;-&quot;;SUM([.G15];[.I15]))" table:style-name="ce39">
            <text:p>-</text:p>
          </table:table-cell>
          <table:table-cell office:value-type="string" office:string-value="-" table:formula="of:=IF([.H15]&amp;[.J15]=&quot;--&quot;;&quot;-&quot;;SUM([.H15];[.J15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1" table:style-name="ce38">
            <text:p>31<text:s/></text:p>
          </table:table-cell>
          <table:table-cell office:value-type="float" office:value="2129.3950399999999" table:style-name="ce38">
            <text:p>2,129<text:s/>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3">
            <text:p>1099</text:p>
          </table:table-cell>
          <table:table-cell office:value-type="string" table:style-name="ce40">
            <text:p><text:s text:c="4"/>其他遠洋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16]&amp;[.I16]=&quot;--&quot;;&quot;-&quot;;SUM([.G16];[.I16]))" table:style-name="ce42">
            <text:p>-</text:p>
          </table:table-cell>
          <table:table-cell office:value-type="string" office:string-value="-" table:formula="of:=IF([.H16]&amp;[.J16]=&quot;--&quot;;&quot;-&quot;;SUM([.H16];[.J16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1">
            <text:p>2000</text:p>
          </table:table-cell>
          <table:table-cell office:value-type="string" table:style-name="ce35">
            <text:p>近海漁業合計</text:p>
          </table:table-cell>
          <table:table-cell office:value-type="string" office:string-value="-" table:formula="of:=  IF(SUM([.C18:.C33])=0;&quot;-&quot;;SUM([.C18:.C33]))" table:style-name="ce36">
            <text:p>-</text:p>
          </table:table-cell>
          <table:table-cell office:value-type="string" office:string-value="-" table:formula="of:=  IF(SUM([.D18:.D33])=0;&quot;-&quot;;SUM([.D18:.D33]))" table:style-name="ce36">
            <text:p>-</text:p>
          </table:table-cell>
          <table:table-cell office:value-type="float" office:value="128.0077" table:formula="of:=  IF(SUM([.E18:.E33])=0;&quot;-&quot;;SUM([.E18:.E33]))" table:style-name="ce36">
            <text:p>128<text:s/></text:p>
          </table:table-cell>
          <table:table-cell office:value-type="float" office:value="29011.058750000004" table:formula="of:=  IF(SUM([.F18:.F33])=0;&quot;-&quot;;SUM([.F18:.F33]))" table:style-name="ce36">
            <text:p>29,011<text:s/></text:p>
          </table:table-cell>
          <table:table-cell office:value-type="float" office:value="128.0077" table:formula="of:=  IF(SUM([.G18:.G33])=0;&quot;-&quot;;SUM([.G18:.G33]))" table:style-name="ce36">
            <text:p>128<text:s/></text:p>
          </table:table-cell>
          <table:table-cell office:value-type="float" office:value="29011.058750000004" table:formula="of:=  IF(SUM([.H18:.H33])=0;&quot;-&quot;;SUM([.H18:.H33]))" table:style-name="ce36">
            <text:p>29,011<text:s/></text:p>
          </table:table-cell>
          <table:table-cell office:value-type="string" office:string-value="-" table:formula="of:=  IF(SUM([.I18:.I33])=0;&quot;-&quot;;SUM([.I18:.I33]))" table:style-name="ce36">
            <text:p>-</text:p>
          </table:table-cell>
          <table:table-cell office:value-type="string" office:string-value="-" table:formula="of:=  IF(SUM([.J18:.J33])=0;&quot;-&quot;;SUM([.J18:.J33]))" table:style-name="ce36">
            <text:p>-</text:p>
          </table:table-cell>
          <table:table-cell office:value-type="string" office:string-value="-" table:formula="of:=  IF(SUM([.K18:.K33])=0;&quot;-&quot;;SUM([.K18:.K33]))" table:style-name="ce36">
            <text:p>-</text:p>
          </table:table-cell>
          <table:table-cell office:value-type="string" office:string-value="-" table:formula="of:=  IF(SUM([.L18:.L33])=0;&quot;-&quot;;SUM([.L18:.L33]))" table:style-name="ce36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1</text:p>
          </table:table-cell>
          <table:table-cell office:value-type="string" table:style-name="ce37">
            <text:p><text:s text:c="4"/>巾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8]&amp;[.I18]=&quot;--&quot;;&quot;-&quot;;SUM([.G18];[.I18]))" table:style-name="ce39">
            <text:p>-</text:p>
          </table:table-cell>
          <table:table-cell office:value-type="string" office:string-value="-" table:formula="of:=IF([.H18]&amp;[.J18]=&quot;--&quot;;&quot;-&quot;;SUM([.H18];[.J18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2</text:p>
          </table:table-cell>
          <table:table-cell office:value-type="string" table:style-name="ce37">
            <text:p><text:s text:c="4"/>鯖鰺圍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19]&amp;[.I19]=&quot;--&quot;;&quot;-&quot;;SUM([.G19];[.I19]))" table:style-name="ce39">
            <text:p>-</text:p>
          </table:table-cell>
          <table:table-cell office:value-type="string" office:string-value="-" table:formula="of:=IF([.H19]&amp;[.J19]=&quot;--&quot;;&quot;-&quot;;SUM([.H19];[.J19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3</text:p>
          </table:table-cell>
          <table:table-cell office:value-type="string" table:style-name="ce37">
            <text:p><text:s text:c="4"/>棒受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0]&amp;[.I20]=&quot;--&quot;;&quot;-&quot;;SUM([.G20];[.I20]))" table:style-name="ce39">
            <text:p>-</text:p>
          </table:table-cell>
          <table:table-cell office:value-type="string" office:string-value="-" table:formula="of:=IF([.H20]&amp;[.J20]=&quot;--&quot;;&quot;-&quot;;SUM([.H20];[.J20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4</text:p>
          </table:table-cell>
          <table:table-cell office:value-type="string" table:style-name="ce37">
            <text:p><text:s text:c="4"/>中小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41.848999999999997" table:formula="of:=IF([.G21]&amp;[.I21]=&quot;--&quot;;&quot;-&quot;;SUM([.G21];[.I21]))" table:style-name="ce39">
            <text:p>42<text:s/></text:p>
          </table:table-cell>
          <table:table-cell office:value-type="float" office:value="8754.9125000000004" table:formula="of:=IF([.H21]&amp;[.J21]=&quot;--&quot;;&quot;-&quot;;SUM([.H21];[.J21]))" table:style-name="ce39">
            <text:p>8,755<text:s/></text:p>
          </table:table-cell>
          <table:table-cell office:value-type="float" office:value="41.848999999999997" table:style-name="ce38">
            <text:p>42<text:s/></text:p>
          </table:table-cell>
          <table:table-cell office:value-type="float" office:value="8754.9125000000004" table:style-name="ce38">
            <text:p>8,755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5</text:p>
          </table:table-cell>
          <table:table-cell office:value-type="string" table:style-name="ce37">
            <text:p><text:s text:c="4"/>刺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86.158699999999996" table:formula="of:=IF([.G22]&amp;[.I22]=&quot;--&quot;;&quot;-&quot;;SUM([.G22];[.I22]))" table:style-name="ce39">
            <text:p>86<text:s/></text:p>
          </table:table-cell>
          <table:table-cell office:value-type="float" office:value="20256.146250000002" table:formula="of:=IF([.H22]&amp;[.J22]=&quot;--&quot;;&quot;-&quot;;SUM([.H22];[.J22]))" table:style-name="ce39">
            <text:p>20,256<text:s/></text:p>
          </table:table-cell>
          <table:table-cell office:value-type="float" office:value="86.158699999999996" table:style-name="ce38">
            <text:p>86<text:s/></text:p>
          </table:table-cell>
          <table:table-cell office:value-type="float" office:value="20256.146250000002" table:style-name="ce38">
            <text:p>20,256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06</text:p>
          </table:table-cell>
          <table:table-cell office:value-type="string" table:style-name="ce37">
            <text:p><text:s text:c="4"/>扒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3]&amp;[.I23]=&quot;--&quot;;&quot;-&quot;;SUM([.G23];[.I23]))" table:style-name="ce39">
            <text:p>-</text:p>
          </table:table-cell>
          <table:table-cell office:value-type="string" office:string-value="-" table:formula="of:=IF([.H23]&amp;[.J23]=&quot;--&quot;;&quot;-&quot;;SUM([.H23];[.J23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49</text:p>
          </table:table-cell>
          <table:table-cell office:value-type="string" table:style-name="ce37">
            <text:p><text:s text:c="4"/>其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4]&amp;[.I24]=&quot;--&quot;;&quot;-&quot;;SUM([.G24];[.I24]))" table:style-name="ce39">
            <text:p>-</text:p>
          </table:table-cell>
          <table:table-cell office:value-type="string" office:string-value="-" table:formula="of:=IF([.H24]&amp;[.J24]=&quot;--&quot;;&quot;-&quot;;SUM([.H24];[.J24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50</text:p>
          </table:table-cell>
          <table:table-cell office:value-type="string" table:style-name="ce37">
            <text:p><text:s text:c="4"/>鮪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5]&amp;[.I25]=&quot;--&quot;;&quot;-&quot;;SUM([.G25];[.I25]))" table:style-name="ce39">
            <text:p>-</text:p>
          </table:table-cell>
          <table:table-cell office:value-type="string" office:string-value="-" table:formula="of:=IF([.H25]&amp;[.J25]=&quot;--&quot;;&quot;-&quot;;SUM([.H25];[.J25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51</text:p>
          </table:table-cell>
          <table:table-cell office:value-type="string" table:style-name="ce37">
            <text:p><text:s text:c="4"/>雜魚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6]&amp;[.I26]=&quot;--&quot;;&quot;-&quot;;SUM([.G26];[.I26]))" table:style-name="ce39">
            <text:p>-</text:p>
          </table:table-cell>
          <table:table-cell office:value-type="string" office:string-value="-" table:formula="of:=IF([.H26]&amp;[.J26]=&quot;--&quot;;&quot;-&quot;;SUM([.H26];[.J26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52</text:p>
          </table:table-cell>
          <table:table-cell office:value-type="string" table:style-name="ce37">
            <text:p><text:s text:c="4"/>曳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7]&amp;[.I27]=&quot;--&quot;;&quot;-&quot;;SUM([.G27];[.I27]))" table:style-name="ce39">
            <text:p>-</text:p>
          </table:table-cell>
          <table:table-cell office:value-type="string" office:string-value="-" table:formula="of:=IF([.H27]&amp;[.J27]=&quot;--&quot;;&quot;-&quot;;SUM([.H27];[.J27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53</text:p>
          </table:table-cell>
          <table:table-cell office:value-type="string" table:style-name="ce37">
            <text:p><text:s text:c="4"/>一支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8]&amp;[.I28]=&quot;--&quot;;&quot;-&quot;;SUM([.G28];[.I28]))" table:style-name="ce39">
            <text:p>-</text:p>
          </table:table-cell>
          <table:table-cell office:value-type="string" office:string-value="-" table:formula="of:=IF([.H28]&amp;[.J28]=&quot;--&quot;;&quot;-&quot;;SUM([.H28];[.J28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29]&amp;[.I29]=&quot;--&quot;;&quot;-&quot;;SUM([.G29];[.I29]))" table:style-name="ce39">
            <text:p>-</text:p>
          </table:table-cell>
          <table:table-cell office:value-type="string" office:string-value="-" table:formula="of:=IF([.H29]&amp;[.J29]=&quot;--&quot;;&quot;-&quot;;SUM([.H29];[.J29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96</text:p>
          </table:table-cell>
          <table:table-cell office:value-type="string" table:style-name="ce37">
            <text:p><text:s text:c="4"/>籠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0]&amp;[.I30]=&quot;--&quot;;&quot;-&quot;;SUM([.G30];[.I30]))" table:style-name="ce39">
            <text:p>-</text:p>
          </table:table-cell>
          <table:table-cell office:value-type="string" office:string-value="-" table:formula="of:=IF([.H30]&amp;[.J30]=&quot;--&quot;;&quot;-&quot;;SUM([.H30];[.J30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97</text:p>
          </table:table-cell>
          <table:table-cell office:value-type="string" table:style-name="ce37">
            <text:p><text:s text:c="4"/>珊瑚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1]&amp;[.I31]=&quot;--&quot;;&quot;-&quot;;SUM([.G31];[.I31]))" table:style-name="ce39">
            <text:p>-</text:p>
          </table:table-cell>
          <table:table-cell office:value-type="string" office:string-value="-" table:formula="of:=IF([.H31]&amp;[.J31]=&quot;--&quot;;&quot;-&quot;;SUM([.H31];[.J31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2098</text:p>
          </table:table-cell>
          <table:table-cell office:value-type="string" table:style-name="ce37">
            <text:p><text:s text:c="4"/>飛魚卵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2]&amp;[.I32]=&quot;--&quot;;&quot;-&quot;;SUM([.G32];[.I32]))" table:style-name="ce39">
            <text:p>-</text:p>
          </table:table-cell>
          <table:table-cell office:value-type="string" office:string-value="-" table:formula="of:=IF([.H32]&amp;[.J32]=&quot;--&quot;;&quot;-&quot;;SUM([.H32];[.J32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3">
            <text:p>2099</text:p>
          </table:table-cell>
          <table:table-cell office:value-type="string" table:style-name="ce40">
            <text:p><text:s text:c="4"/>其他近海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33]&amp;[.I33]=&quot;--&quot;;&quot;-&quot;;SUM([.G33];[.I33]))" table:style-name="ce42">
            <text:p>-</text:p>
          </table:table-cell>
          <table:table-cell office:value-type="string" office:string-value="-" table:formula="of:=IF([.H33]&amp;[.J33]=&quot;--&quot;;&quot;-&quot;;SUM([.H33];[.J33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1">
            <text:p>3000</text:p>
          </table:table-cell>
          <table:table-cell office:value-type="string" table:style-name="ce35">
            <text:p>沿岸漁業合計</text:p>
          </table:table-cell>
          <table:table-cell office:value-type="string" office:string-value="-" table:formula="of:=  IF(SUM([.C35:.C51])=0;&quot;-&quot;;SUM([.C35:.C51]))" table:style-name="ce36">
            <text:p>-</text:p>
          </table:table-cell>
          <table:table-cell office:value-type="string" office:string-value="-" table:formula="of:=  IF(SUM([.D35:.D51])=0;&quot;-&quot;;SUM([.D35:.D51]))" table:style-name="ce36">
            <text:p>-</text:p>
          </table:table-cell>
          <table:table-cell office:value-type="float" office:value="386.18689999999998" table:formula="of:=  IF(SUM([.E35:.E51])=0;&quot;-&quot;;SUM([.E35:.E51]))" table:style-name="ce36">
            <text:p>386<text:s/></text:p>
          </table:table-cell>
          <table:table-cell office:value-type="float" office:value="92243.594249999995" table:formula="of:=  IF(SUM([.F35:.F51])=0;&quot;-&quot;;SUM([.F35:.F51]))" table:style-name="ce36">
            <text:p>92,244<text:s/></text:p>
          </table:table-cell>
          <table:table-cell office:value-type="float" office:value="104.3429" table:formula="of:=  IF(SUM([.G35:.G51])=0;&quot;-&quot;;SUM([.G35:.G51]))" table:style-name="ce36">
            <text:p>104<text:s/></text:p>
          </table:table-cell>
          <table:table-cell office:value-type="float" office:value="40443.304250000001" table:formula="of:=  IF(SUM([.H35:.H51])=0;&quot;-&quot;;SUM([.H35:.H51]))" table:style-name="ce36">
            <text:p>40,443<text:s/></text:p>
          </table:table-cell>
          <table:table-cell office:value-type="float" office:value="281.84399999999999" table:formula="of:=  IF(SUM([.I35:.I51])=0;&quot;-&quot;;SUM([.I35:.I51]))" table:style-name="ce36">
            <text:p>282<text:s/></text:p>
          </table:table-cell>
          <table:table-cell office:value-type="float" office:value="51800.29" table:formula="of:=  IF(SUM([.J35:.J51])=0;&quot;-&quot;;SUM([.J35:.J51]))" table:style-name="ce36">
            <text:p>51,800<text:s/></text:p>
          </table:table-cell>
          <table:table-cell office:value-type="string" office:string-value="-" table:formula="of:=  IF(SUM([.K35:.K51])=0;&quot;-&quot;;SUM([.K35:.K51]))" table:style-name="ce36">
            <text:p>-</text:p>
          </table:table-cell>
          <table:table-cell office:value-type="string" office:string-value="-" table:formula="of:=  IF(SUM([.L35:.L51])=0;&quot;-&quot;;SUM([.L35:.L51]))" table:style-name="ce36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1</text:p>
          </table:table-cell>
          <table:table-cell office:value-type="string" table:style-name="ce37">
            <text:p><text:s text:c="4"/>定置漁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5]&amp;[.I35]=&quot;--&quot;;&quot;-&quot;;SUM([.G35];[.I35]))" table:style-name="ce39">
            <text:p>-</text:p>
          </table:table-cell>
          <table:table-cell office:value-type="string" office:string-value="-" table:formula="of:=IF([.H35]&amp;[.J35]=&quot;--&quot;;&quot;-&quot;;SUM([.H35];[.J35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2</text:p>
          </table:table-cell>
          <table:table-cell office:value-type="string" table:style-name="ce37">
            <text:p><text:s text:c="4"/>地曳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6]&amp;[.I36]=&quot;--&quot;;&quot;-&quot;;SUM([.G36];[.I36]))" table:style-name="ce39">
            <text:p>-</text:p>
          </table:table-cell>
          <table:table-cell office:value-type="string" office:string-value="-" table:formula="of:=IF([.H36]&amp;[.J36]=&quot;--&quot;;&quot;-&quot;;SUM([.H36];[.J36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3</text:p>
          </table:table-cell>
          <table:table-cell office:value-type="string" table:style-name="ce37">
            <text:p><text:s text:c="4"/>焚寄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7]&amp;[.I37]=&quot;--&quot;;&quot;-&quot;;SUM([.G37];[.I37]))" table:style-name="ce39">
            <text:p>-</text:p>
          </table:table-cell>
          <table:table-cell office:value-type="string" office:string-value="-" table:formula="of:=IF([.H37]&amp;[.J37]=&quot;--&quot;;&quot;-&quot;;SUM([.H37];[.J37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4</text:p>
          </table:table-cell>
          <table:table-cell office:value-type="string" table:style-name="ce37">
            <text:p><text:s text:c="4"/>刺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78.62299999999999" table:formula="of:=IF([.G38]&amp;[.I38]=&quot;--&quot;;&quot;-&quot;;SUM([.G38];[.I38]))" table:style-name="ce39">
            <text:p>379<text:s/></text:p>
          </table:table-cell>
          <table:table-cell office:value-type="float" office:value="72332.826249999998" table:formula="of:=IF([.H38]&amp;[.J38]=&quot;--&quot;;&quot;-&quot;;SUM([.H38];[.J38]))" table:style-name="ce39">
            <text:p>72,333<text:s/></text:p>
          </table:table-cell>
          <table:table-cell office:value-type="float" office:value="96.778999999999996" table:style-name="ce38">
            <text:p>97<text:s/></text:p>
          </table:table-cell>
          <table:table-cell office:value-type="float" office:value="20532.536250000001" table:style-name="ce38">
            <text:p>20,533<text:s/></text:p>
          </table:table-cell>
          <table:table-cell office:value-type="float" office:value="281.84399999999999" table:style-name="ce38">
            <text:p>282<text:s/></text:p>
          </table:table-cell>
          <table:table-cell office:value-type="float" office:value="51800.29" table:style-name="ce38">
            <text:p>51,80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5</text:p>
          </table:table-cell>
          <table:table-cell office:value-type="string" table:style-name="ce37">
            <text:p><text:s text:c="4"/>追逐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39]&amp;[.I39]=&quot;--&quot;;&quot;-&quot;;SUM([.G39];[.I39]))" table:style-name="ce39">
            <text:p>-</text:p>
          </table:table-cell>
          <table:table-cell office:value-type="string" office:string-value="-" table:formula="of:=IF([.H39]&amp;[.J39]=&quot;--&quot;;&quot;-&quot;;SUM([.H39];[.J39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6</text:p>
          </table:table-cell>
          <table:table-cell office:value-type="string" table:style-name="ce37">
            <text:p><text:s text:c="4"/>流袋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0]&amp;[.I40]=&quot;--&quot;;&quot;-&quot;;SUM([.G40];[.I40]))" table:style-name="ce39">
            <text:p>-</text:p>
          </table:table-cell>
          <table:table-cell office:value-type="string" office:string-value="-" table:formula="of:=IF([.H40]&amp;[.J40]=&quot;--&quot;;&quot;-&quot;;SUM([.H40];[.J40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7</text:p>
          </table:table-cell>
          <table:table-cell office:value-type="string" table:style-name="ce37">
            <text:p><text:s text:c="4"/>魩鱙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1]&amp;[.I41]=&quot;--&quot;;&quot;-&quot;;SUM([.G41];[.I41]))" table:style-name="ce39">
            <text:p>-</text:p>
          </table:table-cell>
          <table:table-cell office:value-type="string" office:string-value="-" table:formula="of:=IF([.H41]&amp;[.J41]=&quot;--&quot;;&quot;-&quot;;SUM([.H41];[.J41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8</text:p>
          </table:table-cell>
          <table:table-cell office:value-type="string" table:style-name="ce37">
            <text:p><text:s text:c="4"/>櫻花蝦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2]&amp;[.I42]=&quot;--&quot;;&quot;-&quot;;SUM([.G42];[.I42]))" table:style-name="ce39">
            <text:p>-</text:p>
          </table:table-cell>
          <table:table-cell office:value-type="string" office:string-value="-" table:formula="of:=IF([.H42]&amp;[.J42]=&quot;--&quot;;&quot;-&quot;;SUM([.H42];[.J42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09</text:p>
          </table:table-cell>
          <table:table-cell office:value-type="string" table:style-name="ce37">
            <text:p><text:s text:c="4"/>赤尾青蝦漁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3]&amp;[.I43]=&quot;--&quot;;&quot;-&quot;;SUM([.G43];[.I43]))" table:style-name="ce39">
            <text:p>-</text:p>
          </table:table-cell>
          <table:table-cell office:value-type="string" office:string-value="-" table:formula="of:=IF([.H43]&amp;[.J43]=&quot;--&quot;;&quot;-&quot;;SUM([.H43];[.J43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49</text:p>
          </table:table-cell>
          <table:table-cell office:value-type="string" table:style-name="ce37">
            <text:p><text:s text:c="4"/>其他網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4]&amp;[.I44]=&quot;--&quot;;&quot;-&quot;;SUM([.G44];[.I44]))" table:style-name="ce39">
            <text:p>-</text:p>
          </table:table-cell>
          <table:table-cell office:value-type="string" office:string-value="-" table:formula="of:=IF([.H44]&amp;[.J44]=&quot;--&quot;;&quot;-&quot;;SUM([.H44];[.J44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50</text:p>
          </table:table-cell>
          <table:table-cell office:value-type="string" table:style-name="ce37">
            <text:p><text:s text:c="4"/>一支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7.5639000000000003" table:formula="of:=IF([.G45]&amp;[.I45]=&quot;--&quot;;&quot;-&quot;;SUM([.G45];[.I45]))" table:style-name="ce39">
            <text:p>8<text:s/></text:p>
          </table:table-cell>
          <table:table-cell office:value-type="float" office:value="19910.768" table:formula="of:=IF([.H45]&amp;[.J45]=&quot;--&quot;;&quot;-&quot;;SUM([.H45];[.J45]))" table:style-name="ce39">
            <text:p>19,911<text:s/></text:p>
          </table:table-cell>
          <table:table-cell office:value-type="float" office:value="7.5639000000000003" table:style-name="ce38">
            <text:p>8<text:s/></text:p>
          </table:table-cell>
          <table:table-cell office:value-type="float" office:value="19910.768" table:style-name="ce38">
            <text:p>19,911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51</text:p>
          </table:table-cell>
          <table:table-cell office:value-type="string" table:style-name="ce37">
            <text:p><text:s text:c="4"/>雜魚延繩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6]&amp;[.I46]=&quot;--&quot;;&quot;-&quot;;SUM([.G46];[.I46]))" table:style-name="ce39">
            <text:p>-</text:p>
          </table:table-cell>
          <table:table-cell office:value-type="string" office:string-value="-" table:formula="of:=IF([.H46]&amp;[.J46]=&quot;--&quot;;&quot;-&quot;;SUM([.H46];[.J46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3079</text:p>
          </table:table-cell>
          <table:table-cell office:value-type="string" table:style-name="ce37">
            <text:p><text:s text:c="4"/>其他釣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7]&amp;[.I47]=&quot;--&quot;;&quot;-&quot;;SUM([.G47];[.I47]))" table:style-name="ce39">
            <text:p>-</text:p>
          </table:table-cell>
          <table:table-cell office:value-type="string" office:string-value="-" table:formula="of:=IF([.H47]&amp;[.J47]=&quot;--&quot;;&quot;-&quot;;SUM([.H47];[.J47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29"/>
        </table:table-row>
        <table:table-row table:style-name="ro3">
          <table:table-cell office:value-type="string" table:style-name="ce32">
            <text:p>3096</text:p>
          </table:table-cell>
          <table:table-cell office:value-type="string" table:style-name="ce37">
            <text:p><text:s text:c="4"/>鏢旗魚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8]&amp;[.I48]=&quot;--&quot;;&quot;-&quot;;SUM([.G48];[.I48]))" table:style-name="ce39">
            <text:p>-</text:p>
          </table:table-cell>
          <table:table-cell office:value-type="string" office:string-value="-" table:formula="of:=IF([.H48]&amp;[.J48]=&quot;--&quot;;&quot;-&quot;;SUM([.H48];[.J48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29"/>
        </table:table-row>
        <table:table-row table:style-name="ro3">
          <table:table-cell office:value-type="string" table:style-name="ce32">
            <text:p>3097</text:p>
          </table:table-cell>
          <table:table-cell office:value-type="string" table:style-name="ce37">
            <text:p><text:s text:c="4"/>遊漁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49]&amp;[.I49]=&quot;--&quot;;&quot;-&quot;;SUM([.G49];[.I49]))" table:style-name="ce39">
            <text:p>-</text:p>
          </table:table-cell>
          <table:table-cell office:value-type="string" office:string-value="-" table:formula="of:=IF([.H49]&amp;[.J49]=&quot;--&quot;;&quot;-&quot;;SUM([.H49];[.J49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29"/>
        </table:table-row>
        <table:table-row table:style-name="ro3">
          <table:table-cell office:value-type="string" table:style-name="ce32">
            <text:p>3098</text:p>
          </table:table-cell>
          <table:table-cell office:value-type="string" table:style-name="ce37">
            <text:p><text:s text:c="4"/>籠具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50]&amp;[.I50]=&quot;--&quot;;&quot;-&quot;;SUM([.G50];[.I50]))" table:style-name="ce39">
            <text:p>-</text:p>
          </table:table-cell>
          <table:table-cell office:value-type="string" office:string-value="-" table:formula="of:=IF([.H50]&amp;[.J50]=&quot;--&quot;;&quot;-&quot;;SUM([.H50];[.J50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29"/>
        </table:table-row>
        <table:table-row table:style-name="ro3">
          <table:table-cell office:value-type="string" table:style-name="ce33">
            <text:p>3099</text:p>
          </table:table-cell>
          <table:table-cell office:value-type="string" table:style-name="ce40">
            <text:p><text:s text:c="4"/>其他沿岸漁業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51]&amp;[.I51]=&quot;--&quot;;&quot;-&quot;;SUM([.G51];[.I51]))" table:style-name="ce42">
            <text:p>-</text:p>
          </table:table-cell>
          <table:table-cell office:value-type="string" office:string-value="-" table:formula="of:=IF([.H51]&amp;[.J51]=&quot;--&quot;;&quot;-&quot;;SUM([.H51];[.J51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1">
            <text:p>4000</text:p>
          </table:table-cell>
          <table:table-cell office:value-type="string" table:style-name="ce35">
            <text:p>內陸漁撈合計</text:p>
          </table:table-cell>
          <table:table-cell office:value-type="string" office:string-value="-" table:formula="of:=  IF(SUM([.C53:.C55])=0;&quot;-&quot;;SUM([.C53:.C55]))" table:style-name="ce36">
            <text:p>-</text:p>
          </table:table-cell>
          <table:table-cell office:value-type="string" office:string-value="-" table:formula="of:=  IF(SUM([.D53:.D55])=0;&quot;-&quot;;SUM([.D53:.D55]))" table:style-name="ce36">
            <text:p>-</text:p>
          </table:table-cell>
          <table:table-cell office:value-type="string" office:string-value="-" table:formula="of:=  IF(SUM([.E53:.E55])=0;&quot;-&quot;;SUM([.E53:.E55]))" table:style-name="ce36">
            <text:p>-</text:p>
          </table:table-cell>
          <table:table-cell office:value-type="string" office:string-value="-" table:formula="of:=  IF(SUM([.F53:.F55])=0;&quot;-&quot;;SUM([.F53:.F55]))" table:style-name="ce36">
            <text:p>-</text:p>
          </table:table-cell>
          <table:table-cell office:value-type="string" office:string-value="-" table:formula="of:=  IF(SUM([.G53:.G55])=0;&quot;-&quot;;SUM([.G53:.G55]))" table:style-name="ce36">
            <text:p>-</text:p>
          </table:table-cell>
          <table:table-cell office:value-type="string" office:string-value="-" table:formula="of:=  IF(SUM([.H53:.H55])=0;&quot;-&quot;;SUM([.H53:.H55]))" table:style-name="ce36">
            <text:p>-</text:p>
          </table:table-cell>
          <table:table-cell office:value-type="string" office:string-value="-" table:formula="of:=  IF(SUM([.I53:.I55])=0;&quot;-&quot;;SUM([.I53:.I55]))" table:style-name="ce36">
            <text:p>-</text:p>
          </table:table-cell>
          <table:table-cell office:value-type="string" office:string-value="-" table:formula="of:=  IF(SUM([.J53:.J55])=0;&quot;-&quot;;SUM([.J53:.J55]))" table:style-name="ce36">
            <text:p>-</text:p>
          </table:table-cell>
          <table:table-cell office:value-type="string" office:string-value="-" table:formula="of:=  IF(SUM([.K53:.K55])=0;&quot;-&quot;;SUM([.K53:.K55]))" table:style-name="ce36">
            <text:p>-</text:p>
          </table:table-cell>
          <table:table-cell office:value-type="string" office:string-value="-" table:formula="of:=  IF(SUM([.L53:.L55])=0;&quot;-&quot;;SUM([.L53:.L55]))" table:style-name="ce36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4001</text:p>
          </table:table-cell>
          <table:table-cell office:value-type="string" table:style-name="ce37">
            <text:p><text:s text:c="4"/>河川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53]&amp;[.I53]=&quot;--&quot;;&quot;-&quot;;SUM([.G53];[.I53]))" table:style-name="ce39">
            <text:p>-</text:p>
          </table:table-cell>
          <table:table-cell office:value-type="string" office:string-value="-" table:formula="of:=IF([.H53]&amp;[.J53]=&quot;--&quot;;&quot;-&quot;;SUM([.H53];[.J53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4002</text:p>
          </table:table-cell>
          <table:table-cell office:value-type="string" table:style-name="ce37">
            <text:p><text:s text:c="4"/>水庫漁撈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54]&amp;[.I54]=&quot;--&quot;;&quot;-&quot;;SUM([.G54];[.I54]))" table:style-name="ce39">
            <text:p>-</text:p>
          </table:table-cell>
          <table:table-cell office:value-type="string" office:string-value="-" table:formula="of:=IF([.H54]&amp;[.J54]=&quot;--&quot;;&quot;-&quot;;SUM([.H54];[.J54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3">
            <text:p>4099</text:p>
          </table:table-cell>
          <table:table-cell office:value-type="string" table:style-name="ce40">
            <text:p><text:s text:c="4"/>其他內陸漁撈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55]&amp;[.I55]=&quot;--&quot;;&quot;-&quot;;SUM([.G55];[.I55]))" table:style-name="ce42">
            <text:p>-</text:p>
          </table:table-cell>
          <table:table-cell office:value-type="string" office:string-value="-" table:formula="of:=IF([.H55]&amp;[.J55]=&quot;--&quot;;&quot;-&quot;;SUM([.H55];[.J55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1">
            <text:p>5000</text:p>
          </table:table-cell>
          <table:table-cell office:value-type="string" table:style-name="ce35">
            <text:p>海面養殖合計</text:p>
          </table:table-cell>
          <table:table-cell office:value-type="string" office:string-value="-" table:formula="of:=  IF(SUM([.C57:.C59])=0;&quot;-&quot;;SUM([.C57:.C59]))" table:style-name="ce36">
            <text:p>-</text:p>
          </table:table-cell>
          <table:table-cell office:value-type="string" office:string-value="-" table:formula="of:=  IF(SUM([.D57:.D59])=0;&quot;-&quot;;SUM([.D57:.D59]))" table:style-name="ce36">
            <text:p>-</text:p>
          </table:table-cell>
          <table:table-cell office:value-type="float" office:value="170.31700000000001" table:formula="of:=  IF(SUM([.E57:.E59])=0;&quot;-&quot;;SUM([.E57:.E59]))" table:style-name="ce36">
            <text:p>170<text:s/></text:p>
          </table:table-cell>
          <table:table-cell office:value-type="float" office:value="45669.53" table:formula="of:=  IF(SUM([.F57:.F59])=0;&quot;-&quot;;SUM([.F57:.F59]))" table:style-name="ce36">
            <text:p>45,670<text:s/></text:p>
          </table:table-cell>
          <table:table-cell office:value-type="float" office:value="116.017" table:formula="of:=  IF(SUM([.G57:.G59])=0;&quot;-&quot;;SUM([.G57:.G59]))" table:style-name="ce36">
            <text:p>116<text:s/></text:p>
          </table:table-cell>
          <table:table-cell office:value-type="float" office:value="39696.53" table:formula="of:=  IF(SUM([.H57:.H59])=0;&quot;-&quot;;SUM([.H57:.H59]))" table:style-name="ce36">
            <text:p>39,697<text:s/></text:p>
          </table:table-cell>
          <table:table-cell office:value-type="float" office:value="54.3" table:formula="of:=  IF(SUM([.I57:.I59])=0;&quot;-&quot;;SUM([.I57:.I59]))" table:style-name="ce36">
            <text:p>54<text:s/></text:p>
          </table:table-cell>
          <table:table-cell office:value-type="float" office:value="5973" table:formula="of:=  IF(SUM([.J57:.J59])=0;&quot;-&quot;;SUM([.J57:.J59]))" table:style-name="ce36">
            <text:p>5,973<text:s/></text:p>
          </table:table-cell>
          <table:table-cell office:value-type="string" office:string-value="-" table:formula="of:=  IF(SUM([.K57:.K59])=0;&quot;-&quot;;SUM([.K57:.K59]))" table:style-name="ce36">
            <text:p>-</text:p>
          </table:table-cell>
          <table:table-cell office:value-type="string" office:string-value="-" table:formula="of:=  IF(SUM([.L57:.L59])=0;&quot;-&quot;;SUM([.L57:.L59]))" table:style-name="ce36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5001</text:p>
          </table:table-cell>
          <table:table-cell office:value-type="string" table:style-name="ce37">
            <text:p><text:s text:c="4"/>淺海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70.31700000000001" table:formula="of:=IF([.G57]&amp;[.I57]=&quot;--&quot;;&quot;-&quot;;SUM([.G57];[.I57]))" table:style-name="ce39">
            <text:p>170<text:s/></text:p>
          </table:table-cell>
          <table:table-cell office:value-type="float" office:value="45669.53" table:formula="of:=IF([.H57]&amp;[.J57]=&quot;--&quot;;&quot;-&quot;;SUM([.H57];[.J57]))" table:style-name="ce39">
            <text:p>45,670<text:s/></text:p>
          </table:table-cell>
          <table:table-cell office:value-type="float" office:value="116.017" table:style-name="ce38">
            <text:p>116<text:s/></text:p>
          </table:table-cell>
          <table:table-cell office:value-type="float" office:value="39696.53" table:style-name="ce38">
            <text:p>39,697<text:s/></text:p>
          </table:table-cell>
          <table:table-cell office:value-type="float" office:value="54.3" table:style-name="ce38">
            <text:p>54<text:s/></text:p>
          </table:table-cell>
          <table:table-cell office:value-type="float" office:value="5973" table:style-name="ce38">
            <text:p>5,97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5002</text:p>
          </table:table-cell>
          <table:table-cell office:value-type="string" table:style-name="ce37">
            <text:p><text:s text:c="4"/>箱網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58]&amp;[.I58]=&quot;--&quot;;&quot;-&quot;;SUM([.G58];[.I58]))" table:style-name="ce39">
            <text:p>-</text:p>
          </table:table-cell>
          <table:table-cell office:value-type="string" office:string-value="-" table:formula="of:=IF([.H58]&amp;[.J58]=&quot;--&quot;;&quot;-&quot;;SUM([.H58];[.J58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3">
            <text:p>5099</text:p>
          </table:table-cell>
          <table:table-cell office:value-type="string" table:style-name="ce40">
            <text:p><text:s text:c="4"/>其他海面養殖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59]&amp;[.I59]=&quot;--&quot;;&quot;-&quot;;SUM([.G59];[.I59]))" table:style-name="ce42">
            <text:p>-</text:p>
          </table:table-cell>
          <table:table-cell office:value-type="string" office:string-value="-" table:formula="of:=IF([.H59]&amp;[.J59]=&quot;--&quot;;&quot;-&quot;;SUM([.H59];[.J59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1">
            <text:p>6000</text:p>
          </table:table-cell>
          <table:table-cell office:value-type="string" table:style-name="ce35">
            <text:p>內陸養殖合計</text:p>
          </table:table-cell>
          <table:table-cell office:value-type="string" office:string-value="-" table:formula="of:=  IF(SUM([.C61];[.C62];[.C63];[.C65])=0;&quot;-&quot;;SUM([.C61];[.C62];[.C63];[.C65]))" table:style-name="ce43">
            <text:p>-</text:p>
          </table:table-cell>
          <table:table-cell office:value-type="string" office:string-value="-" table:formula="of:=  IF(SUM([.D61:.D65])=0;&quot;-&quot;;SUM([.D61:.D65]))" table:style-name="ce43">
            <text:p>-</text:p>
          </table:table-cell>
          <table:table-cell office:value-type="float" office:value="14.923999999999999" table:formula="of:=  IF(SUM([.E61];[.E62];[.E63];[.E65])=0;&quot;-&quot;;SUM([.E61];[.E62];[.E63];[.E65]))" table:style-name="ce43">
            <text:p>15</text:p>
          </table:table-cell>
          <table:table-cell office:value-type="float" office:value="5362.585" table:formula="of:=  IF(SUM([.F61:.F65])=0;&quot;-&quot;;SUM([.F61:.F65]))" table:style-name="ce43">
            <text:p>5,363</text:p>
          </table:table-cell>
          <table:table-cell office:value-type="float" office:value="14.923999999999999" table:formula="of:=  IF(SUM([.G61];[.G62];[.G63];[.G65])=0;&quot;-&quot;;SUM([.G61];[.G62];[.G63];[.G65]))" table:style-name="ce43">
            <text:p>15</text:p>
          </table:table-cell>
          <table:table-cell office:value-type="float" office:value="5362.585" table:formula="of:=  IF(SUM([.H61:.H65])=0;&quot;-&quot;;SUM([.H61:.H65]))" table:style-name="ce43">
            <text:p>5,363</text:p>
          </table:table-cell>
          <table:table-cell office:value-type="string" office:string-value="-" table:formula="of:=  IF(SUM([.I61];[.I62];[.I63];[.I65])=0;&quot;-&quot;;SUM([.I61];[.I62];[.I63];[.I65]))" table:style-name="ce43">
            <text:p>-</text:p>
          </table:table-cell>
          <table:table-cell office:value-type="string" office:string-value="-" table:formula="of:=  IF(SUM([.J61:.J65])=0;&quot;-&quot;;SUM([.J61:.J65]))" table:style-name="ce43">
            <text:p>-</text:p>
          </table:table-cell>
          <table:table-cell office:value-type="string" office:string-value="-" table:formula="of:=  IF(SUM([.K61];[.K62];[.K63];[.K65])=0;&quot;-&quot;;SUM([.K61];[.K62];[.K63];[.K65]))" table:style-name="ce43">
            <text:p>-</text:p>
          </table:table-cell>
          <table:table-cell office:value-type="string" office:string-value="-" table:formula="of:=  IF(SUM([.L61:.L65])=0;&quot;-&quot;;SUM([.L61:.L65]))" table:style-name="ce43">
            <text:p>-</text:p>
          </table:table-cell>
          <table:table-cell table:style-name="ce26"/>
          <table:table-cell table:number-columns-repeated="2" table:style-name="ce27"/>
          <table:table-cell table:style-name="ce28"/>
          <table:table-cell table:number-columns-repeated="16368" table:style-name="ce4"/>
        </table:table-row>
        <table:table-row table:style-name="ro3">
          <table:table-cell office:value-type="string" table:style-name="ce32">
            <text:p>6001</text:p>
          </table:table-cell>
          <table:table-cell office:value-type="string" table:style-name="ce37">
            <text:p><text:s text:c="4"/>鹹水魚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11.475" table:formula="of:=IF([.G61]&amp;[.I61]=&quot;--&quot;;&quot;-&quot;;SUM([.G61];[.I61]))" table:style-name="ce39">
            <text:p>11<text:s/></text:p>
          </table:table-cell>
          <table:table-cell office:value-type="float" office:value="5172.8900000000003" table:formula="of:=IF([.H61]&amp;[.J61]=&quot;--&quot;;&quot;-&quot;;SUM([.H61];[.J61]))" table:style-name="ce39">
            <text:p>5,173<text:s/></text:p>
          </table:table-cell>
          <table:table-cell office:value-type="float" office:value="11.475" table:style-name="ce38">
            <text:p>11<text:s/></text:p>
          </table:table-cell>
          <table:table-cell office:value-type="float" office:value="5172.8900000000003" table:style-name="ce38">
            <text:p>5,173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6002</text:p>
          </table:table-cell>
          <table:table-cell office:value-type="string" table:style-name="ce37">
            <text:p><text:s text:c="4"/>淡水魚塭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float" office:value="3.4489999999999998" table:formula="of:=IF([.G62]&amp;[.I62]=&quot;--&quot;;&quot;-&quot;;SUM([.G62];[.I62]))" table:style-name="ce39">
            <text:p>3<text:s/></text:p>
          </table:table-cell>
          <table:table-cell office:value-type="float" office:value="189.69499999999999" table:formula="of:=IF([.H62]&amp;[.J62]=&quot;--&quot;;&quot;-&quot;;SUM([.H62];[.J62]))" table:style-name="ce39">
            <text:p>190<text:s/></text:p>
          </table:table-cell>
          <table:table-cell office:value-type="float" office:value="3.4489999999999998" table:style-name="ce38">
            <text:p>3<text:s/></text:p>
          </table:table-cell>
          <table:table-cell office:value-type="float" office:value="189.69499999999999" table:style-name="ce38">
            <text:p>190<text:s/>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6003</text:p>
          </table:table-cell>
          <table:table-cell office:value-type="string" table:style-name="ce37">
            <text:p><text:s text:c="4"/>箱網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63]&amp;[.I63]=&quot;--&quot;;&quot;-&quot;;SUM([.G63];[.I63]))" table:style-name="ce39">
            <text:p>-</text:p>
          </table:table-cell>
          <table:table-cell office:value-type="string" office:string-value="-" table:formula="of:=IF([.H63]&amp;[.J63]=&quot;--&quot;;&quot;-&quot;;SUM([.H63];[.J63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2">
            <text:p>6004</text:p>
          </table:table-cell>
          <table:table-cell office:value-type="string" table:style-name="ce37">
            <text:p><text:s text:c="4"/>觀賞魚養殖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office:string-value="-" table:formula="of:=IF([.G64]&amp;[.I64]=&quot;--&quot;;&quot;-&quot;;SUM([.G64];[.I64]))" table:style-name="ce39">
            <text:p>-</text:p>
          </table:table-cell>
          <table:table-cell office:value-type="string" office:string-value="-" table:formula="of:=IF([.H64]&amp;[.J64]=&quot;--&quot;;&quot;-&quot;;SUM([.H64];[.J64]))" table:style-name="ce3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style-name="ce18"/>
          <table:table-cell table:number-columns-repeated="2" table:style-name="ce19"/>
          <table:table-cell table:style-name="ce20"/>
          <table:table-cell table:number-columns-repeated="16368" table:style-name="ce4"/>
        </table:table-row>
        <table:table-row table:style-name="ro3">
          <table:table-cell office:value-type="string" table:style-name="ce33">
            <text:p>6099</text:p>
          </table:table-cell>
          <table:table-cell office:value-type="string" table:style-name="ce40">
            <text:p><text:s text:c="4"/>其他內陸養殖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office:string-value="-" table:formula="of:=IF([.G65]&amp;[.I65]=&quot;--&quot;;&quot;-&quot;;SUM([.G65];[.I65]))" table:style-name="ce42">
            <text:p>-</text:p>
          </table:table-cell>
          <table:table-cell office:value-type="string" office:string-value="-" table:formula="of:=IF([.H65]&amp;[.J65]=&quot;--&quot;;&quot;-&quot;;SUM([.H65];[.J65]))" table:style-name="ce42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style-name="ce21"/>
          <table:table-cell table:number-columns-repeated="2" table:style-name="ce22"/>
          <table:table-cell table:style-name="ce23"/>
          <table:table-cell table:number-columns-repeated="16368" table:style-name="ce4"/>
        </table:table-row>
        <table:table-row table:style-name="ro4">
          <table:table-cell office:value-type="string" table:number-columns-spanned="16" table:number-rows-spanned="1" table:style-name="ce64">
            <text:p>註:民國99年以後觀賞魚改以尾數計算，不合計產量只合計價值。</text:p>
          </table:table-cell>
          <table:covered-table-cell table:number-columns-repeated="15"/>
          <table:table-cell table:number-columns-repeated="16368" table:style-name="ce4"/>
        </table:table-row>
        <table:table-row table:number-rows-repeated="104851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.748031496062992in" fo:margin-right="0.748031496062992in" style:print-orientation="landscape" style:print-page-order="ttb" style:first-page-number="continue" style:scale-to="97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06-09-16T00:00:00Z</meta:creation-date>
    <dc:date>2018-02-22T03:15:37Z</dc:date>
  </office:meta>
</office:document-meta>
</file>